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64" style:family="paragraph" style:parent-style-name="Text_20_body">
      <style:text-properties fo:font-style="italic" officeooo:paragraph-rsid="014670bd"/>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1a0a19" officeooo:paragraph-rsid="021a0a19" style:font-style-asian="normal" style:font-style-complex="normal"/>
    </style:style>
    <style:style style:name="P84" style:family="paragraph" style:parent-style-name="Text_20_body">
      <style:text-properties fo:font-style="normal" officeooo:rsid="0234f024" style:font-style-asian="normal" style:font-style-complex="normal"/>
    </style:style>
    <style:style style:name="P85" style:family="paragraph" style:parent-style-name="Text_20_body">
      <style:text-properties fo:font-style="normal" officeooo:rsid="02f7109c" officeooo:paragraph-rsid="02f7109c" style:font-style-asian="normal" style:font-style-complex="normal"/>
    </style:style>
    <style:style style:name="P86" style:family="paragraph" style:parent-style-name="Text_20_body">
      <style:text-properties fo:font-style="normal" officeooo:rsid="051f0c7f" officeooo:paragraph-rsid="051f0c7f" style:font-style-asian="normal" style:font-style-complex="normal"/>
    </style:style>
    <style:style style:name="P87" style:family="paragraph" style:parent-style-name="Text_20_body">
      <style:text-properties fo:font-style="normal" officeooo:rsid="066bdf73" officeooo:paragraph-rsid="066bdf73" style:font-style-asian="normal" style:font-style-complex="normal"/>
    </style:style>
    <style:style style:name="P88" style:family="paragraph" style:parent-style-name="Text_20_body">
      <style:text-properties fo:font-style="normal" officeooo:rsid="066ae693" officeooo:paragraph-rsid="066bdf73" style:font-style-asian="normal" style:font-style-complex="normal"/>
    </style:style>
    <style:style style:name="P89" style:family="paragraph" style:parent-style-name="Text_20_body">
      <style:text-properties fo:font-style="normal" officeooo:rsid="06803c26" officeooo:paragraph-rsid="06803c26" style:font-style-asian="normal" style:font-style-complex="normal"/>
    </style:style>
    <style:style style:name="P90" style:family="paragraph" style:parent-style-name="Text_20_body">
      <style:text-properties fo:font-style="normal" officeooo:rsid="06827a2c" officeooo:paragraph-rsid="06827a2c" style:font-style-asian="normal" style:font-style-complex="normal"/>
    </style:style>
    <style:style style:name="P91" style:family="paragraph" style:parent-style-name="Text_20_body">
      <style:text-properties fo:font-style="normal" officeooo:rsid="06992bee" officeooo:paragraph-rsid="06992bee" style:font-style-asian="normal" style:font-style-complex="normal"/>
    </style:style>
    <style:style style:name="P92" style:family="paragraph" style:parent-style-name="Text_20_body">
      <style:text-properties officeooo:rsid="0028bbd3" officeooo:paragraph-rsid="0028bbd3"/>
    </style:style>
    <style:style style:name="P93" style:family="paragraph" style:parent-style-name="Text_20_body">
      <style:text-properties officeooo:rsid="00230fde" officeooo:paragraph-rsid="00230fde"/>
    </style:style>
    <style:style style:name="P94" style:family="paragraph" style:parent-style-name="Text_20_body">
      <style:text-properties officeooo:rsid="002dd297" officeooo:paragraph-rsid="00a4a497"/>
    </style:style>
    <style:style style:name="P95" style:family="paragraph" style:parent-style-name="Text_20_body">
      <style:text-properties officeooo:rsid="002f1486" officeooo:paragraph-rsid="002f1486"/>
    </style:style>
    <style:style style:name="P96" style:family="paragraph" style:parent-style-name="Text_20_body">
      <style:text-properties officeooo:rsid="002f1486" officeooo:paragraph-rsid="00a4a497"/>
    </style:style>
    <style:style style:name="P97" style:family="paragraph" style:parent-style-name="Text_20_body">
      <style:text-properties officeooo:rsid="0039efe5" officeooo:paragraph-rsid="0039efe5"/>
    </style:style>
    <style:style style:name="P98" style:family="paragraph" style:parent-style-name="Text_20_body">
      <style:text-properties officeooo:rsid="003e0fa5" officeooo:paragraph-rsid="003e0fa5"/>
    </style:style>
    <style:style style:name="P99" style:family="paragraph" style:parent-style-name="Text_20_body">
      <style:text-properties officeooo:rsid="003e0fa5" officeooo:paragraph-rsid="0045b1b7"/>
    </style:style>
    <style:style style:name="P100" style:family="paragraph" style:parent-style-name="Text_20_body">
      <style:text-properties officeooo:rsid="0043d059" officeooo:paragraph-rsid="0043d059"/>
    </style:style>
    <style:style style:name="P101" style:family="paragraph" style:parent-style-name="Text_20_body">
      <style:text-properties officeooo:rsid="00473082" officeooo:paragraph-rsid="00473082"/>
    </style:style>
    <style:style style:name="P102" style:family="paragraph" style:parent-style-name="Text_20_body">
      <style:text-properties officeooo:rsid="0048f213" officeooo:paragraph-rsid="0048f213"/>
    </style:style>
    <style:style style:name="P103" style:family="paragraph" style:parent-style-name="Text_20_body">
      <style:text-properties officeooo:rsid="004ab8a3" officeooo:paragraph-rsid="004ab8a3"/>
    </style:style>
    <style:style style:name="P104" style:family="paragraph" style:parent-style-name="Text_20_body">
      <style:text-properties officeooo:rsid="004e0ec9" officeooo:paragraph-rsid="004e0ec9"/>
    </style:style>
    <style:style style:name="P105" style:family="paragraph" style:parent-style-name="Text_20_body">
      <style:text-properties officeooo:rsid="004e8020" officeooo:paragraph-rsid="004e8020"/>
    </style:style>
    <style:style style:name="P106" style:family="paragraph" style:parent-style-name="Text_20_body">
      <style:text-properties officeooo:rsid="00504951" officeooo:paragraph-rsid="00504951"/>
    </style:style>
    <style:style style:name="P107" style:family="paragraph" style:parent-style-name="Text_20_body">
      <style:text-properties officeooo:rsid="0050cfbe" officeooo:paragraph-rsid="0050cfbe"/>
    </style:style>
    <style:style style:name="P108" style:family="paragraph" style:parent-style-name="Text_20_body">
      <style:text-properties officeooo:rsid="0052b244" officeooo:paragraph-rsid="0052b244"/>
    </style:style>
    <style:style style:name="P109" style:family="paragraph" style:parent-style-name="Text_20_body">
      <style:text-properties officeooo:rsid="0053fe80" officeooo:paragraph-rsid="0053fe80"/>
    </style:style>
    <style:style style:name="P110" style:family="paragraph" style:parent-style-name="Text_20_body">
      <style:text-properties officeooo:rsid="0053fe80" officeooo:paragraph-rsid="00b450a5"/>
    </style:style>
    <style:style style:name="P111" style:family="paragraph" style:parent-style-name="Text_20_body">
      <style:text-properties officeooo:rsid="00550663" officeooo:paragraph-rsid="00550663"/>
    </style:style>
    <style:style style:name="P112" style:family="paragraph" style:parent-style-name="Text_20_body">
      <style:text-properties officeooo:rsid="00558d4e" officeooo:paragraph-rsid="00558d4e"/>
    </style:style>
    <style:style style:name="P113" style:family="paragraph" style:parent-style-name="Text_20_body">
      <style:text-properties officeooo:rsid="00558d4e" officeooo:paragraph-rsid="00569461"/>
    </style:style>
    <style:style style:name="P114" style:family="paragraph" style:parent-style-name="Text_20_body">
      <style:text-properties officeooo:paragraph-rsid="00569461"/>
    </style:style>
    <style:style style:name="P115" style:family="paragraph" style:parent-style-name="Text_20_body">
      <style:text-properties officeooo:rsid="0057e7f2" officeooo:paragraph-rsid="0057e7f2"/>
    </style:style>
    <style:style style:name="P116" style:family="paragraph" style:parent-style-name="Text_20_body">
      <style:text-properties officeooo:rsid="0058efe0" officeooo:paragraph-rsid="0058efe0"/>
    </style:style>
    <style:style style:name="P117" style:family="paragraph" style:parent-style-name="Text_20_body">
      <style:text-properties officeooo:rsid="0059099b" officeooo:paragraph-rsid="0059099b"/>
    </style:style>
    <style:style style:name="P118" style:family="paragraph" style:parent-style-name="Text_20_body">
      <style:text-properties officeooo:rsid="005a1270" officeooo:paragraph-rsid="005a1270"/>
    </style:style>
    <style:style style:name="P119" style:family="paragraph" style:parent-style-name="Text_20_body">
      <style:text-properties officeooo:rsid="005c8414" officeooo:paragraph-rsid="00b4eafd"/>
    </style:style>
    <style:style style:name="P120" style:family="paragraph" style:parent-style-name="Text_20_body">
      <style:text-properties officeooo:rsid="005e2183" officeooo:paragraph-rsid="00b4eafd"/>
    </style:style>
    <style:style style:name="P121" style:family="paragraph" style:parent-style-name="Text_20_body">
      <style:text-properties officeooo:rsid="005f9336" officeooo:paragraph-rsid="00b4eafd"/>
    </style:style>
    <style:style style:name="P122" style:family="paragraph" style:parent-style-name="Text_20_body">
      <style:text-properties officeooo:rsid="005fd37e" officeooo:paragraph-rsid="00b4eafd"/>
    </style:style>
    <style:style style:name="P123" style:family="paragraph" style:parent-style-name="Text_20_body">
      <style:text-properties officeooo:rsid="0060fcf1" officeooo:paragraph-rsid="00b4eafd"/>
    </style:style>
    <style:style style:name="P124" style:family="paragraph" style:parent-style-name="Text_20_body">
      <style:text-properties officeooo:rsid="006374e0" officeooo:paragraph-rsid="00b4eafd"/>
    </style:style>
    <style:style style:name="P125" style:family="paragraph" style:parent-style-name="Text_20_body">
      <style:text-properties officeooo:rsid="006394ec" officeooo:paragraph-rsid="006394ec"/>
    </style:style>
    <style:style style:name="P126" style:family="paragraph" style:parent-style-name="Text_20_body">
      <style:text-properties officeooo:rsid="00653d71" officeooo:paragraph-rsid="00b4eafd"/>
    </style:style>
    <style:style style:name="P127" style:family="paragraph" style:parent-style-name="Text_20_body">
      <style:text-properties officeooo:rsid="00653d71" officeooo:paragraph-rsid="01814254"/>
    </style:style>
    <style:style style:name="P128" style:family="paragraph" style:parent-style-name="Text_20_body">
      <style:text-properties officeooo:rsid="00664101" officeooo:paragraph-rsid="00664101"/>
    </style:style>
    <style:style style:name="P129" style:family="paragraph" style:parent-style-name="Text_20_body">
      <style:text-properties officeooo:rsid="00664101" officeooo:paragraph-rsid="01601e23"/>
    </style:style>
    <style:style style:name="P130" style:family="paragraph" style:parent-style-name="Text_20_body">
      <style:text-properties officeooo:rsid="00666f54" officeooo:paragraph-rsid="00666f54"/>
    </style:style>
    <style:style style:name="P131" style:family="paragraph" style:parent-style-name="Text_20_body">
      <style:text-properties officeooo:rsid="00666f54" officeooo:paragraph-rsid="01601e23"/>
    </style:style>
    <style:style style:name="P132" style:family="paragraph" style:parent-style-name="Text_20_body">
      <style:text-properties fo:font-weight="bold" officeooo:rsid="00666f54" officeooo:paragraph-rsid="00666f54" style:font-weight-asian="bold" style:font-weight-complex="bold"/>
    </style:style>
    <style:style style:name="P133" style:family="paragraph" style:parent-style-name="Text_20_body">
      <style:text-properties fo:font-weight="bold" officeooo:rsid="00666f54" officeooo:paragraph-rsid="01601e23" style:font-weight-asian="bold" style:font-weight-complex="bold"/>
    </style:style>
    <style:style style:name="P134" style:family="paragraph" style:parent-style-name="Text_20_body">
      <style:text-properties fo:font-weight="bold" officeooo:rsid="00ce0564" officeooo:paragraph-rsid="00ce0564" style:font-weight-asian="bold" style:font-weight-complex="bold"/>
    </style:style>
    <style:style style:name="P135" style:family="paragraph" style:parent-style-name="Text_20_body">
      <style:text-properties officeooo:rsid="00698e74" officeooo:paragraph-rsid="00b450a5"/>
    </style:style>
    <style:style style:name="P136" style:family="paragraph" style:parent-style-name="Text_20_body">
      <style:text-properties officeooo:rsid="006b40b8" officeooo:paragraph-rsid="006b40b8"/>
    </style:style>
    <style:style style:name="P137" style:family="paragraph" style:parent-style-name="Text_20_body">
      <style:text-properties officeooo:rsid="006b40b8" officeooo:paragraph-rsid="006e3819"/>
    </style:style>
    <style:style style:name="P138" style:family="paragraph" style:parent-style-name="Text_20_body">
      <style:text-properties officeooo:rsid="006f0be8" officeooo:paragraph-rsid="00b4eafd"/>
    </style:style>
    <style:style style:name="P139" style:family="paragraph" style:parent-style-name="Text_20_body">
      <style:text-properties officeooo:rsid="006fa277"/>
    </style:style>
    <style:style style:name="P140" style:family="paragraph" style:parent-style-name="Text_20_body">
      <style:text-properties officeooo:rsid="006fa277" officeooo:paragraph-rsid="00d7aebc"/>
    </style:style>
    <style:style style:name="P141" style:family="paragraph" style:parent-style-name="Text_20_body">
      <style:text-properties officeooo:rsid="0073817b" officeooo:paragraph-rsid="0073817b"/>
    </style:style>
    <style:style style:name="P142" style:family="paragraph" style:parent-style-name="Text_20_body">
      <style:text-properties officeooo:rsid="0075e014" officeooo:paragraph-rsid="0075e014"/>
    </style:style>
    <style:style style:name="P143" style:family="paragraph" style:parent-style-name="Text_20_body">
      <style:text-properties officeooo:rsid="0075e014" officeooo:paragraph-rsid="00b6fdac"/>
    </style:style>
    <style:style style:name="P144" style:family="paragraph" style:parent-style-name="Text_20_body">
      <style:text-properties officeooo:rsid="00773729" officeooo:paragraph-rsid="00a4a497"/>
    </style:style>
    <style:style style:name="P145" style:family="paragraph" style:parent-style-name="Text_20_body">
      <style:text-properties officeooo:rsid="0077e2b5" officeooo:paragraph-rsid="00a4a497"/>
    </style:style>
    <style:style style:name="P146" style:family="paragraph" style:parent-style-name="Text_20_body">
      <style:text-properties officeooo:rsid="0077e2b5" officeooo:paragraph-rsid="00b8b926"/>
    </style:style>
    <style:style style:name="P147" style:family="paragraph" style:parent-style-name="Text_20_body">
      <style:text-properties officeooo:rsid="008397dd" officeooo:paragraph-rsid="008397dd"/>
    </style:style>
    <style:style style:name="P148" style:family="paragraph" style:parent-style-name="Text_20_body">
      <style:text-properties officeooo:rsid="0085ffc3" officeooo:paragraph-rsid="00b6fdac"/>
    </style:style>
    <style:style style:name="P149" style:family="paragraph" style:parent-style-name="Text_20_body">
      <style:text-properties officeooo:rsid="008be7a1" officeooo:paragraph-rsid="008be7a1"/>
    </style:style>
    <style:style style:name="P150" style:family="paragraph" style:parent-style-name="Text_20_body">
      <style:text-properties officeooo:rsid="008cbcba" officeooo:paragraph-rsid="008cbcba"/>
    </style:style>
    <style:style style:name="P151" style:family="paragraph" style:parent-style-name="Text_20_body">
      <style:text-properties officeooo:rsid="008d96dc" officeooo:paragraph-rsid="00d7aebc"/>
    </style:style>
    <style:style style:name="P152" style:family="paragraph" style:parent-style-name="Text_20_body">
      <style:text-properties officeooo:rsid="008dad1e" officeooo:paragraph-rsid="00d7aebc"/>
    </style:style>
    <style:style style:name="P153" style:family="paragraph" style:parent-style-name="Text_20_body">
      <style:text-properties officeooo:rsid="0090f809" officeooo:paragraph-rsid="00d7aebc"/>
    </style:style>
    <style:style style:name="P154" style:family="paragraph" style:parent-style-name="Text_20_body">
      <style:text-properties officeooo:rsid="009118fd" officeooo:paragraph-rsid="009118fd"/>
    </style:style>
    <style:style style:name="P155" style:family="paragraph" style:parent-style-name="Text_20_body">
      <style:text-properties officeooo:rsid="0091caf7" officeooo:paragraph-rsid="0091caf7"/>
    </style:style>
    <style:style style:name="P156" style:family="paragraph" style:parent-style-name="Text_20_body">
      <style:text-properties officeooo:rsid="00927514" officeooo:paragraph-rsid="00927514"/>
    </style:style>
    <style:style style:name="P157" style:family="paragraph" style:parent-style-name="Text_20_body">
      <style:text-properties officeooo:rsid="0093a842" officeooo:paragraph-rsid="0093a842"/>
    </style:style>
    <style:style style:name="P158" style:family="paragraph" style:parent-style-name="Text_20_body">
      <style:text-properties officeooo:rsid="0096821e" officeooo:paragraph-rsid="0096821e"/>
    </style:style>
    <style:style style:name="P159" style:family="paragraph" style:parent-style-name="Text_20_body">
      <style:text-properties officeooo:rsid="0096821e" officeooo:paragraph-rsid="00981577"/>
    </style:style>
    <style:style style:name="P160" style:family="paragraph" style:parent-style-name="Text_20_body">
      <style:text-properties officeooo:rsid="00981577" officeooo:paragraph-rsid="00981577"/>
    </style:style>
    <style:style style:name="P161" style:family="paragraph" style:parent-style-name="Text_20_body">
      <style:text-properties officeooo:rsid="0098ef9b" officeooo:paragraph-rsid="0098ef9b"/>
    </style:style>
    <style:style style:name="P162" style:family="paragraph" style:parent-style-name="Text_20_body">
      <style:text-properties officeooo:rsid="0099d1a2" officeooo:paragraph-rsid="0099d1a2"/>
    </style:style>
    <style:style style:name="P163" style:family="paragraph" style:parent-style-name="Text_20_body">
      <style:text-properties officeooo:rsid="0099d1a2" officeooo:paragraph-rsid="00a4a497"/>
    </style:style>
    <style:style style:name="P164" style:family="paragraph" style:parent-style-name="Text_20_body">
      <style:text-properties officeooo:rsid="009a362e" officeooo:paragraph-rsid="009a362e"/>
    </style:style>
    <style:style style:name="P165" style:family="paragraph" style:parent-style-name="Text_20_body">
      <style:text-properties officeooo:rsid="009bd942" officeooo:paragraph-rsid="009bd942"/>
    </style:style>
    <style:style style:name="P166" style:family="paragraph" style:parent-style-name="Text_20_body">
      <style:text-properties officeooo:rsid="009d25d2" officeooo:paragraph-rsid="009d25d2"/>
    </style:style>
    <style:style style:name="P167" style:family="paragraph" style:parent-style-name="Text_20_body">
      <style:text-properties officeooo:rsid="009dd8d4" officeooo:paragraph-rsid="00a4a497"/>
    </style:style>
    <style:style style:name="P168" style:family="paragraph" style:parent-style-name="Text_20_body">
      <style:text-properties officeooo:rsid="009e1be7" officeooo:paragraph-rsid="00a4a497"/>
    </style:style>
    <style:style style:name="P169" style:family="paragraph" style:parent-style-name="Text_20_body">
      <style:text-properties officeooo:rsid="00a96e14" officeooo:paragraph-rsid="00a96e14"/>
    </style:style>
    <style:style style:name="P170" style:family="paragraph" style:parent-style-name="Text_20_body">
      <style:text-properties officeooo:rsid="00aa5612" officeooo:paragraph-rsid="00aa5612"/>
    </style:style>
    <style:style style:name="P171" style:family="paragraph" style:parent-style-name="Text_20_body">
      <style:text-properties officeooo:rsid="00ba6c9c" officeooo:paragraph-rsid="00ba6c9c"/>
    </style:style>
    <style:style style:name="P172" style:family="paragraph" style:parent-style-name="Text_20_body">
      <style:text-properties officeooo:rsid="00baef1e" officeooo:paragraph-rsid="00baef1e"/>
    </style:style>
    <style:style style:name="P173" style:family="paragraph" style:parent-style-name="Text_20_body">
      <style:text-properties officeooo:rsid="00bc4111" officeooo:paragraph-rsid="00bc4111"/>
    </style:style>
    <style:style style:name="P174" style:family="paragraph" style:parent-style-name="Text_20_body">
      <style:text-properties officeooo:rsid="00bd867c" officeooo:paragraph-rsid="00bd867c"/>
    </style:style>
    <style:style style:name="P175" style:family="paragraph" style:parent-style-name="Text_20_body">
      <style:text-properties officeooo:rsid="00bd8f04" officeooo:paragraph-rsid="00bd8f04"/>
    </style:style>
    <style:style style:name="P176" style:family="paragraph" style:parent-style-name="Text_20_body">
      <style:text-properties officeooo:paragraph-rsid="00b9b323"/>
    </style:style>
    <style:style style:name="P177" style:family="paragraph" style:parent-style-name="Text_20_body">
      <style:text-properties officeooo:rsid="00bf3f7e" officeooo:paragraph-rsid="00bf3f7e"/>
    </style:style>
    <style:style style:name="P178" style:family="paragraph" style:parent-style-name="Text_20_body">
      <style:text-properties officeooo:rsid="00c0ecf1" officeooo:paragraph-rsid="00c0ecf1"/>
    </style:style>
    <style:style style:name="P179" style:family="paragraph" style:parent-style-name="Text_20_body">
      <style:text-properties officeooo:rsid="00c13d78" officeooo:paragraph-rsid="00c13d78"/>
    </style:style>
    <style:style style:name="P180" style:family="paragraph" style:parent-style-name="Text_20_body">
      <style:text-properties officeooo:rsid="00c322e0" officeooo:paragraph-rsid="00c322e0"/>
    </style:style>
    <style:style style:name="P181" style:family="paragraph" style:parent-style-name="Text_20_body">
      <style:text-properties officeooo:rsid="00c7a1d9" officeooo:paragraph-rsid="00c7a1d9"/>
    </style:style>
    <style:style style:name="P182" style:family="paragraph" style:parent-style-name="Text_20_body">
      <style:text-properties officeooo:paragraph-rsid="00c7a1d9"/>
    </style:style>
    <style:style style:name="P183" style:family="paragraph" style:parent-style-name="Text_20_body">
      <style:text-properties officeooo:rsid="00c7b16d" officeooo:paragraph-rsid="00c7b16d"/>
    </style:style>
    <style:style style:name="P184" style:family="paragraph" style:parent-style-name="Text_20_body">
      <style:text-properties officeooo:rsid="00c7ef3a" officeooo:paragraph-rsid="00c7ef3a"/>
    </style:style>
    <style:style style:name="P185" style:family="paragraph" style:parent-style-name="Text_20_body">
      <style:text-properties officeooo:rsid="00c99246" officeooo:paragraph-rsid="00c99246"/>
    </style:style>
    <style:style style:name="P186" style:family="paragraph" style:parent-style-name="Text_20_body">
      <style:text-properties officeooo:rsid="00ce0564" officeooo:paragraph-rsid="00ce0564"/>
    </style:style>
    <style:style style:name="P187" style:family="paragraph" style:parent-style-name="Text_20_body">
      <style:text-properties officeooo:rsid="00cf4d23" officeooo:paragraph-rsid="00cf4d23"/>
    </style:style>
    <style:style style:name="P188" style:family="paragraph" style:parent-style-name="Text_20_body">
      <style:text-properties officeooo:rsid="00d001b0" officeooo:paragraph-rsid="00d001b0"/>
    </style:style>
    <style:style style:name="P189" style:family="paragraph" style:parent-style-name="Text_20_body">
      <style:text-properties officeooo:rsid="00d20ae8" officeooo:paragraph-rsid="00d7aebc"/>
    </style:style>
    <style:style style:name="P190" style:family="paragraph" style:parent-style-name="Text_20_body">
      <style:text-properties officeooo:rsid="00d53ab4" officeooo:paragraph-rsid="00d53ab4"/>
    </style:style>
    <style:style style:name="P191" style:family="paragraph" style:parent-style-name="Text_20_body">
      <style:text-properties officeooo:rsid="00d622a1" officeooo:paragraph-rsid="00d622a1"/>
    </style:style>
    <style:style style:name="P192" style:family="paragraph" style:parent-style-name="Text_20_body">
      <style:text-properties officeooo:rsid="00d7aebc" officeooo:paragraph-rsid="00d7aebc"/>
    </style:style>
    <style:style style:name="P193" style:family="paragraph" style:parent-style-name="Text_20_body">
      <style:text-properties officeooo:rsid="00d90b75" officeooo:paragraph-rsid="00d90b75"/>
    </style:style>
    <style:style style:name="P194" style:family="paragraph" style:parent-style-name="Text_20_body">
      <style:text-properties officeooo:rsid="00da2c96" officeooo:paragraph-rsid="00da2c96"/>
    </style:style>
    <style:style style:name="P195" style:family="paragraph" style:parent-style-name="Text_20_body">
      <style:text-properties officeooo:rsid="00dbdc3c" officeooo:paragraph-rsid="00dbdc3c"/>
    </style:style>
    <style:style style:name="P196" style:family="paragraph" style:parent-style-name="Text_20_body">
      <style:text-properties officeooo:rsid="00dc0463" officeooo:paragraph-rsid="00dc0463"/>
    </style:style>
    <style:style style:name="P197" style:family="paragraph" style:parent-style-name="Text_20_body">
      <style:text-properties officeooo:rsid="00dc0463" officeooo:paragraph-rsid="01e568e0"/>
    </style:style>
    <style:style style:name="P198" style:family="paragraph" style:parent-style-name="Text_20_body">
      <style:text-properties officeooo:rsid="00dfc046" officeooo:paragraph-rsid="00dfc046"/>
    </style:style>
    <style:style style:name="P199" style:family="paragraph" style:parent-style-name="Text_20_body">
      <style:text-properties officeooo:rsid="00e0c88e" officeooo:paragraph-rsid="00e0c88e"/>
    </style:style>
    <style:style style:name="P200" style:family="paragraph" style:parent-style-name="Text_20_body">
      <style:text-properties officeooo:rsid="00e0f05a" officeooo:paragraph-rsid="00e0f05a"/>
    </style:style>
    <style:style style:name="P201" style:family="paragraph" style:parent-style-name="Text_20_body">
      <style:text-properties officeooo:rsid="00e3044c" officeooo:paragraph-rsid="00e3044c"/>
    </style:style>
    <style:style style:name="P202" style:family="paragraph" style:parent-style-name="Text_20_body">
      <style:text-properties officeooo:rsid="00e3cc6d" officeooo:paragraph-rsid="00e3cc6d"/>
    </style:style>
    <style:style style:name="P203" style:family="paragraph" style:parent-style-name="Text_20_body">
      <style:text-properties officeooo:rsid="00e74a0c" officeooo:paragraph-rsid="00e74a0c"/>
    </style:style>
    <style:style style:name="P204" style:family="paragraph" style:parent-style-name="Text_20_body">
      <style:text-properties officeooo:rsid="00e7b3fa" officeooo:paragraph-rsid="00e7b3fa"/>
    </style:style>
    <style:style style:name="P205" style:family="paragraph" style:parent-style-name="Text_20_body">
      <style:text-properties officeooo:rsid="00e96172" officeooo:paragraph-rsid="00e96172"/>
    </style:style>
    <style:style style:name="P206" style:family="paragraph" style:parent-style-name="Text_20_body">
      <style:text-properties officeooo:rsid="00ea95df" officeooo:paragraph-rsid="00ea95df"/>
    </style:style>
    <style:style style:name="P207" style:family="paragraph" style:parent-style-name="Text_20_body">
      <style:text-properties officeooo:rsid="00f03c35" officeooo:paragraph-rsid="00f03c35"/>
    </style:style>
    <style:style style:name="P2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9" style:family="paragraph" style:parent-style-name="Text_20_body">
      <style:text-properties style:font-name="Liberation Serif" fo:font-size="12pt" officeooo:rsid="0192d88c" officeooo:paragraph-rsid="0192d88c" style:font-size-asian="12pt" style:font-size-complex="12pt"/>
    </style:style>
    <style:style style:name="P210" style:family="paragraph" style:parent-style-name="Text_20_body">
      <style:text-properties style:font-name="Liberation Serif" fo:font-size="12pt" officeooo:rsid="01947b64" officeooo:paragraph-rsid="01947b64" style:font-size-asian="10.5pt" style:font-size-complex="12pt"/>
    </style:style>
    <style:style style:name="P211" style:family="paragraph" style:parent-style-name="Text_20_body">
      <style:text-properties style:font-name="Liberation Serif" fo:font-size="12pt" officeooo:rsid="02ef609c" officeooo:paragraph-rsid="02ef609c" style:font-size-asian="10.5pt" style:font-size-complex="12pt"/>
    </style:style>
    <style:style style:name="P212" style:family="paragraph" style:parent-style-name="Text_20_body">
      <style:text-properties style:font-name="Liberation Serif" officeooo:rsid="04f683fe" officeooo:paragraph-rsid="04f683fe"/>
    </style:style>
    <style:style style:name="P213" style:family="paragraph" style:parent-style-name="Text_20_body">
      <style:text-properties fo:font-weight="normal" officeooo:rsid="006b40b8" officeooo:paragraph-rsid="006b40b8" style:font-weight-asian="normal" style:font-weight-complex="normal"/>
    </style:style>
    <style:style style:name="P214" style:family="paragraph" style:parent-style-name="Text_20_body">
      <style:text-properties fo:font-weight="normal" officeooo:rsid="00693b96" officeooo:paragraph-rsid="00693b96" style:font-weight-asian="normal" style:font-weight-complex="normal"/>
    </style:style>
    <style:style style:name="P215" style:family="paragraph" style:parent-style-name="Text_20_body">
      <style:text-properties fo:font-weight="normal" officeooo:rsid="00d20ae8" officeooo:paragraph-rsid="00d7aebc" style:font-weight-asian="normal" style:font-weight-complex="normal"/>
    </style:style>
    <style:style style:name="P216" style:family="paragraph" style:parent-style-name="Text_20_body">
      <style:text-properties fo:font-weight="normal" officeooo:rsid="00fdda5b" officeooo:paragraph-rsid="00fdda5b" style:font-weight-asian="normal" style:font-weight-complex="normal"/>
    </style:style>
    <style:style style:name="P217" style:family="paragraph" style:parent-style-name="Text_20_body">
      <style:text-properties fo:font-weight="normal" officeooo:rsid="00feca01" officeooo:paragraph-rsid="00feca01"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21a0a19" officeooo:paragraph-rsid="021a0a19" style:font-size-asian="10pt" style:font-size-complex="10pt"/>
    </style:style>
    <style:style style:name="P296" style:family="paragraph" style:parent-style-name="Text_20_body">
      <style:text-properties style:font-name="Liberation Mono" fo:font-size="10pt" officeooo:rsid="02262159" officeooo:paragraph-rsid="02262159" style:font-size-asian="10pt" style:font-size-complex="10pt"/>
    </style:style>
    <style:style style:name="P297" style:family="paragraph" style:parent-style-name="Text_20_body">
      <style:text-properties style:font-name="Liberation Mono" fo:font-size="10pt" officeooo:rsid="022a9f40" officeooo:paragraph-rsid="022a9f40" style:font-size-asian="10pt" style:font-size-complex="10pt"/>
    </style:style>
    <style:style style:name="P298" style:family="paragraph" style:parent-style-name="Text_20_body">
      <style:text-properties style:font-name="Liberation Mono" fo:font-size="10pt" officeooo:rsid="02256ff6" style:font-size-asian="10pt" style:font-size-complex="10pt"/>
    </style:style>
    <style:style style:name="P299" style:family="paragraph" style:parent-style-name="Text_20_body">
      <style:text-properties style:font-name="Liberation Mono" fo:font-size="10pt" officeooo:rsid="067ed626" officeooo:paragraph-rsid="067ed626" style:font-size-asian="10pt" style:font-size-complex="10pt"/>
    </style:style>
    <style:style style:name="P30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1" style:family="paragraph" style:parent-style-name="Text_20_body">
      <style:text-properties style:font-name="Liberation Mono" officeooo:rsid="04f683fe" officeooo:paragraph-rsid="04f683fe"/>
    </style:style>
    <style:style style:name="P302" style:family="paragraph" style:parent-style-name="Text_20_body">
      <style:text-properties style:font-name="Liberation Mono" officeooo:rsid="04f70dd4" officeooo:paragraph-rsid="04f70dd4"/>
    </style:style>
    <style:style style:name="P303" style:family="paragraph" style:parent-style-name="Text_20_body">
      <style:text-properties officeooo:rsid="01a6e1c9" officeooo:paragraph-rsid="01a6e1c9"/>
    </style:style>
    <style:style style:name="P304" style:family="paragraph" style:parent-style-name="Text_20_body">
      <style:text-properties officeooo:rsid="01b99f81" officeooo:paragraph-rsid="01b99f81"/>
    </style:style>
    <style:style style:name="P305" style:family="paragraph" style:parent-style-name="Text_20_body">
      <style:text-properties officeooo:rsid="01bb3c7f" officeooo:paragraph-rsid="01bb3c7f"/>
    </style:style>
    <style:style style:name="P306" style:family="paragraph" style:parent-style-name="Text_20_body">
      <style:text-properties officeooo:rsid="01be9309" officeooo:paragraph-rsid="01be9309"/>
    </style:style>
    <style:style style:name="P307" style:family="paragraph" style:parent-style-name="Text_20_body">
      <style:text-properties officeooo:rsid="01c05287" officeooo:paragraph-rsid="01c05287"/>
    </style:style>
    <style:style style:name="P308" style:family="paragraph" style:parent-style-name="Text_20_body">
      <style:text-properties officeooo:rsid="01cb23c4" officeooo:paragraph-rsid="01cb23c4"/>
    </style:style>
    <style:style style:name="P309" style:family="paragraph" style:parent-style-name="Text_20_body">
      <style:text-properties officeooo:rsid="00d49fea" officeooo:paragraph-rsid="00d49fea"/>
    </style:style>
    <style:style style:name="P310" style:family="paragraph" style:parent-style-name="Text_20_body">
      <style:text-properties officeooo:rsid="01d67352" officeooo:paragraph-rsid="01d67352"/>
    </style:style>
    <style:style style:name="P311" style:family="paragraph" style:parent-style-name="Text_20_body">
      <style:text-properties officeooo:rsid="01d8a9ce" officeooo:paragraph-rsid="01d8a9ce"/>
    </style:style>
    <style:style style:name="P312" style:family="paragraph" style:parent-style-name="Text_20_body">
      <style:text-properties officeooo:rsid="01d9aced" officeooo:paragraph-rsid="01d9aced"/>
    </style:style>
    <style:style style:name="P313" style:family="paragraph" style:parent-style-name="Text_20_body">
      <style:text-properties officeooo:rsid="01dbb60a" officeooo:paragraph-rsid="01dbb60a"/>
    </style:style>
    <style:style style:name="P314" style:family="paragraph" style:parent-style-name="Text_20_body">
      <style:text-properties officeooo:rsid="00a13599" officeooo:paragraph-rsid="00a4a497"/>
    </style:style>
    <style:style style:name="P315" style:family="paragraph" style:parent-style-name="Text_20_body">
      <style:text-properties officeooo:rsid="01ddc984" officeooo:paragraph-rsid="01ddc984"/>
    </style:style>
    <style:style style:name="P316" style:family="paragraph" style:parent-style-name="Text_20_body">
      <style:text-properties officeooo:rsid="01df118a" officeooo:paragraph-rsid="01df118a"/>
    </style:style>
    <style:style style:name="P317" style:family="paragraph" style:parent-style-name="Text_20_body">
      <style:text-properties officeooo:rsid="01e568e0" officeooo:paragraph-rsid="01e568e0"/>
    </style:style>
    <style:style style:name="P318" style:family="paragraph" style:parent-style-name="Text_20_body">
      <style:text-properties officeooo:paragraph-rsid="00dc0463"/>
    </style:style>
    <style:style style:name="P319" style:family="paragraph" style:parent-style-name="Text_20_body">
      <style:text-properties officeooo:rsid="01eb0996" officeooo:paragraph-rsid="01eb0996"/>
    </style:style>
    <style:style style:name="P320" style:family="paragraph" style:parent-style-name="Text_20_body">
      <style:text-properties officeooo:rsid="01ecf8bb" officeooo:paragraph-rsid="01ecf8bb"/>
    </style:style>
    <style:style style:name="P321" style:family="paragraph" style:parent-style-name="Text_20_body">
      <style:text-properties officeooo:rsid="01ef9ea6" officeooo:paragraph-rsid="01ef9ea6"/>
    </style:style>
    <style:style style:name="P322" style:family="paragraph" style:parent-style-name="Text_20_body">
      <style:text-properties officeooo:rsid="01f45b48" officeooo:paragraph-rsid="01f45b48"/>
    </style:style>
    <style:style style:name="P323" style:family="paragraph" style:parent-style-name="Text_20_body">
      <style:text-properties officeooo:paragraph-rsid="0201c5f0"/>
    </style:style>
    <style:style style:name="P324" style:family="paragraph" style:parent-style-name="Text_20_body">
      <style:text-properties officeooo:rsid="0207de5f" officeooo:paragraph-rsid="0207de5f"/>
    </style:style>
    <style:style style:name="P325" style:family="paragraph" style:parent-style-name="Text_20_body">
      <style:text-properties officeooo:rsid="0209a71e" officeooo:paragraph-rsid="0209a71e"/>
    </style:style>
    <style:style style:name="P326" style:family="paragraph" style:parent-style-name="Text_20_body">
      <style:text-properties officeooo:rsid="0209cfe2" officeooo:paragraph-rsid="0209cfe2"/>
    </style:style>
    <style:style style:name="P327" style:family="paragraph" style:parent-style-name="Text_20_body">
      <style:text-properties officeooo:rsid="02147e6b" officeooo:paragraph-rsid="02147e6b"/>
    </style:style>
    <style:style style:name="P328" style:family="paragraph" style:parent-style-name="Text_20_body">
      <style:text-properties officeooo:rsid="0215a235" officeooo:paragraph-rsid="0215a235"/>
    </style:style>
    <style:style style:name="P329" style:family="paragraph" style:parent-style-name="Text_20_body">
      <style:text-properties officeooo:rsid="0216da59" officeooo:paragraph-rsid="0216da59"/>
    </style:style>
    <style:style style:name="P330" style:family="paragraph" style:parent-style-name="Text_20_body">
      <style:text-properties officeooo:rsid="02180d0d" officeooo:paragraph-rsid="02180d0d"/>
    </style:style>
    <style:style style:name="P331" style:family="paragraph" style:parent-style-name="Text_20_body">
      <style:text-properties officeooo:rsid="021a0a19" officeooo:paragraph-rsid="021a0a19"/>
    </style:style>
    <style:style style:name="P332" style:family="paragraph" style:parent-style-name="Text_20_body">
      <style:text-properties officeooo:rsid="021b51b8" officeooo:paragraph-rsid="021b51b8"/>
    </style:style>
    <style:style style:name="P333" style:family="paragraph" style:parent-style-name="Text_20_body">
      <style:text-properties officeooo:rsid="02238030" officeooo:paragraph-rsid="02238030"/>
    </style:style>
    <style:style style:name="P334" style:family="paragraph" style:parent-style-name="Text_20_body">
      <style:text-properties officeooo:rsid="02256ff6" officeooo:paragraph-rsid="02262159"/>
    </style:style>
    <style:style style:name="P335" style:family="paragraph" style:parent-style-name="Text_20_body">
      <style:text-properties officeooo:rsid="02262159" officeooo:paragraph-rsid="02262159"/>
    </style:style>
    <style:style style:name="P336" style:family="paragraph" style:parent-style-name="Text_20_body">
      <style:text-properties officeooo:rsid="02262159" officeooo:paragraph-rsid="06793aa4"/>
    </style:style>
    <style:style style:name="P337" style:family="paragraph" style:parent-style-name="Text_20_body">
      <style:text-properties officeooo:rsid="0226b30f" officeooo:paragraph-rsid="0226b30f"/>
    </style:style>
    <style:style style:name="P338" style:family="paragraph" style:parent-style-name="Text_20_body">
      <style:text-properties officeooo:rsid="022a9f40" officeooo:paragraph-rsid="022a9f40"/>
    </style:style>
    <style:style style:name="P339" style:family="paragraph" style:parent-style-name="Text_20_body">
      <style:text-properties officeooo:rsid="022bd1e4" officeooo:paragraph-rsid="022bd1e4"/>
    </style:style>
    <style:style style:name="P340" style:family="paragraph" style:parent-style-name="Text_20_body">
      <style:text-properties officeooo:rsid="0240d479" officeooo:paragraph-rsid="0240d479"/>
    </style:style>
    <style:style style:name="P341" style:family="paragraph" style:parent-style-name="Text_20_body">
      <style:text-properties officeooo:rsid="024fa37d" officeooo:paragraph-rsid="024fa37d"/>
    </style:style>
    <style:style style:name="P342" style:family="paragraph" style:parent-style-name="Text_20_body">
      <style:text-properties officeooo:rsid="025ea3f7" officeooo:paragraph-rsid="025ea3f7"/>
    </style:style>
    <style:style style:name="P343" style:family="paragraph" style:parent-style-name="Text_20_body">
      <style:text-properties officeooo:rsid="02ea1c5e" officeooo:paragraph-rsid="02ea1c5e"/>
    </style:style>
    <style:style style:name="P344" style:family="paragraph" style:parent-style-name="Text_20_body">
      <style:text-properties officeooo:paragraph-rsid="02ea1c5e"/>
    </style:style>
    <style:style style:name="P345" style:family="paragraph" style:parent-style-name="Text_20_body">
      <style:text-properties officeooo:rsid="02edac56" officeooo:paragraph-rsid="02edac56"/>
    </style:style>
    <style:style style:name="P346" style:family="paragraph" style:parent-style-name="Text_20_body">
      <style:text-properties officeooo:rsid="02ee2d8f" officeooo:paragraph-rsid="02ee2d8f"/>
    </style:style>
    <style:style style:name="P347" style:family="paragraph" style:parent-style-name="Text_20_body">
      <style:text-properties officeooo:paragraph-rsid="02ee2d8f"/>
    </style:style>
    <style:style style:name="P348" style:family="paragraph" style:parent-style-name="Text_20_body">
      <style:text-properties officeooo:rsid="02ef609c" officeooo:paragraph-rsid="02ef609c"/>
    </style:style>
    <style:style style:name="P349" style:family="paragraph" style:parent-style-name="Text_20_body">
      <style:text-properties officeooo:rsid="02389bf4" officeooo:paragraph-rsid="02389bf4"/>
    </style:style>
    <style:style style:name="P350" style:family="paragraph" style:parent-style-name="Text_20_body">
      <style:text-properties officeooo:rsid="02f7109c" officeooo:paragraph-rsid="02f7109c"/>
    </style:style>
    <style:style style:name="P351" style:family="paragraph" style:parent-style-name="Text_20_body">
      <style:text-properties officeooo:paragraph-rsid="03fada74"/>
    </style:style>
    <style:style style:name="P352" style:family="paragraph" style:parent-style-name="Text_20_body">
      <style:text-properties officeooo:rsid="03fb7db9" officeooo:paragraph-rsid="03fb7db9"/>
    </style:style>
    <style:style style:name="P353" style:family="paragraph" style:parent-style-name="Text_20_body">
      <style:text-properties officeooo:rsid="03fda613" officeooo:paragraph-rsid="03fda613"/>
    </style:style>
    <style:style style:name="P354" style:family="paragraph" style:parent-style-name="Text_20_body">
      <style:text-properties officeooo:rsid="0491231b" officeooo:paragraph-rsid="0491231b"/>
    </style:style>
    <style:style style:name="P355" style:family="paragraph" style:parent-style-name="Text_20_body">
      <style:text-properties officeooo:rsid="0492343b" officeooo:paragraph-rsid="0492343b"/>
    </style:style>
    <style:style style:name="P356" style:family="paragraph" style:parent-style-name="Text_20_body">
      <style:text-properties officeooo:rsid="04f628c7" officeooo:paragraph-rsid="04f628c7"/>
    </style:style>
    <style:style style:name="P357" style:family="paragraph" style:parent-style-name="Text_20_body">
      <style:text-properties officeooo:rsid="04f70dd4" officeooo:paragraph-rsid="04f70dd4"/>
    </style:style>
    <style:style style:name="P358" style:family="paragraph" style:parent-style-name="Text_20_body">
      <style:text-properties officeooo:paragraph-rsid="04f70dd4"/>
    </style:style>
    <style:style style:name="P359" style:family="paragraph" style:parent-style-name="Text_20_body">
      <style:text-properties officeooo:rsid="051d2a46" officeooo:paragraph-rsid="051d2a46"/>
    </style:style>
    <style:style style:name="P360" style:family="paragraph" style:parent-style-name="Text_20_body">
      <style:text-properties officeooo:rsid="051dfdd3" officeooo:paragraph-rsid="051dfdd3"/>
    </style:style>
    <style:style style:name="P361" style:family="paragraph" style:parent-style-name="Text_20_body">
      <style:text-properties officeooo:paragraph-rsid="051dfdd3"/>
    </style:style>
    <style:style style:name="P362" style:family="paragraph" style:parent-style-name="Text_20_body">
      <style:text-properties officeooo:rsid="051f0c7f" officeooo:paragraph-rsid="051f0c7f"/>
    </style:style>
    <style:style style:name="P363" style:family="paragraph" style:parent-style-name="Text_20_body">
      <style:text-properties officeooo:rsid="051fb765" officeooo:paragraph-rsid="051fb765"/>
    </style:style>
    <style:style style:name="P364" style:family="paragraph" style:parent-style-name="Text_20_body">
      <style:text-properties officeooo:paragraph-rsid="017b9c7e"/>
    </style:style>
    <style:style style:name="P365" style:family="paragraph" style:parent-style-name="Text_20_body">
      <style:text-properties officeooo:rsid="05233476" officeooo:paragraph-rsid="05233476"/>
    </style:style>
    <style:style style:name="P366" style:family="paragraph" style:parent-style-name="Text_20_body">
      <style:text-properties officeooo:rsid="05251044" officeooo:paragraph-rsid="05251044"/>
    </style:style>
    <style:style style:name="P367" style:family="paragraph" style:parent-style-name="Text_20_body">
      <style:text-properties officeooo:rsid="052ba80a" officeooo:paragraph-rsid="052ba80a"/>
    </style:style>
    <style:style style:name="P368" style:family="paragraph" style:parent-style-name="Text_20_body">
      <style:text-properties officeooo:rsid="0532e35c" officeooo:paragraph-rsid="0532e35c"/>
    </style:style>
    <style:style style:name="P369" style:family="paragraph" style:parent-style-name="Text_20_body">
      <style:text-properties officeooo:paragraph-rsid="010776de"/>
    </style:style>
    <style:style style:name="P370" style:family="paragraph" style:parent-style-name="Text_20_body">
      <style:text-properties officeooo:rsid="05484c73" officeooo:paragraph-rsid="05484c73"/>
    </style:style>
    <style:style style:name="P371" style:family="paragraph" style:parent-style-name="Text_20_body">
      <style:text-properties officeooo:rsid="05496559" officeooo:paragraph-rsid="05496559"/>
    </style:style>
    <style:style style:name="P372" style:family="paragraph" style:parent-style-name="Text_20_body">
      <style:text-properties officeooo:rsid="0574bc47" officeooo:paragraph-rsid="0574bc47"/>
    </style:style>
    <style:style style:name="P373" style:family="paragraph" style:parent-style-name="Text_20_body">
      <style:text-properties officeooo:rsid="0603d1ea" officeooo:paragraph-rsid="0603d1ea"/>
    </style:style>
    <style:style style:name="P374" style:family="paragraph" style:parent-style-name="Text_20_body">
      <style:text-properties officeooo:rsid="0605a7f4" officeooo:paragraph-rsid="0605a7f4"/>
    </style:style>
    <style:style style:name="P375" style:family="paragraph" style:parent-style-name="Text_20_body">
      <style:text-properties officeooo:rsid="066ae693" officeooo:paragraph-rsid="066ae693"/>
    </style:style>
    <style:style style:name="P376" style:family="paragraph" style:parent-style-name="Text_20_body">
      <style:text-properties officeooo:paragraph-rsid="066ae693"/>
    </style:style>
    <style:style style:name="P377" style:family="paragraph" style:parent-style-name="Text_20_body">
      <style:text-properties officeooo:paragraph-rsid="066bdf73"/>
    </style:style>
    <style:style style:name="P378" style:family="paragraph" style:parent-style-name="Text_20_body">
      <style:text-properties officeooo:rsid="066bdf73" officeooo:paragraph-rsid="066bdf73"/>
    </style:style>
    <style:style style:name="P379" style:family="paragraph" style:parent-style-name="Text_20_body">
      <style:text-properties officeooo:rsid="066c9f51" officeooo:paragraph-rsid="066c9f51"/>
    </style:style>
    <style:style style:name="P380" style:family="paragraph" style:parent-style-name="Text_20_body">
      <style:text-properties officeooo:rsid="066dc662" officeooo:paragraph-rsid="066dc662"/>
    </style:style>
    <style:style style:name="P381" style:family="paragraph" style:parent-style-name="Text_20_body">
      <style:text-properties officeooo:rsid="066edfb2" officeooo:paragraph-rsid="066edfb2"/>
    </style:style>
    <style:style style:name="P382" style:family="paragraph" style:parent-style-name="Text_20_body">
      <style:text-properties officeooo:rsid="06705ff8" officeooo:paragraph-rsid="06705ff8"/>
    </style:style>
    <style:style style:name="P383" style:family="paragraph" style:parent-style-name="Text_20_body">
      <style:text-properties officeooo:rsid="06793aa4" officeooo:paragraph-rsid="06793aa4"/>
    </style:style>
    <style:style style:name="P384" style:family="paragraph" style:parent-style-name="Text_20_body">
      <style:text-properties officeooo:rsid="06793aa4" officeooo:paragraph-rsid="067dc553"/>
    </style:style>
    <style:style style:name="P385" style:family="paragraph" style:parent-style-name="Text_20_body">
      <style:text-properties officeooo:paragraph-rsid="067dc553"/>
    </style:style>
    <style:style style:name="P386" style:family="paragraph" style:parent-style-name="Text_20_body">
      <style:text-properties officeooo:rsid="067ed626"/>
    </style:style>
    <style:style style:name="P387" style:family="paragraph" style:parent-style-name="Text_20_body">
      <style:text-properties officeooo:rsid="067ed626" officeooo:paragraph-rsid="067ed626"/>
    </style:style>
    <style:style style:name="P388" style:family="paragraph" style:parent-style-name="Text_20_body">
      <style:text-properties officeooo:paragraph-rsid="067ed626"/>
    </style:style>
    <style:style style:name="P389" style:family="paragraph" style:parent-style-name="Text_20_body">
      <style:text-properties officeooo:rsid="06801f95" officeooo:paragraph-rsid="06801f95"/>
    </style:style>
    <style:style style:name="P390" style:family="paragraph" style:parent-style-name="Text_20_body">
      <style:text-properties officeooo:rsid="06803c26" officeooo:paragraph-rsid="06803c26"/>
    </style:style>
    <style:style style:name="P391" style:family="paragraph" style:parent-style-name="Text_20_body">
      <style:text-properties officeooo:paragraph-rsid="06827a2c"/>
    </style:style>
    <style:style style:name="P392" style:family="paragraph" style:parent-style-name="Text_20_body">
      <style:text-properties officeooo:rsid="06827a2c" officeooo:paragraph-rsid="06827a2c"/>
    </style:style>
    <style:style style:name="P393" style:family="paragraph" style:parent-style-name="Text_20_body">
      <style:text-properties officeooo:rsid="06865594" officeooo:paragraph-rsid="06865594"/>
    </style:style>
    <style:style style:name="P394" style:family="paragraph" style:parent-style-name="Text_20_body">
      <style:text-properties officeooo:rsid="068ea877" officeooo:paragraph-rsid="068ea877"/>
    </style:style>
    <style:style style:name="P395" style:family="paragraph" style:parent-style-name="Text_20_body">
      <style:text-properties officeooo:paragraph-rsid="0091caf7"/>
    </style:style>
    <style:style style:name="P396" style:family="paragraph" style:parent-style-name="Text_20_body">
      <style:text-properties officeooo:rsid="06959d71" officeooo:paragraph-rsid="06959d71"/>
    </style:style>
    <style:style style:name="P397" style:family="paragraph" style:parent-style-name="Text_20_body">
      <style:text-properties officeooo:paragraph-rsid="06959d71"/>
    </style:style>
    <style:style style:name="P398" style:family="paragraph" style:parent-style-name="Text_20_body">
      <style:text-properties officeooo:rsid="069776c5" officeooo:paragraph-rsid="069776c5"/>
    </style:style>
    <style:style style:name="P399" style:family="paragraph" style:parent-style-name="Text_20_body">
      <style:text-properties officeooo:paragraph-rsid="00c13d78"/>
    </style:style>
    <style:style style:name="P400" style:family="paragraph" style:parent-style-name="Text_20_body">
      <style:text-properties officeooo:paragraph-rsid="0601b349"/>
    </style:style>
    <style:style style:name="P401" style:family="paragraph" style:parent-style-name="Text_20_body">
      <style:text-properties officeooo:rsid="06aa3b26" officeooo:paragraph-rsid="06aa3b26"/>
    </style:style>
    <style:style style:name="P402" style:family="paragraph" style:parent-style-name="Text_20_body">
      <style:text-properties officeooo:paragraph-rsid="06aa3b26"/>
    </style:style>
    <style:style style:name="P403" style:family="paragraph" style:parent-style-name="Text_20_body">
      <style:text-properties officeooo:rsid="02479e6a" officeooo:paragraph-rsid="02479e6a"/>
    </style:style>
    <style:style style:name="P404" style:family="paragraph" style:parent-style-name="Text_20_body">
      <style:text-properties officeooo:rsid="06b0e114" officeooo:paragraph-rsid="06b0e114"/>
    </style:style>
    <style:style style:name="P405" style:family="paragraph" style:parent-style-name="Text_20_body">
      <style:text-properties officeooo:paragraph-rsid="06b1a458"/>
    </style:style>
    <style:style style:name="P406" style:family="paragraph" style:parent-style-name="Preformatted_20_Text">
      <style:text-properties officeooo:paragraph-rsid="002f1486"/>
    </style:style>
    <style:style style:name="P407" style:family="paragraph" style:parent-style-name="Preformatted_20_Text">
      <style:text-properties officeooo:rsid="002f1486" officeooo:paragraph-rsid="002f1486"/>
    </style:style>
    <style:style style:name="P408" style:family="paragraph" style:parent-style-name="Preformatted_20_Text">
      <style:text-properties officeooo:rsid="002f1486" officeooo:paragraph-rsid="00346180"/>
    </style:style>
    <style:style style:name="P409" style:family="paragraph" style:parent-style-name="Preformatted_20_Text">
      <style:text-properties officeooo:rsid="003068bb" officeooo:paragraph-rsid="003068bb"/>
    </style:style>
    <style:style style:name="P410" style:family="paragraph" style:parent-style-name="Preformatted_20_Text">
      <style:text-properties officeooo:paragraph-rsid="003481a1"/>
    </style:style>
    <style:style style:name="P411" style:family="paragraph" style:parent-style-name="Preformatted_20_Text">
      <style:text-properties officeooo:rsid="0039efe5" officeooo:paragraph-rsid="0039efe5"/>
    </style:style>
    <style:style style:name="P412" style:family="paragraph" style:parent-style-name="Preformatted_20_Text">
      <style:text-properties officeooo:rsid="003e0fa5" officeooo:paragraph-rsid="003e0fa5"/>
    </style:style>
    <style:style style:name="P413" style:family="paragraph" style:parent-style-name="Preformatted_20_Text">
      <style:text-properties officeooo:paragraph-rsid="0043f816"/>
    </style:style>
    <style:style style:name="P414" style:family="paragraph" style:parent-style-name="Preformatted_20_Text">
      <style:text-properties officeooo:rsid="0047e6b9" officeooo:paragraph-rsid="0047e6b9"/>
    </style:style>
    <style:style style:name="P415" style:family="paragraph" style:parent-style-name="Preformatted_20_Text">
      <style:text-properties officeooo:paragraph-rsid="00550663"/>
    </style:style>
    <style:style style:name="P416" style:family="paragraph" style:parent-style-name="Preformatted_20_Text">
      <style:text-properties officeooo:paragraph-rsid="00558d4e"/>
    </style:style>
    <style:style style:name="P417" style:family="paragraph" style:parent-style-name="Preformatted_20_Text">
      <style:text-properties officeooo:rsid="0058efe0" officeooo:paragraph-rsid="0058efe0"/>
    </style:style>
    <style:style style:name="P418" style:family="paragraph" style:parent-style-name="Preformatted_20_Text">
      <style:text-properties officeooo:rsid="006f0be8" officeooo:paragraph-rsid="00b4eafd"/>
    </style:style>
    <style:style style:name="P419" style:family="paragraph" style:parent-style-name="Preformatted_20_Text">
      <style:text-properties officeooo:paragraph-rsid="0075e014"/>
    </style:style>
    <style:style style:name="P420" style:family="paragraph" style:parent-style-name="Preformatted_20_Text">
      <style:text-properties officeooo:rsid="0075e014" officeooo:paragraph-rsid="0075e014"/>
    </style:style>
    <style:style style:name="P421" style:family="paragraph" style:parent-style-name="Preformatted_20_Text">
      <style:text-properties officeooo:rsid="0075e014" officeooo:paragraph-rsid="00b6fdac"/>
    </style:style>
    <style:style style:name="P422" style:family="paragraph" style:parent-style-name="Preformatted_20_Text">
      <style:text-properties officeooo:rsid="0088db1a" officeooo:paragraph-rsid="00b6fdac"/>
    </style:style>
    <style:style style:name="P423" style:family="paragraph" style:parent-style-name="Preformatted_20_Text">
      <style:text-properties officeooo:paragraph-rsid="0093a842"/>
    </style:style>
    <style:style style:name="P424" style:family="paragraph" style:parent-style-name="Preformatted_20_Text">
      <style:text-properties officeooo:paragraph-rsid="00981577"/>
    </style:style>
    <style:style style:name="P425" style:family="paragraph" style:parent-style-name="Preformatted_20_Text">
      <style:text-properties officeooo:rsid="009a362e" officeooo:paragraph-rsid="009a362e"/>
    </style:style>
    <style:style style:name="P426" style:family="paragraph" style:parent-style-name="Preformatted_20_Text">
      <style:text-properties officeooo:rsid="009a362e" officeooo:paragraph-rsid="009bd942"/>
    </style:style>
    <style:style style:name="P427" style:family="paragraph" style:parent-style-name="Preformatted_20_Text">
      <style:text-properties officeooo:paragraph-rsid="009a362e"/>
    </style:style>
    <style:style style:name="P428" style:family="paragraph" style:parent-style-name="Preformatted_20_Text">
      <style:text-properties officeooo:paragraph-rsid="009bd942"/>
    </style:style>
    <style:style style:name="P429" style:family="paragraph" style:parent-style-name="Preformatted_20_Text">
      <style:text-properties officeooo:rsid="009bd942" officeooo:paragraph-rsid="009bd942"/>
    </style:style>
    <style:style style:name="P430" style:family="paragraph" style:parent-style-name="Preformatted_20_Text">
      <style:text-properties officeooo:rsid="009dd8d4" officeooo:paragraph-rsid="00a4a497"/>
    </style:style>
    <style:style style:name="P431" style:family="paragraph" style:parent-style-name="Preformatted_20_Text">
      <style:text-properties officeooo:rsid="009e1be7" officeooo:paragraph-rsid="00a4a497"/>
    </style:style>
    <style:style style:name="P432" style:family="paragraph" style:parent-style-name="Preformatted_20_Text">
      <style:text-properties officeooo:paragraph-rsid="00a4a497"/>
    </style:style>
    <style:style style:name="P433" style:family="paragraph" style:parent-style-name="Preformatted_20_Text">
      <style:text-properties officeooo:paragraph-rsid="00abdc30"/>
    </style:style>
    <style:style style:name="P434" style:family="paragraph" style:parent-style-name="Preformatted_20_Text">
      <style:text-properties officeooo:paragraph-rsid="00b3ad7e"/>
    </style:style>
    <style:style style:name="P435" style:family="paragraph" style:parent-style-name="Preformatted_20_Text">
      <style:text-properties officeooo:paragraph-rsid="00b450a5"/>
    </style:style>
    <style:style style:name="P436" style:family="paragraph" style:parent-style-name="Preformatted_20_Text">
      <style:text-properties officeooo:paragraph-rsid="00b4eafd"/>
    </style:style>
    <style:style style:name="P437" style:family="paragraph" style:parent-style-name="Preformatted_20_Text">
      <style:text-properties officeooo:paragraph-rsid="00b6fdac"/>
    </style:style>
    <style:style style:name="P438" style:family="paragraph" style:parent-style-name="Preformatted_20_Text">
      <style:text-properties officeooo:paragraph-rsid="00b8b926"/>
    </style:style>
    <style:style style:name="P439" style:family="paragraph" style:parent-style-name="Preformatted_20_Text">
      <style:text-properties officeooo:rsid="00927514" officeooo:paragraph-rsid="00bc4111"/>
    </style:style>
    <style:style style:name="P440" style:family="paragraph" style:parent-style-name="Preformatted_20_Text">
      <style:text-properties officeooo:paragraph-rsid="00c7b16d"/>
    </style:style>
    <style:style style:name="P441" style:family="paragraph" style:parent-style-name="Preformatted_20_Text">
      <style:text-properties officeooo:rsid="00c7ef3a" officeooo:paragraph-rsid="00c7ef3a"/>
    </style:style>
    <style:style style:name="P442" style:family="paragraph" style:parent-style-name="Preformatted_20_Text">
      <style:text-properties officeooo:paragraph-rsid="00d0f00c"/>
    </style:style>
    <style:style style:name="P443" style:family="paragraph" style:parent-style-name="Preformatted_20_Text">
      <style:text-properties officeooo:paragraph-rsid="00d7aebc"/>
    </style:style>
    <style:style style:name="P444" style:family="paragraph" style:parent-style-name="Preformatted_20_Text">
      <style:text-properties officeooo:rsid="00dfc046" officeooo:paragraph-rsid="00e0c88e"/>
    </style:style>
    <style:style style:name="P445" style:family="paragraph" style:parent-style-name="Preformatted_20_Text">
      <style:text-properties officeooo:paragraph-rsid="00e521f1"/>
    </style:style>
    <style:style style:name="P446" style:family="paragraph" style:parent-style-name="Preformatted_20_Text">
      <style:text-properties fo:font-style="italic" officeooo:paragraph-rsid="002f1486" style:font-style-asian="italic" style:font-style-complex="italic"/>
    </style:style>
    <style:style style:name="P447" style:family="paragraph" style:parent-style-name="Preformatted_20_Text">
      <style:text-properties style:font-name="Liberation Serif"/>
    </style:style>
    <style:style style:name="P448" style:family="paragraph" style:parent-style-name="Preformatted_20_Text">
      <style:text-properties officeooo:rsid="00abdc30" officeooo:paragraph-rsid="00abdc30"/>
    </style:style>
    <style:style style:name="P449" style:family="paragraph" style:parent-style-name="Preformatted_20_Text">
      <style:text-properties style:text-underline-style="none" officeooo:rsid="00874cd7" officeooo:paragraph-rsid="00b6fdac"/>
    </style:style>
    <style:style style:name="P450" style:family="paragraph" style:parent-style-name="Preformatted_20_Text">
      <style:text-properties fo:font-weight="normal" officeooo:rsid="0088db1a" officeooo:paragraph-rsid="00b6fdac" style:font-weight-asian="normal" style:font-weight-complex="normal"/>
    </style:style>
    <style:style style:name="P451" style:family="paragraph" style:parent-style-name="Preformatted_20_Text">
      <style:text-properties officeooo:rsid="00f8a84d" officeooo:paragraph-rsid="00f8a84d"/>
    </style:style>
    <style:style style:name="P452" style:family="paragraph" style:parent-style-name="Preformatted_20_Text">
      <style:text-properties officeooo:paragraph-rsid="00f8a84d"/>
    </style:style>
    <style:style style:name="P453" style:family="paragraph" style:parent-style-name="Preformatted_20_Text">
      <style:text-properties officeooo:paragraph-rsid="0101e9b5"/>
    </style:style>
    <style:style style:name="P454" style:family="paragraph" style:parent-style-name="Preformatted_20_Text">
      <style:text-properties officeooo:paragraph-rsid="010c7b1d"/>
    </style:style>
    <style:style style:name="P455" style:family="paragraph" style:parent-style-name="Preformatted_20_Text">
      <style:text-properties officeooo:paragraph-rsid="0111a231"/>
    </style:style>
    <style:style style:name="P456" style:family="paragraph" style:parent-style-name="Preformatted_20_Text">
      <style:text-properties officeooo:rsid="0111a231" officeooo:paragraph-rsid="0111a231"/>
    </style:style>
    <style:style style:name="P457" style:family="paragraph" style:parent-style-name="Preformatted_20_Text">
      <style:text-properties officeooo:paragraph-rsid="012d8443"/>
    </style:style>
    <style:style style:name="P458" style:family="paragraph" style:parent-style-name="Preformatted_20_Text">
      <style:text-properties officeooo:paragraph-rsid="012e0b0f"/>
    </style:style>
    <style:style style:name="P459" style:family="paragraph" style:parent-style-name="Preformatted_20_Text">
      <style:text-properties officeooo:paragraph-rsid="01393e59"/>
    </style:style>
    <style:style style:name="P460" style:family="paragraph" style:parent-style-name="Preformatted_20_Text">
      <style:text-properties officeooo:rsid="01393e59" officeooo:paragraph-rsid="01393e59"/>
    </style:style>
    <style:style style:name="P461" style:family="paragraph" style:parent-style-name="Preformatted_20_Text">
      <style:text-properties officeooo:rsid="014670bd" officeooo:paragraph-rsid="014670bd"/>
    </style:style>
    <style:style style:name="P462" style:family="paragraph" style:parent-style-name="Preformatted_20_Text">
      <style:text-properties officeooo:paragraph-rsid="01481de2"/>
    </style:style>
    <style:style style:name="P463" style:family="paragraph" style:parent-style-name="Preformatted_20_Text">
      <style:text-properties officeooo:rsid="0148b9a6" officeooo:paragraph-rsid="0148b9a6"/>
    </style:style>
    <style:style style:name="P464" style:family="paragraph" style:parent-style-name="Preformatted_20_Text">
      <style:text-properties officeooo:paragraph-rsid="0148b9a6"/>
    </style:style>
    <style:style style:name="P465" style:family="paragraph" style:parent-style-name="Preformatted_20_Text">
      <style:text-properties officeooo:rsid="014f48e8" officeooo:paragraph-rsid="014f48e8"/>
    </style:style>
    <style:style style:name="P466" style:family="paragraph" style:parent-style-name="Preformatted_20_Text">
      <style:text-properties officeooo:paragraph-rsid="014f48e8"/>
    </style:style>
    <style:style style:name="P467" style:family="paragraph" style:parent-style-name="Preformatted_20_Text">
      <style:text-properties officeooo:paragraph-rsid="0151a14c"/>
    </style:style>
    <style:style style:name="P468" style:family="paragraph" style:parent-style-name="Preformatted_20_Text">
      <style:text-properties fo:font-style="normal" style:font-style-asian="normal" style:font-style-complex="normal"/>
    </style:style>
    <style:style style:name="P469" style:family="paragraph" style:parent-style-name="Preformatted_20_Text">
      <style:text-properties fo:font-style="normal" officeooo:rsid="015736d4" officeooo:paragraph-rsid="015736d4" style:font-style-asian="normal" style:font-style-complex="normal"/>
    </style:style>
    <style:style style:name="P470" style:family="paragraph" style:parent-style-name="Preformatted_20_Text">
      <style:text-properties officeooo:paragraph-rsid="0158a1df"/>
    </style:style>
    <style:style style:name="P471" style:family="paragraph" style:parent-style-name="Preformatted_20_Text">
      <style:text-properties officeooo:rsid="015afb60" officeooo:paragraph-rsid="015afb60"/>
    </style:style>
    <style:style style:name="P472" style:family="paragraph" style:parent-style-name="Preformatted_20_Text">
      <style:text-properties officeooo:rsid="012d8443" officeooo:paragraph-rsid="012d8443"/>
    </style:style>
    <style:style style:name="P473" style:family="paragraph" style:parent-style-name="Preformatted_20_Text">
      <style:text-properties officeooo:paragraph-rsid="01601e23"/>
    </style:style>
    <style:style style:name="P474" style:family="paragraph" style:parent-style-name="Preformatted_20_Text">
      <style:text-properties officeooo:rsid="00666f54" officeooo:paragraph-rsid="01601e23"/>
    </style:style>
    <style:style style:name="P475" style:family="paragraph" style:parent-style-name="Preformatted_20_Text">
      <style:text-properties officeooo:rsid="00666f54" officeooo:paragraph-rsid="01619da3"/>
    </style:style>
    <style:style style:name="P476" style:family="paragraph" style:parent-style-name="Preformatted_20_Text">
      <style:text-properties officeooo:paragraph-rsid="0163ec2d"/>
    </style:style>
    <style:style style:name="P477" style:family="paragraph" style:parent-style-name="Preformatted_20_Text">
      <style:text-properties officeooo:rsid="0163ec2d" officeooo:paragraph-rsid="0163ec2d"/>
    </style:style>
    <style:style style:name="P478" style:family="paragraph" style:parent-style-name="Preformatted_20_Text">
      <style:paragraph-properties fo:text-align="start" style:justify-single-word="false"/>
      <style:text-properties officeooo:paragraph-rsid="0158a1df"/>
    </style:style>
    <style:style style:name="P479" style:family="paragraph" style:parent-style-name="Preformatted_20_Text">
      <style:text-properties officeooo:paragraph-rsid="017ce741"/>
    </style:style>
    <style:style style:name="P480" style:family="paragraph" style:parent-style-name="Preformatted_20_Text">
      <style:text-properties officeooo:rsid="01883b21" officeooo:paragraph-rsid="01883b21"/>
    </style:style>
    <style:style style:name="P481" style:family="paragraph" style:parent-style-name="Preformatted_20_Text">
      <style:text-properties officeooo:rsid="0189f995" officeooo:paragraph-rsid="0189f995"/>
    </style:style>
    <style:style style:name="P482" style:family="paragraph" style:parent-style-name="Preformatted_20_Text">
      <style:text-properties officeooo:paragraph-rsid="018e9d62"/>
    </style:style>
    <style:style style:name="P483" style:family="paragraph" style:parent-style-name="Preformatted_20_Text">
      <style:text-properties officeooo:paragraph-rsid="0192090e"/>
    </style:style>
    <style:style style:name="P484" style:family="paragraph" style:parent-style-name="Preformatted_20_Text">
      <style:text-properties officeooo:rsid="0192090e" officeooo:paragraph-rsid="0192090e"/>
    </style:style>
    <style:style style:name="P485" style:family="paragraph" style:parent-style-name="Preformatted_20_Text">
      <style:text-properties officeooo:rsid="019252a9" officeooo:paragraph-rsid="019252a9"/>
    </style:style>
    <style:style style:name="P486" style:family="paragraph" style:parent-style-name="Preformatted_20_Text">
      <style:text-properties officeooo:rsid="01947b64" officeooo:paragraph-rsid="01947b64"/>
    </style:style>
    <style:style style:name="P487" style:family="paragraph" style:parent-style-name="Preformatted_20_Text">
      <style:text-properties officeooo:paragraph-rsid="019f8b05"/>
    </style:style>
    <style:style style:name="P488" style:family="paragraph" style:parent-style-name="Preformatted_20_Text">
      <style:text-properties officeooo:rsid="007f9437" officeooo:paragraph-rsid="007f9437"/>
    </style:style>
    <style:style style:name="P489" style:family="paragraph" style:parent-style-name="Preformatted_20_Text">
      <style:text-properties officeooo:paragraph-rsid="01abedff"/>
    </style:style>
    <style:style style:name="P490" style:family="paragraph" style:parent-style-name="Preformatted_20_Text">
      <style:text-properties officeooo:rsid="01bb3c7f" officeooo:paragraph-rsid="01bb3c7f"/>
    </style:style>
    <style:style style:name="P491" style:family="paragraph" style:parent-style-name="Preformatted_20_Text">
      <style:text-properties officeooo:paragraph-rsid="01bb3c7f"/>
    </style:style>
    <style:style style:name="P492" style:family="paragraph" style:parent-style-name="Preformatted_20_Text">
      <style:text-properties officeooo:rsid="01bed22a" officeooo:paragraph-rsid="01bed22a"/>
    </style:style>
    <style:style style:name="P493" style:family="paragraph" style:parent-style-name="Preformatted_20_Text">
      <style:text-properties officeooo:paragraph-rsid="01c679bb"/>
    </style:style>
    <style:style style:name="P494" style:family="paragraph" style:parent-style-name="Preformatted_20_Text">
      <style:text-properties officeooo:rsid="01c78f87" officeooo:paragraph-rsid="01c78f87"/>
    </style:style>
    <style:style style:name="P495" style:family="paragraph" style:parent-style-name="Preformatted_20_Text">
      <style:text-properties officeooo:rsid="01cb23c4" officeooo:paragraph-rsid="01cb23c4"/>
    </style:style>
    <style:style style:name="P496" style:family="paragraph" style:parent-style-name="Preformatted_20_Text">
      <style:text-properties officeooo:rsid="01cc9f53" officeooo:paragraph-rsid="01cc9f53"/>
    </style:style>
    <style:style style:name="P497" style:family="paragraph" style:parent-style-name="Preformatted_20_Text">
      <style:text-properties officeooo:rsid="01dbb60a" officeooo:paragraph-rsid="01dbb60a"/>
    </style:style>
    <style:style style:name="P498" style:family="paragraph" style:parent-style-name="Preformatted_20_Text">
      <style:text-properties officeooo:rsid="01f45b48" officeooo:paragraph-rsid="01f45b48"/>
    </style:style>
    <style:style style:name="P499" style:family="paragraph" style:parent-style-name="Preformatted_20_Text">
      <style:text-properties officeooo:paragraph-rsid="01f45b48"/>
    </style:style>
    <style:style style:name="P500" style:family="paragraph" style:parent-style-name="Preformatted_20_Text">
      <style:text-properties officeooo:rsid="021a0a19" officeooo:paragraph-rsid="021a0a19"/>
    </style:style>
    <style:style style:name="P501" style:family="paragraph" style:parent-style-name="Preformatted_20_Text">
      <style:text-properties officeooo:rsid="021a0a19" officeooo:paragraph-rsid="021d7afa"/>
    </style:style>
    <style:style style:name="P502" style:family="paragraph" style:parent-style-name="Preformatted_20_Text">
      <style:text-properties officeooo:paragraph-rsid="02238030"/>
    </style:style>
    <style:style style:name="P503" style:family="paragraph" style:parent-style-name="Preformatted_20_Text">
      <style:text-properties officeooo:paragraph-rsid="023b9375"/>
    </style:style>
    <style:style style:name="P504" style:family="paragraph" style:parent-style-name="Preformatted_20_Text">
      <style:text-properties officeooo:rsid="0241c9fe" officeooo:paragraph-rsid="0241c9fe"/>
    </style:style>
    <style:style style:name="P505" style:family="paragraph" style:parent-style-name="Preformatted_20_Text">
      <style:text-properties officeooo:paragraph-rsid="02479e6a"/>
    </style:style>
    <style:style style:name="P506" style:family="paragraph" style:parent-style-name="Preformatted_20_Text">
      <style:text-properties officeooo:paragraph-rsid="02589aa7"/>
    </style:style>
    <style:style style:name="P507" style:family="paragraph" style:parent-style-name="Preformatted_20_Text">
      <style:text-properties officeooo:paragraph-rsid="0258d68b"/>
    </style:style>
    <style:style style:name="P508" style:family="paragraph" style:parent-style-name="Preformatted_20_Text">
      <style:text-properties officeooo:rsid="02ea1c5e" officeooo:paragraph-rsid="02ea1c5e"/>
    </style:style>
    <style:style style:name="P509" style:family="paragraph" style:parent-style-name="Preformatted_20_Text">
      <style:text-properties officeooo:paragraph-rsid="02ec565b"/>
    </style:style>
    <style:style style:name="P510" style:family="paragraph" style:parent-style-name="Preformatted_20_Text">
      <style:text-properties officeooo:rsid="02ec565b" officeooo:paragraph-rsid="02ec565b"/>
    </style:style>
    <style:style style:name="P511" style:family="paragraph" style:parent-style-name="Preformatted_20_Text">
      <style:text-properties officeooo:paragraph-rsid="02f7109c"/>
    </style:style>
    <style:style style:name="P512" style:family="paragraph" style:parent-style-name="Preformatted_20_Text">
      <style:text-properties officeooo:paragraph-rsid="051dfdd3"/>
    </style:style>
    <style:style style:name="P513" style:family="paragraph" style:parent-style-name="Preformatted_20_Text">
      <style:text-properties officeooo:paragraph-rsid="0058efe0"/>
    </style:style>
    <style:style style:name="P514" style:family="paragraph" style:parent-style-name="Preformatted_20_Text">
      <style:text-properties officeooo:paragraph-rsid="051ffd00"/>
    </style:style>
    <style:style style:name="P51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1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1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1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1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1" style:family="paragraph" style:parent-style-name="Preformatted_20_Text">
      <style:text-properties officeooo:paragraph-rsid="0521cbcc"/>
    </style:style>
    <style:style style:name="P522" style:family="paragraph" style:parent-style-name="Preformatted_20_Text">
      <style:text-properties officeooo:paragraph-rsid="05233476"/>
    </style:style>
    <style:style style:name="P523" style:family="paragraph" style:parent-style-name="Preformatted_20_Text">
      <style:text-properties officeooo:rsid="01255ceb"/>
    </style:style>
    <style:style style:name="P524" style:family="paragraph" style:parent-style-name="Preformatted_20_Text">
      <style:text-properties officeooo:rsid="05251044" officeooo:paragraph-rsid="05251044"/>
    </style:style>
    <style:style style:name="P525" style:family="paragraph" style:parent-style-name="Preformatted_20_Text">
      <style:text-properties officeooo:paragraph-rsid="0526cc90"/>
    </style:style>
    <style:style style:name="P526" style:family="paragraph" style:parent-style-name="Preformatted_20_Text">
      <style:text-properties officeooo:paragraph-rsid="0528406a"/>
    </style:style>
    <style:style style:name="P527" style:family="paragraph" style:parent-style-name="Preformatted_20_Text">
      <style:text-properties officeooo:rsid="0528406a" officeooo:paragraph-rsid="0528406a"/>
    </style:style>
    <style:style style:name="P528" style:family="paragraph" style:parent-style-name="Preformatted_20_Text">
      <style:text-properties officeooo:rsid="0528406a" officeooo:paragraph-rsid="021a0a19"/>
    </style:style>
    <style:style style:name="P529" style:family="paragraph" style:parent-style-name="Preformatted_20_Text">
      <style:text-properties officeooo:rsid="052efeb0" officeooo:paragraph-rsid="052efeb0"/>
    </style:style>
    <style:style style:name="P530" style:family="paragraph" style:parent-style-name="Preformatted_20_Text">
      <style:text-properties officeooo:paragraph-rsid="052efeb0"/>
    </style:style>
    <style:style style:name="P531" style:family="paragraph" style:parent-style-name="Preformatted_20_Text">
      <style:text-properties officeooo:paragraph-rsid="052f8a01"/>
    </style:style>
    <style:style style:name="P532" style:family="paragraph" style:parent-style-name="Preformatted_20_Text">
      <style:paragraph-properties fo:text-align="end" style:justify-single-word="false"/>
      <style:text-properties officeooo:paragraph-rsid="052f8a01"/>
    </style:style>
    <style:style style:name="P533" style:family="paragraph" style:parent-style-name="Preformatted_20_Text">
      <style:text-properties officeooo:paragraph-rsid="05316ec5"/>
    </style:style>
    <style:style style:name="P534" style:family="paragraph" style:parent-style-name="Preformatted_20_Text">
      <style:text-properties fo:font-weight="bold" officeooo:rsid="0088db1a" style:font-weight-asian="bold" style:font-weight-complex="bold"/>
    </style:style>
    <style:style style:name="P535" style:family="paragraph" style:parent-style-name="Preformatted_20_Text">
      <style:text-properties officeooo:rsid="01d8a9ce"/>
    </style:style>
    <style:style style:name="P536" style:family="paragraph" style:parent-style-name="Preformatted_20_Text">
      <style:text-properties officeooo:paragraph-rsid="05343314"/>
    </style:style>
    <style:style style:name="P537" style:family="paragraph" style:parent-style-name="Preformatted_20_Text">
      <style:text-properties officeooo:paragraph-rsid="0605a7f4"/>
    </style:style>
    <style:style style:name="P538" style:family="paragraph" style:parent-style-name="Preformatted_20_Text">
      <style:text-properties officeooo:rsid="066c9f51" officeooo:paragraph-rsid="066c9f51"/>
    </style:style>
    <style:style style:name="P539" style:family="paragraph" style:parent-style-name="Preformatted_20_Text">
      <style:text-properties officeooo:rsid="066c9f51" officeooo:paragraph-rsid="066dc662"/>
    </style:style>
    <style:style style:name="P540" style:family="paragraph" style:parent-style-name="Preformatted_20_Text">
      <style:text-properties officeooo:paragraph-rsid="066dc662"/>
    </style:style>
    <style:style style:name="P541" style:family="paragraph" style:parent-style-name="Preformatted_20_Text">
      <style:text-properties officeooo:rsid="0605a7f4" officeooo:paragraph-rsid="0605a7f4"/>
    </style:style>
    <style:style style:name="P542" style:family="paragraph" style:parent-style-name="Preformatted_20_Text">
      <style:text-properties officeooo:rsid="06793aa4" officeooo:paragraph-rsid="067dc553"/>
    </style:style>
    <style:style style:name="P543" style:family="paragraph" style:parent-style-name="Preformatted_20_Text">
      <style:text-properties officeooo:paragraph-rsid="067dc553"/>
    </style:style>
    <style:style style:name="P544" style:family="paragraph" style:parent-style-name="Preformatted_20_Text">
      <style:text-properties officeooo:paragraph-rsid="068ea877"/>
    </style:style>
    <style:style style:name="P545" style:family="paragraph" style:parent-style-name="Preformatted_20_Text">
      <style:text-properties style:font-name="Courier New"/>
    </style:style>
    <style:style style:name="P546" style:family="paragraph" style:parent-style-name="Preformatted_20_Text">
      <style:text-properties style:font-name="Courier New" officeooo:paragraph-rsid="06941ed4"/>
    </style:style>
    <style:style style:name="P547" style:family="paragraph" style:parent-style-name="Preformatted_20_Text">
      <style:text-properties style:font-name="Courier New" fo:font-style="italic" officeooo:rsid="020c80f8" officeooo:paragraph-rsid="06941ed4" style:font-style-asian="italic" style:font-style-complex="italic"/>
    </style:style>
    <style:style style:name="P548" style:family="paragraph" style:parent-style-name="Preformatted_20_Text">
      <style:text-properties officeooo:paragraph-rsid="06959d71"/>
    </style:style>
    <style:style style:name="P549" style:family="paragraph" style:parent-style-name="Preformatted_20_Text">
      <style:text-properties officeooo:paragraph-rsid="06aa3b26"/>
    </style:style>
    <style:style style:name="P550" style:family="paragraph" style:parent-style-name="Preformatted_20_Text">
      <style:text-properties officeooo:rsid="06b0e114" officeooo:paragraph-rsid="06b0e114"/>
    </style:style>
    <style:style style:name="P551" style:family="paragraph" style:parent-style-name="Preformatted_20_Text">
      <style:text-properties officeooo:rsid="06b18df9" officeooo:paragraph-rsid="06b18df9"/>
    </style:style>
    <style:style style:name="P552" style:family="paragraph" style:parent-style-name="Heading">
      <style:text-properties officeooo:paragraph-rsid="003e0b0d"/>
    </style:style>
    <style:style style:name="P553" style:family="paragraph" style:parent-style-name="Heading">
      <style:text-properties officeooo:paragraph-rsid="003e0fa5"/>
    </style:style>
    <style:style style:name="P554" style:family="paragraph" style:parent-style-name="Heading">
      <style:text-properties officeooo:paragraph-rsid="00473082"/>
    </style:style>
    <style:style style:name="P555" style:family="paragraph" style:parent-style-name="Heading">
      <style:text-properties officeooo:paragraph-rsid="004e8020"/>
    </style:style>
    <style:style style:name="P556" style:family="paragraph" style:parent-style-name="Heading">
      <style:text-properties officeooo:paragraph-rsid="00504951"/>
    </style:style>
    <style:style style:name="P557" style:family="paragraph" style:parent-style-name="Heading">
      <style:text-properties officeooo:paragraph-rsid="00550663"/>
    </style:style>
    <style:style style:name="P558" style:family="paragraph" style:parent-style-name="Heading">
      <style:text-properties officeooo:paragraph-rsid="00664101"/>
    </style:style>
    <style:style style:name="P559" style:family="paragraph" style:parent-style-name="Heading">
      <style:text-properties officeooo:rsid="0047e6b9" officeooo:paragraph-rsid="00b450a5"/>
    </style:style>
    <style:style style:name="P560" style:family="paragraph" style:parent-style-name="Heading">
      <style:text-properties officeooo:rsid="00558d4e" officeooo:paragraph-rsid="006b40b8"/>
    </style:style>
    <style:style style:name="P561" style:family="paragraph" style:parent-style-name="Heading">
      <style:text-properties officeooo:paragraph-rsid="006b40b8"/>
    </style:style>
    <style:style style:name="P562" style:family="paragraph" style:parent-style-name="Heading">
      <style:text-properties officeooo:rsid="006b40b8" officeooo:paragraph-rsid="00b4eafd"/>
    </style:style>
    <style:style style:name="P563" style:family="paragraph" style:parent-style-name="Heading">
      <style:text-properties officeooo:rsid="0073817b" officeooo:paragraph-rsid="0073817b"/>
    </style:style>
    <style:style style:name="P564" style:family="paragraph" style:parent-style-name="Heading">
      <style:text-properties officeooo:rsid="0073817b" officeooo:paragraph-rsid="00a4a497"/>
    </style:style>
    <style:style style:name="P565" style:family="paragraph" style:parent-style-name="Heading">
      <style:text-properties officeooo:paragraph-rsid="0073817b"/>
    </style:style>
    <style:style style:name="P566" style:family="paragraph" style:parent-style-name="Heading">
      <style:text-properties officeooo:rsid="0077e2b5" officeooo:paragraph-rsid="00b8b926"/>
    </style:style>
    <style:style style:name="P567" style:family="paragraph" style:parent-style-name="Heading">
      <style:text-properties officeooo:paragraph-rsid="00ac691d"/>
    </style:style>
    <style:style style:name="P568" style:family="paragraph" style:parent-style-name="Heading">
      <style:text-properties officeooo:paragraph-rsid="00b450a5"/>
    </style:style>
    <style:style style:name="P569" style:family="paragraph" style:parent-style-name="Heading">
      <style:text-properties officeooo:paragraph-rsid="00b4eafd"/>
    </style:style>
    <style:style style:name="P570" style:family="paragraph" style:parent-style-name="Heading">
      <style:text-properties officeooo:paragraph-rsid="00b6fdac"/>
    </style:style>
    <style:style style:name="P571" style:family="paragraph" style:parent-style-name="Heading">
      <style:text-properties officeooo:rsid="009dd8d4" officeooo:paragraph-rsid="00b6fdac"/>
    </style:style>
    <style:style style:name="P572" style:family="paragraph" style:parent-style-name="Heading">
      <style:text-properties officeooo:paragraph-rsid="00b8b926"/>
    </style:style>
    <style:style style:name="P573" style:family="paragraph" style:parent-style-name="Heading">
      <style:text-properties officeooo:paragraph-rsid="00b9b323"/>
    </style:style>
    <style:style style:name="P574" style:family="paragraph" style:parent-style-name="Heading">
      <style:text-properties officeooo:paragraph-rsid="00d7aebc"/>
    </style:style>
    <style:style style:name="P575" style:family="paragraph" style:parent-style-name="Heading">
      <style:text-properties fo:font-style="normal" officeooo:rsid="003cabba" officeooo:paragraph-rsid="003e0b0d" style:font-style-asian="normal" style:font-style-complex="normal"/>
    </style:style>
    <style:style style:name="P576" style:family="paragraph" style:parent-style-name="Heading">
      <style:text-properties officeooo:rsid="003cabba" officeooo:paragraph-rsid="003e0b0d"/>
    </style:style>
    <style:style style:name="P577" style:family="paragraph" style:parent-style-name="Heading">
      <style:text-properties fo:font-weight="normal" officeooo:rsid="00693b96" officeooo:paragraph-rsid="00b6fdac" style:font-weight-asian="normal" style:font-weight-complex="normal"/>
    </style:style>
    <style:style style:name="P578" style:family="paragraph" style:parent-style-name="Heading">
      <style:text-properties fo:font-weight="normal" officeooo:rsid="0088db1a" officeooo:paragraph-rsid="00b6fdac" style:font-weight-asian="normal" style:font-weight-complex="normal"/>
    </style:style>
    <style:style style:name="P579" style:family="paragraph" style:parent-style-name="Heading">
      <style:text-properties fo:font-weight="normal" officeooo:rsid="0088db1a" officeooo:paragraph-rsid="00d7aebc" style:font-weight-asian="normal" style:font-weight-complex="normal"/>
    </style:style>
    <style:style style:name="P580" style:family="paragraph" style:parent-style-name="Heading">
      <style:text-properties officeooo:rsid="011e6e01" officeooo:paragraph-rsid="011e6e01"/>
    </style:style>
    <style:style style:name="P581" style:family="paragraph" style:parent-style-name="Heading">
      <style:text-properties officeooo:paragraph-rsid="012e0b0f"/>
    </style:style>
    <style:style style:name="P582" style:family="paragraph" style:parent-style-name="Heading">
      <style:text-properties officeooo:paragraph-rsid="01560da5"/>
    </style:style>
    <style:style style:name="P583" style:family="paragraph" style:parent-style-name="Heading">
      <style:text-properties officeooo:rsid="01248791" officeooo:paragraph-rsid="01248791"/>
    </style:style>
    <style:style style:name="P584" style:family="paragraph" style:parent-style-name="Heading">
      <style:text-properties officeooo:paragraph-rsid="01601e23"/>
    </style:style>
    <style:style style:name="P585" style:family="paragraph" style:parent-style-name="Heading">
      <style:text-properties officeooo:paragraph-rsid="016b839a"/>
    </style:style>
    <style:style style:name="P586" style:family="paragraph" style:parent-style-name="Heading">
      <style:text-properties officeooo:rsid="01eb0996" officeooo:paragraph-rsid="01eb0996"/>
    </style:style>
    <style:style style:name="P587" style:family="paragraph" style:parent-style-name="Heading">
      <style:text-properties officeooo:paragraph-rsid="0226b30f"/>
    </style:style>
    <style:style style:name="P588" style:family="paragraph" style:parent-style-name="Heading">
      <style:text-properties officeooo:rsid="0240d479" officeooo:paragraph-rsid="0240d479"/>
    </style:style>
    <style:style style:name="P589" style:family="paragraph" style:parent-style-name="Heading">
      <style:text-properties officeooo:rsid="02ea1c5e" officeooo:paragraph-rsid="02ea1c5e"/>
    </style:style>
    <style:style style:name="P59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1" style:family="paragraph" style:parent-style-name="Heading">
      <style:text-properties officeooo:rsid="06793aa4" officeooo:paragraph-rsid="06793aa4"/>
    </style:style>
    <style:style style:name="P592" style:family="paragraph" style:parent-style-name="Table_20_Contents">
      <style:text-properties officeooo:rsid="01bcf6ce" officeooo:paragraph-rsid="01bcf6ce"/>
    </style:style>
    <style:style style:name="P593" style:family="paragraph" style:parent-style-name="Table_20_Contents">
      <style:paragraph-properties fo:text-align="center" style:justify-single-word="false"/>
      <style:text-properties officeooo:rsid="01bcf6ce" officeooo:paragraph-rsid="01bcf6ce"/>
    </style:style>
    <style:style style:name="P594" style:family="paragraph" style:parent-style-name="Table_20_Contents">
      <style:paragraph-properties fo:text-align="center" style:justify-single-word="false"/>
    </style:style>
    <style:style style:name="P59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96" style:family="paragraph" style:parent-style-name="Table_20_Contents">
      <style:paragraph-properties fo:text-align="center" style:justify-single-word="false"/>
      <style:text-properties fo:font-weight="bold" style:font-weight-asian="bold" style:font-weight-complex="bold"/>
    </style:style>
    <style:style style:name="P59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9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99" style:family="paragraph" style:parent-style-name="Table_20_Contents">
      <style:text-properties officeooo:rsid="01fa3ba0" officeooo:paragraph-rsid="01fa3ba0"/>
    </style:style>
    <style:style style:name="P600" style:family="paragraph" style:parent-style-name="Table_20_Contents">
      <style:text-properties officeooo:rsid="01fa6a1c" officeooo:paragraph-rsid="01fa6a1c"/>
    </style:style>
    <style:style style:name="P601" style:family="paragraph" style:parent-style-name="Table_20_Contents">
      <style:text-properties officeooo:rsid="01fc4374" officeooo:paragraph-rsid="01fc4374"/>
    </style:style>
    <style:style style:name="P602" style:family="paragraph" style:parent-style-name="Table_20_Contents">
      <style:paragraph-properties fo:text-align="center" style:justify-single-word="false"/>
      <style:text-properties officeooo:rsid="01fc4374" officeooo:paragraph-rsid="01fc4374"/>
    </style:style>
    <style:style style:name="P603" style:family="paragraph" style:parent-style-name="Table_20_Contents">
      <style:text-properties style:font-name="Liberation Mono" fo:font-size="10pt" officeooo:rsid="01fa3ba0" officeooo:paragraph-rsid="01fa3ba0" style:font-size-asian="10pt" style:font-size-complex="10pt"/>
    </style:style>
    <style:style style:name="P604" style:family="paragraph" style:parent-style-name="Table_20_Contents">
      <style:text-properties style:font-name="Liberation Mono" fo:font-size="10pt" officeooo:rsid="01fa6a1c" officeooo:paragraph-rsid="01fa6a1c" style:font-size-asian="10pt" style:font-size-complex="10pt"/>
    </style:style>
    <style:style style:name="P605" style:family="paragraph" style:parent-style-name="Table_20_Contents">
      <style:text-properties style:font-name="Liberation Mono" fo:font-size="10pt" officeooo:rsid="01fc4374" officeooo:paragraph-rsid="01fc4374" style:font-size-asian="10pt" style:font-size-complex="10pt"/>
    </style:style>
    <style:style style:name="P606" style:family="paragraph" style:parent-style-name="Table_20_Contents">
      <style:text-properties style:font-name="Liberation Mono" fo:font-size="10pt" officeooo:rsid="01fe5788" officeooo:paragraph-rsid="0201c5f0" style:font-size-asian="10pt" style:font-size-complex="10pt"/>
    </style:style>
    <style:style style:name="P607" style:family="paragraph" style:parent-style-name="Table_20_Contents">
      <style:text-properties style:font-name="Liberation Mono" fo:font-size="10pt" officeooo:rsid="02007d56" officeooo:paragraph-rsid="0201c5f0" style:font-size-asian="10pt" style:font-size-complex="10pt"/>
    </style:style>
    <style:style style:name="P608" style:family="paragraph" style:parent-style-name="Table_20_Contents">
      <style:text-properties style:font-name="Liberation Mono" fo:font-size="10pt" officeooo:rsid="0201c5f0" officeooo:paragraph-rsid="0201c5f0" style:font-size-asian="10pt" style:font-size-complex="10pt"/>
    </style:style>
    <style:style style:name="P609" style:family="paragraph" style:parent-style-name="Table_20_Contents">
      <style:text-properties style:font-name="Liberation Mono" fo:font-size="10pt" officeooo:rsid="02032e32" officeooo:paragraph-rsid="02032e32" style:font-size-asian="10pt" style:font-size-complex="10pt"/>
    </style:style>
    <style:style style:name="P610" style:family="paragraph" style:parent-style-name="Table_20_Contents">
      <style:text-properties style:font-name="Liberation Mono" fo:font-size="10pt" officeooo:rsid="0204bc0e" officeooo:paragraph-rsid="0204bc0e" style:font-size-asian="10pt" style:font-size-complex="10pt"/>
    </style:style>
    <style:style style:name="P611" style:family="paragraph" style:parent-style-name="Table_20_Contents">
      <style:text-properties style:font-name="Liberation Mono" fo:font-size="10pt" officeooo:rsid="05339733" officeooo:paragraph-rsid="05339733" style:font-size-asian="10pt" style:font-size-complex="10pt"/>
    </style:style>
    <style:style style:name="P612" style:family="paragraph" style:parent-style-name="Table_20_Contents">
      <style:text-properties officeooo:rsid="01fe5788" officeooo:paragraph-rsid="0201c5f0"/>
    </style:style>
    <style:style style:name="P613" style:family="paragraph" style:parent-style-name="Table_20_Contents">
      <style:text-properties officeooo:rsid="02007d56" officeooo:paragraph-rsid="0201c5f0"/>
    </style:style>
    <style:style style:name="P614" style:family="paragraph" style:parent-style-name="Table_20_Contents">
      <style:text-properties officeooo:rsid="0201c5f0" officeooo:paragraph-rsid="0201c5f0"/>
    </style:style>
    <style:style style:name="P615" style:family="paragraph" style:parent-style-name="Table_20_Contents">
      <style:text-properties officeooo:rsid="02032e32" officeooo:paragraph-rsid="02032e32"/>
    </style:style>
    <style:style style:name="P616" style:family="paragraph" style:parent-style-name="Table_20_Contents">
      <style:text-properties officeooo:rsid="0204bc0e" officeooo:paragraph-rsid="0204bc0e"/>
    </style:style>
    <style:style style:name="P617" style:family="paragraph" style:parent-style-name="Table_20_Contents">
      <style:paragraph-properties fo:text-align="center" style:justify-single-word="false"/>
      <style:text-properties officeooo:rsid="0206acd2" officeooo:paragraph-rsid="0206acd2"/>
    </style:style>
    <style:style style:name="P618" style:family="paragraph" style:parent-style-name="Table_20_Contents">
      <style:text-properties officeooo:rsid="0231deef" officeooo:paragraph-rsid="0231deef"/>
    </style:style>
    <style:style style:name="P619" style:family="paragraph" style:parent-style-name="Table_20_Contents">
      <style:paragraph-properties fo:text-align="center" style:justify-single-word="false"/>
      <style:text-properties officeooo:rsid="05339733" officeooo:paragraph-rsid="05339733"/>
    </style:style>
    <style:style style:name="P620" style:family="paragraph" style:parent-style-name="Table_20_Contents">
      <style:text-properties officeooo:rsid="05339733" officeooo:paragraph-rsid="05339733"/>
    </style:style>
    <style:style style:name="P621" style:family="paragraph" style:parent-style-name="Table_20_Contents">
      <style:text-properties officeooo:rsid="066bdf73" officeooo:paragraph-rsid="066bdf73"/>
    </style:style>
    <style:style style:name="P622" style:family="paragraph" style:parent-style-name="Table_20_Contents">
      <style:paragraph-properties fo:text-align="center" style:justify-single-word="false"/>
      <style:text-properties officeooo:rsid="066bdf73" officeooo:paragraph-rsid="066bdf73"/>
    </style:style>
    <style:style style:name="P623" style:family="paragraph" style:parent-style-name="Footnote">
      <style:text-properties officeooo:rsid="04f628c7" officeooo:paragraph-rsid="04f628c7"/>
    </style:style>
    <style:style style:name="P624" style:family="paragraph" style:parent-style-name="Subtitle">
      <style:text-properties officeooo:paragraph-rsid="022dda61"/>
    </style:style>
    <style:style style:name="P625" style:family="paragraph" style:parent-style-name="Heading">
      <style:text-properties officeooo:rsid="06bd07da" officeooo:paragraph-rsid="06bd07da"/>
    </style:style>
    <style:style style:name="P626" style:family="paragraph" style:parent-style-name="Heading">
      <style:text-properties fo:font-weight="normal" officeooo:rsid="0088db1a" officeooo:paragraph-rsid="00b6fdac" style:font-weight-asian="normal" style:font-weight-complex="normal"/>
    </style:style>
    <style:style style:name="P627" style:family="paragraph" style:parent-style-name="Heading">
      <style:text-properties officeooo:rsid="07620a69" officeooo:paragraph-rsid="07620a69"/>
    </style:style>
    <style:style style:name="P628" style:family="paragraph" style:parent-style-name="Heading">
      <style:text-properties officeooo:paragraph-rsid="012e0b0f"/>
    </style:style>
    <style:style style:name="P629" style:family="paragraph" style:parent-style-name="Heading">
      <style:text-properties officeooo:paragraph-rsid="09f350a7"/>
    </style:style>
    <style:style style:name="P630" style:family="paragraph" style:parent-style-name="Heading_20_1" style:list-style-name="">
      <style:text-properties officeooo:rsid="066ae693" officeooo:paragraph-rsid="066ae693"/>
    </style:style>
    <style:style style:name="P631" style:family="paragraph" style:parent-style-name="Heading_20_1">
      <style:paragraph-properties fo:break-before="page"/>
    </style:style>
    <style:style style:name="P632" style:family="paragraph" style:parent-style-name="Heading_20_2">
      <style:text-properties officeooo:rsid="00ba6c9c" officeooo:paragraph-rsid="00ba6c9c"/>
    </style:style>
    <style:style style:name="P633" style:family="paragraph" style:parent-style-name="Heading_20_2">
      <style:text-properties fo:font-weight="normal" style:font-weight-asian="normal" style:font-weight-complex="normal"/>
    </style:style>
    <style:style style:name="P634" style:family="paragraph" style:parent-style-name="Heading_20_2">
      <style:text-properties officeooo:rsid="00f67afd" officeooo:paragraph-rsid="00f67afd"/>
    </style:style>
    <style:style style:name="P635" style:family="paragraph" style:parent-style-name="Heading_20_2">
      <style:text-properties officeooo:rsid="009dd8d4" officeooo:paragraph-rsid="00a4a497"/>
    </style:style>
    <style:style style:name="P636" style:family="paragraph" style:parent-style-name="Heading_20_2">
      <style:text-properties officeooo:paragraph-rsid="00a4a497"/>
    </style:style>
    <style:style style:name="P637" style:family="paragraph" style:parent-style-name="Heading_20_2">
      <style:text-properties officeooo:rsid="0077e2b5" officeooo:paragraph-rsid="00a4a497"/>
    </style:style>
    <style:style style:name="P638" style:family="paragraph" style:parent-style-name="Heading_20_2">
      <style:text-properties officeooo:rsid="00993621" officeooo:paragraph-rsid="00993621"/>
    </style:style>
    <style:style style:name="P639" style:family="paragraph" style:parent-style-name="Heading_20_3">
      <style:text-properties fo:font-weight="normal" officeooo:rsid="008397dd" officeooo:paragraph-rsid="008397dd" style:font-weight-asian="normal" style:font-weight-complex="normal"/>
    </style:style>
    <style:style style:name="P640" style:family="paragraph" style:parent-style-name="Heading_20_3">
      <style:text-properties officeooo:rsid="0077e2b5" officeooo:paragraph-rsid="00b8b926"/>
    </style:style>
    <style:style style:name="P641" style:family="paragraph" style:parent-style-name="Heading_20_3">
      <style:text-properties officeooo:rsid="00b6fdac" officeooo:paragraph-rsid="00b6fdac"/>
    </style:style>
    <style:style style:name="P642" style:family="paragraph" style:parent-style-name="Heading_20_3">
      <style:text-properties officeooo:rsid="00b6fdac" officeooo:paragraph-rsid="00d7aebc"/>
    </style:style>
    <style:style style:name="P643" style:family="paragraph" style:parent-style-name="Heading_20_3">
      <style:text-properties officeooo:rsid="0075e014" officeooo:paragraph-rsid="00b6fdac"/>
    </style:style>
    <style:style style:name="P644" style:family="paragraph" style:parent-style-name="Heading_20_3">
      <style:text-properties officeooo:rsid="0073817b" officeooo:paragraph-rsid="0073817b"/>
    </style:style>
    <style:style style:name="P645" style:family="paragraph" style:parent-style-name="Heading_20_3">
      <style:text-properties officeooo:rsid="00f03c35" officeooo:paragraph-rsid="00f03c35"/>
    </style:style>
    <style:style style:name="P646" style:family="paragraph" style:parent-style-name="Heading_20_3">
      <style:text-properties officeooo:rsid="00b9b323" officeooo:paragraph-rsid="00b9b323"/>
    </style:style>
    <style:style style:name="P647" style:family="paragraph" style:parent-style-name="Heading_20_3">
      <style:text-properties officeooo:rsid="066c9f51" officeooo:paragraph-rsid="066c9f51"/>
    </style:style>
    <style:style style:name="P648" style:family="paragraph" style:parent-style-name="Heading_20_3">
      <style:text-properties officeooo:paragraph-rsid="003e0b0d"/>
    </style:style>
    <style:style style:name="P649" style:family="paragraph" style:parent-style-name="Heading_20_3">
      <style:text-properties officeooo:rsid="067ed626" officeooo:paragraph-rsid="067ed626"/>
    </style:style>
    <style:style style:name="P650" style:family="paragraph" style:parent-style-name="Heading_20_3">
      <style:text-properties officeooo:rsid="003e0b0d" officeooo:paragraph-rsid="003e0b0d"/>
    </style:style>
    <style:style style:name="P651" style:family="paragraph" style:parent-style-name="Heading_20_3">
      <style:text-properties officeooo:rsid="003e0b0d" officeooo:paragraph-rsid="00b450a5"/>
    </style:style>
    <style:style style:name="P652" style:family="paragraph" style:parent-style-name="Heading_20_3">
      <style:text-properties officeooo:rsid="003e0b0d" officeooo:paragraph-rsid="00473082"/>
    </style:style>
    <style:style style:name="P653" style:family="paragraph" style:parent-style-name="Heading_20_3">
      <style:text-properties officeooo:rsid="004e8020" officeooo:paragraph-rsid="004e8020"/>
    </style:style>
    <style:style style:name="P654" style:family="paragraph" style:parent-style-name="Heading_20_3">
      <style:text-properties officeooo:rsid="0603d1ea" officeooo:paragraph-rsid="0603d1ea"/>
    </style:style>
    <style:style style:name="P655" style:family="paragraph" style:parent-style-name="Heading_20_3">
      <style:text-properties officeooo:rsid="003e0fa5" officeooo:paragraph-rsid="003e0fa5"/>
    </style:style>
    <style:style style:name="P656" style:family="paragraph" style:parent-style-name="Heading_20_3">
      <style:text-properties officeooo:rsid="00ac691d" officeooo:paragraph-rsid="00ac691d"/>
    </style:style>
    <style:style style:name="P657" style:family="paragraph" style:parent-style-name="Heading_20_3">
      <style:text-properties officeooo:rsid="00698e74" officeooo:paragraph-rsid="00b450a5"/>
    </style:style>
    <style:style style:name="P658" style:family="paragraph" style:parent-style-name="Heading_20_3">
      <style:text-properties officeooo:rsid="01481de2" officeooo:paragraph-rsid="01481de2"/>
    </style:style>
    <style:style style:name="P659" style:family="paragraph" style:parent-style-name="Heading_20_3">
      <style:text-properties officeooo:rsid="00550663" officeooo:paragraph-rsid="00550663"/>
    </style:style>
    <style:style style:name="P660" style:family="paragraph" style:parent-style-name="Heading_20_3">
      <style:text-properties officeooo:rsid="006f0be8" officeooo:paragraph-rsid="00b4eafd"/>
    </style:style>
    <style:style style:name="P661" style:family="paragraph" style:parent-style-name="Heading_20_3">
      <style:text-properties officeooo:rsid="0060fcf1" officeooo:paragraph-rsid="00b4eafd"/>
    </style:style>
    <style:style style:name="P662" style:family="paragraph" style:parent-style-name="Heading_20_3">
      <style:text-properties officeooo:rsid="005f9336" officeooo:paragraph-rsid="00b4eafd"/>
    </style:style>
    <style:style style:name="P663" style:family="paragraph" style:parent-style-name="Heading_20_3">
      <style:text-properties officeooo:rsid="00653d71" officeooo:paragraph-rsid="00b4eafd"/>
    </style:style>
    <style:style style:name="P664" style:family="paragraph" style:parent-style-name="Heading_20_3">
      <style:text-properties officeooo:rsid="005c8414" officeooo:paragraph-rsid="00b4eafd"/>
    </style:style>
    <style:style style:name="P665" style:family="paragraph" style:parent-style-name="Heading_20_3">
      <style:text-properties officeooo:rsid="006b40b8" officeooo:paragraph-rsid="006b40b8"/>
    </style:style>
    <style:style style:name="P666" style:family="paragraph" style:parent-style-name="Heading_20_3">
      <style:text-properties officeooo:rsid="00558d4e" officeooo:paragraph-rsid="00558d4e"/>
    </style:style>
    <style:style style:name="P667" style:family="paragraph" style:parent-style-name="Heading_20_3">
      <style:text-properties officeooo:rsid="005a1270" officeooo:paragraph-rsid="005a1270"/>
    </style:style>
    <style:style style:name="P668" style:family="paragraph" style:parent-style-name="Heading_20_3">
      <style:text-properties officeooo:rsid="006394ec" officeooo:paragraph-rsid="017ec6bd"/>
    </style:style>
    <style:style style:name="P669" style:family="paragraph" style:parent-style-name="Heading_20_3">
      <style:text-properties officeooo:paragraph-rsid="00653d71"/>
    </style:style>
    <style:style style:name="P670" style:family="paragraph" style:parent-style-name="Heading_20_3">
      <style:text-properties officeooo:paragraph-rsid="0100587f"/>
    </style:style>
    <style:style style:name="P671" style:family="paragraph" style:parent-style-name="Heading_20_3">
      <style:text-properties officeooo:rsid="025ea3f7" officeooo:paragraph-rsid="025ea3f7"/>
    </style:style>
    <style:style style:name="P672" style:family="paragraph" style:parent-style-name="Heading_20_3">
      <style:text-properties officeooo:rsid="02ee2d8f" officeooo:paragraph-rsid="02ee2d8f"/>
    </style:style>
    <style:style style:name="P673" style:family="paragraph" style:parent-style-name="Heading_20_3">
      <style:text-properties officeooo:rsid="012be080" officeooo:paragraph-rsid="012be080"/>
    </style:style>
    <style:style style:name="P674" style:family="paragraph" style:parent-style-name="Heading_20_3">
      <style:text-properties officeooo:rsid="02ea1c5e" officeooo:paragraph-rsid="02ea1c5e"/>
    </style:style>
    <style:style style:name="P675" style:family="paragraph" style:parent-style-name="Heading_20_3">
      <style:text-properties officeooo:rsid="00afc7ef" officeooo:paragraph-rsid="014c7ca2"/>
    </style:style>
    <style:style style:name="P676" style:family="paragraph" style:parent-style-name="Heading_20_3">
      <style:text-properties officeooo:rsid="00afc7ef" officeooo:paragraph-rsid="01601e23"/>
    </style:style>
    <style:style style:name="P677" style:family="paragraph" style:parent-style-name="Heading_20_3">
      <style:text-properties officeooo:rsid="00733e67" officeooo:paragraph-rsid="012e0b0f"/>
    </style:style>
    <style:style style:name="P678" style:family="paragraph" style:parent-style-name="Heading_20_3">
      <style:text-properties officeooo:rsid="01267312" officeooo:paragraph-rsid="01267312"/>
    </style:style>
    <style:style style:name="P679" style:family="paragraph" style:parent-style-name="Heading_20_3">
      <style:text-properties officeooo:rsid="0085ffc3" officeooo:paragraph-rsid="00b6fdac"/>
    </style:style>
    <style:style style:name="P680" style:family="paragraph" style:parent-style-name="Heading_20_3">
      <style:text-properties officeooo:paragraph-rsid="01248791"/>
    </style:style>
    <style:style style:name="P681" style:family="paragraph" style:parent-style-name="Heading_20_3">
      <style:text-properties officeooo:rsid="03fada74" officeooo:paragraph-rsid="03fada74"/>
    </style:style>
    <style:style style:name="P682" style:family="paragraph" style:parent-style-name="Heading_20_3">
      <style:text-properties officeooo:rsid="04f45d94" officeooo:paragraph-rsid="04f45d94"/>
    </style:style>
    <style:style style:name="P683" style:family="paragraph" style:parent-style-name="Heading_20_3">
      <style:text-properties officeooo:paragraph-rsid="00733e67"/>
    </style:style>
    <style:style style:name="P684" style:family="paragraph" style:parent-style-name="Heading_20_3">
      <style:text-properties officeooo:rsid="06036bc6" officeooo:paragraph-rsid="06036bc6"/>
    </style:style>
    <style:style style:name="P685" style:family="paragraph" style:parent-style-name="Heading_20_3">
      <style:text-properties fo:font-style="normal" officeooo:rsid="01073ac9" officeooo:paragraph-rsid="01073ac9" style:font-style-asian="normal" style:font-style-complex="normal"/>
    </style:style>
    <style:style style:name="P686" style:family="paragraph" style:parent-style-name="Heading_20_3">
      <style:text-properties officeooo:rsid="06801f95" officeooo:paragraph-rsid="06801f95"/>
    </style:style>
    <style:style style:name="P687" style:family="paragraph" style:parent-style-name="Heading_20_3">
      <style:text-properties officeooo:paragraph-rsid="00b9b323"/>
    </style:style>
    <style:style style:name="P688" style:family="paragraph" style:parent-style-name="Heading_20_3">
      <style:text-properties officeooo:rsid="06705ff8" officeooo:paragraph-rsid="06705ff8"/>
    </style:style>
    <style:style style:name="P689" style:family="paragraph" style:parent-style-name="Heading_20_3">
      <style:text-properties officeooo:rsid="02262159" officeooo:paragraph-rsid="02262159"/>
    </style:style>
    <style:style style:name="P690" style:family="paragraph" style:parent-style-name="Heading_20_3">
      <style:text-properties officeooo:rsid="006fa277" officeooo:paragraph-rsid="0201c5f0"/>
    </style:style>
    <style:style style:name="P691" style:family="paragraph" style:parent-style-name="Heading_20_3">
      <style:text-properties officeooo:rsid="008d96dc" officeooo:paragraph-rsid="00d7aebc"/>
    </style:style>
    <style:style style:name="P692" style:family="paragraph" style:parent-style-name="Heading_20_3">
      <style:text-properties officeooo:rsid="021a0a19" officeooo:paragraph-rsid="021a0a19"/>
    </style:style>
    <style:style style:name="P693" style:family="paragraph" style:parent-style-name="Heading_20_3">
      <style:text-properties officeooo:rsid="06959d71" officeooo:paragraph-rsid="06959d71"/>
    </style:style>
    <style:style style:name="P694" style:family="paragraph" style:parent-style-name="Heading_20_3">
      <style:text-properties officeooo:rsid="01ecf8bb" officeooo:paragraph-rsid="01ecf8bb"/>
    </style:style>
    <style:style style:name="P695" style:family="paragraph" style:parent-style-name="Heading_20_3">
      <style:text-properties officeooo:rsid="01bb3c7f" officeooo:paragraph-rsid="01bb3c7f"/>
    </style:style>
    <style:style style:name="P696" style:family="paragraph" style:parent-style-name="Heading_20_3">
      <style:text-properties officeooo:rsid="079bbc05" officeooo:paragraph-rsid="079bbc05"/>
    </style:style>
    <style:style style:name="P697" style:family="paragraph" style:parent-style-name="Heading_20_3">
      <style:text-properties officeooo:rsid="0a7e49f6" officeooo:paragraph-rsid="0a7e49f6"/>
    </style:style>
    <style:style style:name="P698" style:family="paragraph" style:parent-style-name="Preformatted_20_Text">
      <style:text-properties officeooo:paragraph-rsid="0526cc90"/>
    </style:style>
    <style:style style:name="P699" style:family="paragraph" style:parent-style-name="Preformatted_20_Text">
      <style:text-properties officeooo:paragraph-rsid="06c3a9d3"/>
    </style:style>
    <style:style style:name="P700" style:family="paragraph" style:parent-style-name="Preformatted_20_Text">
      <style:text-properties officeooo:paragraph-rsid="06c4b37a"/>
    </style:style>
    <style:style style:name="P701" style:family="paragraph" style:parent-style-name="Preformatted_20_Text">
      <style:text-properties officeooo:paragraph-rsid="075db52a"/>
    </style:style>
    <style:style style:name="P702" style:family="paragraph" style:parent-style-name="Preformatted_20_Text">
      <style:text-properties officeooo:rsid="075fb756" officeooo:paragraph-rsid="075fb756"/>
    </style:style>
    <style:style style:name="P703" style:family="paragraph" style:parent-style-name="Preformatted_20_Text">
      <style:text-properties officeooo:rsid="07620a69" officeooo:paragraph-rsid="07620a69"/>
    </style:style>
    <style:style style:name="P704" style:family="paragraph" style:parent-style-name="Preformatted_20_Text">
      <style:text-properties officeooo:rsid="079d3c1d" officeooo:paragraph-rsid="079d3c1d"/>
    </style:style>
    <style:style style:name="P705" style:family="paragraph" style:parent-style-name="Preformatted_20_Text">
      <style:text-properties officeooo:paragraph-rsid="079d3c1d"/>
    </style:style>
    <style:style style:name="P706"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07" style:family="paragraph" style:parent-style-name="Preformatted_20_Text">
      <style:text-properties officeooo:rsid="01cf912e" officeooo:paragraph-rsid="01cf912e"/>
    </style:style>
    <style:style style:name="P708" style:family="paragraph" style:parent-style-name="Preformatted_20_Text">
      <style:text-properties officeooo:rsid="09f350a7" officeooo:paragraph-rsid="09f350a7"/>
    </style:style>
    <style:style style:name="P709" style:family="paragraph" style:parent-style-name="Preformatted_20_Text">
      <style:text-properties officeooo:paragraph-rsid="0a7b8727"/>
    </style:style>
    <style:style style:name="P710" style:family="paragraph" style:parent-style-name="Preformatted_20_Text">
      <style:text-properties officeooo:rsid="0a7b8727" officeooo:paragraph-rsid="0a7b8727"/>
    </style:style>
    <style:style style:name="P711" style:family="paragraph" style:parent-style-name="Preformatted_20_Text">
      <style:text-properties officeooo:paragraph-rsid="0a7ca497"/>
    </style:style>
    <style:style style:name="P712" style:family="paragraph" style:parent-style-name="Preformatted_20_Text">
      <style:text-properties officeooo:rsid="0a7e49f6" officeooo:paragraph-rsid="0a7e49f6"/>
    </style:style>
    <style:style style:name="P713" style:family="paragraph" style:parent-style-name="Standard" style:list-style-name="L2">
      <style:text-properties officeooo:rsid="001a4a19" officeooo:paragraph-rsid="009118fd"/>
    </style:style>
    <style:style style:name="P714" style:family="paragraph" style:parent-style-name="Standard" style:list-style-name="L2">
      <style:text-properties officeooo:rsid="001a4a19" officeooo:paragraph-rsid="001a4a19"/>
    </style:style>
    <style:style style:name="P715" style:family="paragraph" style:parent-style-name="Standard" style:list-style-name="L3">
      <style:text-properties officeooo:paragraph-rsid="00959559"/>
    </style:style>
    <style:style style:name="P716" style:family="paragraph" style:parent-style-name="Standard" style:list-style-name="L3">
      <style:text-properties officeooo:rsid="00959559" officeooo:paragraph-rsid="00959559"/>
    </style:style>
    <style:style style:name="P71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18"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19" style:family="paragraph" style:parent-style-name="Standard">
      <style:text-properties officeooo:rsid="075fb756" officeooo:paragraph-rsid="075fb756"/>
    </style:style>
    <style:style style:name="P720" style:family="paragraph" style:parent-style-name="Standard">
      <style:text-properties officeooo:paragraph-rsid="07620a69"/>
    </style:style>
    <style:style style:name="P721" style:family="paragraph" style:parent-style-name="Standard">
      <style:text-properties officeooo:rsid="079d3c1d" officeooo:paragraph-rsid="079d3c1d"/>
    </style:style>
    <style:style style:name="P722" style:family="paragraph" style:parent-style-name="Standard">
      <style:text-properties officeooo:rsid="01cf912e" officeooo:paragraph-rsid="01cf912e"/>
    </style:style>
    <style:style style:name="P723" style:family="paragraph" style:parent-style-name="Standard">
      <style:text-properties officeooo:rsid="09f1b92f" officeooo:paragraph-rsid="09f1b92f"/>
    </style:style>
    <style:style style:name="P724" style:family="paragraph" style:parent-style-name="Standard">
      <style:text-properties officeooo:rsid="09f359e0" officeooo:paragraph-rsid="09f359e0"/>
    </style:style>
    <style:style style:name="P725" style:family="paragraph" style:parent-style-name="Standard">
      <style:text-properties officeooo:paragraph-rsid="09f359e0"/>
    </style:style>
    <style:style style:name="P726" style:family="paragraph" style:parent-style-name="Standard">
      <style:text-properties officeooo:rsid="09f44f26" officeooo:paragraph-rsid="09f44f26"/>
    </style:style>
    <style:style style:name="P727" style:family="paragraph" style:parent-style-name="Standard">
      <style:text-properties officeooo:rsid="0a7b8727" officeooo:paragraph-rsid="0a7b8727"/>
    </style:style>
    <style:style style:name="P728" style:family="paragraph" style:parent-style-name="Standard">
      <style:text-properties officeooo:rsid="0a7ca497" officeooo:paragraph-rsid="0a7ca497"/>
    </style:style>
    <style:style style:name="P72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30" style:family="paragraph" style:parent-style-name="Text_20_body">
      <style:text-properties fo:font-style="normal" officeooo:rsid="022ed3e3" officeooo:paragraph-rsid="022ed3e3" style:font-style-asian="normal" style:font-style-complex="normal"/>
    </style:style>
    <style:style style:name="P731" style:family="paragraph" style:parent-style-name="Text_20_body" style:list-style-name="L4">
      <style:text-properties officeooo:rsid="001f596a" officeooo:paragraph-rsid="001f596a"/>
    </style:style>
    <style:style style:name="P732" style:family="paragraph" style:parent-style-name="Text_20_body" style:list-style-name="L4">
      <style:text-properties officeooo:rsid="00993621" officeooo:paragraph-rsid="00993621"/>
    </style:style>
    <style:style style:name="P733" style:family="paragraph" style:parent-style-name="Text_20_body" style:list-style-name="L5">
      <style:text-properties officeooo:rsid="0045b1b7" officeooo:paragraph-rsid="0045b1b7"/>
    </style:style>
    <style:style style:name="P734" style:family="paragraph" style:parent-style-name="Text_20_body" style:list-style-name="L6">
      <style:text-properties officeooo:paragraph-rsid="014670bd"/>
    </style:style>
    <style:style style:name="P735"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36" style:family="paragraph" style:parent-style-name="Text_20_body" style:list-style-name="L7">
      <style:text-properties officeooo:rsid="00da2c96" officeooo:paragraph-rsid="00da2c96"/>
    </style:style>
    <style:style style:name="P737" style:family="paragraph" style:parent-style-name="Text_20_body" style:list-style-name="L8">
      <style:text-properties fo:font-style="italic" officeooo:rsid="01d6cf97" officeooo:paragraph-rsid="01d6cf97" style:font-style-asian="italic" style:font-style-complex="italic"/>
    </style:style>
    <style:style style:name="P738" style:family="paragraph" style:parent-style-name="Text_20_body" style:list-style-name="L9">
      <style:text-properties style:font-name="Liberation Mono" fo:font-size="10pt" officeooo:rsid="021b51b8" officeooo:paragraph-rsid="021b51b8" style:font-size-asian="10pt" style:font-size-complex="10pt"/>
    </style:style>
    <style:style style:name="P739" style:family="paragraph" style:parent-style-name="Text_20_body" style:list-style-name="L9">
      <style:text-properties officeooo:rsid="021b51b8" officeooo:paragraph-rsid="021b51b8"/>
    </style:style>
    <style:style style:name="P740" style:family="paragraph" style:parent-style-name="Text_20_body" style:list-style-name="L9">
      <style:text-properties officeooo:rsid="021d7afa" officeooo:paragraph-rsid="021d7afa"/>
    </style:style>
    <style:style style:name="P741" style:family="paragraph" style:parent-style-name="Text_20_body">
      <style:text-properties officeooo:rsid="06bd07da" officeooo:paragraph-rsid="06bd07da"/>
    </style:style>
    <style:style style:name="P742" style:family="paragraph" style:parent-style-name="Text_20_body">
      <style:text-properties officeooo:paragraph-rsid="06bd07da"/>
    </style:style>
    <style:style style:name="P743" style:family="paragraph" style:parent-style-name="Text_20_body">
      <style:text-properties officeooo:rsid="00664101" officeooo:paragraph-rsid="01601e23"/>
    </style:style>
    <style:style style:name="P744" style:family="paragraph" style:parent-style-name="Text_20_body">
      <style:text-properties officeooo:rsid="06c3a9d3" officeooo:paragraph-rsid="06c3a9d3"/>
    </style:style>
    <style:style style:name="P745" style:family="paragraph" style:parent-style-name="Text_20_body">
      <style:text-properties officeooo:rsid="06c3a9d3" officeooo:paragraph-rsid="075db52a"/>
    </style:style>
    <style:style style:name="P746" style:family="paragraph" style:parent-style-name="Text_20_body">
      <style:text-properties fo:font-weight="normal" officeooo:rsid="01601e23" officeooo:paragraph-rsid="016271de" style:font-weight-asian="normal" style:font-weight-complex="normal"/>
    </style:style>
    <style:style style:name="P747" style:family="paragraph" style:parent-style-name="Text_20_body">
      <style:text-properties fo:font-weight="normal" officeooo:rsid="075fb756" officeooo:paragraph-rsid="075fb756" style:font-weight-asian="normal" style:font-weight-complex="normal"/>
    </style:style>
    <style:style style:name="P748" style:family="paragraph" style:parent-style-name="Text_20_body">
      <style:text-properties officeooo:paragraph-rsid="06c3a9d3"/>
    </style:style>
    <style:style style:name="P749" style:family="paragraph" style:parent-style-name="Text_20_body">
      <style:text-properties officeooo:rsid="06c4b37a" officeooo:paragraph-rsid="06c4b37a"/>
    </style:style>
    <style:style style:name="P750" style:family="paragraph" style:parent-style-name="Text_20_body">
      <style:text-properties officeooo:rsid="06c4b37a" officeooo:paragraph-rsid="075db52a"/>
    </style:style>
    <style:style style:name="P751" style:family="paragraph" style:parent-style-name="Text_20_body">
      <style:text-properties officeooo:rsid="06b0e114" officeooo:paragraph-rsid="075db52a"/>
    </style:style>
    <style:style style:name="P752" style:family="paragraph" style:parent-style-name="Text_20_body">
      <style:text-properties officeooo:rsid="02479e6a" officeooo:paragraph-rsid="075db52a"/>
    </style:style>
    <style:style style:name="P753" style:family="paragraph" style:parent-style-name="Text_20_body">
      <style:text-properties officeooo:rsid="008397dd" officeooo:paragraph-rsid="075fb756"/>
    </style:style>
    <style:style style:name="P754" style:family="paragraph" style:parent-style-name="Text_20_body">
      <style:text-properties officeooo:rsid="008397dd" officeooo:paragraph-rsid="008397dd"/>
    </style:style>
    <style:style style:name="P755" style:family="paragraph" style:parent-style-name="Text_20_body">
      <style:text-properties officeooo:paragraph-rsid="075fb756"/>
    </style:style>
    <style:style style:name="P756" style:family="paragraph" style:parent-style-name="Text_20_body">
      <style:text-properties officeooo:rsid="07620a69" officeooo:paragraph-rsid="07620a69"/>
    </style:style>
    <style:style style:name="P757" style:family="paragraph" style:parent-style-name="Text_20_body">
      <style:text-properties officeooo:paragraph-rsid="079bbc05"/>
    </style:style>
    <style:style style:name="P758" style:family="paragraph" style:parent-style-name="Text_20_body">
      <style:text-properties officeooo:rsid="079d3c1d" officeooo:paragraph-rsid="079d3c1d"/>
    </style:style>
    <style:style style:name="P759" style:family="paragraph" style:parent-style-name="Text_20_body">
      <style:text-properties fo:font-weight="bold" officeooo:rsid="079e4ac7" officeooo:paragraph-rsid="079e4ac7" style:font-weight-asian="bold" style:font-weight-complex="bold"/>
    </style:style>
    <style:style style:name="P760" style:family="paragraph" style:parent-style-name="Text_20_body">
      <style:text-properties officeooo:rsid="079e4ac7" officeooo:paragraph-rsid="079e4ac7"/>
    </style:style>
    <style:style style:name="P761" style:family="paragraph" style:parent-style-name="Text_20_body">
      <style:text-properties officeooo:paragraph-rsid="012e0b0f"/>
    </style:style>
    <style:style style:name="P762" style:family="paragraph" style:parent-style-name="Text_20_body">
      <style:text-properties officeooo:rsid="08c0bb4a" officeooo:paragraph-rsid="08c0bb4a"/>
    </style:style>
    <style:style style:name="P763" style:family="paragraph" style:parent-style-name="Text_20_body">
      <style:text-properties officeooo:rsid="01cf912e" officeooo:paragraph-rsid="09f1b92f"/>
    </style:style>
    <style:style style:name="P764" style:family="paragraph" style:parent-style-name="Text_20_body">
      <style:text-properties officeooo:paragraph-rsid="09f1b92f"/>
    </style:style>
    <style:style style:name="P765" style:family="paragraph" style:parent-style-name="Text_20_body">
      <style:text-properties officeooo:rsid="0a7ca497" officeooo:paragraph-rsid="0a7ca497"/>
    </style:style>
    <style:style style:name="P766" style:family="paragraph" style:parent-style-name="Text_20_body">
      <style:text-properties officeooo:rsid="0a7e49f6" officeooo:paragraph-rsid="0a7e49f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130ce0d" style:font-style-asian="italic" style:font-weight-asian="bold" style:font-style-complex="italic" style:font-weight-complex="bold"/>
    </style:style>
    <style:style style:name="T12" style:family="text">
      <style:text-properties fo:font-weight="bold" officeooo:rsid="079d3c1d"/>
    </style:style>
    <style:style style:name="T13" style:family="text">
      <style:text-properties fo:font-style="italic" style:font-style-asian="italic" style:font-style-complex="italic"/>
    </style:style>
    <style:style style:name="T14" style:family="text">
      <style:text-properties fo:font-style="italic" officeooo:rsid="0090f809" style:font-style-asian="italic" style:font-style-complex="italic"/>
    </style:style>
    <style:style style:name="T15" style:family="text">
      <style:text-properties fo:font-style="italic" officeooo:rsid="00c4b1dc" style:font-style-asian="italic" style:font-style-complex="italic"/>
    </style:style>
    <style:style style:name="T16" style:family="text">
      <style:text-properties fo:font-style="italic" officeooo:rsid="00fa1fc4" style:font-style-asian="italic" style:font-style-complex="italic"/>
    </style:style>
    <style:style style:name="T17" style:family="text">
      <style:text-properties fo:font-style="italic" officeooo:rsid="0101e9b5" style:font-style-asian="italic" style:font-style-complex="italic"/>
    </style:style>
    <style:style style:name="T18" style:family="text">
      <style:text-properties fo:font-style="italic" officeooo:rsid="01446f4f" style:font-style-asian="italic" style:font-style-complex="italic"/>
    </style:style>
    <style:style style:name="T19" style:family="text">
      <style:text-properties fo:font-style="italic" officeooo:rsid="0151a14c" style:font-style-asian="italic" style:font-style-complex="italic"/>
    </style:style>
    <style:style style:name="T20" style:family="text">
      <style:text-properties fo:font-style="italic" officeooo:rsid="01606fa9" style:font-style-asian="italic" style:font-style-complex="italic"/>
    </style:style>
    <style:style style:name="T21" style:family="text">
      <style:text-properties fo:font-style="italic" officeooo:rsid="016271de" style:font-style-asian="italic" style:font-style-complex="italic"/>
    </style:style>
    <style:style style:name="T22" style:family="text">
      <style:text-properties fo:font-style="italic" officeooo:rsid="016fbea2" style:font-style-asian="italic" style:font-style-complex="italic"/>
    </style:style>
    <style:style style:name="T23" style:family="text">
      <style:text-properties fo:font-style="italic" officeooo:rsid="0170de5c" style:font-style-asian="italic" style:font-style-complex="italic"/>
    </style:style>
    <style:style style:name="T24" style:family="text">
      <style:text-properties fo:font-style="italic" officeooo:rsid="01741a9d" style:font-style-asian="italic" style:font-style-complex="italic"/>
    </style:style>
    <style:style style:name="T25" style:family="text">
      <style:text-properties fo:font-style="italic" officeooo:rsid="01748726" style:font-style-asian="italic" style:font-style-complex="italic"/>
    </style:style>
    <style:style style:name="T26" style:family="text">
      <style:text-properties fo:font-style="italic" officeooo:rsid="01762613"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4f48e8" style:font-style-asian="italic" style:font-style-complex="italic"/>
    </style:style>
    <style:style style:name="T30" style:family="text">
      <style:text-properties fo:font-style="italic" officeooo:rsid="011962b6" style:font-style-asian="italic" style:font-style-complex="italic"/>
    </style:style>
    <style:style style:name="T31" style:family="text">
      <style:text-properties fo:font-style="italic" officeooo:rsid="018820c4" style:font-style-asian="italic" style:font-style-complex="italic"/>
    </style:style>
    <style:style style:name="T32" style:family="text">
      <style:text-properties fo:font-style="italic" officeooo:rsid="018948fb" style:font-style-asian="italic" style:font-style-complex="italic"/>
    </style:style>
    <style:style style:name="T33" style:family="text">
      <style:text-properties fo:font-style="italic" officeooo:rsid="019c3328" style:font-style-asian="italic" style:font-style-complex="italic"/>
    </style:style>
    <style:style style:name="T34" style:family="text">
      <style:text-properties fo:font-style="italic" officeooo:rsid="019e3113" style:font-style-asian="italic" style:font-style-complex="italic"/>
    </style:style>
    <style:style style:name="T35" style:family="text">
      <style:text-properties fo:font-style="italic" officeooo:rsid="01a6c715" style:font-style-asian="italic" style:font-style-complex="italic"/>
    </style:style>
    <style:style style:name="T36" style:family="text">
      <style:text-properties fo:font-style="italic" officeooo:rsid="01a8bdd5" style:font-style-asian="italic" style:font-style-complex="italic"/>
    </style:style>
    <style:style style:name="T37" style:family="text">
      <style:text-properties fo:font-style="italic" officeooo:rsid="01b7d8ef" style:font-style-asian="italic" style:font-style-complex="italic"/>
    </style:style>
    <style:style style:name="T38" style:family="text">
      <style:text-properties fo:font-style="italic" officeooo:rsid="01cb23c4" style:font-style-asian="italic" style:font-style-complex="italic"/>
    </style:style>
    <style:style style:name="T39" style:family="text">
      <style:text-properties fo:font-style="italic" officeooo:rsid="01f2ce26" style:font-style-asian="italic" style:font-style-complex="italic"/>
    </style:style>
    <style:style style:name="T40" style:family="text">
      <style:text-properties fo:font-style="italic" officeooo:rsid="020c5064" style:font-style-asian="italic" style:font-style-complex="italic"/>
    </style:style>
    <style:style style:name="T41" style:family="text">
      <style:text-properties fo:font-style="italic" officeooo:rsid="020c80f8" style:font-style-asian="italic" style:font-style-complex="italic"/>
    </style:style>
    <style:style style:name="T42" style:family="text">
      <style:text-properties fo:font-style="italic" officeooo:rsid="020ef690" style:font-style-asian="italic" style:font-style-complex="italic"/>
    </style:style>
    <style:style style:name="T43" style:family="text">
      <style:text-properties fo:font-style="italic" officeooo:rsid="02180d0d" style:font-style-asian="italic" style:font-style-complex="italic"/>
    </style:style>
    <style:style style:name="T44" style:family="text">
      <style:text-properties fo:font-style="italic" officeooo:rsid="021d7afa" style:font-style-asian="italic" style:font-style-complex="italic"/>
    </style:style>
    <style:style style:name="T45" style:family="text">
      <style:text-properties fo:font-style="italic" officeooo:rsid="022e61d4" style:font-style-asian="italic" style:font-style-complex="italic"/>
    </style:style>
    <style:style style:name="T46" style:family="text">
      <style:text-properties fo:font-style="italic" officeooo:rsid="022ed3e3" style:font-style-asian="italic" style:font-style-complex="italic"/>
    </style:style>
    <style:style style:name="T47" style:family="text">
      <style:text-properties fo:font-style="italic" officeooo:rsid="0234f024" style:font-style-asian="italic" style:font-style-complex="italic"/>
    </style:style>
    <style:style style:name="T48" style:family="text">
      <style:text-properties fo:font-style="italic" officeooo:rsid="0125f43e" style:font-style-asian="italic" style:font-style-complex="italic"/>
    </style:style>
    <style:style style:name="T49" style:family="text">
      <style:text-properties fo:font-style="italic" officeooo:rsid="024b9bb3" style:font-style-asian="italic" style:font-style-complex="italic"/>
    </style:style>
    <style:style style:name="T50" style:family="text">
      <style:text-properties fo:font-style="italic" officeooo:rsid="04009322" style:font-style-asian="italic" style:font-style-complex="italic"/>
    </style:style>
    <style:style style:name="T51" style:family="text">
      <style:text-properties fo:font-style="italic" officeooo:rsid="049131f6" style:font-style-asian="italic" style:font-style-complex="italic"/>
    </style:style>
    <style:style style:name="T52" style:family="text">
      <style:text-properties fo:font-style="italic" officeooo:rsid="04f70dd4" style:font-style-asian="italic" style:font-style-complex="italic"/>
    </style:style>
    <style:style style:name="T53" style:family="text">
      <style:text-properties fo:font-style="italic" officeooo:rsid="051dfdd3" style:font-style-asian="italic" style:font-style-complex="italic"/>
    </style:style>
    <style:style style:name="T54" style:family="text">
      <style:text-properties fo:font-style="italic" officeooo:rsid="0601b349" style:font-style-asian="italic" style:font-style-complex="italic"/>
    </style:style>
    <style:style style:name="T55" style:family="text">
      <style:text-properties fo:font-style="italic" officeooo:rsid="066ae693" style:font-style-asian="italic" style:font-style-complex="italic"/>
    </style:style>
    <style:style style:name="T56" style:family="text">
      <style:text-properties fo:font-style="italic" officeooo:rsid="067dc553" style:font-style-asian="italic" style:font-style-complex="italic"/>
    </style:style>
    <style:style style:name="T57" style:family="text">
      <style:text-properties fo:font-style="italic" officeooo:rsid="067ed626" style:font-style-asian="italic" style:font-style-complex="italic"/>
    </style:style>
    <style:style style:name="T58" style:family="text">
      <style:text-properties fo:font-style="italic" officeooo:rsid="06803c26" style:font-style-asian="italic" style:font-style-complex="italic"/>
    </style:style>
    <style:style style:name="T59" style:family="text">
      <style:text-properties fo:font-style="italic" officeooo:rsid="06959d71" style:font-style-asian="italic" style:font-style-complex="italic"/>
    </style:style>
    <style:style style:name="T60" style:family="text">
      <style:text-properties fo:font-style="italic" officeooo:rsid="069c068a" style:font-style-asian="italic" style:font-style-complex="italic"/>
    </style:style>
    <style:style style:name="T61" style:family="text">
      <style:text-properties fo:font-style="italic" officeooo:rsid="06b1a458" style:font-style-asian="italic" style:font-style-complex="italic"/>
    </style:style>
    <style:style style:name="T62" style:family="text">
      <style:text-properties fo:font-style="italic" officeooo:rsid="06bd07da" style:font-style-asian="italic" style:font-style-complex="italic"/>
    </style:style>
    <style:style style:name="T63" style:family="text">
      <style:text-properties fo:font-style="italic" officeooo:rsid="07620a69"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7f9437" style:font-style-asian="italic" style:font-weight-asian="bold" style:font-style-complex="italic" style:font-weight-complex="bold"/>
    </style:style>
    <style:style style:name="T66" style:family="text">
      <style:text-properties fo:font-style="italic" fo:font-weight="bold" officeooo:rsid="00855305" style:font-style-asian="italic" style:font-weight-asian="bold" style:font-style-complex="italic" style:font-weight-complex="bold"/>
    </style:style>
    <style:style style:name="T67" style:family="text">
      <style:text-properties fo:font-style="italic" fo:font-weight="bold" officeooo:rsid="00a13599" style:font-style-asian="italic" style:font-weight-asian="bold" style:font-style-complex="italic" style:font-weight-complex="bold"/>
    </style:style>
    <style:style style:name="T68" style:family="text">
      <style:text-properties fo:font-style="italic" fo:font-weight="bold" officeooo:rsid="017cfc2e" style:font-style-asian="italic" style:font-weight-asian="bold" style:font-style-complex="italic" style:font-weight-complex="bold"/>
    </style:style>
    <style:style style:name="T69" style:family="text">
      <style:text-properties fo:font-style="italic" fo:font-weight="bold" officeooo:rsid="00959559" style:font-style-asian="italic" style:font-weight-asian="bold" style:font-style-complex="italic" style:font-weight-complex="bold"/>
    </style:style>
    <style:style style:name="T70" style:family="text">
      <style:text-properties fo:font-style="italic" fo:font-weight="bold" officeooo:rsid="052a3994" style:font-style-asian="italic" style:font-weight-asian="bold"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96821e" style:font-style-asian="italic" style:font-weight-asian="normal" style:font-style-complex="italic" style:font-weight-complex="normal"/>
    </style:style>
    <style:style style:name="T73" style:family="text">
      <style:text-properties fo:font-style="italic" fo:font-weight="normal" officeooo:rsid="00a13599" style:font-style-asian="italic" style:font-weight-asian="normal" style:font-style-complex="italic" style:font-weight-complex="normal"/>
    </style:style>
    <style:style style:name="T74" style:family="text">
      <style:text-properties fo:font-style="italic" fo:font-weight="normal" officeooo:rsid="016dffa2" style:font-style-asian="italic" style:font-weight-asian="normal" style:font-style-complex="italic" style:font-weight-complex="normal"/>
    </style:style>
    <style:style style:name="T75" style:family="text">
      <style:text-properties fo:font-style="italic" fo:font-weight="normal" officeooo:rsid="015afb60" style:font-style-asian="italic" style:font-weight-asian="normal" style:font-style-complex="italic" style:font-weight-complex="normal"/>
    </style:style>
    <style:style style:name="T76" style:family="text">
      <style:text-properties fo:font-style="italic" fo:font-weight="normal" officeooo:rsid="01814254" style:font-style-asian="italic" style:font-weight-asian="normal" style:font-style-complex="italic" style:font-weight-complex="normal"/>
    </style:style>
    <style:style style:name="T77" style:family="text">
      <style:text-properties fo:font-style="italic" fo:font-weight="normal" officeooo:rsid="0098ef9b" style:font-style-asian="italic" style:font-weight-asian="normal" style:font-style-complex="italic"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2a9c1f" style:font-weight-asian="normal" style:font-weight-complex="normal"/>
    </style:style>
    <style:style style:name="T80" style:family="text">
      <style:text-properties fo:font-weight="normal" officeooo:rsid="006728eb" style:font-weight-asian="normal" style:font-weight-complex="normal"/>
    </style:style>
    <style:style style:name="T81" style:family="text">
      <style:text-properties fo:font-weight="normal" officeooo:rsid="00959559" style:font-weight-asian="normal" style:font-weight-complex="normal"/>
    </style:style>
    <style:style style:name="T82" style:family="text">
      <style:text-properties fo:font-weight="normal" officeooo:rsid="00993621" style:font-weight-asian="normal" style:font-weight-complex="normal"/>
    </style:style>
    <style:style style:name="T83" style:family="text">
      <style:text-properties fo:font-weight="normal" officeooo:rsid="00b3ad7e" style:font-weight-asian="normal" style:font-weight-complex="normal"/>
    </style:style>
    <style:style style:name="T84" style:family="text">
      <style:text-properties fo:font-weight="normal" officeooo:rsid="00e7b3fa" style:font-weight-asian="normal" style:font-weight-complex="normal"/>
    </style:style>
    <style:style style:name="T85" style:family="text">
      <style:text-properties fo:font-weight="normal" officeooo:rsid="00f8a84d" style:font-weight-asian="normal" style:font-weight-complex="normal"/>
    </style:style>
    <style:style style:name="T86" style:family="text">
      <style:text-properties fo:font-weight="normal" officeooo:rsid="00fa1fc4" style:font-weight-asian="normal" style:font-weight-complex="normal"/>
    </style:style>
    <style:style style:name="T87" style:family="text">
      <style:text-properties fo:font-weight="normal" officeooo:rsid="0108b46a" style:font-weight-asian="normal" style:font-weight-complex="normal"/>
    </style:style>
    <style:style style:name="T88" style:family="text">
      <style:text-properties fo:font-weight="normal" officeooo:rsid="010fbfa9" style:font-weight-asian="normal" style:font-weight-complex="normal"/>
    </style:style>
    <style:style style:name="T89" style:family="text">
      <style:text-properties fo:font-weight="normal" officeooo:rsid="014a8a70" style:font-weight-asian="normal" style:font-weight-complex="normal"/>
    </style:style>
    <style:style style:name="T90" style:family="text">
      <style:text-properties fo:font-weight="normal" officeooo:rsid="020ef690" style:font-weight-asian="normal" style:font-weight-complex="normal"/>
    </style:style>
    <style:style style:name="T91" style:family="text">
      <style:text-properties fo:font-weight="normal" officeooo:rsid="06a8f7df" style:font-weight-asian="normal" style:font-weight-complex="normal"/>
    </style:style>
    <style:style style:name="T92" style:family="text">
      <style:text-properties fo:font-weight="normal" officeooo:rsid="06b18df9" style:font-weight-asian="normal" style:font-weight-complex="normal"/>
    </style:style>
    <style:style style:name="T93" style:family="text">
      <style:text-properties fo:font-weight="normal" officeooo:rsid="075fb756" style:font-weight-asian="normal" style:font-weight-complex="normal"/>
    </style:style>
    <style:style style:name="T94" style:family="text">
      <style:text-properties fo:font-weight="normal" officeooo:rsid="079d3c1d"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2a9c1f" style:font-style-asian="normal" style:font-style-complex="normal"/>
    </style:style>
    <style:style style:name="T97" style:family="text">
      <style:text-properties fo:font-style="normal" officeooo:rsid="006e9076" style:font-style-asian="normal" style:font-style-complex="normal"/>
    </style:style>
    <style:style style:name="T98" style:family="text">
      <style:text-properties fo:font-style="normal" officeooo:rsid="00755109" style:font-style-asian="normal" style:font-style-complex="normal"/>
    </style:style>
    <style:style style:name="T99" style:family="text">
      <style:text-properties fo:font-style="normal" officeooo:rsid="0077e2b5" style:font-style-asian="normal" style:font-style-complex="normal"/>
    </style:style>
    <style:style style:name="T100" style:family="text">
      <style:text-properties fo:font-style="normal" officeooo:rsid="007f9437" style:font-style-asian="normal" style:font-style-complex="normal"/>
    </style:style>
    <style:style style:name="T101" style:family="text">
      <style:text-properties fo:font-style="normal" officeooo:rsid="00855305" style:font-style-asian="normal" style:font-style-complex="normal"/>
    </style:style>
    <style:style style:name="T102" style:family="text">
      <style:text-properties fo:font-style="normal" officeooo:rsid="00959559" style:font-style-asian="normal" style:font-style-complex="normal"/>
    </style:style>
    <style:style style:name="T103" style:family="text">
      <style:text-properties fo:font-style="normal" officeooo:rsid="00c4b1dc" style:font-style-asian="normal" style:font-style-complex="normal"/>
    </style:style>
    <style:style style:name="T104" style:family="text">
      <style:text-properties fo:font-style="normal" officeooo:rsid="00c56989" style:font-style-asian="normal" style:font-style-complex="normal"/>
    </style:style>
    <style:style style:name="T105" style:family="text">
      <style:text-properties fo:font-style="normal" officeooo:rsid="00d06681" style:font-style-asian="normal" style:font-style-complex="normal"/>
    </style:style>
    <style:style style:name="T106" style:family="text">
      <style:text-properties fo:font-style="normal" officeooo:rsid="00e3cc6d" style:font-style-asian="normal" style:font-style-complex="normal"/>
    </style:style>
    <style:style style:name="T107" style:family="text">
      <style:text-properties fo:font-style="normal" officeooo:rsid="00f1130d" style:font-style-asian="normal" style:font-style-complex="normal"/>
    </style:style>
    <style:style style:name="T108" style:family="text">
      <style:text-properties fo:font-style="normal" officeooo:rsid="00fa1fc4" style:font-style-asian="normal" style:font-style-complex="normal"/>
    </style:style>
    <style:style style:name="T109" style:family="text">
      <style:text-properties fo:font-style="normal" officeooo:rsid="0101e9b5" style:font-style-asian="normal" style:font-style-complex="normal"/>
    </style:style>
    <style:style style:name="T110" style:family="text">
      <style:text-properties fo:font-style="normal" officeooo:rsid="0107ec7c" style:font-style-asian="normal" style:font-style-complex="normal"/>
    </style:style>
    <style:style style:name="T111" style:family="text">
      <style:text-properties fo:font-style="normal" officeooo:rsid="01386224" style:font-style-asian="normal" style:font-style-complex="normal"/>
    </style:style>
    <style:style style:name="T112" style:family="text">
      <style:text-properties fo:font-style="normal" officeooo:rsid="01446f4f" style:font-style-asian="normal" style:font-style-complex="normal"/>
    </style:style>
    <style:style style:name="T113" style:family="text">
      <style:text-properties fo:font-style="normal" officeooo:rsid="0151a14c" style:font-style-asian="normal" style:font-style-complex="normal"/>
    </style:style>
    <style:style style:name="T114" style:family="text">
      <style:text-properties fo:font-style="normal" officeooo:rsid="01606fa9" style:font-style-asian="normal" style:font-style-complex="normal"/>
    </style:style>
    <style:style style:name="T115" style:family="text">
      <style:text-properties fo:font-style="normal" officeooo:rsid="0170de5c" style:font-style-asian="normal" style:font-style-complex="normal"/>
    </style:style>
    <style:style style:name="T116" style:family="text">
      <style:text-properties fo:font-style="normal" officeooo:rsid="01748726" style:font-style-asian="normal" style:font-style-complex="normal"/>
    </style:style>
    <style:style style:name="T117" style:family="text">
      <style:text-properties fo:font-style="normal" officeooo:rsid="01762613" style:font-style-asian="normal" style:font-style-complex="normal"/>
    </style:style>
    <style:style style:name="T118" style:family="text">
      <style:text-properties fo:font-style="normal" officeooo:rsid="01832bff" style:font-style-asian="normal" style:font-style-complex="normal"/>
    </style:style>
    <style:style style:name="T119" style:family="text">
      <style:text-properties fo:font-style="normal" officeooo:rsid="0189f995" style:font-style-asian="normal" style:font-style-complex="normal"/>
    </style:style>
    <style:style style:name="T120" style:family="text">
      <style:text-properties fo:font-style="normal" officeooo:rsid="01947b64" style:font-style-asian="normal" style:font-style-complex="normal"/>
    </style:style>
    <style:style style:name="T121" style:family="text">
      <style:text-properties fo:font-style="normal" officeooo:rsid="019c3328" style:font-style-asian="normal" style:font-style-complex="normal"/>
    </style:style>
    <style:style style:name="T122" style:family="text">
      <style:text-properties fo:font-style="normal" officeooo:rsid="019e3113" style:font-style-asian="normal" style:font-style-complex="normal"/>
    </style:style>
    <style:style style:name="T123" style:family="text">
      <style:text-properties fo:font-style="normal" officeooo:rsid="01a6c715" style:font-style-asian="normal" style:font-style-complex="normal"/>
    </style:style>
    <style:style style:name="T124" style:family="text">
      <style:text-properties fo:font-style="normal" officeooo:rsid="01a8bdd5" style:font-style-asian="normal" style:font-style-complex="normal"/>
    </style:style>
    <style:style style:name="T125" style:family="text">
      <style:text-properties fo:font-style="normal" officeooo:rsid="01b7d8ef" style:font-style-asian="normal" style:font-style-complex="normal"/>
    </style:style>
    <style:style style:name="T126" style:family="text">
      <style:text-properties fo:font-style="normal" officeooo:rsid="01b8960e" style:font-style-asian="normal" style:font-style-complex="normal"/>
    </style:style>
    <style:style style:name="T127" style:family="text">
      <style:text-properties fo:font-style="normal" officeooo:rsid="01cb23c4" style:font-style-asian="normal" style:font-style-complex="normal"/>
    </style:style>
    <style:style style:name="T128" style:family="text">
      <style:text-properties fo:font-style="normal" officeooo:rsid="01cd336c" style:font-style-asian="normal" style:font-style-complex="normal"/>
    </style:style>
    <style:style style:name="T129" style:family="text">
      <style:text-properties fo:font-style="normal" officeooo:rsid="01d01259" style:font-style-asian="normal" style:font-style-complex="normal"/>
    </style:style>
    <style:style style:name="T130" style:family="text">
      <style:text-properties fo:font-style="normal" officeooo:rsid="01d78476" style:font-style-asian="normal" style:font-style-complex="normal"/>
    </style:style>
    <style:style style:name="T131" style:family="text">
      <style:text-properties fo:font-style="normal" officeooo:rsid="01de5895" style:font-style-asian="normal" style:font-style-complex="normal"/>
    </style:style>
    <style:style style:name="T132" style:family="text">
      <style:text-properties fo:font-style="normal" officeooo:rsid="01df79bc" style:font-style-asian="normal" style:font-style-complex="normal"/>
    </style:style>
    <style:style style:name="T133" style:family="text">
      <style:text-properties fo:font-style="normal" officeooo:rsid="01e0b091" style:font-style-asian="normal" style:font-style-complex="normal"/>
    </style:style>
    <style:style style:name="T134" style:family="text">
      <style:text-properties fo:font-style="normal" officeooo:rsid="01f2ce26" style:font-style-asian="normal" style:font-style-complex="normal"/>
    </style:style>
    <style:style style:name="T135" style:family="text">
      <style:text-properties fo:font-style="normal" officeooo:rsid="020c5064" style:font-style-asian="normal" style:font-style-complex="normal"/>
    </style:style>
    <style:style style:name="T136" style:family="text">
      <style:text-properties fo:font-style="normal" officeooo:rsid="020c80f8" style:font-style-asian="normal" style:font-style-complex="normal"/>
    </style:style>
    <style:style style:name="T137" style:family="text">
      <style:text-properties fo:font-style="normal" officeooo:rsid="020e2ea5" style:font-style-asian="normal" style:font-style-complex="normal"/>
    </style:style>
    <style:style style:name="T138" style:family="text">
      <style:text-properties fo:font-style="normal" officeooo:rsid="020ef690" style:font-style-asian="normal" style:font-style-complex="normal"/>
    </style:style>
    <style:style style:name="T139" style:family="text">
      <style:text-properties fo:font-style="normal" officeooo:rsid="0215a235" style:font-style-asian="normal" style:font-style-complex="normal"/>
    </style:style>
    <style:style style:name="T140" style:family="text">
      <style:text-properties fo:font-style="normal" officeooo:rsid="02180d0d" style:font-style-asian="normal" style:font-style-complex="normal"/>
    </style:style>
    <style:style style:name="T141" style:family="text">
      <style:text-properties fo:font-style="normal" officeooo:rsid="021d7afa" style:font-style-asian="normal" style:font-style-complex="normal"/>
    </style:style>
    <style:style style:name="T142" style:family="text">
      <style:text-properties fo:font-style="normal" officeooo:rsid="022191a2" style:font-style-asian="normal" style:font-style-complex="normal"/>
    </style:style>
    <style:style style:name="T143" style:family="text">
      <style:text-properties fo:font-style="normal" officeooo:rsid="022e61d4" style:font-style-asian="normal" style:font-style-complex="normal"/>
    </style:style>
    <style:style style:name="T144" style:family="text">
      <style:text-properties fo:font-style="normal" officeooo:rsid="0233d0cb" style:font-style-asian="normal" style:font-style-complex="normal"/>
    </style:style>
    <style:style style:name="T145" style:family="text">
      <style:text-properties fo:font-style="normal" officeooo:rsid="0234f024" style:font-style-asian="normal" style:font-style-complex="normal"/>
    </style:style>
    <style:style style:name="T146" style:family="text">
      <style:text-properties fo:font-style="normal" officeooo:rsid="0125f43e" style:font-style-asian="normal" style:font-style-complex="normal"/>
    </style:style>
    <style:style style:name="T147" style:family="text">
      <style:text-properties fo:font-style="normal" officeooo:rsid="02376ca5" style:font-style-asian="normal" style:font-style-complex="normal"/>
    </style:style>
    <style:style style:name="T148" style:family="text">
      <style:text-properties fo:font-style="normal" officeooo:rsid="02399bfc" style:font-style-asian="normal" style:font-style-complex="normal"/>
    </style:style>
    <style:style style:name="T149" style:family="text">
      <style:text-properties fo:font-style="normal" officeooo:rsid="023b4683" style:font-style-asian="normal" style:font-style-complex="normal"/>
    </style:style>
    <style:style style:name="T150" style:family="text">
      <style:text-properties fo:font-style="normal" officeooo:rsid="024b9bb3" style:font-style-asian="normal" style:font-style-complex="normal"/>
    </style:style>
    <style:style style:name="T151" style:family="text">
      <style:text-properties fo:font-style="normal" officeooo:rsid="04009322" style:font-style-asian="normal" style:font-style-complex="normal"/>
    </style:style>
    <style:style style:name="T152" style:family="text">
      <style:text-properties fo:font-style="normal" officeooo:rsid="049131f6" style:font-style-asian="normal" style:font-style-complex="normal"/>
    </style:style>
    <style:style style:name="T153" style:family="text">
      <style:text-properties fo:font-style="normal" officeooo:rsid="04f70dd4" style:font-style-asian="normal" style:font-style-complex="normal"/>
    </style:style>
    <style:style style:name="T154" style:family="text">
      <style:text-properties fo:font-style="normal" officeooo:rsid="051dfdd3" style:font-style-asian="normal" style:font-style-complex="normal"/>
    </style:style>
    <style:style style:name="T155" style:family="text">
      <style:text-properties fo:font-style="normal" officeooo:rsid="052c14ff" style:font-style-asian="normal" style:font-style-complex="normal"/>
    </style:style>
    <style:style style:name="T156" style:family="text">
      <style:text-properties fo:font-style="normal" officeooo:rsid="0601b349" style:font-style-asian="normal" style:font-style-complex="normal"/>
    </style:style>
    <style:style style:name="T157" style:family="text">
      <style:text-properties fo:font-style="normal" officeooo:rsid="066ae693" style:font-style-asian="normal" style:font-style-complex="normal"/>
    </style:style>
    <style:style style:name="T158" style:family="text">
      <style:text-properties fo:font-style="normal" officeooo:rsid="066bdf73" style:font-style-asian="normal" style:font-style-complex="normal"/>
    </style:style>
    <style:style style:name="T159" style:family="text">
      <style:text-properties fo:font-style="normal" officeooo:rsid="067dc553" style:font-style-asian="normal" style:font-style-complex="normal"/>
    </style:style>
    <style:style style:name="T160" style:family="text">
      <style:text-properties fo:font-style="normal" officeooo:rsid="067ff8f3" style:font-style-asian="normal" style:font-style-complex="normal"/>
    </style:style>
    <style:style style:name="T161" style:family="text">
      <style:text-properties fo:font-style="normal" officeooo:rsid="067ed626" style:font-style-asian="normal" style:font-style-complex="normal"/>
    </style:style>
    <style:style style:name="T162" style:family="text">
      <style:text-properties fo:font-style="normal" officeooo:rsid="06803c26" style:font-style-asian="normal" style:font-style-complex="normal"/>
    </style:style>
    <style:style style:name="T163" style:family="text">
      <style:text-properties fo:font-style="normal" officeooo:rsid="0687a8a2" style:font-style-asian="normal" style:font-style-complex="normal"/>
    </style:style>
    <style:style style:name="T164" style:family="text">
      <style:text-properties fo:font-style="normal" officeooo:rsid="06959d71" style:font-style-asian="normal" style:font-style-complex="normal"/>
    </style:style>
    <style:style style:name="T165" style:family="text">
      <style:text-properties fo:font-style="normal" officeooo:rsid="069c068a" style:font-style-asian="normal" style:font-style-complex="normal"/>
    </style:style>
    <style:style style:name="T166" style:family="text">
      <style:text-properties fo:font-style="normal" officeooo:rsid="069d00d0" style:font-style-asian="normal" style:font-style-complex="normal"/>
    </style:style>
    <style:style style:name="T167" style:family="text">
      <style:text-properties fo:font-style="normal" officeooo:rsid="06b1a458" style:font-style-asian="normal" style:font-style-complex="normal"/>
    </style:style>
    <style:style style:name="T168" style:family="text">
      <style:text-properties fo:font-style="normal" officeooo:rsid="06bd07da" style:font-style-asian="normal" style:font-style-complex="normal"/>
    </style:style>
    <style:style style:name="T169" style:family="text">
      <style:text-properties fo:font-style="normal" officeooo:rsid="07620a69" style:font-style-asian="normal" style:font-style-complex="normal"/>
    </style:style>
    <style:style style:name="T170" style:family="text">
      <style:text-properties fo:font-style="normal" officeooo:rsid="09f1b92f" style:font-style-asian="normal" style:font-style-complex="normal"/>
    </style:style>
    <style:style style:name="T171" style:family="text">
      <style:text-properties fo:font-style="normal" officeooo:rsid="09f359e0" style:font-style-asian="normal" style:font-style-complex="normal"/>
    </style:style>
    <style:style style:name="T172" style:family="text">
      <style:text-properties fo:font-style="normal" officeooo:rsid="0a7b8727" style:font-style-asian="normal" style:font-style-complex="normal"/>
    </style:style>
    <style:style style:name="T173" style:family="text">
      <style:text-properties fo:font-style="normal" officeooo:rsid="0a7def2c"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2a9c1f" style:font-style-asian="normal" style:font-weight-asian="normal" style:font-style-complex="normal" style:font-weight-complex="normal"/>
    </style:style>
    <style:style style:name="T176" style:family="text">
      <style:text-properties fo:font-style="normal" fo:font-weight="normal" officeooo:rsid="0031f245" style:font-style-asian="normal" style:font-weight-asian="normal" style:font-style-complex="normal" style:font-weight-complex="normal"/>
    </style:style>
    <style:style style:name="T177" style:family="text">
      <style:text-properties fo:font-style="normal" fo:font-weight="normal" officeooo:rsid="003478e0" style:font-style-asian="normal" style:font-weight-asian="normal" style:font-style-complex="normal" style:font-weight-complex="normal"/>
    </style:style>
    <style:style style:name="T178" style:family="text">
      <style:text-properties fo:font-style="normal" fo:font-weight="normal" officeooo:rsid="00504951" style:font-style-asian="normal" style:font-weight-asian="normal" style:font-style-complex="normal" style:font-weight-complex="normal"/>
    </style:style>
    <style:style style:name="T179" style:family="text">
      <style:text-properties fo:font-style="normal" fo:font-weight="normal" officeooo:rsid="00755109" style:font-style-asian="normal" style:font-weight-asian="normal" style:font-style-complex="normal" style:font-weight-complex="normal"/>
    </style:style>
    <style:style style:name="T180" style:family="text">
      <style:text-properties fo:font-style="normal" fo:font-weight="normal" officeooo:rsid="007f9437" style:font-style-asian="normal" style:font-weight-asian="normal" style:font-style-complex="normal" style:font-weight-complex="normal"/>
    </style:style>
    <style:style style:name="T181" style:family="text">
      <style:text-properties fo:font-style="normal" fo:font-weight="normal" officeooo:rsid="00855305" style:font-style-asian="normal" style:font-weight-asian="normal" style:font-style-complex="normal" style:font-weight-complex="normal"/>
    </style:style>
    <style:style style:name="T182" style:family="text">
      <style:text-properties fo:font-style="normal" fo:font-weight="normal" officeooo:rsid="00959559" style:font-style-asian="normal" style:font-weight-asian="normal" style:font-style-complex="normal" style:font-weight-complex="normal"/>
    </style:style>
    <style:style style:name="T183" style:family="text">
      <style:text-properties fo:font-style="normal" fo:font-weight="normal" officeooo:rsid="0096821e" style:font-style-asian="normal" style:font-weight-asian="normal" style:font-style-complex="normal" style:font-weight-complex="normal"/>
    </style:style>
    <style:style style:name="T184" style:family="text">
      <style:text-properties fo:font-style="normal" fo:font-weight="normal" officeooo:rsid="0098ef9b" style:font-style-asian="normal" style:font-weight-asian="normal" style:font-style-complex="normal" style:font-weight-complex="normal"/>
    </style:style>
    <style:style style:name="T185" style:family="text">
      <style:text-properties fo:font-style="normal" fo:font-weight="normal" officeooo:rsid="009a362e" style:font-style-asian="normal" style:font-weight-asian="normal" style:font-style-complex="normal" style:font-weight-complex="normal"/>
    </style:style>
    <style:style style:name="T186" style:family="text">
      <style:text-properties fo:font-style="normal" fo:font-weight="normal" officeooo:rsid="00a13599" style:font-style-asian="normal" style:font-weight-asian="normal" style:font-style-complex="normal" style:font-weight-complex="normal"/>
    </style:style>
    <style:style style:name="T187" style:family="text">
      <style:text-properties fo:font-style="normal" fo:font-weight="normal" officeooo:rsid="010fbfa9" style:font-style-asian="normal" style:font-weight-asian="normal" style:font-style-complex="normal" style:font-weight-complex="normal"/>
    </style:style>
    <style:style style:name="T188" style:family="text">
      <style:text-properties fo:font-style="normal" fo:font-weight="normal" officeooo:rsid="0130ce0d" style:font-style-asian="normal" style:font-weight-asian="normal" style:font-style-complex="normal" style:font-weight-complex="normal"/>
    </style:style>
    <style:style style:name="T189" style:family="text">
      <style:text-properties fo:font-style="normal" fo:font-weight="normal" officeooo:rsid="016b839a" style:font-style-asian="normal" style:font-weight-asian="normal" style:font-style-complex="normal" style:font-weight-complex="normal"/>
    </style:style>
    <style:style style:name="T190" style:family="text">
      <style:text-properties fo:font-style="normal" fo:font-weight="normal" officeooo:rsid="016d286d" style:font-style-asian="normal" style:font-weight-asian="normal" style:font-style-complex="normal" style:font-weight-complex="normal"/>
    </style:style>
    <style:style style:name="T191" style:family="text">
      <style:text-properties fo:font-style="normal" fo:font-weight="normal" officeooo:rsid="016d5f7e" style:font-style-asian="normal" style:font-weight-asian="normal" style:font-style-complex="normal" style:font-weight-complex="normal"/>
    </style:style>
    <style:style style:name="T192" style:family="text">
      <style:text-properties fo:font-style="normal" fo:font-weight="normal" officeooo:rsid="01741a9d" style:font-style-asian="normal" style:font-weight-asian="normal" style:font-style-complex="normal" style:font-weight-complex="normal"/>
    </style:style>
    <style:style style:name="T193" style:family="text">
      <style:text-properties fo:font-style="normal" fo:font-weight="normal" officeooo:rsid="017cfc2e" style:font-style-asian="normal" style:font-weight-asian="normal" style:font-style-complex="normal" style:font-weight-complex="normal"/>
    </style:style>
    <style:style style:name="T194" style:family="text">
      <style:text-properties fo:font-style="normal" fo:font-weight="normal" officeooo:rsid="017dd1f5" style:font-style-asian="normal" style:font-weight-asian="normal" style:font-style-complex="normal" style:font-weight-complex="normal"/>
    </style:style>
    <style:style style:name="T195" style:family="text">
      <style:text-properties fo:font-style="normal" fo:font-weight="normal" officeooo:rsid="01814254" style:font-style-asian="normal" style:font-weight-asian="normal" style:font-style-complex="normal" style:font-weight-complex="normal"/>
    </style:style>
    <style:style style:name="T196" style:family="text">
      <style:text-properties fo:font-style="normal" fo:font-weight="normal" officeooo:rsid="018a7c53" style:font-style-asian="normal" style:font-weight-asian="normal" style:font-style-complex="normal" style:font-weight-complex="normal"/>
    </style:style>
    <style:style style:name="T197" style:family="text">
      <style:text-properties fo:font-style="normal" fo:font-weight="normal" officeooo:rsid="01f2ce26" style:font-style-asian="normal" style:font-weight-asian="normal" style:font-style-complex="normal" style:font-weight-complex="normal"/>
    </style:style>
    <style:style style:name="T198" style:family="text">
      <style:text-properties fo:font-style="normal" fo:font-weight="normal" officeooo:rsid="020ef690" style:font-style-asian="normal" style:font-weight-asian="normal" style:font-style-complex="normal" style:font-weight-complex="normal"/>
    </style:style>
    <style:style style:name="T199" style:family="text">
      <style:text-properties fo:font-style="normal" fo:font-weight="normal" officeooo:rsid="0210cee3" style:font-style-asian="normal" style:font-weight-asian="normal" style:font-style-complex="normal" style:font-weight-complex="normal"/>
    </style:style>
    <style:style style:name="T200" style:family="text">
      <style:text-properties fo:font-style="normal" fo:font-weight="normal" officeooo:rsid="024369e2" style:font-style-asian="normal" style:font-weight-asian="normal" style:font-style-complex="normal" style:font-weight-complex="normal"/>
    </style:style>
    <style:style style:name="T201" style:family="text">
      <style:text-properties fo:font-style="normal" fo:font-weight="normal" officeooo:rsid="05354ae9" style:font-style-asian="normal" style:font-weight-asian="normal" style:font-style-complex="normal" style:font-weight-complex="normal"/>
    </style:style>
    <style:style style:name="T202" style:family="text">
      <style:text-properties fo:font-style="normal" fo:font-weight="normal" officeooo:rsid="05357f06" style:font-style-asian="normal" style:font-weight-asian="normal" style:font-style-complex="normal" style:font-weight-complex="normal"/>
    </style:style>
    <style:style style:name="T203" style:family="text">
      <style:text-properties fo:font-style="normal" fo:font-weight="normal" officeooo:rsid="052a3994" style:font-style-asian="normal" style:font-weight-asian="normal" style:font-style-complex="normal" style:font-weight-complex="normal"/>
    </style:style>
    <style:style style:name="T204" style:family="text">
      <style:text-properties fo:font-style="normal" fo:font-weight="normal" officeooo:rsid="0536e29b" style:font-style-asian="normal" style:font-weight-asian="normal" style:font-style-complex="normal" style:font-weight-complex="normal"/>
    </style:style>
    <style:style style:name="T205" style:family="text">
      <style:text-properties fo:font-style="normal" fo:font-weight="normal" officeooo:rsid="052ba80a" style:font-style-asian="normal" style:font-weight-asian="normal" style:font-style-complex="normal" style:font-weight-complex="normal"/>
    </style:style>
    <style:style style:name="T206" style:family="text">
      <style:text-properties fo:font-style="normal" fo:font-weight="normal" officeooo:rsid="06941ed4" style:font-style-asian="normal" style:font-weight-asian="normal" style:font-style-complex="normal" style:font-weight-complex="normal"/>
    </style:style>
    <style:style style:name="T207" style:family="text">
      <style:text-properties fo:font-style="normal" fo:font-weight="bold" style:font-style-asian="normal" style:font-weight-asian="bold" style:font-style-complex="normal" style:font-weight-complex="bold"/>
    </style:style>
    <style:style style:name="T208" style:family="text">
      <style:text-properties fo:font-style="normal" fo:font-weight="bold" officeooo:rsid="00755109" style:font-style-asian="normal" style:font-weight-asian="bold" style:font-style-complex="normal" style:font-weight-complex="bold"/>
    </style:style>
    <style:style style:name="T209" style:family="text">
      <style:text-properties fo:font-style="normal" fo:font-weight="bold" officeooo:rsid="05357f06" style:font-style-asian="normal" style:font-weight-asian="bold" style:font-style-complex="normal" style:font-weight-complex="bold"/>
    </style:style>
    <style:style style:name="T210" style:family="text">
      <style:text-properties fo:font-style="normal" fo:font-weight="bold" officeooo:rsid="052a3994" style:font-style-asian="normal" style:font-weight-asian="bold" style:font-style-complex="normal" style:font-weight-complex="bold"/>
    </style:style>
    <style:style style:name="T211" style:family="text">
      <style:text-properties officeooo:rsid="001e30f4"/>
    </style:style>
    <style:style style:name="T212" style:family="text">
      <style:text-properties officeooo:rsid="002378ef"/>
    </style:style>
    <style:style style:name="T213" style:family="text">
      <style:text-properties officeooo:rsid="0025604c"/>
    </style:style>
    <style:style style:name="T214" style:family="text">
      <style:text-properties officeooo:rsid="002a13ff"/>
    </style:style>
    <style:style style:name="T215" style:family="text">
      <style:text-properties officeooo:rsid="002a9c1f"/>
    </style:style>
    <style:style style:name="T216" style:family="text">
      <style:text-properties officeooo:rsid="002aba47"/>
    </style:style>
    <style:style style:name="T217" style:family="text">
      <style:text-properties officeooo:rsid="002f1486"/>
    </style:style>
    <style:style style:name="T218" style:family="text">
      <style:text-properties officeooo:rsid="0033058e"/>
    </style:style>
    <style:style style:name="T219" style:family="text">
      <style:text-properties officeooo:rsid="00346180"/>
    </style:style>
    <style:style style:name="T220" style:family="text">
      <style:text-properties officeooo:rsid="0035435f"/>
    </style:style>
    <style:style style:name="T221" style:family="text">
      <style:text-properties officeooo:rsid="00386bd6"/>
    </style:style>
    <style:style style:name="T222" style:family="text">
      <style:text-properties officeooo:rsid="003b4026"/>
    </style:style>
    <style:style style:name="T223" style:family="text">
      <style:text-properties officeooo:rsid="003cabba"/>
    </style:style>
    <style:style style:name="T224" style:family="text">
      <style:text-properties style:font-name="Liberation Mono"/>
    </style:style>
    <style:style style:name="T225" style:family="text">
      <style:text-properties style:font-name="Liberation Mono" fo:font-size="10pt" style:font-size-asian="10pt" style:font-size-complex="10pt"/>
    </style:style>
    <style:style style:name="T226" style:family="text">
      <style:text-properties style:font-name="Liberation Mono" fo:font-size="10pt" officeooo:rsid="00b3ad7e" style:font-size-asian="10pt" style:font-size-complex="10pt"/>
    </style:style>
    <style:style style:name="T227" style:family="text">
      <style:text-properties style:font-name="Liberation Mono" fo:font-size="10pt" officeooo:rsid="00c322e0" style:font-size-asian="10pt" style:font-size-complex="10pt"/>
    </style:style>
    <style:style style:name="T228" style:family="text">
      <style:text-properties style:font-name="Liberation Mono" fo:font-size="10pt" officeooo:rsid="00c6e205" style:font-size-asian="10pt" style:font-size-complex="10pt"/>
    </style:style>
    <style:style style:name="T229" style:family="text">
      <style:text-properties style:font-name="Liberation Mono" fo:font-size="10pt" officeooo:rsid="00c99246" style:font-size-asian="10pt" style:font-size-complex="10pt"/>
    </style:style>
    <style:style style:name="T230" style:family="text">
      <style:text-properties style:font-name="Liberation Mono" fo:font-size="10pt" officeooo:rsid="00558d4e" style:font-size-asian="10pt" style:font-size-complex="10pt"/>
    </style:style>
    <style:style style:name="T231" style:family="text">
      <style:text-properties style:font-name="Liberation Mono" fo:font-size="10pt" officeooo:rsid="00e521f1" style:font-size-asian="10pt" style:font-size-complex="10pt"/>
    </style:style>
    <style:style style:name="T232" style:family="text">
      <style:text-properties style:font-name="Liberation Mono" fo:font-size="10pt" officeooo:rsid="00ed816b" style:font-size-asian="10pt" style:font-size-complex="10pt"/>
    </style:style>
    <style:style style:name="T233" style:family="text">
      <style:text-properties style:font-name="Liberation Mono" fo:font-size="10pt" officeooo:rsid="010c7b1d" style:font-size-asian="10pt" style:font-size-complex="10pt"/>
    </style:style>
    <style:style style:name="T234" style:family="text">
      <style:text-properties style:font-name="Liberation Mono" fo:font-size="10pt" officeooo:rsid="0148b9a6" style:font-size-asian="10pt" style:font-size-complex="10pt"/>
    </style:style>
    <style:style style:name="T235" style:family="text">
      <style:text-properties style:font-name="Liberation Mono" fo:font-size="10pt" officeooo:rsid="00203c5b" style:font-size-asian="10pt" style:font-size-complex="10pt"/>
    </style:style>
    <style:style style:name="T236" style:family="text">
      <style:text-properties style:font-name="Liberation Mono" fo:font-size="10pt" officeooo:rsid="016ebdff" style:font-size-asian="10pt" style:font-size-complex="10pt"/>
    </style:style>
    <style:style style:name="T237" style:family="text">
      <style:text-properties style:font-name="Liberation Mono" fo:font-size="10pt" officeooo:rsid="01762613" style:font-size-asian="10pt" style:font-size-complex="10pt"/>
    </style:style>
    <style:style style:name="T238" style:family="text">
      <style:text-properties style:font-name="Liberation Mono" fo:font-size="10pt" officeooo:rsid="01e111b4" style:font-size-asian="10pt" style:font-size-complex="10pt"/>
    </style:style>
    <style:style style:name="T239" style:family="text">
      <style:text-properties style:font-name="Liberation Mono" fo:font-size="10pt" officeooo:rsid="013db623" style:font-size-asian="10pt" style:font-size-complex="10pt"/>
    </style:style>
    <style:style style:name="T240" style:family="text">
      <style:text-properties style:font-name="Liberation Mono" fo:font-size="10pt" officeooo:rsid="01966cc0" style:font-size-asian="10pt" style:font-size-complex="10pt"/>
    </style:style>
    <style:style style:name="T241" style:family="text">
      <style:text-properties style:font-name="Liberation Mono" fo:font-size="10pt" officeooo:rsid="01984fef" style:font-size-asian="10pt" style:font-size-complex="10pt"/>
    </style:style>
    <style:style style:name="T242" style:family="text">
      <style:text-properties style:font-name="Liberation Mono" fo:font-size="10pt" officeooo:rsid="0199cbb0" style:font-size-asian="10pt" style:font-size-complex="10pt"/>
    </style:style>
    <style:style style:name="T243" style:family="text">
      <style:text-properties style:font-name="Liberation Mono" fo:font-size="10pt" officeooo:rsid="01a6c715" style:font-size-asian="10pt" style:font-size-complex="10pt"/>
    </style:style>
    <style:style style:name="T244" style:family="text">
      <style:text-properties style:font-name="Liberation Mono" fo:font-size="10pt" officeooo:rsid="01be9309" style:font-size-asian="10pt" style:font-size-complex="10pt"/>
    </style:style>
    <style:style style:name="T245" style:family="text">
      <style:text-properties style:font-name="Liberation Mono" fo:font-size="10pt" officeooo:rsid="01da502f" style:font-size-asian="10pt" style:font-size-complex="10pt"/>
    </style:style>
    <style:style style:name="T246" style:family="text">
      <style:text-properties style:font-name="Liberation Mono" fo:font-size="10pt" officeooo:rsid="015a8b55" style:font-size-asian="10pt" style:font-size-complex="10pt"/>
    </style:style>
    <style:style style:name="T247" style:family="text">
      <style:text-properties style:font-name="Liberation Mono" fo:font-size="10pt" officeooo:rsid="01ee9235" style:font-size-asian="10pt" style:font-size-complex="10pt"/>
    </style:style>
    <style:style style:name="T248" style:family="text">
      <style:text-properties style:font-name="Liberation Mono" fo:font-size="10pt" officeooo:rsid="0110149b" style:font-size-asian="10pt" style:font-size-complex="10pt"/>
    </style:style>
    <style:style style:name="T249" style:family="text">
      <style:text-properties style:font-name="Liberation Mono" fo:font-size="10pt" officeooo:rsid="00830df8" style:font-size-asian="10pt" style:font-size-complex="10pt"/>
    </style:style>
    <style:style style:name="T250" style:family="text">
      <style:text-properties style:font-name="Liberation Mono" fo:font-size="10pt" officeooo:rsid="021f347c" style:font-size-asian="10pt" style:font-size-complex="10pt"/>
    </style:style>
    <style:style style:name="T251" style:family="text">
      <style:text-properties style:font-name="Liberation Mono" fo:font-size="10pt" officeooo:rsid="0226b30f" style:font-size-asian="10pt" style:font-size-complex="10pt"/>
    </style:style>
    <style:style style:name="T252" style:family="text">
      <style:text-properties style:font-name="Liberation Mono" fo:font-size="10pt" officeooo:rsid="02238030" style:font-size-asian="10pt" style:font-size-complex="10pt"/>
    </style:style>
    <style:style style:name="T253" style:family="text">
      <style:text-properties style:font-name="Liberation Mono" fo:font-size="10pt" officeooo:rsid="022cfecf" style:font-size-asian="10pt" style:font-size-complex="10pt"/>
    </style:style>
    <style:style style:name="T254" style:family="text">
      <style:text-properties style:font-name="Liberation Mono" fo:font-size="10pt" officeooo:rsid="022ed3e3" style:font-size-asian="10pt" style:font-size-complex="10pt"/>
    </style:style>
    <style:style style:name="T255" style:family="text">
      <style:text-properties style:font-name="Liberation Mono" fo:font-size="10pt" officeooo:rsid="02479e6a" style:font-size-asian="10pt" style:font-size-complex="10pt"/>
    </style:style>
    <style:style style:name="T256" style:family="text">
      <style:text-properties style:font-name="Liberation Mono" fo:font-size="10pt" officeooo:rsid="02ea1c5e" style:font-size-asian="10pt" style:font-size-complex="10pt"/>
    </style:style>
    <style:style style:name="T257" style:family="text">
      <style:text-properties style:font-name="Liberation Mono" fo:font-size="10pt" officeooo:rsid="02ee2d8f" style:font-size-asian="10pt" style:font-size-complex="10pt"/>
    </style:style>
    <style:style style:name="T258" style:family="text">
      <style:text-properties style:font-name="Liberation Mono" fo:font-size="10pt" officeooo:rsid="00773729" style:font-size-asian="10pt" style:font-size-complex="10pt"/>
    </style:style>
    <style:style style:name="T259" style:family="text">
      <style:text-properties style:font-name="Liberation Mono" fo:font-size="10pt" officeooo:rsid="0601b349" style:font-size-asian="10pt" style:font-size-complex="10pt"/>
    </style:style>
    <style:style style:name="T260" style:family="text">
      <style:text-properties style:font-name="Liberation Mono" fo:font-size="10pt" fo:font-weight="bold" style:font-size-asian="10pt" style:font-weight-asian="bold" style:font-size-complex="10pt" style:font-weight-complex="bold"/>
    </style:style>
    <style:style style:name="T261" style:family="text">
      <style:text-properties style:font-name="Liberation Mono" fo:font-size="10pt" fo:font-weight="bold" officeooo:rsid="003cabba" style:font-size-asian="10pt" style:font-weight-asian="bold" style:font-size-complex="10pt" style:font-weight-complex="bold"/>
    </style:style>
    <style:style style:name="T262" style:family="text">
      <style:text-properties style:font-name="Liberation Mono" fo:font-size="10pt" fo:font-weight="bold" officeooo:rsid="013518d4" style:font-size-asian="10pt" style:font-weight-asian="bold" style:font-size-complex="10pt" style:font-weight-complex="bold"/>
    </style:style>
    <style:style style:name="T263" style:family="text">
      <style:text-properties style:font-name="Liberation Mono" fo:font-size="10pt" fo:font-weight="bold" officeooo:rsid="014e1472" style:font-size-asian="10pt" style:font-weight-asian="bold" style:font-size-complex="10pt" style:font-weight-complex="bold"/>
    </style:style>
    <style:style style:name="T264" style:family="text">
      <style:text-properties style:font-name="Liberation Mono" fo:font-size="10pt" fo:font-weight="bold" officeooo:rsid="00203c5b" style:font-size-asian="10pt" style:font-weight-asian="bold" style:font-size-complex="10pt" style:font-weight-complex="bold"/>
    </style:style>
    <style:style style:name="T265" style:family="text">
      <style:text-properties style:font-name="Liberation Mono" fo:font-size="10pt" fo:font-weight="bold" officeooo:rsid="002dd297" style:font-size-asian="10pt" style:font-weight-asian="bold" style:font-size-complex="10pt" style:font-weight-complex="bold"/>
    </style:style>
    <style:style style:name="T266" style:family="text">
      <style:text-properties style:font-name="Liberation Mono" fo:font-size="10pt" fo:font-weight="bold" officeooo:rsid="016ebdff" style:font-size-asian="10pt" style:font-weight-asian="bold" style:font-size-complex="10pt" style:font-weight-complex="bold"/>
    </style:style>
    <style:style style:name="T267" style:family="text">
      <style:text-properties style:font-name="Liberation Mono" fo:font-size="10pt" fo:font-weight="bold" officeooo:rsid="01e3e388" style:font-size-asian="10pt" style:font-weight-asian="bold" style:font-size-complex="10pt" style:font-weight-complex="bold"/>
    </style:style>
    <style:style style:name="T268" style:family="text">
      <style:text-properties style:font-name="Liberation Mono" fo:font-size="10pt" fo:font-weight="bold" officeooo:rsid="0240b116" style:font-size-asian="10pt" style:font-weight-asian="bold" style:font-size-complex="10pt" style:font-weight-complex="bold"/>
    </style:style>
    <style:style style:name="T269" style:family="text">
      <style:text-properties style:font-name="Liberation Mono" fo:font-size="10pt" fo:font-style="normal" style:font-size-asian="10pt" style:font-style-asian="normal" style:font-size-complex="10pt" style:font-style-complex="normal"/>
    </style:style>
    <style:style style:name="T270" style:family="text">
      <style:text-properties style:font-name="Liberation Mono" fo:font-size="10pt" fo:font-style="normal" officeooo:rsid="01f2ce26" style:font-size-asian="10pt" style:font-style-asian="normal" style:font-size-complex="10pt" style:font-style-complex="normal"/>
    </style:style>
    <style:style style:name="T271" style:family="text">
      <style:text-properties style:font-name="Liberation Mono" fo:font-size="10pt" fo:font-style="normal" officeooo:rsid="0234f024" style:font-size-asian="10pt" style:font-style-asian="normal" style:font-size-complex="10pt" style:font-style-complex="normal"/>
    </style:style>
    <style:style style:name="T272" style:family="text">
      <style:text-properties style:font-name="Liberation Mono" fo:font-size="10pt" fo:font-style="normal" officeooo:rsid="024b9bb3" style:font-size-asian="10pt" style:font-style-asian="normal" style:font-size-complex="10pt" style:font-style-complex="normal"/>
    </style:style>
    <style:style style:name="T27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74" style:family="text">
      <style:text-properties style:font-name="Liberation Mono" fo:font-size="10pt" fo:font-weight="normal" style:font-size-asian="10pt" style:font-weight-asian="normal" style:font-size-complex="10pt" style:font-weight-complex="normal"/>
    </style:style>
    <style:style style:name="T275" style:family="text">
      <style:text-properties style:font-name="Liberation Mono" fo:font-size="10pt" fo:font-weight="normal" officeooo:rsid="006728eb" style:font-size-asian="10pt" style:font-weight-asian="normal" style:font-size-complex="10pt" style:font-weight-complex="normal"/>
    </style:style>
    <style:style style:name="T276" style:family="text">
      <style:text-properties style:font-name="Liberation Mono" fo:font-size="10pt" fo:font-weight="normal" officeooo:rsid="01e74206" style:font-size-asian="10pt" style:font-weight-asian="normal" style:font-size-complex="10pt" style:font-weight-complex="normal"/>
    </style:style>
    <style:style style:name="T277" style:family="text">
      <style:text-properties style:font-name="Liberation Mono" fo:font-size="10pt" fo:font-weight="normal" officeooo:rsid="06a8f7df" style:font-size-asian="10pt" style:font-weight-asian="normal" style:font-size-complex="10pt" style:font-weight-complex="normal"/>
    </style:style>
    <style:style style:name="T278" style:family="text">
      <style:text-properties style:font-name="Liberation Mono" fo:font-size="10pt" fo:font-weight="normal" officeooo:rsid="06aa3b26" style:font-size-asian="10pt" style:font-weight-asian="normal" style:font-size-complex="10pt" style:font-weight-complex="normal"/>
    </style:style>
    <style:style style:name="T279" style:family="text">
      <style:text-properties style:font-name="Liberation Mono" fo:font-size="10pt" fo:font-style="italic" style:font-size-asian="10pt" style:font-style-asian="italic" style:font-size-complex="10pt" style:font-style-complex="italic"/>
    </style:style>
    <style:style style:name="T28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81" style:family="text">
      <style:text-properties style:font-name="Liberation Mono" fo:font-size="9pt" fo:font-style="normal" style:font-size-asian="9pt" style:font-style-asian="normal" style:font-size-complex="9pt" style:font-style-complex="normal"/>
    </style:style>
    <style:style style:name="T282" style:family="text">
      <style:text-properties fo:font-size="10pt" style:font-size-asian="10pt" style:font-size-complex="10pt"/>
    </style:style>
    <style:style style:name="T283" style:family="text">
      <style:text-properties officeooo:rsid="003e0b0d"/>
    </style:style>
    <style:style style:name="T284" style:family="text">
      <style:text-properties officeooo:rsid="003e0fa5"/>
    </style:style>
    <style:style style:name="T285" style:family="text">
      <style:text-properties officeooo:rsid="003fb4da"/>
    </style:style>
    <style:style style:name="T286" style:family="text">
      <style:text-properties officeooo:rsid="00473082"/>
    </style:style>
    <style:style style:name="T287" style:family="text">
      <style:text-properties officeooo:rsid="0048b20e"/>
    </style:style>
    <style:style style:name="T288" style:family="text">
      <style:text-properties officeooo:rsid="004c981f"/>
    </style:style>
    <style:style style:name="T289" style:family="text">
      <style:text-properties officeooo:rsid="00536ab7"/>
    </style:style>
    <style:style style:name="T290" style:family="text">
      <style:text-properties officeooo:rsid="00558d4e"/>
    </style:style>
    <style:style style:name="T291" style:family="text">
      <style:text-properties officeooo:rsid="0059099b"/>
    </style:style>
    <style:style style:name="T292" style:family="text">
      <style:text-properties style:font-name="Liberation Serif" fo:font-size="12pt" style:font-size-asian="10.5pt" style:font-size-complex="12pt"/>
    </style:style>
    <style:style style:name="T293" style:family="text">
      <style:text-properties style:font-name="Liberation Serif" fo:font-size="12pt" officeooo:rsid="00981577" style:font-size-asian="10.5pt" style:font-size-complex="12pt"/>
    </style:style>
    <style:style style:name="T294" style:family="text">
      <style:text-properties style:font-name="Liberation Serif" fo:font-size="12pt" officeooo:rsid="01947b64" style:font-size-asian="10.5pt" style:font-size-complex="12pt"/>
    </style:style>
    <style:style style:name="T295" style:family="text">
      <style:text-properties style:font-name="Liberation Serif" fo:font-size="12pt" officeooo:rsid="01a6e1c9" style:font-size-asian="10.5pt" style:font-size-complex="12pt"/>
    </style:style>
    <style:style style:name="T296" style:family="text">
      <style:text-properties style:font-name="Liberation Serif" fo:font-size="12pt" officeooo:rsid="01b944d8" style:font-size-asian="10.5pt" style:font-size-complex="12pt"/>
    </style:style>
    <style:style style:name="T297" style:family="text">
      <style:text-properties style:font-name="Liberation Serif" fo:font-size="12pt" fo:font-style="italic" style:font-size-asian="10.5pt" style:font-style-asian="italic" style:font-size-complex="12pt" style:font-style-complex="italic"/>
    </style:style>
    <style:style style:name="T298" style:family="text">
      <style:text-properties style:font-name="Liberation Serif" fo:font-size="12pt" fo:font-style="normal" style:font-size-asian="10.5pt" style:font-style-asian="normal" style:font-size-complex="12pt" style:font-style-complex="normal"/>
    </style:style>
    <style:style style:name="T299" style:family="text">
      <style:text-properties style:font-name="Liberation Serif" fo:font-size="12pt" fo:font-weight="normal" officeooo:rsid="013518d4" style:font-size-asian="12pt" style:font-weight-asian="normal" style:font-size-complex="12pt" style:font-weight-complex="normal"/>
    </style:style>
    <style:style style:name="T300" style:family="text">
      <style:text-properties style:font-name="Liberation Serif" fo:font-size="12pt" fo:font-weight="normal" style:font-size-asian="10.5pt" style:font-weight-asian="normal" style:font-size-complex="12pt" style:font-weight-complex="normal"/>
    </style:style>
    <style:style style:name="T301" style:family="text">
      <style:text-properties style:font-name="Liberation Serif" fo:font-size="12pt" fo:font-weight="normal" officeooo:rsid="06a8f7df" style:font-size-asian="10.5pt" style:font-weight-asian="normal" style:font-size-complex="12pt" style:font-weight-complex="normal"/>
    </style:style>
    <style:style style:name="T302" style:family="text">
      <style:text-properties style:font-name="Liberation Serif" fo:font-size="12pt" fo:font-weight="normal" officeooo:rsid="06aa3b26" style:font-size-asian="10.5pt" style:font-weight-asian="normal" style:font-size-complex="12pt" style:font-weight-complex="normal"/>
    </style:style>
    <style:style style:name="T303" style:family="text">
      <style:text-properties style:font-name="Liberation Serif" fo:font-size="12pt" fo:font-weight="normal" officeooo:rsid="06aba816" style:font-size-asian="10.5pt" style:font-weight-asian="normal" style:font-size-complex="12pt" style:font-weight-complex="normal"/>
    </style:style>
    <style:style style:name="T304" style:family="text">
      <style:text-properties style:font-name="Liberation Serif" fo:font-size="12pt" style:font-size-asian="12pt" style:font-size-complex="12pt"/>
    </style:style>
    <style:style style:name="T305" style:family="text">
      <style:text-properties style:font-name="Liberation Serif" fo:font-size="12pt" fo:font-weight="bold" officeooo:rsid="06a8f7df" style:font-size-asian="10.5pt" style:font-weight-asian="bold" style:font-size-complex="12pt" style:font-weight-complex="bold"/>
    </style:style>
    <style:style style:name="T306" style:family="text">
      <style:text-properties style:font-name="Liberation Serif" fo:font-size="12pt" fo:font-weight="bold" officeooo:rsid="06aa3b26" style:font-size-asian="10.5pt" style:font-weight-asian="bold" style:font-size-complex="12pt" style:font-weight-complex="bold"/>
    </style:style>
    <style:style style:name="T307" style:family="text">
      <style:text-properties officeooo:rsid="005ef374"/>
    </style:style>
    <style:style style:name="T308" style:family="text">
      <style:text-properties officeooo:rsid="006299ea"/>
    </style:style>
    <style:style style:name="T309" style:family="text">
      <style:text-properties officeooo:rsid="006374e0"/>
    </style:style>
    <style:style style:name="T310" style:family="text">
      <style:text-properties officeooo:rsid="00653d71"/>
    </style:style>
    <style:style style:name="T311" style:family="text">
      <style:text-properties officeooo:rsid="00677c60"/>
    </style:style>
    <style:style style:name="T312" style:family="text">
      <style:text-properties officeooo:rsid="006910da"/>
    </style:style>
    <style:style style:name="T313" style:family="text">
      <style:text-properties officeooo:rsid="006c7ae9"/>
    </style:style>
    <style:style style:name="T314" style:family="text">
      <style:text-properties officeooo:rsid="006e3819"/>
    </style:style>
    <style:style style:name="T315" style:family="text">
      <style:text-properties officeooo:rsid="006f0be8"/>
    </style:style>
    <style:style style:name="T316" style:family="text">
      <style:text-properties officeooo:rsid="00733e67"/>
    </style:style>
    <style:style style:name="T317" style:family="text">
      <style:text-properties officeooo:rsid="0075e014"/>
    </style:style>
    <style:style style:name="T318" style:family="text">
      <style:text-properties officeooo:rsid="00773729"/>
    </style:style>
    <style:style style:name="T319" style:family="text">
      <style:text-properties officeooo:rsid="0077e2b5"/>
    </style:style>
    <style:style style:name="T320" style:family="text">
      <style:text-properties officeooo:rsid="0078e9f6"/>
    </style:style>
    <style:style style:name="T321" style:family="text">
      <style:text-properties officeooo:rsid="00795874"/>
    </style:style>
    <style:style style:name="T322" style:family="text">
      <style:text-properties officeooo:rsid="007b127b"/>
    </style:style>
    <style:style style:name="T323" style:family="text">
      <style:text-properties officeooo:rsid="007cfb80"/>
    </style:style>
    <style:style style:name="T324" style:family="text">
      <style:text-properties officeooo:rsid="007d6d36"/>
    </style:style>
    <style:style style:name="T325" style:family="text">
      <style:text-properties officeooo:rsid="007f1d01"/>
    </style:style>
    <style:style style:name="T326" style:family="text">
      <style:text-properties officeooo:rsid="007f9437"/>
    </style:style>
    <style:style style:name="T327" style:family="text">
      <style:text-properties officeooo:rsid="008115f6"/>
    </style:style>
    <style:style style:name="T328" style:family="text">
      <style:text-properties officeooo:rsid="00830df8"/>
    </style:style>
    <style:style style:name="T329" style:family="text">
      <style:text-properties officeooo:rsid="00874cd7"/>
    </style:style>
    <style:style style:name="T330" style:family="text">
      <style:text-properties style:text-underline-style="solid" style:text-underline-type="double" style:text-underline-width="auto" style:text-underline-color="font-color" officeooo:rsid="00874cd7"/>
    </style:style>
    <style:style style:name="T331" style:family="text">
      <style:text-properties officeooo:rsid="00898157"/>
    </style:style>
    <style:style style:name="T332" style:family="text">
      <style:text-properties officeooo:rsid="008be7a1"/>
    </style:style>
    <style:style style:name="T333" style:family="text">
      <style:text-properties officeooo:rsid="008cbcba"/>
    </style:style>
    <style:style style:name="T334" style:family="text">
      <style:text-properties officeooo:rsid="00959559"/>
    </style:style>
    <style:style style:name="T335" style:family="text">
      <style:text-properties officeooo:rsid="0096821e"/>
    </style:style>
    <style:style style:name="T336" style:family="text">
      <style:text-properties officeooo:rsid="0098ef9b"/>
    </style:style>
    <style:style style:name="T337" style:family="text">
      <style:text-properties officeooo:rsid="00993621"/>
    </style:style>
    <style:style style:name="T338" style:family="text">
      <style:text-properties officeooo:rsid="0099d1a2"/>
    </style:style>
    <style:style style:name="T339" style:family="text">
      <style:text-properties officeooo:rsid="009a362e"/>
    </style:style>
    <style:style style:name="T340" style:family="text">
      <style:text-properties style:font-name="Liberation Mono1" fo:font-size="9pt"/>
    </style:style>
    <style:style style:name="T341" style:family="text">
      <style:text-properties style:font-name="Liberation Mono1" fo:font-size="9pt" officeooo:rsid="00f03c35"/>
    </style:style>
    <style:style style:name="T342" style:family="text">
      <style:text-properties style:font-name="Liberation Mono1" fo:font-size="9pt" officeooo:rsid="00f16235"/>
    </style:style>
    <style:style style:name="T343" style:family="text">
      <style:text-properties style:font-name="Liberation Mono1" fo:font-size="9pt" officeooo:rsid="00f303f1"/>
    </style:style>
    <style:style style:name="T344" style:family="text">
      <style:text-properties style:font-name="Liberation Mono1" fo:font-size="9pt" officeooo:rsid="013ebbcd"/>
    </style:style>
    <style:style style:name="T345" style:family="text">
      <style:text-properties officeooo:rsid="009bd942"/>
    </style:style>
    <style:style style:name="T346" style:family="text">
      <style:text-properties officeooo:rsid="009dd8d4"/>
    </style:style>
    <style:style style:name="T347" style:family="text">
      <style:text-properties officeooo:rsid="009e1be7"/>
    </style:style>
    <style:style style:name="T348" style:family="text">
      <style:text-properties officeooo:rsid="00a13599"/>
    </style:style>
    <style:style style:name="T349" style:family="text">
      <style:text-properties officeooo:rsid="00a1e122"/>
    </style:style>
    <style:style style:name="T350" style:family="text">
      <style:text-properties officeooo:rsid="00a4692b"/>
    </style:style>
    <style:style style:name="T351" style:family="text">
      <style:text-properties officeooo:rsid="00a4a497"/>
    </style:style>
    <style:style style:name="T352" style:family="text">
      <style:text-properties officeooo:rsid="00a673ae"/>
    </style:style>
    <style:style style:name="T353" style:family="text">
      <style:text-properties officeooo:rsid="00a96e14"/>
    </style:style>
    <style:style style:name="T354" style:family="text">
      <style:text-properties officeooo:rsid="00afc7ef"/>
    </style:style>
    <style:style style:name="T355" style:family="text">
      <style:text-properties officeooo:rsid="00b3ad7e"/>
    </style:style>
    <style:style style:name="T356" style:family="text">
      <style:text-properties officeooo:rsid="00ba6c9c"/>
    </style:style>
    <style:style style:name="T357" style:family="text">
      <style:text-properties officeooo:rsid="00baef1e"/>
    </style:style>
    <style:style style:name="T358" style:family="text">
      <style:text-properties officeooo:rsid="00bc4111"/>
    </style:style>
    <style:style style:name="T359" style:family="text">
      <style:text-properties officeooo:rsid="00c0ecf1"/>
    </style:style>
    <style:style style:name="T360" style:family="text">
      <style:text-properties officeooo:rsid="00c13d78"/>
    </style:style>
    <style:style style:name="T361" style:family="text">
      <style:text-properties officeooo:rsid="00c4b1dc"/>
    </style:style>
    <style:style style:name="T362" style:family="text">
      <style:text-properties officeooo:rsid="00c6e205"/>
    </style:style>
    <style:style style:name="T363" style:family="text">
      <style:text-properties officeooo:rsid="00c7a1d9"/>
    </style:style>
    <style:style style:name="T364" style:family="text">
      <style:text-properties officeooo:rsid="00c7b16d"/>
    </style:style>
    <style:style style:name="T365" style:family="text">
      <style:text-properties officeooo:rsid="00c7ef3a"/>
    </style:style>
    <style:style style:name="T366" style:family="text">
      <style:text-properties officeooo:rsid="00c98316"/>
    </style:style>
    <style:style style:name="T367" style:family="text">
      <style:text-properties officeooo:rsid="00c99246"/>
    </style:style>
    <style:style style:name="T368" style:family="text">
      <style:text-properties officeooo:rsid="00d20ae8"/>
    </style:style>
    <style:style style:name="T369" style:family="text">
      <style:text-properties officeooo:rsid="00db3c03"/>
    </style:style>
    <style:style style:name="T370" style:family="text">
      <style:text-properties officeooo:rsid="00dfc046"/>
    </style:style>
    <style:style style:name="T371" style:family="text">
      <style:text-properties officeooo:rsid="00e0c88e"/>
    </style:style>
    <style:style style:name="T372" style:family="text">
      <style:text-properties officeooo:rsid="00e3cc6d"/>
    </style:style>
    <style:style style:name="T373" style:family="text">
      <style:text-properties officeooo:rsid="00e521f1"/>
    </style:style>
    <style:style style:name="T374" style:family="text">
      <style:text-properties officeooo:rsid="00e731c3"/>
    </style:style>
    <style:style style:name="T375" style:family="text">
      <style:text-properties officeooo:rsid="00e96172"/>
    </style:style>
    <style:style style:name="T376" style:family="text">
      <style:text-properties officeooo:rsid="00ed2a43"/>
    </style:style>
    <style:style style:name="T377" style:family="text">
      <style:text-properties officeooo:rsid="00ed816b"/>
    </style:style>
    <style:style style:name="T378" style:family="text">
      <style:text-properties style:text-position="super 58%" fo:font-style="italic" style:font-style-asian="italic" style:font-style-complex="italic"/>
    </style:style>
    <style:style style:name="T379" style:family="text">
      <style:text-properties style:text-position="super 58%" officeooo:rsid="015c457f"/>
    </style:style>
    <style:style style:name="T380" style:family="text">
      <style:text-properties style:text-position="super 58%" fo:font-style="normal" style:font-style-asian="normal" style:font-style-complex="normal"/>
    </style:style>
    <style:style style:name="T381" style:family="text">
      <style:text-properties style:text-position="0% 100%" fo:font-style="italic" style:font-style-asian="italic" style:font-style-complex="italic"/>
    </style:style>
    <style:style style:name="T382" style:family="text">
      <style:text-properties officeooo:rsid="00f8a84d"/>
    </style:style>
    <style:style style:name="T383" style:family="text">
      <style:text-properties officeooo:rsid="00fa1fc4"/>
    </style:style>
    <style:style style:name="T384" style:family="text">
      <style:text-properties officeooo:rsid="00fd44d2"/>
    </style:style>
    <style:style style:name="T385" style:family="text">
      <style:text-properties officeooo:rsid="00fea912"/>
    </style:style>
    <style:style style:name="T386" style:family="text">
      <style:text-properties officeooo:rsid="0100587f"/>
    </style:style>
    <style:style style:name="T387" style:family="text">
      <style:text-properties officeooo:rsid="0101e9b5"/>
    </style:style>
    <style:style style:name="T388" style:family="text">
      <style:text-properties officeooo:rsid="010363b9"/>
    </style:style>
    <style:style style:name="T389" style:family="text">
      <style:text-properties officeooo:rsid="0108b46a"/>
    </style:style>
    <style:style style:name="T390" style:family="text">
      <style:text-properties officeooo:rsid="010ade15"/>
    </style:style>
    <style:style style:name="T391" style:family="text">
      <style:text-properties officeooo:rsid="010c7b1d"/>
    </style:style>
    <style:style style:name="T392" style:family="text">
      <style:text-properties officeooo:rsid="010d242d"/>
    </style:style>
    <style:style style:name="T393" style:family="text">
      <style:text-properties officeooo:rsid="010fbfa9"/>
    </style:style>
    <style:style style:name="T394" style:family="text">
      <style:text-properties officeooo:rsid="0110149b"/>
    </style:style>
    <style:style style:name="T395" style:family="text">
      <style:text-properties officeooo:rsid="01107191"/>
    </style:style>
    <style:style style:name="T396" style:family="text">
      <style:text-properties officeooo:rsid="0111a231"/>
    </style:style>
    <style:style style:name="T397" style:family="text">
      <style:text-properties officeooo:rsid="011962b6"/>
    </style:style>
    <style:style style:name="T398" style:family="text">
      <style:text-properties officeooo:rsid="01248791"/>
    </style:style>
    <style:style style:name="T399" style:family="text">
      <style:text-properties officeooo:rsid="01280c0f"/>
    </style:style>
    <style:style style:name="T400" style:family="text">
      <style:text-properties officeooo:rsid="01298b5c"/>
    </style:style>
    <style:style style:name="T401" style:family="text">
      <style:text-properties officeooo:rsid="012a2440"/>
    </style:style>
    <style:style style:name="T402" style:family="text">
      <style:text-properties officeooo:rsid="012be080"/>
    </style:style>
    <style:style style:name="T403" style:family="text">
      <style:text-properties officeooo:rsid="012c005e"/>
    </style:style>
    <style:style style:name="T404" style:family="text">
      <style:text-properties officeooo:rsid="012d8443"/>
    </style:style>
    <style:style style:name="T405" style:family="text">
      <style:text-properties officeooo:rsid="012e0b0f"/>
    </style:style>
    <style:style style:name="T406" style:family="text">
      <style:text-properties officeooo:rsid="0130ce0d"/>
    </style:style>
    <style:style style:name="T40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0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0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10" style:family="text">
      <style:text-properties officeooo:rsid="01319093"/>
    </style:style>
    <style:style style:name="T411" style:family="text">
      <style:text-properties officeooo:rsid="013267bb"/>
    </style:style>
    <style:style style:name="T412" style:family="text">
      <style:text-properties officeooo:rsid="0133d17c"/>
    </style:style>
    <style:style style:name="T413" style:family="text">
      <style:text-properties officeooo:rsid="0136b1d1"/>
    </style:style>
    <style:style style:name="T414" style:family="text">
      <style:text-properties officeooo:rsid="013a3c46"/>
    </style:style>
    <style:style style:name="T415" style:family="text">
      <style:text-properties officeooo:rsid="013c0412"/>
    </style:style>
    <style:style style:name="T416" style:family="text">
      <style:text-properties officeooo:rsid="013db623"/>
    </style:style>
    <style:style style:name="T417" style:family="text">
      <style:text-properties officeooo:rsid="013ebbcd"/>
    </style:style>
    <style:style style:name="T418" style:family="text">
      <style:text-properties officeooo:rsid="01436dc9"/>
    </style:style>
    <style:style style:name="T419" style:family="text">
      <style:text-properties officeooo:rsid="01446f4f"/>
    </style:style>
    <style:style style:name="T420" style:family="text">
      <style:text-properties officeooo:rsid="01454f26"/>
    </style:style>
    <style:style style:name="T421" style:family="text">
      <style:text-properties officeooo:rsid="0146a25e"/>
    </style:style>
    <style:style style:name="T422" style:family="text">
      <style:text-properties officeooo:rsid="0148b9a6"/>
    </style:style>
    <style:style style:name="T423" style:family="text">
      <style:text-properties officeooo:rsid="014c7ca2"/>
    </style:style>
    <style:style style:name="T424" style:family="text">
      <style:text-properties officeooo:rsid="014e1472"/>
    </style:style>
    <style:style style:name="T425" style:family="text">
      <style:text-properties officeooo:rsid="014f48e8"/>
    </style:style>
    <style:style style:name="T426" style:family="text">
      <style:text-properties officeooo:rsid="0151a14c"/>
    </style:style>
    <style:style style:name="T427" style:family="text">
      <style:text-properties officeooo:rsid="0155792b"/>
    </style:style>
    <style:style style:name="T428" style:family="text">
      <style:text-properties officeooo:rsid="0156df70"/>
    </style:style>
    <style:style style:name="T429" style:family="text">
      <style:text-properties officeooo:rsid="015afb60"/>
    </style:style>
    <style:style style:name="T430" style:family="text">
      <style:text-properties officeooo:rsid="015c457f"/>
    </style:style>
    <style:style style:name="T431" style:family="text">
      <style:text-properties officeooo:rsid="01601e23"/>
    </style:style>
    <style:style style:name="T432" style:family="text">
      <style:text-properties officeooo:rsid="01606fa9"/>
    </style:style>
    <style:style style:name="T433" style:family="text">
      <style:text-properties officeooo:rsid="016271de"/>
    </style:style>
    <style:style style:name="T434" style:family="text">
      <style:text-properties officeooo:rsid="0163ec2d"/>
    </style:style>
    <style:style style:name="T435" style:family="text">
      <style:text-properties officeooo:rsid="016697c2"/>
    </style:style>
    <style:style style:name="T436" style:family="text">
      <style:text-properties officeooo:rsid="016d5f7e"/>
    </style:style>
    <style:style style:name="T437" style:family="text">
      <style:text-properties officeooo:rsid="016dffa2"/>
    </style:style>
    <style:style style:name="T438" style:family="text">
      <style:text-properties style:font-name="FetteFraktur"/>
    </style:style>
    <style:style style:name="T439" style:family="text">
      <style:text-properties officeooo:rsid="016fbea2"/>
    </style:style>
    <style:style style:name="T440" style:family="text">
      <style:text-properties officeooo:rsid="01714135"/>
    </style:style>
    <style:style style:name="T441" style:family="text">
      <style:text-properties officeooo:rsid="01741a9d"/>
    </style:style>
    <style:style style:name="T442" style:family="text">
      <style:text-properties officeooo:rsid="01748726"/>
    </style:style>
    <style:style style:name="T443" style:family="text">
      <style:text-properties officeooo:rsid="0175ae42"/>
    </style:style>
    <style:style style:name="T444" style:family="text">
      <style:text-properties officeooo:rsid="01762613"/>
    </style:style>
    <style:style style:name="T445" style:family="text">
      <style:text-properties officeooo:rsid="017744f5"/>
    </style:style>
    <style:style style:name="T446" style:family="text">
      <style:text-properties officeooo:rsid="0178cc13"/>
    </style:style>
    <style:style style:name="T447" style:family="text">
      <style:text-properties officeooo:rsid="01796b64"/>
    </style:style>
    <style:style style:name="T448" style:family="text">
      <style:text-properties officeooo:rsid="017b41cb"/>
    </style:style>
    <style:style style:name="T449" style:family="text">
      <style:text-properties officeooo:rsid="017cfc2e"/>
    </style:style>
    <style:style style:name="T450" style:family="text">
      <style:text-properties officeooo:rsid="017f87cc"/>
    </style:style>
    <style:style style:name="T451" style:family="text">
      <style:text-properties officeooo:rsid="01814254"/>
    </style:style>
    <style:style style:name="T452" style:family="text">
      <style:text-properties officeooo:rsid="01832bff"/>
    </style:style>
    <style:style style:name="T453" style:family="text">
      <style:text-properties officeooo:rsid="0184069d"/>
    </style:style>
    <style:style style:name="T454" style:family="text">
      <style:text-properties officeooo:rsid="01864d6f"/>
    </style:style>
    <style:style style:name="T455" style:family="text">
      <style:text-properties officeooo:rsid="018820c4"/>
    </style:style>
    <style:style style:name="T456" style:family="text">
      <style:text-properties officeooo:rsid="01883b21"/>
    </style:style>
    <style:style style:name="T457" style:family="text">
      <style:text-properties officeooo:rsid="018948fb"/>
    </style:style>
    <style:style style:name="T458" style:family="text">
      <style:text-properties officeooo:rsid="0189f995"/>
    </style:style>
    <style:style style:name="T459" style:family="text">
      <style:text-properties officeooo:rsid="018a7c53"/>
    </style:style>
    <style:style style:name="T460" style:family="text">
      <style:text-properties officeooo:rsid="018c545a"/>
    </style:style>
    <style:style style:name="T461" style:family="text">
      <style:text-properties officeooo:rsid="018d6617"/>
    </style:style>
    <style:style style:name="T462" style:family="text">
      <style:text-properties officeooo:rsid="018e9d62"/>
    </style:style>
    <style:style style:name="T463" style:family="text">
      <style:text-properties officeooo:rsid="0192090e"/>
    </style:style>
    <style:style style:name="T464" style:family="text">
      <style:text-properties officeooo:rsid="019252a9"/>
    </style:style>
    <style:style style:name="T465" style:family="text">
      <style:text-properties officeooo:rsid="0192d88c"/>
    </style:style>
    <style:style style:name="T466" style:family="text">
      <style:text-properties officeooo:rsid="01947b64"/>
    </style:style>
    <style:style style:name="T467" style:family="text">
      <style:text-properties officeooo:rsid="01966cc0"/>
    </style:style>
    <style:style style:name="T468" style:family="text">
      <style:text-properties officeooo:rsid="01984fef"/>
    </style:style>
    <style:style style:name="T469" style:family="text">
      <style:text-properties officeooo:rsid="0199cbb0"/>
    </style:style>
    <style:style style:name="T470" style:family="text">
      <style:text-properties officeooo:rsid="019a6119"/>
    </style:style>
    <style:style style:name="T471" style:family="text">
      <style:text-properties officeooo:rsid="019b814f"/>
    </style:style>
    <style:style style:name="T472" style:family="text">
      <style:text-properties officeooo:rsid="004e0ec9"/>
    </style:style>
    <style:style style:name="T473" style:family="text">
      <style:text-properties officeooo:rsid="019e3113"/>
    </style:style>
    <style:style style:name="T474" style:family="text">
      <style:text-properties officeooo:rsid="019f8b05"/>
    </style:style>
    <style:style style:name="T475" style:family="text">
      <style:text-properties officeooo:rsid="01a0c307"/>
    </style:style>
    <style:style style:name="T476" style:family="text">
      <style:text-properties officeooo:rsid="01a6c715"/>
    </style:style>
    <style:style style:name="T477" style:family="text">
      <style:text-properties officeooo:rsid="01abedff"/>
    </style:style>
    <style:style style:name="T478" style:family="text">
      <style:text-properties officeooo:rsid="01b7d8ef"/>
    </style:style>
    <style:style style:name="T479" style:family="text">
      <style:text-properties officeooo:rsid="01b99f81"/>
    </style:style>
    <style:style style:name="T480" style:family="text">
      <style:text-properties officeooo:rsid="01bcf6ce"/>
    </style:style>
    <style:style style:name="T481" style:family="text">
      <style:text-properties officeooo:rsid="01bd0e7e"/>
    </style:style>
    <style:style style:name="T482" style:family="text">
      <style:text-properties officeooo:rsid="01be9309"/>
    </style:style>
    <style:style style:name="T483" style:family="text">
      <style:text-properties officeooo:rsid="01bed22a"/>
    </style:style>
    <style:style style:name="T484" style:family="text">
      <style:text-properties officeooo:rsid="01c78f87"/>
    </style:style>
    <style:style style:name="T485" style:family="text">
      <style:text-properties officeooo:rsid="01ca99a2"/>
    </style:style>
    <style:style style:name="T486" style:family="text">
      <style:text-properties officeooo:rsid="01cb23c4"/>
    </style:style>
    <style:style style:name="T487" style:family="text">
      <style:text-properties officeooo:rsid="01cc9f53"/>
    </style:style>
    <style:style style:name="T488" style:family="text">
      <style:text-properties officeooo:rsid="01cd336c"/>
    </style:style>
    <style:style style:name="T489" style:family="text">
      <style:text-properties officeooo:rsid="01ce03fe"/>
    </style:style>
    <style:style style:name="T490" style:family="text">
      <style:text-properties officeooo:rsid="01d67352"/>
    </style:style>
    <style:style style:name="T491" style:family="text">
      <style:text-properties officeooo:rsid="01d6cf97"/>
    </style:style>
    <style:style style:name="T492" style:family="text">
      <style:text-properties officeooo:rsid="01da502f"/>
    </style:style>
    <style:style style:name="T493" style:family="text">
      <style:text-properties officeooo:rsid="01dbb60a"/>
    </style:style>
    <style:style style:name="T494" style:family="text">
      <style:text-properties officeooo:rsid="01df79bc"/>
    </style:style>
    <style:style style:name="T495" style:family="text">
      <style:text-properties officeooo:rsid="01e111b4"/>
    </style:style>
    <style:style style:name="T496" style:family="text">
      <style:text-properties officeooo:rsid="01e1562a"/>
    </style:style>
    <style:style style:name="T497" style:family="text">
      <style:text-properties officeooo:rsid="01e372de"/>
    </style:style>
    <style:style style:name="T498" style:family="text">
      <style:text-properties officeooo:rsid="01e568e0"/>
    </style:style>
    <style:style style:name="T499" style:family="text">
      <style:text-properties officeooo:rsid="00dc0463"/>
    </style:style>
    <style:style style:name="T500" style:family="text">
      <style:text-properties officeooo:rsid="01e979c0"/>
    </style:style>
    <style:style style:name="T501" style:family="text">
      <style:text-properties officeooo:rsid="01eb0996"/>
    </style:style>
    <style:style style:name="T502" style:family="text">
      <style:text-properties officeooo:rsid="01ee9235"/>
    </style:style>
    <style:style style:name="T503" style:family="text">
      <style:text-properties officeooo:rsid="01ef9ea6"/>
    </style:style>
    <style:style style:name="T504" style:family="text">
      <style:text-properties officeooo:rsid="01f2a132"/>
    </style:style>
    <style:style style:name="T505" style:family="text">
      <style:text-properties officeooo:rsid="01f45b48"/>
    </style:style>
    <style:style style:name="T506" style:family="text">
      <style:text-properties officeooo:rsid="01fa6a1c"/>
    </style:style>
    <style:style style:name="T507" style:family="text">
      <style:text-properties officeooo:rsid="01fc4374"/>
    </style:style>
    <style:style style:name="T508" style:family="text">
      <style:text-properties officeooo:rsid="01fea5c6"/>
    </style:style>
    <style:style style:name="T509" style:family="text">
      <style:text-properties officeooo:rsid="0206acd2"/>
    </style:style>
    <style:style style:name="T510" style:family="text">
      <style:text-properties officeooo:rsid="0209a71e"/>
    </style:style>
    <style:style style:name="T511" style:family="text">
      <style:text-properties officeooo:rsid="0209cfe2"/>
    </style:style>
    <style:style style:name="T512" style:family="text">
      <style:text-properties officeooo:rsid="020c5064"/>
    </style:style>
    <style:style style:name="T513" style:family="text">
      <style:text-properties officeooo:rsid="020c80f8"/>
    </style:style>
    <style:style style:name="T514" style:family="text">
      <style:text-properties officeooo:rsid="020e2ea5"/>
    </style:style>
    <style:style style:name="T515" style:family="text">
      <style:text-properties officeooo:rsid="020ef690"/>
    </style:style>
    <style:style style:name="T516" style:family="text">
      <style:text-properties officeooo:rsid="0212fcb9"/>
    </style:style>
    <style:style style:name="T517" style:family="text">
      <style:text-properties officeooo:rsid="02147e6b"/>
    </style:style>
    <style:style style:name="T518" style:family="text">
      <style:text-properties officeooo:rsid="02180d0d"/>
    </style:style>
    <style:style style:name="T519" style:family="text">
      <style:text-properties officeooo:rsid="021a0a19"/>
    </style:style>
    <style:style style:name="T520" style:family="text">
      <style:text-properties officeooo:rsid="021d7afa"/>
    </style:style>
    <style:style style:name="T521" style:family="text">
      <style:text-properties officeooo:rsid="021f347c"/>
    </style:style>
    <style:style style:name="T522" style:family="text">
      <style:text-properties officeooo:rsid="022191a2"/>
    </style:style>
    <style:style style:name="T523" style:family="text">
      <style:text-properties officeooo:rsid="02238030"/>
    </style:style>
    <style:style style:name="T524" style:family="text">
      <style:text-properties officeooo:rsid="0223f667"/>
    </style:style>
    <style:style style:name="T525" style:family="text">
      <style:text-properties officeooo:rsid="02256ff6"/>
    </style:style>
    <style:style style:name="T526" style:family="text">
      <style:text-properties officeooo:rsid="0226b30f"/>
    </style:style>
    <style:style style:name="T527" style:family="text">
      <style:text-properties officeooo:rsid="02292611"/>
    </style:style>
    <style:style style:name="T528" style:family="text">
      <style:text-properties officeooo:rsid="022a9f40"/>
    </style:style>
    <style:style style:name="T529" style:family="text">
      <style:text-properties officeooo:rsid="022bd1e4"/>
    </style:style>
    <style:style style:name="T530" style:family="text">
      <style:text-properties officeooo:rsid="022cfecf"/>
    </style:style>
    <style:style style:name="T531" style:family="text">
      <style:text-properties officeooo:rsid="022d3f41"/>
    </style:style>
    <style:style style:name="T532" style:family="text">
      <style:text-properties officeooo:rsid="022d8b4d"/>
    </style:style>
    <style:style style:name="T533" style:family="text">
      <style:text-properties officeooo:rsid="022e61d4"/>
    </style:style>
    <style:style style:name="T534" style:family="text">
      <style:text-properties officeooo:rsid="022ed3e3"/>
    </style:style>
    <style:style style:name="T535" style:family="text">
      <style:text-properties officeooo:rsid="0230c469"/>
    </style:style>
    <style:style style:name="T536" style:family="text">
      <style:text-properties officeooo:rsid="0231deef"/>
    </style:style>
    <style:style style:name="T537" style:family="text">
      <style:text-properties officeooo:rsid="0233d0cb"/>
    </style:style>
    <style:style style:name="T538" style:family="text">
      <style:text-properties officeooo:rsid="0233e3f4"/>
    </style:style>
    <style:style style:name="T539" style:family="text">
      <style:text-properties officeooo:rsid="0125f43e"/>
    </style:style>
    <style:style style:name="T540" style:family="text">
      <style:text-properties officeooo:rsid="023b9375"/>
    </style:style>
    <style:style style:name="T541" style:family="text">
      <style:text-properties officeooo:rsid="023c1064"/>
    </style:style>
    <style:style style:name="T542" style:family="text">
      <style:text-properties officeooo:rsid="023dcfdf"/>
    </style:style>
    <style:style style:name="T543" style:family="text">
      <style:text-properties officeooo:rsid="023f9814"/>
    </style:style>
    <style:style style:name="T544" style:family="text">
      <style:text-properties officeooo:rsid="0240b116"/>
    </style:style>
    <style:style style:name="T545" style:family="text">
      <style:text-properties officeooo:rsid="0241a3db"/>
    </style:style>
    <style:style style:name="T546" style:family="text">
      <style:text-properties officeooo:rsid="0241c9fe"/>
    </style:style>
    <style:style style:name="T547" style:family="text">
      <style:text-properties officeooo:rsid="024369e2"/>
    </style:style>
    <style:style style:name="T548" style:family="text">
      <style:text-properties officeooo:rsid="02479e6a"/>
    </style:style>
    <style:style style:name="T549" style:family="text">
      <style:text-properties officeooo:rsid="024b9bb3"/>
    </style:style>
    <style:style style:name="T550" style:family="text">
      <style:text-properties officeooo:rsid="025798da"/>
    </style:style>
    <style:style style:name="T551" style:family="text">
      <style:text-properties officeooo:rsid="02589aa7"/>
    </style:style>
    <style:style style:name="T552" style:family="text">
      <style:text-properties officeooo:rsid="0258d68b"/>
    </style:style>
    <style:style style:name="T553" style:family="text">
      <style:text-properties fo:color="#fff200" style:font-name="Liberation Mono" fo:font-size="10pt" fo:font-weight="bold" style:font-name-asian="DejaVu Sans Mono" style:font-size-asian="10pt" style:font-name-complex="Liberation Mono" style:font-size-complex="10pt"/>
    </style:style>
    <style:style style:name="T55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5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5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5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5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5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6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6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6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6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64"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65"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66"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567"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568"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69" style:family="text">
      <style:text-properties officeooo:rsid="02ea1c5e"/>
    </style:style>
    <style:style style:name="T570" style:family="text">
      <style:text-properties officeooo:rsid="02ec565b"/>
    </style:style>
    <style:style style:name="T571" style:family="text">
      <style:text-properties officeooo:rsid="02ee2d8f"/>
    </style:style>
    <style:style style:name="T572" style:family="text">
      <style:text-properties officeooo:rsid="02ef609c"/>
    </style:style>
    <style:style style:name="T573" style:family="text">
      <style:text-properties officeooo:rsid="02f7109c"/>
    </style:style>
    <style:style style:name="T574" style:family="text">
      <style:text-properties officeooo:rsid="02f749fe"/>
    </style:style>
    <style:style style:name="T575" style:family="text">
      <style:text-properties officeooo:rsid="02f895a5"/>
    </style:style>
    <style:style style:name="T576" style:family="text">
      <style:text-properties officeooo:rsid="03fada74"/>
    </style:style>
    <style:style style:name="T577" style:family="text">
      <style:text-properties officeooo:rsid="03fda613"/>
    </style:style>
    <style:style style:name="T578" style:family="text">
      <style:text-properties officeooo:rsid="04009322"/>
    </style:style>
    <style:style style:name="T579" style:family="text">
      <style:text-properties officeooo:rsid="0491231b"/>
    </style:style>
    <style:style style:name="T580" style:family="text">
      <style:text-properties officeooo:rsid="049131f6"/>
    </style:style>
    <style:style style:name="T581" style:family="text">
      <style:text-properties officeooo:rsid="04f63259"/>
    </style:style>
    <style:style style:name="T582" style:family="text">
      <style:text-properties officeooo:rsid="04f672d7"/>
    </style:style>
    <style:style style:name="T583" style:family="text">
      <style:text-properties officeooo:rsid="04f683fe"/>
    </style:style>
    <style:style style:name="T584" style:family="text">
      <style:text-properties officeooo:rsid="04f70dd4"/>
    </style:style>
    <style:style style:name="T585" style:family="text">
      <style:text-properties officeooo:rsid="051d2a46"/>
    </style:style>
    <style:style style:name="T586" style:family="text">
      <style:text-properties officeooo:rsid="017b9c7e"/>
    </style:style>
    <style:style style:name="T587" style:family="text">
      <style:text-properties officeooo:rsid="05233476"/>
    </style:style>
    <style:style style:name="T588" style:family="text">
      <style:text-properties officeooo:rsid="05251044"/>
    </style:style>
    <style:style style:name="T589" style:family="text">
      <style:text-properties officeooo:rsid="0526bd1a"/>
    </style:style>
    <style:style style:name="T590" style:family="text">
      <style:text-properties officeooo:rsid="0528406a"/>
    </style:style>
    <style:style style:name="T591" style:family="text">
      <style:text-properties officeooo:rsid="0528e692"/>
    </style:style>
    <style:style style:name="T592" style:family="text">
      <style:text-properties officeooo:rsid="052ba80a"/>
    </style:style>
    <style:style style:name="T593" style:family="text">
      <style:text-properties officeooo:rsid="052c14ff"/>
    </style:style>
    <style:style style:name="T594" style:family="text">
      <style:text-properties officeooo:rsid="052f8a01"/>
    </style:style>
    <style:style style:name="T595" style:family="text">
      <style:text-properties officeooo:rsid="05316ec5"/>
    </style:style>
    <style:style style:name="T596" style:family="text">
      <style:text-properties officeooo:rsid="0532e35c"/>
    </style:style>
    <style:style style:name="T597" style:family="text">
      <style:text-properties officeooo:rsid="01073ac9"/>
    </style:style>
    <style:style style:name="T598" style:family="text">
      <style:text-properties officeooo:rsid="0539d1a3"/>
    </style:style>
    <style:style style:name="T599" style:family="text">
      <style:text-properties officeooo:rsid="05484c73"/>
    </style:style>
    <style:style style:name="T600" style:family="text">
      <style:text-properties officeooo:rsid="05496559"/>
    </style:style>
    <style:style style:name="T601" style:family="text">
      <style:text-properties officeooo:rsid="0574bc47"/>
    </style:style>
    <style:style style:name="T602" style:family="text">
      <style:text-properties officeooo:rsid="0601b349"/>
    </style:style>
    <style:style style:name="T603" style:family="text">
      <style:text-properties officeooo:rsid="0603d1ea"/>
    </style:style>
    <style:style style:name="T604" style:family="text">
      <style:text-properties officeooo:rsid="0605a7f4"/>
    </style:style>
    <style:style style:name="T605" style:family="text">
      <style:text-properties officeooo:rsid="066ae693"/>
    </style:style>
    <style:style style:name="T606" style:family="text">
      <style:text-properties officeooo:rsid="066bdf73"/>
    </style:style>
    <style:style style:name="T607" style:family="text">
      <style:text-properties officeooo:rsid="066dc662"/>
    </style:style>
    <style:style style:name="T608" style:family="text">
      <style:text-properties officeooo:rsid="06721eb8"/>
    </style:style>
    <style:style style:name="T609" style:family="text">
      <style:text-properties officeooo:rsid="067b07c4"/>
    </style:style>
    <style:style style:name="T610" style:family="text">
      <style:text-properties officeooo:rsid="067dc553"/>
    </style:style>
    <style:style style:name="T611" style:family="text">
      <style:text-properties officeooo:rsid="067ed626"/>
    </style:style>
    <style:style style:name="T612" style:family="text">
      <style:text-properties officeooo:rsid="067ff8f3"/>
    </style:style>
    <style:style style:name="T613" style:family="text">
      <style:text-properties officeooo:rsid="06803c26"/>
    </style:style>
    <style:style style:name="T614" style:family="text">
      <style:text-properties officeooo:rsid="06827a2c"/>
    </style:style>
    <style:style style:name="T615" style:family="text">
      <style:text-properties officeooo:rsid="06898275"/>
    </style:style>
    <style:style style:name="T616" style:family="text">
      <style:text-properties officeooo:rsid="068ea877"/>
    </style:style>
    <style:style style:name="T617" style:family="text">
      <style:text-properties officeooo:rsid="06941ed4"/>
    </style:style>
    <style:style style:name="T618" style:family="text">
      <style:text-properties officeooo:rsid="0091caf7"/>
    </style:style>
    <style:style style:name="T619" style:family="text">
      <style:text-properties style:font-name="Courier New"/>
    </style:style>
    <style:style style:name="T620" style:family="text">
      <style:text-properties style:font-name="Courier New" officeooo:rsid="020c80f8"/>
    </style:style>
    <style:style style:name="T621" style:family="text">
      <style:text-properties officeooo:rsid="06959d71"/>
    </style:style>
    <style:style style:name="T622" style:family="text">
      <style:text-properties officeooo:rsid="069c068a"/>
    </style:style>
    <style:style style:name="T623" style:family="text">
      <style:text-properties officeooo:rsid="069d26c8"/>
    </style:style>
    <style:style style:name="T624" style:family="text">
      <style:text-properties officeooo:rsid="06a8f7df"/>
    </style:style>
    <style:style style:name="T625" style:family="text">
      <style:text-properties officeooo:rsid="022dda61"/>
    </style:style>
    <style:style style:name="T626" style:family="text">
      <style:text-properties style:font-name="Liberation Sans" fo:font-size="18pt" officeooo:rsid="06a8f7df" style:font-name-asian="Noto Sans CJK SC" style:font-size-asian="18pt" style:font-name-complex="Lohit Devanagari" style:font-size-complex="18pt"/>
    </style:style>
    <style:style style:name="T627" style:family="text">
      <style:text-properties style:font-name="Liberation Sans" fo:font-size="14pt" officeooo:rsid="09f350a7" style:font-name-asian="Noto Sans CJK SC" style:font-size-asian="14pt" style:font-name-complex="Lohit Devanagari" style:font-size-complex="14pt"/>
    </style:style>
    <style:style style:name="T628" style:family="text">
      <style:text-properties officeooo:rsid="06aa3b26"/>
    </style:style>
    <style:style style:name="T629" style:family="text">
      <style:text-properties officeooo:rsid="06ac37d7"/>
    </style:style>
    <style:style style:name="T630" style:family="text">
      <style:text-properties officeooo:rsid="06b0e114"/>
    </style:style>
    <style:style style:name="T631" style:family="text">
      <style:text-properties officeooo:rsid="06b1a458"/>
    </style:style>
    <style:style style:name="T632" style:family="text">
      <style:text-properties officeooo:rsid="06bd07da"/>
    </style:style>
    <style:style style:name="T633" style:family="text">
      <style:text-properties officeooo:rsid="06c3a9d3"/>
    </style:style>
    <style:style style:name="T634" style:family="text">
      <style:text-properties officeooo:rsid="06c6ad6c"/>
    </style:style>
    <style:style style:name="T635" style:family="text">
      <style:text-properties style:font-name="Liberation Mono" fo:font-size="10pt" style:font-size-asian="10pt" style:font-size-complex="10pt"/>
    </style:style>
    <style:style style:name="T636" style:family="text">
      <style:text-properties style:font-name="Liberation Mono" fo:font-size="10pt" fo:font-style="normal" style:font-size-asian="10pt" style:font-style-asian="normal" style:font-size-complex="10pt" style:font-style-complex="normal"/>
    </style:style>
    <style:style style:name="T637" style:family="text">
      <style:text-properties officeooo:rsid="075db52a"/>
    </style:style>
    <style:style style:name="T638" style:family="text">
      <style:text-properties officeooo:rsid="075fb756"/>
    </style:style>
    <style:style style:name="T639" style:family="text">
      <style:text-properties officeooo:rsid="008397dd"/>
    </style:style>
    <style:style style:name="T640" style:family="text">
      <style:text-properties officeooo:rsid="07620a69"/>
    </style:style>
    <style:style style:name="T641" style:family="text">
      <style:text-properties officeooo:rsid="079bbc05"/>
    </style:style>
    <style:style style:name="T642" style:family="text">
      <style:text-properties officeooo:rsid="079d3c1d"/>
    </style:style>
    <style:style style:name="T643" style:family="text">
      <style:text-properties officeooo:rsid="079d4340"/>
    </style:style>
    <style:style style:name="T644" style:family="text">
      <style:text-properties officeooo:rsid="079e4ac7"/>
    </style:style>
    <style:style style:name="T645" style:family="text">
      <style:text-properties officeooo:rsid="08c0bb4a"/>
    </style:style>
    <style:style style:name="T646" style:family="text">
      <style:text-properties officeooo:rsid="09f1b92f"/>
    </style:style>
    <style:style style:name="T647" style:family="text">
      <style:text-properties officeooo:rsid="0a7b8727"/>
    </style:style>
    <style:style style:name="T648" style:family="text">
      <style:text-properties officeooo:rsid="0a7ca497"/>
    </style:style>
    <style:style style:name="T649" style:family="text">
      <style:text-properties officeooo:rsid="0a7e49f6"/>
    </style:style>
    <style:style style:name="T650" style:family="text">
      <style:text-properties officeooo:rsid="0a7ffe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66120635888" text:id="ct94566120635888">
          <text:insertion>
            <office:change-info>
              <dc:creator>Unknown Author</dc:creator>
              <dc:date>2020-10-18T17:32:00</dc:date>
            </office:change-info>
          </text:insertion>
        </text:changed-region>
        <text:changed-region xml:id="ct94566119543712" text:id="ct94566119543712">
          <text:deletion>
            <office:change-info>
              <dc:creator>Unknown Author</dc:creator>
              <dc:date>2020-10-18T17:30:33</dc:date>
            </office:change-info>
            <text:p text:style-name="P525"><text:s/></text:p>
          </text:deletion>
        </text:changed-region>
        <text:changed-region xml:id="ct94566119447632" text:id="ct94566119447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46">Reference Manual</text:span><text:bookmark-end text:name="__RefHeading___Toc474_3277173355"/></text:p>
      <text:p text:style-name="P624"><text:span text:style-name="T625">Version 1.</text:span><text:span text:style-name="T626">3.0</text:span></text:p>
      <text:h text:style-name="Heading_20_1" text:outline-level="1"><text:bookmark-start text:name="__RefHeading___Toc765_3277173355"/>Introduction<text:bookmark-end text:name="__RefHeading___Toc765_3277173355"/></text:h>
      <text:p text:style-name="P49">This document is the <text:span text:style-name="T447">reference manual</text:span> for the QDL (pronounced “quiddle”) <text:span text:style-name="T64">Q</text:span><text:span text:style-name="T174">uick and </text:span><text:span text:style-name="T64">D</text:span><text:span text:style-name="T174">irty </text:span><text:span text:style-name="T64">L</text:span><text:span text:style-name="T17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5">Origin of the name</text:p>
      <text:p text:style-name="P71">“Quiddle” by itself has two meaning. </text:p>
      <text:list xml:id="list726270385" text:style-name="L1">
        <text:list-item>
          <text:p text:style-name="P729"><text:span text:style-name="T441">(</text:span><text:span text:style-name="T24">noun</text:span><text:span text:style-name="T441">)</text:span><text:span text:style-name="T24"> </text:span>A small or trifling thing</text:p>
        </text:list-item>
        <text:list-item>
          <text:p text:style-name="P729"><text:span text:style-name="T441">(</text:span><text:span text:style-name="T24">verb</text:span><text:span text:style-name="T441">)</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23">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59">As it were, scripting keeps the OAuth flow on course. (The logo has the Morse code for Q-D-L in it, by the way.)</text:span></text:p>
      <text:p text:style-name="P266"><text:span text:style-name="T174">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90">productively</text:span><text:span text:style-name="T174"> in it. </text:span><text:span text:style-name="T190">Life is too short to learn another C++… <text:s/></text:span></text:p>
      <text:p text:style-name="P266"><text:span text:style-name="T174">The way this is done is that the major constructs for the language (loop</text:span><text:span text:style-name="T190">ing</text:span><text:span text:style-name="T174">, conditionals, encapsulation &amp;c.) are very bare-bones. This covers the dictum of aiming at the probabilities <text:s/></text:span><text:span text:style-name="T190">(what you are most likely to do) </text:span><text:span text:style-name="T174">not the possibilities </text:span><text:span text:style-name="T190">(what your wildest dreams envision)</text:span><text:span text:style-name="T174">. So you may need a loop and there is one – <text:s/></text:span><text:span text:style-name="T192">j</text:span><text:span text:style-name="T174">ust one – rather than having several with niggling syntax that covers every possible variation. If you need something more, than there are tools to cobble it together. </text:span></text:p>
      <text:p text:style-name="P265"><text:span text:style-name="T190">(A</text:span><text:span text:style-name="T189"> much more complete language was designed </text:span><text:span text:style-name="T196">and a specific subset implemented, </text:span><text:span text:style-name="T189">so if there is a hue and cry for something more, it would actually be pretty easy to add it. </text:span><text:span text:style-name="T190">In other words, backwards compatibility is built in for future extensions. </text:span><text:span text:style-name="T189"><text:s/></text:span><text:span text:style-name="T190">Just saying</text:span><text:span text:style-name="T177"> </text:span><text:span text:style-name="T190">it so we are clear.)</text:span></text:p>
      <text:p text:style-name="P48"><text:soft-page-break/><text:span text:style-name="T176">A bit of motivation </text:span><text:span text:style-name="T190">about aggregate variables since this strikes many people as offbeat</text:span><text:span text:style-name="T176">. </text:span><text:span text:style-name="T190">QDL works very well as a server-side policy language. </text:span><text:span text:style-name="T184">A very common situation is having to configure many rules for doing fairly simple tasks, </text:span><text:span text:style-name="T77">e.g.</text:span><text:span text:style-name="T184">, if a user has logged in through an institution, belongs to any of a few groups, has an affiliation with a third institution, then some subset of information should be returned. In large blocks</text:span></text:p>
      <text:p text:style-name="P54"><text:span text:style-name="T82">huge </text:span><text:span text:style-name="T78">rats nest of conditions </text:span><text:span text:style-name="T207"><text:s/></text:span></text:p>
      <text:p text:style-name="P54"><text:span text:style-name="T207"><text:s text:c="5"/>==&gt; <text:s/></text:span><text:span text:style-name="T78">do something </text:span><text:span text:style-name="T82">conceptually easy but </text:span><text:span text:style-name="T78">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2"><text:span text:style-name="T336">Scalar (aka p</text:span>rimitive, <text:span text:style-name="T336">simple)</text:span> types: null, boolean, <text:span text:style-name="T326">number, </text:span>string</text:p>
      <text:p text:style-name="P92"><text:span text:style-name="T214">V</text:span>ariable <text:span text:style-name="T214">types</text:span>: <text:span text:style-name="T441">scalar</text:span> or compound <text:span text:style-name="T214">(aka stem variables)</text:span></text:p>
      <text:p text:style-name="P92">Control structures: if..then...else, while loop, switch statement, <text:span text:style-name="T376">try...catch</text:span>.</text:p>
      <text:p text:style-name="P161">Encapsulation: module</text:p>
      <text:h text:style-name="Heading_20_1" text:outline-level="1"><text:bookmark-start text:name="__RefHeading___Toc478_3277173355"/>Basic syntactic concepts.<text:bookmark-end text:name="__RefHeading___Toc478_3277173355"/></text:h>
      <text:list xml:id="list2961889730" text:style-name="L2">
        <text:list-item>
          <text:p text:style-name="P713">Weakly typed</text:p>
        </text:list-item>
        <text:list-item>
          <text:p text:style-name="P713"><text:span text:style-name="T337">Simple and s</text:span>tem variables</text:p>
        </text:list-item>
        <text:list-item>
          <text:p text:style-name="P714">A <text:span text:style-name="T441">very </text:span>full set of <text:span text:style-name="T337">logic/algebraic </text:span>operations</text:p>
        </text:list-item>
        <text:list-item>
          <text:p text:style-name="P714">A full but minimal set of control structures</text:p>
        </text:list-item>
      </text:list>
      <text:p text:style-name="P1"/>
      <text:h text:style-name="P632" text:outline-level="2"><text:bookmark-start text:name="__RefHeading___Toc724_3277173355"/>Constants and expressions<text:bookmark-end text:name="__RefHeading___Toc724_3277173355"/></text:h>
      <text:p text:style-name="P171">There are boolean, <text:span text:style-name="T393">number (</text:span>int<text:span text:style-name="T393">egers are </text:span><text:s/>(64 bit), decimal <text:s/><text:span text:style-name="T393">are </text:span>unlimited<text:span text:style-name="T39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1"/>
      <text:p text:style-name="P256">Note that in some cases, the dollar sign may be used for escaping disallowed characters. See <text:span text:style-name="T13">vencode</text:span> and <text:span text:style-name="T13">vdecode</text:span> for the particulars <text:span text:style-name="T442">as relates to working with, </text:span><text:span text:style-name="T25">e.g.</text:span><text:span text:style-name="T116">, JSON</text:span>.</text:p>
      <text:p text:style-name="P171">QDL supports the following standard algebraic operations:</text:p>
      <text:p text:style-name="Preformatted_20_Text">+ - * / % <text:span text:style-name="T357">^ </text:span></text:p>
      <text:p text:style-name="P171"/>
      <text:p text:style-name="P171"><text:soft-page-break/><text:span text:style-name="T377">Note that the operator % is integer division. So </text:span><text:span text:style-name="T232">42/9 = 4.666…</text:span><text:span text:style-name="T377"> and </text:span><text:span text:style-name="T232">42%9 = 4</text:span><text:span text:style-name="T377">. </text:span>It also supports the following logical operators</text:p>
      <text:p text:style-name="Preformatted_20_Text">&lt; &lt;= <text:span text:style-name="T436">=&lt; </text:span>&gt; &gt;= <text:span text:style-name="T436">=&gt;</text:span> &amp;&amp; || ! </text:p>
      <text:p text:style-name="P171"><text:line-break/>and the following increment and decrement operators, which may be used before or after variables. </text:p>
      <text:p text:style-name="Preformatted_20_Text">-- <text:span text:style-name="T356">++ </text:span></text:p>
      <text:p text:style-name="Text_20_body"><text:line-break/><text:span text:style-name="T48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2">The limited character set <text:span text:style-name="T419">for </text:span><text:span text:style-name="T18">symbols</text:span><text:span text:style-name="T112"> </text:span><text:span text:style-name="T95">is</text:span> intentional since this sidesteps running it on systems that may have character encoding issues <text:span text:style-name="T393">or more usually, working on a system where the supported terminal types are very limited</text:span>. <text:s/><text:span text:style-name="T419">Generally however, the contents of a string may be UTF-8 with no issues.</text:span></text:p>
      <text:p text:style-name="P588">Note<text:span text:style-name="T602">s</text:span></text:p>
      <text:p text:style-name="P340"><text:span text:style-name="T602">1. </text:span>You should make it a point of enclosing leading negative numbers in parentheses to cut down on ambiguity. Also be careful <text:span text:style-name="T602">of</text:span> spaces, <text:span text:style-name="T602">since “++” and others are properly digraphs and will be interpreted differently than “+ <text:s/>+”</text:span>. How should QDL interpret</text:p>
      <text:p text:style-name="Preformatted_20_Text">a---b</text:p>
      <text:p text:style-name="Text_20_body"/>
      <text:p text:style-name="P340">Should this mean (a- - ) - b or perhaps a-(- - b)? <text:span text:style-name="T545">Such error can be very hard to track down.</text:span></text:p>
      <text:p text:style-name="P400"><text:span text:style-name="T602">2. </text:span><text:span text:style-name="T624">As of 1.3</text:span><text:span text:style-name="T602"> QDL does “short-circuit” conditionals, so </text:span><text:span text:style-name="T54">e.g., </text:span><text:span text:style-name="T156"><text:s/></text:span><text:span text:style-name="T602">in </text:span><text:span text:style-name="T259">A &amp;&amp; B &amp;&amp; C</text:span><text:span text:style-name="T602"> each of A, B, C will be evaluated </text:span><text:span text:style-name="T624">only if the previous element evaluates to </text:span><text:span text:style-name="T9">true</text:span><text:span text:style-name="T91">. E.g. </text:span><text:span text:style-name="T277">false &amp;&amp; true &amp;&amp; true </text:span><text:span text:style-name="T301">will stop evaluation after the left argument is found to be </text:span><text:span text:style-name="T305">false</text:span><text:span text:style-name="T301">, since the rest of the conditional cannot be </text:span><text:span text:style-name="T305">true</text:span><text:span text:style-name="T301">.</text:span></text:p>
      <text:p text:style-name="P402"><text:span text:style-name="T301">S</text:span><text:span text:style-name="T302">imilarly for <text:s/></text:span><text:span text:style-name="T278">true</text:span><text:span text:style-name="T277"> </text:span><text:span text:style-name="T278">||</text:span><text:span text:style-name="T277"> </text:span><text:span text:style-name="T278">false ||</text:span><text:span text:style-name="T277"> </text:span><text:span text:style-name="T278">false </text:span><text:span text:style-name="T302">since this must evaluate to true since </text:span><text:span text:style-name="T303">the first</text:span><text:span text:style-name="T302"> term is </text:span><text:span text:style-name="T306">true</text:span><text:span text:style-name="T302">.</text:span></text:p>
      <text:p text:style-name="P401"><text:span text:style-name="T301">B</text:span><text:span text:style-name="T300">efore version 1.3, you would have to nest conditionals for this behavior so</text:span></text:p>
      <text:p text:style-name="P549">if[</text:p>
      <text:p text:style-name="P549"><text:span text:style-name="T628"><text:s/>A</text:span> </text:p>
      <text:p text:style-name="Preformatted_20_Text"><text:s/>][</text:p>
      <text:p text:style-name="Preformatted_20_Text"><text:s text:c="2"/>if[</text:p>
      <text:p text:style-name="Preformatted_20_Text"><text:s text:c="4"/><text:span text:style-name="T628">B</text:span></text:p>
      <text:p text:style-name="Preformatted_20_Text"><text:s text:c="2"/>][</text:p>
      <text:p text:style-name="Preformatted_20_Text"><text:s text:c="3"/>if[</text:p>
      <text:p text:style-name="Preformatted_20_Text"><text:s text:c="5"/><text:span text:style-name="T628">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2">There is a specific <text:span text:style-name="T64">assignment operator</text:span><text:span text:style-name="T174">, denotes := which is used when setting a variable. This is a fine example:</text:span></text:p>
      <text:p text:style-name="Preformatted_20_Text">c := 4;</text:p>
      <text:p text:style-name="P173"><text:line-break/>As we will see later, you may also use this to assign a value to a stem variable by including the final period:</text:p>
      <text:p text:style-name="Preformatted_20_Text">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60">+ - * / % ^</text:span>. So i<text:span text:style-name="T95">f</text:span><text:span text:style-name="T13"> op</text:span><text:span text:style-name="T95"> is one of these operators then </text:span></text:p>
      <text:p text:style-name="P260"><text:span text:style-name="T95">A </text:span><text:span text:style-name="T13">op</text:span><text:span text:style-name="T95">= B</text:span></text:p>
      <text:p text:style-name="P80">is identical to <text:s/>issuing</text:p>
      <text:p text:style-name="P260"><text:span text:style-name="T95">A := A </text:span><text:span text:style-name="T13">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13">a</text:span>, which is assigned the value of 3, squares it and assigns the new value of 9 to <text:span text:style-name="T13">a</text:span><text:span text:style-name="T95">.</text:span></text:p>
      <text:p text:style-name="P55">Another example.</text:p>
      <text:p text:style-name="P469"><text:s text:c="2"/>A := 'a'</text:p>
      <text:p text:style-name="P469"><text:s text:c="2"/>B := 'b'</text:p>
      <text:p text:style-name="P469"><text:s text:c="2"/>q := A += B += 'c'</text:p>
      <text:p text:style-name="P469"><text:s text:c="2"/>q</text:p>
      <text:p text:style-name="P469">abc</text:p>
      <text:p text:style-name="P469"><text:s text:c="2"/>A</text:p>
      <text:p text:style-name="P469">abc</text:p>
      <text:p text:style-name="P469"><text:s text:c="2"/>B</text:p>
      <text:p text:style-name="P469">bc</text:p>
      <text:p text:style-name="P469"/>
      <text:p text:style-name="P268">So in summary, here are all the supported assignment operators</text:p>
      <text:p text:style-name="Preformatted_20_Text">:<text:span text:style-name="T445">= += -= *= /= %= ^=</text:span></text:p>
      <text:p text:style-name="P269"><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4"><text:span text:style-name="T358">As we have said, there </text:span>are <text:span text:style-name="T436">4</text:span> primitive or <text:span text:style-name="T64">scalar</text:span><text:span text:style-name="T174"> types: </text:span><text:span text:style-name="T191">null, </text:span><text:span text:style-name="T174">boolean, </text:span><text:span text:style-name="T187">number </text:span><text:span text:style-name="T174">and string. Booleans are either </text:span><text:span text:style-name="T207">true</text:span><text:span text:style-name="T174"> or </text:span><text:span text:style-name="T207">false,</text:span><text:span text:style-name="T174"> e.g.</text:span></text:p>
      <text:p text:style-name="Preformatted_20_Text">a := true;</text:p>
      <text:p text:style-name="P395"><text:span text:style-name="T393"><text:line-break/>Numbers are of two sorts which are used seamlessly as needed. </text:span><text:span text:style-name="T61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17">a fixed </text:span><text:span text:style-name="T618">decimal precision. </text:span><text:span text:style-name="T617">The default is 50 digits. See numeric_digits() for how to change this, or set it in the configuration.</text:span><text:span text:style-name="T618"> </text:span></text:p>
      <text:p text:style-name="Preformatted_20_Text"><text:s text:c="5"/>say(234234234.234234234*987987349857349);</text:p>
      <text:p text:style-name="P423">231420460326946612381192.152285666 </text:p>
      <text:p text:style-name="Preformatted_20_Text"><text:s text:c="4"/>say(1/3);</text:p>
      <text:p text:style-name="Preformatted_20_Text">0.33333333333333333333333333333333333333333333333333</text:p>
      <text:p text:style-name="P157"><text:line-break/>The first result is exact because we specified the number of digits. In the second case, there is no exact decimal representation of 1/3, so it is truncated. </text:p>
      <text:p text:style-name="P15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6"><text:span text:style-name="T437">While QDL has very a limited character set for variables, all string are fully UTF-8. <text:s/></text:span>Since there are many time<text:span text:style-name="T437">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0"><text:s text:c="4"/>say('abc'+ '123');</text:p>
      <text:p text:style-name="P439">abc123</text:p>
      <text:p text:style-name="P181"><text:line-break/>Similarly, the “-” works on strings too and removes the right elements from the left:</text:p>
      <text:p text:style-name="Preformatted_20_Text"><text:s text:c="7"/>say('abcdeababghabijab' - 'ab');</text:p>
      <text:p text:style-name="Preformatted_20_Text">cdeghij</text:p>
      <text:p text:style-name="P201"><text:line-break/>Strings may be compared using == and !=, so</text:p>
      <text:p text:style-name="P478"><text:s text:c="4"/>'foo' == 'foo'</text:p>
      <text:p text:style-name="P201"><text:soft-page-break/><text:line-break/>would be <text:span text:style-name="T3">true</text:span><text:span text:style-name="T78">.</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211">v</text:span>ar := 'Avast ye scurvy dogs!';</text:p>
      <text:p text:style-name="Preformatted_20_Text">my_<text:span text:style-name="T211">v</text:span>ar := <text:span text:style-name="T489">size(my_var)</text:span>;</text:p>
      <text:p text:style-name="P65"/>
      <text:p text:style-name="P65">Where in many languages this would raise an exception. This is the “dirty” part of the name: the onus is on the programmer to keep this straight. <text:span text:style-name="T211">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8">There are <text:span text:style-name="T585">exactly </text:span>3 reserved key words in QDL:</text:p>
      <text:p text:style-name="P35">true </text:p>
      <text:p text:style-name="P35">false </text:p>
      <text:p text:style-name="P35">null</text:p>
      <text:p text:style-name="P81"><text:line-break/>The first two, <text:span text:style-name="T13">true</text:span> and <text:span text:style-name="T13">false</text:span> are boolean values. The third, <text:span text:style-name="T13">null</text:span> is the null value for variables. It looks like <text:span text:style-name="T500">t</text:span>here are other words such as <text:span text:style-name="T13">module</text:span> and <text:span text:style-name="T13">define</text:span> but in actuality these are <text:s/><text:span text:style-name="T489">coupled with brackets for </text:span>structure, <text:span text:style-name="T13">e.g., </text:span><text:span text:style-name="T260">module[</text:span> (note that there is never a space between the word and the bracket.) So these are fine variables in QDL <text:span text:style-name="T488">one and all</text:span>:</text:p>
      <text:p text:style-name="P495">integer := .5;</text:p>
      <text:p text:style-name="P495">boolean := 3.3^11;</text:p>
      <text:p text:style-name="P495">decimal := <text:span text:style-name="T487">true</text:span>;</text:p>
      <text:p text:style-name="P496">scalar. := random(1000);</text:p>
      <text:p text:style-name="P496"><text:s text:c="5"/><text:span text:style-name="T504">if := -1000000;</text:span></text:p>
      <text:p text:style-name="Standard"><text:line-break/><text:span text:style-name="T486">Now as to whether you really </text:span><text:span text:style-name="T38">want</text:span><text:span text:style-name="T127"> to set those variables to those values is your issue. </text:span><text:span text:style-name="T128">The point is that there are very few such </text:span><text:span text:style-name="T134">reserved </text:span><text:span text:style-name="T128">word</text:span><text:span text:style-name="T134">s</text:span><text:span text:style-name="T12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96">A</text:span><text:span text:style-name="T215"> s</text:span><text:span text:style-name="T3">imple</text:span><text:span text:style-name="T95"> </text:span><text:span text:style-name="T96">variable, </text:span><text:span text:style-name="T102">also called a </text:span><text:span text:style-name="T4">scalar</text:span><text:span text:style-name="T95"> consists of primitive types, which are boolean, </text:span><text:span text:style-name="T100">number (both integer and decimal) </text:span><text:span text:style-name="T95"><text:s/>and strings. These look just like any other variable from most programming languages (the “:=” is the assignment operator). So for instance</text:span></text:p>
      <text:p text:style-name="Preformatted_20_Text">a := 'foo';</text:p>
      <text:p text:style-name="Preformatted_20_Text">my_<text:span text:style-name="T211">b</text:span>oolean := true;</text:p>
      <text:p text:style-name="Preformatted_20_Text">my_integer := 123;</text:p>
      <text:p text:style-name="P488">my_decimal := 432.3454;</text:p>
      <text:p text:style-name="P488">b := 'Trăm năm trong cõi người ta, Chữ tài chữ mệnh khéo là ghét nhau.';</text:p>
      <text:p text:style-name="P67"><text:line-break/>are all valid simple variables. </text:p>
      <text:p text:style-name="P50"><text:span text:style-name="T175">A</text:span><text:span text:style-name="T79"> </text:span><text:span text:style-name="T7">c</text:span><text:span text:style-name="T3">om</text:span><text:span text:style-name="T8">pound</text:span><text:span text:style-name="T207"> </text:span><text:span text:style-name="T175">variable</text:span><text:span text:style-name="T174"> is embodied in what is termed </text:span><text:span text:style-name="T3">stem variables</text:span><text:span text:style-name="T174">. These are of the form </text:span></text:p>
      <text:p text:style-name="Preformatted_20_Text"><text:soft-page-break/><text:span text:style-name="T215">head</text:span>.<text:span text:style-name="T215">tail</text:span></text:p>
      <text:p text:style-name="P2"><text:span text:style-name="T383"><text:line-break/>(Geeky stuff, the period is actually called the </text:span><text:span text:style-name="T16">aggregation operator</text:span><text:span text:style-name="T108">.) <text:s/>Remember</text:span><text:span text:style-name="T383"> that the variable is </text:span><text:span text:style-name="T4">head.</text:span><text:span text:style-name="T81"> <text:s/>(note the trailing period!!) and the tail – which may be complicated -- is just indexing. </text:span><text:span text:style-name="T90">The tail consists of scalars separated by periods, but see the section below on tail resolution for the full story. <text:s/></text:span><text:span text:style-name="T81"><text:s/></text:span><text:span text:style-name="T85">This effectiv</text:span><text:span text:style-name="T86">e</text:span><text:span text:style-name="T85">ly means that a stem can be something as simple as a list or quite a complex data structure indeed. </text:span><text:span text:style-name="T81"><text:s/></text:span><text:span text:style-name="T88">As a matter of fact, any data structure an be modeled with a stem. </text:span><text:span text:style-name="T78">The</text:span> index is any string <text:span text:style-name="T334">and we usually refer to them as keys. Some definitions:<text:line-break/></text:span></text:p>
      <text:list xml:id="list2145240479" text:style-name="L3">
        <text:list-item>
          <text:p text:style-name="P715"><text:span text:style-name="T334">A </text:span><text:span text:style-name="T69">list</text:span><text:span text:style-name="T182"> is a stem </text:span><text:span text:style-name="T201">whose </text:span><text:span text:style-name="T206">keys</text:span><text:span text:style-name="T182"> </text:span><text:span text:style-name="T201">are </text:span><text:span text:style-name="T182">0,1,...n</text:span></text:p>
        </text:list-item>
        <text:list-item>
          <text:p text:style-name="P716"><text:span text:style-name="T174">Two stems are </text:span><text:span text:style-name="T64">conformable</text:span><text:span text:style-name="T174"> if they have the same keys</text:span></text:p>
        </text:list-item>
        <text:list-item>
          <text:p text:style-name="P717">Subsetting<text:span text:style-name="T174"> is in effect for most stem operations. This means that if the result is a stem, it contains only the keys common to its arguments. If two stems are conformable, there is no subsetting.</text:span></text:p>
        </text:list-item>
        <text:list-item>
          <text:p text:style-name="P718">Tail resolution<text:span text:style-name="T174"> means that if a stem has many indices, like a.b.c.d, then it is resolved from right to left, with the system checking each index to see if that variable has been defined, then substituting. </text:span><text:span text:style-name="T198">You may have stems embedded as long as the references resolve to scalars. </text:span></text:p>
        </text:list-item>
      </text:list>
      <text:p text:style-name="P2"/>
      <text:p text:style-name="P29">Note that this is one of the very few strict pattern enforced in QDL – a stem must end in a period <text:span text:style-name="T42">i.e, </text:span><text:span text:style-name="T138">so the period is an assertion that this refers to an aggregate.</text:span> <text:span text:style-name="T515">I</text:span>ssuing something like this (to make a list of integers)</text:p>
      <text:p text:style-name="P29"/>
      <text:p text:style-name="Preformatted_20_Text">a := <text:span text:style-name="T563">[1,2,3]</text:span>;</text:p>
      <text:p text:style-name="P29"/>
      <text:p text:style-name="P29">fails with a message like <text:span text:style-name="T225">“Error: You cannot set a scalar variable to a stem value”</text:span>. This is because the item on the right is an aggregate, aka a stem and on the one on the left is a simple scalar. </text:p>
      <text:p text:style-name="P29"/>
      <text:p text:style-name="P2"><text:span text:style-name="T334">T</text:span>here are two common use patterns. <text:span text:style-name="T178"><text:s/></text:span><text:span text:style-name="T182">The first </text:span><text:span text:style-name="T178">pattern is to invoke a function on a stem variable which alters every element and returns a stem variable with the same keys, each element having been transformed. </text:span><text:span text:style-name="T182">Here is an example. This uses integer </text:span>indices and this makes <text:span text:style-name="T334">it a</text:span> list. <text:span text:style-name="T33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73">or perhaps, use the handy list notation:</text:span></text:p>
      <text:p text:style-name="P3"/>
      <text:p text:style-name="P511">myList. := ['the', 'quick', 'brown']</text:p>
      <text:p text:style-name="P3"/>
      <text:p text:style-name="P3"><text:line-break/>This effectively is an array <text:span text:style-name="T215">(which is just a map whose keys are integers)</text:span>. <text:span text:style-name="T335">The second use case</text:span> comes from having indices <text:span text:style-name="T33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73">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12">w</text:span> a map with keys, idp, port and eppn whose values are as above. <text:s text:c="2"/><text:span text:style-name="T211">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39">which shows that this stem includes a list and has another entry called </text:span><text:span text:style-name="T48">help</text:span><text:span text:style-name="T146">. </text:span></text:p>
      <text:p text:style-name="P27"/>
      <text:p text:style-name="Heading">Reading the <text:span text:style-name="T593">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202">The tilde, </text:span><text:span text:style-name="T209">~</text:span><text:span text:style-name="T202">, is a union operator and means these are a single entity. Note that this is a printed version for human readability. </text:span><text:span text:style-name="T203">So here, the key is </text:span><text:span text:style-name="T70">help</text:span><text:span text:style-name="T210"> </text:span><text:span text:style-name="T203">and the value is </text:span><text:span text:style-name="T70">this is my stem</text:span><text:span text:style-name="T203">. <text:s/>Note that if you create a list with sparse or missing entries, </text:span><text:span text:style-name="T204">(so sparse data means only creating the entries you need, not some, vast empty array) </text:span><text:span text:style-name="T203">then printing it will have the keys just written in map notation. Let us say you wanted to keep a listing of </text:span><text:span text:style-name="T205">your favorite </text:span><text:span text:style-name="T203">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4"/>
      <text:p text:style-name="P367"><text:span text:style-name="T145">I</text:span><text:span text:style-name="T95">f we were to use [] notation, how would we represent the missing 99950 elements? </text:span></text:p>
      <text:p text:style-name="P590">Handling strange keys</text:p>
      <text:p text:style-name="Text_20_body"><text:span text:style-name="T145">Note that the index for a stem may be pretty much anything, </text:span><text:span text:style-name="T47">but</text:span><text:span text:style-name="T145"> for tail resolution to work you must use a variable to avoid ambiguity. Let's say you wanted to make a stem whose key</text:span><text:span text:style-name="T148">s were your favo</text:span><text:span text:style-name="T149">r</text:span><text:span text:style-name="T148">ite functions, the first of which is</text:span><text:span text:style-name="T145"> <text:s/>'</text:span><text:span text:style-name="T271">f(x,y)'</text:span><text:span text:style-name="T145"> (which </text:span><text:span text:style-name="T148">is a string, of course</text:span><text:span text:style-name="T14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5"/>
      <text:p text:style-name="P38"><text:span text:style-name="T145">b</text:span><text:span text:style-name="T95">ut issuing </text:span><text:span text:style-name="T269">q.f(x,y)</text:span><text:span text:style-name="T95"> is going to cause an error. </text:span><text:span text:style-name="T147">If you </text:span><text:span text:style-name="T155">really </text:span><text:span text:style-name="T147">need to have something you can type in without variables consider using vencode() to change a string to something that is a legitimate variable:</text:span></text:p>
      <text:p text:style-name="P26"/>
      <text:p text:style-name="Preformatted_20_Text"><text:s text:c="2"/>vencode('f(x,y<text:span text:style-name="T592">)</text:span>')</text:p>
      <text:p text:style-name="Preformatted_20_Text">f$28x$2Cy</text:p>
      <text:p text:style-name="Text_20_body"/>
      <text:p text:style-name="P349">Normally you only have to think about such things if you have to deal with exchanging information between external programs.</text:p>
      <text:h text:style-name="Heading_20_3" text:outline-level="3">Compact Notation</text:h>
      <text:p text:style-name="P350">You may create lists and stems with the so-called <text:span text:style-name="T13">compact notation</text:span><text:span text:style-name="T95">. There are some limitations as of QDL 1.1 though. <text:s/>The basic syntax is for lists:</text:span></text:p>
      <text:p text:style-name="Preformatted_20_Text">[x0, x1, x2, …]</text:p>
      <text:p text:style-name="P85"/>
      <text:p text:style-name="P85">which would make a stem with elements x0, x1, … and indices 0,1,2,… For stems</text:p>
      <text:p text:style-name="Preformatted_20_Text">{key0:value0, key1:value1, …}</text:p>
      <text:p text:style-name="P85"/>
      <text:p text:style-name="P8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0">(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74">9</text:span>]</text:p>
      <text:p text:style-name="P74"/>
      <text:p text:style-name="P73">Note especially that you can populate these lists with any valid QDL expression, so <text:span text:style-name="T579">here is a nested array of random integers:</text:span></text:p>
      <text:p text:style-name="Preformatted_20_Text"><text:s text:c="3"/>mod([abs(random(2)), random()], 100)</text:p>
      <text:p text:style-name="Preformatted_20_Text">[[5,20],39]</text:p>
      <text:p text:style-name="Text_20_body"/>
      <text:p text:style-name="P35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4"><text:soft-page-break/>One little caveat is the built_in function <text:span text:style-name="T225">list_append</text:span>: The left-hand argument is that name of a variable, not a stem.</text:p>
      <text:h text:style-name="Heading_20_3" text:outline-level="3">The ~ or union operator</text:h>
      <text:p text:style-name="P359">There is a specific operator in QDL for stems, the <text:span text:style-name="T64">tilde</text:span><text:span text:style-name="T95"> or ~ operator. This concatenates stems. There is a function version of it too called </text:span><text:span text:style-name="T13">union</text:span><text:span text:style-name="T95"> (see below for more documentation). What does it do? It sticks together two stems.</text:span></text:p>
      <text:p text:style-name="Preformatted_20_Text"><text:s text:c="2"/>[1,2]~[3,4]</text:p>
      <text:p text:style-name="Preformatted_20_Text">[1,2,3,4]</text:p>
      <text:p text:style-name="Text_20_body"/>
      <text:p text:style-name="P360">In this case, the two lists <text:span text:style-name="T225">[1,2]</text:span> and <text:span text:style-name="T225">[3,4]</text:span> are assembled into a single list <text:span text:style-name="T225">[1,2,3,4]</text:span>. It will also turn scalars into a list:</text:p>
      <text:p text:style-name="Preformatted_20_Text"><text:s text:c="2"/>1~'a'~true</text:p>
      <text:p text:style-name="Preformatted_20_Text">[1,a,true]</text:p>
      <text:p text:style-name="Text_20_body"/>
      <text:p text:style-name="P360">This works with stems generally:</text:p>
      <text:p text:style-name="P512"><text:s text:c="2"/>a.b := 'foo';a.c:='bar';</text:p>
      <text:p text:style-name="P51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0"/>
      <text:p text:style-name="P361"><text:span text:style-name="T53">Caveat</text:span><text:span text:style-name="T154"> in the case of lists (integer indices), the list is extended. In the case of stems with non-integer values, they cannot be extrapolated, so if <text:s/>the same key is encountered, the value is overwritten.</text:span></text:p>
      <text:p text:style-name="P362"><text:span text:style-name="T154">A</text:span><text:span text:style-name="T9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6"/>
      <text:p text:style-name="P86">So even though the first list had a single element in it at index 17, the joined list has that as the zeroth element.</text:p>
      <text:p text:style-name="P363"><text:span text:style-name="T95">One difference between this and the </text:span><text:span text:style-name="T13">union</text:span><text:span text:style-name="T95"> function is that the union function changes the argument. The ~ operator does not alter its arguments.</text:span></text:p>
      <text:h text:style-name="Heading_20_3" text:outline-level="3"><text:bookmark-start text:name="__RefHeading___Toc615_3277173355"/><text:span text:style-name="T183">Tail substitutions.</text:span><text:span text:style-name="T335"> </text:span><text:s/><text:bookmark-end text:name="__RefHeading___Toc615_3277173355"/></text:h>
      <text:p text:style-name="P8">If you have <text:span text:style-name="T335">defined <text:s/></text:span>a variable, say </text:p>
      <text:p text:style-name="P7"/>
      <text:p text:style-name="Preformatted_20_Text">k := 3;</text:p>
      <text:p text:style-name="P471">my_var. := indices(5);</text:p>
      <text:p text:style-name="P7"><text:soft-page-break/></text:p>
      <text:p text:style-name="P7">and issue the following</text:p>
      <text:p text:style-name="P7"/>
      <text:p text:style-name="Preformatted_20_Text">my_var.k := 'foo';</text:p>
      <text:p text:style-name="P7"/>
      <text:p text:style-name="P7">Then this will result in <text:span text:style-name="T225">my_var.3</text:span> being equal to the string <text:span text:style-name="T225">'foo'</text:span>. In short if the tail has a value at that point, this is used first. If not, then the tail itself as a string is used. This lets you do things like</text:p>
      <text:p text:style-name="P7"/>
      <text:p text:style-name="Preformatted_20_Text"><text:span text:style-name="T213">i</text:span> := 0;</text:p>
      <text:p text:style-name="Preformatted_20_Text">while[</text:p>
      <text:p text:style-name="Preformatted_20_Text"><text:s text:c="3"/><text:span text:style-name="T213">i</text:span> &lt; 5</text:p>
      <text:p text:style-name="Preformatted_20_Text"><text:s/>]do[</text:p>
      <text:p text:style-name="Preformatted_20_Text"><text:s text:c="2"/><text:span text:style-name="T221">say</text:span>('the value = ' + my_var.i);</text:p>
      <text:p text:style-name="Preformatted_20_Text"><text:s text:c="2"/><text:span text:style-name="T216">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29">foo</text:span></text:p>
      <text:p text:style-name="Preformatted_20_Text">the value = 4</text:p>
      <text:p text:style-name="P11"><text:line-break/>Moreover, substitutions happen from <text:span text:style-name="T335">right to left (!! backwards from reading order)</text:span>, so if you set</text:p>
      <text:p text:style-name="P11"/>
      <text:p text:style-name="P411"><text:bookmark-start text:name="__DdeLink__11608_1584785695"/><text:s text:c="2"/>x := 0;</text:p>
      <text:p text:style-name="P411">y.0 := 1;</text:p>
      <text:p text:style-name="P411">z.1 := 2;</text:p>
      <text:p text:style-name="P41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22">== 3</text:span></text:p>
      <text:p text:style-name="P11"/>
      <text:p text:style-name="P12">This permits more readable values, <text:span text:style-name="T223">e.g. </text:span><text:span text:style-name="T261">time.manner.place</text:span><text:span text:style-name="T223"> is a perfectly fine reference</text:span>. <text:span text:style-name="T65">HOWEVER</text:span><text:span text:style-name="T180"> the stem is always the leftmost symbol. The rest are just a very compact way to index it. </text:span></text:p>
      <text:p text:style-name="P20"/>
      <text:p text:style-name="P33"><text:span text:style-name="T180">S</text:span><text:span text:style-name="T174">o why do this? Because it allows for something very powerful: implicit looping. You can have stems do a tremendous amount of work without ever really having to access the elements. </text:span></text:p>
      <text:p text:style-name="P22"/>
      <text:p text:style-name="P37"><text:span text:style-name="T74">A Small </text:span><text:span text:style-name="T75">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30">and we showed the 42</text:span><text:span text:style-name="T379">nd</text:span><text:span text:style-name="T430">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pan text:style-name="T199">More a</text:span><text:span text:style-name="T183">bout that trailing</text:span><text:span text:style-name="T72"> </text:span><text:span text:style-name="T183">period.</text:span><text:bookmark-end text:name="__RefHeading___Toc617_3277173355"/></text:h>
      <text:p text:style-name="P13"><text:span text:style-name="T183"><text:s/></text:span><text:span text:style-name="T180">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35">so this is a scalar – no period at the end</text:span></text:p>
      <text:p text:style-name="Preformatted_20_Text"><text:s text:c="2"/>say(a.a);</text:p>
      <text:p text:style-name="Preformatted_20_Text">baz</text:p>
      <text:p text:style-name="P14"/>
      <text:p text:style-name="P16">Here the s<text:span text:style-name="T335">c</text:span>alar a has value of 2 which is substituted as the tail of the stem, so the answer printed is the value of a.2. This just points out that a and a. are considered to be wholly unrelated. <text:line-break/><text:line-break/><text:span text:style-name="T512">Note that this is </text:span><text:span text:style-name="T40">exactly </text:span><text:span text:style-name="T135">like most other programming languages (e.g. C, C++. Java). </text:span><text:span text:style-name="T136">For instance this a perfectly fine program in C:<text:line-break/></text:span></text:p>
      <text:p text:style-name="P545">#include &lt;stdio.h&gt;</text:p>
      <text:p text:style-name="P545">int main()</text:p>
      <text:p text:style-name="P545">{</text:p>
      <text:p text:style-name="Preformatted_20_Text"><text:span text:style-name="T619"><text:s text:c="4"/></text:span><text:span text:style-name="T568">float</text:span><text:span text:style-name="T619"> <text:s/></text:span><text:span text:style-name="T620">a</text:span><text:span text:style-name="T619">[3];</text:span></text:p>
      <text:p text:style-name="P545"><text:s text:c="4"/>float <text:s/><text:span text:style-name="T513">a</text:span>;</text:p>
      <text:p text:style-name="P546"><text:s text:c="4"/>//<text:span text:style-name="T13"> </text:span><text:span text:style-name="T41">bunch of stuff </text:span></text:p>
      <text:p text:style-name="P546"/>
      <text:p text:style-name="P545"><text:s text:c="4"/><text:span text:style-name="T617">a[0] = a;</text:span></text:p>
      <text:p text:style-name="P545"/>
      <text:p text:style-name="P547"/>
      <text:p text:style-name="P545"><text:s text:c="4"/>return 0;</text:p>
      <text:p text:style-name="P545">}</text:p>
      <text:p text:style-name="P24"/>
      <text:p text:style-name="P15"><text:span text:style-name="T135"><text:s/>in which an array and a variable may have the same name and are differentiated by indexing, </text:span><text:span text:style-name="T40">e.g., a </text:span><text:span text:style-name="T135">vs. </text:span><text:span text:style-name="T40">a[].</text:span><text:span text:style-name="T135"> QDL simply has a very flexible approach </text:span><text:span text:style-name="T137">to indices</text:span><text:span text:style-name="T135">.</text:span> <text:s/><text:span text:style-name="T514">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27">count by 3's, so 0,3,6, … ,12</text:span></text:p>
      <text:p text:style-name="Preformatted_20_Text"><text:s text:c="2"/>b. := 10 * indices(5);// <text:span text:style-name="T327">count by 10's so 0,10, … ,40</text:span></text:p>
      <text:p text:style-name="Preformatted_20_Text"/>
      <text:p text:style-name="Preformatted_20_Text">a.b. := b.;</text:p>
      <text:p text:style-name="P14"/>
      <text:p text:style-name="P14"><text:soft-page-break/>works just fine. <text:span text:style-name="T580">Note that unless </text:span><text:span text:style-name="T51">b</text:span><text:span text:style-name="T580"> has been assigned a value, the index of it in </text:span><text:span text:style-name="T51">a. </text:span><text:span text:style-name="T152">is </text:span><text:span text:style-name="T51">b. </text:span><text:span text:style-name="T95">You</text:span> can access the value as</text:p>
      <text:p text:style-name="P14"/>
      <text:p text:style-name="Preformatted_20_Text">c. := a.b.; // note the trailing . <text:span text:style-name="T394">o</text:span>n the variable c to show it is stem</text:p>
      <text:p text:style-name="P14"/>
      <text:p text:style-name="P14">but you cannot issue <text:span text:style-name="T225">a.b.3</text:span> and expect to get anything back <text:span text:style-name="T394">(</text:span><text:span text:style-name="T248">b.3 == 30</text:span><text:span text:style-name="T394"> which is not an index in </text:span><text:span text:style-name="T248">a.</text:span><text:span text:style-name="T394">) </text:span>unless you have set it explicitly. This is because, <text:span text:style-name="T328">again, it is included in the stem variable </text:span><text:span text:style-name="T249">a.</text:span><text:span text:style-name="T328"> as an entry and you must refer to it by its proper index.</text:span> <text:s/><text:span text:style-name="T352">TL;DR: Tail <text:s/>resolution happens for scalars. </text:span></text:p>
      <text:p text:style-name="P14"/>
      <text:p text:style-name="P629"><text:span text:style-name="T627">Other stem expressions</text:span></text:p>
      <text:p text:style-name="P763"><text:span text:style-name="T546">1. </text:span>You can embed expressions in the indices, <text:span text:style-name="T646">but have to be very clear about how it should be grouped. This means parentheses are your friend.</text:span></text:p>
      <text:p text:style-name="P763"><text:s/></text:p>
      <text:p text:style-name="P707"><text:s text:c="3"/><text:span text:style-name="T646">k:=1;</text:span></text:p>
      <text:p text:style-name="Preformatted_20_Text"><text:s text:c="3"/>[i(5),i(4)].k</text:p>
      <text:p text:style-name="P722"/>
      <text:p text:style-name="P723">would return</text:p>
      <text:p text:style-name="P723"><text:s/></text:p>
      <text:p text:style-name="Preformatted_20_Text">[0,1,2,3]</text:p>
      <text:p text:style-name="Text_20_body"/>
      <text:p text:style-name="P764"><text:span text:style-name="T129">Y</text:span><text:span text:style-name="T170">ou must, however, be careful. Since the . in such cases is an index operator, think of things between dots as arguments to this operator. For instance, a decimal could be interpreted as a stem index. When in doubt, add parentheses. </text:span></text:p>
      <text:p text:style-name="P708"><text:s text:c="3"/>j(n)-&gt;n;</text:p>
      <text:p text:style-name="Preformatted_20_Text"><text:s text:c="3"/>b. := [[i(4),i(5)],[i(6),i(7)]];</text:p>
      <text:p text:style-name="Preformatted_20_Text"><text:s text:c="2"/>(b.).j(1).j(2).(0);</text:p>
      <text:p text:style-name="P723"><text:span text:style-name="T95"/></text:p>
      <text:p text:style-name="P723"><text:span text:style-name="T95">In this case, the stem, b., and the final number of 0 is enclosed as well. </text:span><text:span text:style-name="T171">This cuts out all ambiguity over what is meant. </text:span></text:p>
      <text:p text:style-name="P723"><text:span text:style-name="T171"/></text:p>
      <text:p text:style-name="P725"><text:span text:style-name="T171">You can </text:span><text:span text:style-name="T172">also </text:span><text:span text:style-name="T171">set </text:span><text:span text:style-name="T172">expressions</text:span><text:span text:style-name="T171"> to a value. </text:span><text:span text:style-name="T173">So you can do something like this</text:span></text:p>
      <text:p text:style-name="P724"><text:span text:style-name="T95"/></text:p>
      <text:p text:style-name="P709"><text:s text:c="4"/>a. := [-indices(5), indices(6)^2];</text:p>
      <text:p text:style-name="P709"><text:s text:c="4"/>j(n)- <text:span text:style-name="T647">&gt; </text:span>n;</text:p>
      <text:p text:style-name="P709"><text:s text:c="4"/>f()→a.;</text:p>
      <text:p text:style-name="P709"><text:s text:c="4"/><text:span text:style-name="T647">f().j(1).j(2) := 100;</text:span></text:p>
      <text:p text:style-name="P709"><text:s text:c="4"/><text:span text:style-name="T647">f();</text:span></text:p>
      <text:p text:style-name="P710">[[0,-1,-2,-3,-4],[0,1,100,4,9,25]]</text:p>
      <text:p text:style-name="P724"><text:span text:style-name="T95"/></text:p>
      <text:p text:style-name="P727"><text:span text:style-name="T95">Of course, this is slightly contrived to have </text:span><text:span text:style-name="T207">f() </text:span><text:span text:style-name="T174">return a stem, but the point is that as long as the expression on the left-hand side of the assignment evaluates to something reasonable, you may set it. One last caveat is an expression like</text:span></text:p>
      <text:p text:style-name="P727"><text:span text:style-name="T174"/></text:p>
      <text:p text:style-name="Preformatted_20_Text"><text:s text:c="4"/>to_uri('a:/b').path := 'foo'</text:p>
      <text:p text:style-name="Text_20_body"/>
      <text:p text:style-name="P765"><text:soft-page-break/>is certainly legal and works, but read what ti did: It parsed a uri and in that result set a single value to <text:span text:style-name="T3">foo</text:span><text:span text:style-name="T78">. If the intent was to replace the </text:span><text:span text:style-name="T3">path</text:span><text:span text:style-name="T78"> with a new value, this won’t work either</text:span></text:p>
      <text:p text:style-name="Preformatted_20_Text"><text:s text:c="2"/>a. := <text:s text:c="2"/>to_uri('a:/b').path := 'foo'</text:p>
      <text:p text:style-name="P727"><text:span text:style-name="T174"/></text:p>
      <text:p text:style-name="P728"><text:span text:style-name="T174">because the right hand side is a scalar. generally, variables exist to stash things we want later, so the right way to do it is</text:span></text:p>
      <text:p text:style-name="P728"><text:span text:style-name="T174"/></text:p>
      <text:p text:style-name="Preformatted_20_Text"><text:s text:c="3"/>a. := <text:s text:c="2"/>to_uri('a:/b');</text:p>
      <text:p text:style-name="P711"><text:s text:c="3"/><text:span text:style-name="T648">a.path := 'foo';</text:span></text:p>
      <text:p text:style-name="P726"><text:span text:style-name="T95"><text:s/></text:span></text:p>
      <text:p text:style-name="P728"><text:span text:style-name="T95">Now </text:span><text:span text:style-name="T207">a.</text:span><text:span text:style-name="T95"> has in it what you want.</text:span></text:p>
      <text:p text:style-name="P728"><text:span text:style-name="T95"/></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46">say(a.b.2);</text:span></text:p>
      <text:p text:style-name="P504">2</text:p>
      <text:p text:style-name="P39"><text:s/></text:p>
      <text:p text:style-name="P39"><text:span text:style-name="T174">You can access elements directly as you wish though avoid tail resolution unless you – like any other recursive structure – have a well thought out plan to access things. </text:span><text:span text:style-name="T200">In the above example, </text:span><text:span text:style-name="T273">a.b.2</text:span><text:span text:style-name="T200"> is defined so there is no tail resolution needed. </text:span><text:span text:style-name="T174"><text:s/></text:span><text:span text:style-name="T64">But </text:span><text:span text:style-name="T174">do not try to print it because if you do you will get </text:span><text:s/><text:line-break/></text:p>
      <text:p text:style-name="Preformatted_20_Text"><text:s text:c="4"/><text:span text:style-name="T546">say(</text:span>a.<text:span text:style-name="T546">);</text:span></text:p>
      <text:p text:style-name="Preformatted_20_Text"><text:span text:style-name="T547">E</text:span>rror: recursive overflow at index 'b.'</text:p>
      <text:p text:style-name="P39"/>
      <text:h text:style-name="P633" text:outline-level="2"><text:bookmark-start text:name="__RefHeading___Toc619_3277173355"/><text:span text:style-name="T350">Applying scalars to s</text:span>tems<text:bookmark-end text:name="__RefHeading___Toc619_3277173355"/></text:h>
      <text:p text:style-name="P15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58"/>
      <text:p text:style-name="P158">(The output is of the form <text:span text:style-name="T225">{key=value, key=value,…}).</text:span><text:span text:style-name="T292"> </text:span><text:span text:style-name="T29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0"><text:line-break/>Let's find every element that contains the word 'One”, respecting case:</text:p>
      <text:p text:style-name="Preformatted_20_Text"><text:s text:c="4"/>say(contains(ring., 'One'));</text:p>
      <text:p text:style-name="Preformatted_20_Text">{bind:false, find:true, bring:true, rule:true}</text:p>
      <text:p text:style-name="P160"><text:line-break/>Or for that matter, doesn't contain this word:</text:p>
      <text:p text:style-name="Preformatted_20_Text"><text:soft-page-break/><text:s text:c="4"/>say(!contains(ring., 'One'));</text:p>
      <text:p text:style-name="Preformatted_20_Text">{bind:true, find:false, bring:false, rule:false}</text:p>
      <text:p text:style-name="P160"><text:span text:style-name="T292"><text:line-break/>The output of these functions is a boolean-valued stem and there is a very useful function called </text:span><text:span text:style-name="T297">mask</text:span><text:span text:style-name="T298"> which simply will return the elements that have corresponding true values. </text:span></text:p>
      <text:p text:style-name="Preformatted_20_Text"><text:s text:c="4"/>say(mask(ring., contains(ring., 'One')));</text:p>
      <text:p text:style-name="P424">{find:One Ring to find them, </text:p>
      <text:p text:style-name="P424"><text:s/>bring:One Ring to bring them all, </text:p>
      <text:p text:style-name="P424"><text:s/>rule:One Ring to rule them all}</text:p>
      <text:p text:style-name="P208"/>
      <text:p text:style-name="P208">And of course you could just find the ones that don't have the word “One” in them:</text:p>
      <text:p text:style-name="Preformatted_20_Text"><text:s text:c="3"/>say(mask(ring., !contains(ring., 'One')));</text:p>
      <text:p text:style-name="Preformatted_20_Text">{bind:and in the darkness bind them}</text:p>
      <text:p text:style-name="P159"/>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9" text:outline-level="3"><text:bookmark-start text:name="__RefHeading___Toc607_3277173355"/>Default values for stems<text:bookmark-end text:name="__RefHeading___Toc607_3277173355"/></text:h>
      <text:p text:style-name="P755"><text:span text:style-name="T639">You may set a default value for stems – this is a very nice thing indeed so you don't have to <text:s/>initialize every element in one before using it. The way it works is </text:span><text:span text:style-name="T638">either you create a special entry for the stem</text:span></text:p>
      <text:p text:style-name="P702"><text:s text:c="3"/>a.:= {*:2}</text:p>
      <text:p text:style-name="P702"><text:s text:c="3"/>a.0 </text:p>
      <text:p text:style-name="P702">2</text:p>
      <text:p text:style-name="P753"/>
      <text:p text:style-name="P753"><text:span text:style-name="T638">Note that the key here is a </text:span><text:span text:style-name="T10">*</text:span><text:span text:style-name="T638"> (not the character </text:span><text:span text:style-name="T10">‘*’ </text:span><text:span text:style-name="T93">which represents any key it does not recognize) </text:span><text:span text:style-name="T638">or </text:span>you issue <text:span text:style-name="T638">a command</text:span></text:p>
      <text:p text:style-name="Preformatted_20_Text">set_default(stem., <text:span text:style-name="T13">scalar</text:span><text:span text:style-name="T95">);</text:span></text:p>
      <text:p text:style-name="P147"><text:span text:style-name="T95"/></text:p>
      <text:p text:style-name="P147"><text:span text:style-name="T95">where the </text:span><text:span text:style-name="T13">scalar</text:span><text:span text:style-name="T95"> is any scalar. Then from that point forward, any time a value is accessed, if it has not been explicitly set, the default is returned. <text:s/></text:span><text:span text:style-name="T101">If the stem does not exist, it will be created. Note that subsequent operations on the stem do </text:span><text:span text:style-name="T66">not</text:span><text:span text:style-name="T181"> alter the default value.</text:span></text:p>
      <text:p text:style-name="P7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19">The advantage of using the <text:span text:style-name="T3">* </text:span><text:span text:style-name="T78">entry is that it may be treated exactly like any other stem entry. If there is a default entry it will be listed when you print the stem.</text:span></text:p>
      <text:p text:style-name="Preformatted_20_Text"><text:s text:c="3"/><text:span text:style-name="T638">a.:={‘p’:’q’, ‘r’:’s’}</text:span></text:p>
      <text:p text:style-name="Preformatted_20_Text"><text:soft-page-break/><text:s text:c="3"/><text:span text:style-name="T638">set_default(a., ‘t’)</text:span></text:p>
      <text:p text:style-name="Preformatted_20_Text"><text:s text:c="3"/><text:span text:style-name="T638">a.</text:span></text:p>
      <text:p text:style-name="P702">{*:t, p:q,r:s}</text:p>
      <text:p text:style-name="P702"><text:s text:c="3"/>a.0 == ‘t’ &amp;&amp; a.p == q</text:p>
      <text:p text:style-name="P702">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95">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24">s</text:span> of stuff</text:p>
      <text:p text:style-name="Preformatted_20_Text"><text:s text:c="2"/>a := 'foo';</text:p>
      <text:p text:style-name="Preformatted_20_Text"><text:s/>]else[</text:p>
      <text:p text:style-name="Preformatted_20_Text"><text:s text:c="2"/>// lot<text:span text:style-name="T437">s</text:span> of stuff</text:p>
      <text:p text:style-name="Preformatted_20_Text"><text:s text:c="2"/><text:span text:style-name="T396">a := 'bar';</text:span></text:p>
      <text:p text:style-name="Preformatted_20_Text"><text:s/><text:span text:style-name="T396">];</text:span></text:p>
      <text:p text:style-name="Preformatted_20_Text"><text:s/>// <text:span text:style-name="T396">trying to use a will result in errors</text:span></text:p>
      <text:p text:style-name="P31"><text:line-break/>What you can do is set the value to <text:span text:style-name="T225">null </text:span><text:span text:style-name="T292">outside the block. So do this.</text:span></text:p>
      <text:p text:style-name="P36"/>
      <text:p text:style-name="Preformatted_20_Text"><text:span text:style-name="T396">a</text:span> := null;</text:p>
      <text:p text:style-name="Preformatted_20_Text">// same code as above</text:p>
      <text:p text:style-name="P6"/>
      <text:p text:style-name="P31">No<text:span text:style-name="T424">w</text:span> attempts to use the variable will work properly. You may also check if the value has been set by checking if it is null:</text:p>
      <text:p text:style-name="P31"/>
      <text:p text:style-name="P455">if[ </text:p>
      <text:p text:style-name="P455"><text:s text:c="2"/>a != null</text:p>
      <text:p text:style-name="P455">]then[</text:p>
      <text:p text:style-name="P455"><text:s/>// <text:span text:style-name="T396">lots of stuff</text:span></text:p>
      <text:p text:style-name="P456">];</text:p>
      <text:h text:style-name="P634"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38">Leibnitz''</text:span> lead, a function is to relate <text:span text:style-name="T13">cause</text:span> (the inputs) to <text:span text:style-name="T13">effect </text:span>(the output). Therefore, functions should have their values passed to them and not draw them in willy-nilly <text:span text:style-name="T23">e.g.</text:span><text:span text:style-name="T115">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37">4</text:span> basic control structures. All of them are delimited with brackets []. </text:p>
      <text:list xml:id="list1366062974" text:style-name="L4">
        <text:list-item>
          <text:p text:style-name="P731"><text:soft-page-break/>The basic conditional of <text:line-break/><text:span text:style-name="T260">if[</text:span><text:span text:style-name="T225"> </text:span><text:span text:style-name="T279">condition</text:span><text:span text:style-name="T225"> </text:span><text:span text:style-name="T260">]then[</text:span><text:span text:style-name="T225"> . . . </text:span><text:span text:style-name="T260">]else</text:span><text:span text:style-name="T264">[</text:span><text:span text:style-name="T235"> . . . </text:span><text:span text:style-name="T264">]</text:span><text:span text:style-name="T225">;</text:span> <text:line-break/>Note that the else clause is optional.</text:p>
        </text:list-item>
        <text:list-item>
          <text:p text:style-name="P731">Switch statements (which are lists of conditionals) of <text:line-break/><text:span text:style-name="T265">switch</text:span><text:span text:style-name="T260">[</text:span><text:span text:style-name="T225"> ... </text:span><text:span text:style-name="T260">]</text:span></text:p>
        </text:list-item>
        <text:list-item>
          <text:p text:style-name="P732"><text:span text:style-name="T266">t</text:span><text:span text:style-name="T260">ry</text:span><text:span text:style-name="T266">[</text:span><text:span text:style-name="T236"> . . .</text:span><text:span text:style-name="T266">]</text:span><text:span text:style-name="T260">catch</text:span><text:span text:style-name="T266">[</text:span><text:span text:style-name="T236"> . . .</text:span><text:span text:style-name="T266">]</text:span><text:span text:style-name="T236">;</text:span> for error handling</text:p>
        </text:list-item>
        <text:list-item>
          <text:p text:style-name="P731">Looping construct <text:span text:style-name="T260">while[</text:span><text:span text:style-name="T225"> </text:span><text:span text:style-name="T279">condition </text:span><text:span text:style-name="T260">]do[ </text:span><text:span text:style-name="T274">. . .</text:span><text:span text:style-name="T225"> </text:span><text:span text:style-name="T260">]</text:span><text:span text:style-name="T225">;</text:span></text:p>
        </text:list-item>
      </text:list>
      <text:h text:style-name="P635" text:outline-level="2"><text:bookmark-start text:name="__RefHeading___Toc637_3277173355"/>The if..then..else statement<text:bookmark-end text:name="__RefHeading___Toc637_3277173355"/></text:h>
      <text:p text:style-name="P167">The basic format is</text:p>
      <text:p text:style-name="P432">if[</text:p>
      <text:p text:style-name="P432"><text:s text:c="3"/>condition</text:p>
      <text:p text:style-name="P432"><text:s/>]then[</text:p>
      <text:p text:style-name="P432"><text:s text:c="3"/>//statememts</text:p>
      <text:p text:style-name="P432">]<text:span text:style-name="T346">else[</text:span></text:p>
      <text:p text:style-name="P432"><text:s text:c="2"/>// <text:span text:style-name="T346">more statements</text:span></text:p>
      <text:p text:style-name="P432"><text:span text:style-name="T346">]</text:span>;</text:p>
      <text:p text:style-name="P167"><text:span text:style-name="T424"><text:line-break/>Note that </text:span><text:span text:style-name="T263">if[</text:span><text:span text:style-name="T424">, <text:s/></text:span><text:span text:style-name="T263">]then[</text:span><text:span text:style-name="T424"> and </text:span><text:span text:style-name="T263">]else[</text:span><text:span text:style-name="T424"> are treated as statements, so cannot be split. </text:span><text:span text:style-name="T263">]then[</text:span><text:span text:style-name="T424"> and </text:span><text:span text:style-name="T263">][</text:span><text:span text:style-name="T424"> are interchangeable, but if there is an else clause, it must use the </text:span><text:span text:style-name="T263">]else[</text:span><text:span text:style-name="T424">.</text:span>The else clause is optional. And of course, a simple example is in order:</text:p>
      <text:p text:style-name="P432"><text:s text:c="4"/><text:span text:style-name="T346">)buffer on</text:span></text:p>
      <text:p text:style-name="P430">Buffer mode on.</text:p>
      <text:p text:style-name="P432">j :=5;</text:p>
      <text:p text:style-name="P432">if[</text:p>
      <text:p text:style-name="P432"><text:s text:c="3"/>j &lt;5 || 5 &lt; j</text:p>
      <text:p text:style-name="P432"><text:s/>][</text:p>
      <text:p text:style-name="P432"><text:s text:c="4"/>say(j + ' is not 5');</text:p>
      <text:p text:style-name="P432"><text:s/>]else[</text:p>
      <text:p text:style-name="P432"><text:s text:c="4"/>say('j is ' + j);</text:p>
      <text:p text:style-name="P432">];</text:p>
      <text:p text:style-name="P432">.</text:p>
      <text:p text:style-name="P432">j is 5</text:p>
      <text:p text:style-name="P432"/>
      <text:p text:style-name="P431">)buffer off</text:p>
      <text:p text:style-name="P431">Buffer mode off.</text:p>
      <text:p text:style-name="P168"/>
      <text:p text:style-name="P167">(Rather than stick this in a script, we used the interpreters )<text:span text:style-name="T225">buffer</text:span> command to keep all of the lines and then execute it when there is a single period as the first character on a line. <text:span text:style-name="T347">Oh and interpreter commands which start with a ')' still work in buffer mode. <text:s/>Consults the work space documentation for more.</text:span>)</text:p>
      <text:h text:style-name="P636" text:outline-level="2"><text:bookmark-start text:name="__RefHeading___Toc591_3277173355"/>The switch stat<text:span text:style-name="T318">e</text:span>ment<text:bookmark-end text:name="__RefHeading___Toc591_3277173355"/></text:h>
      <text:p text:style-name="P144">Branched decision-making is a basic construction for most languages. In the case of QDL, there is the <text:span text:style-name="T225">switch[];</text:span> construct. The basic format is</text:p>
      <text:p text:style-name="P432"><text:soft-page-break/>switch[<text:span text:style-name="T258">switch[</text:span></text:p>
      <text:p text:style-name="P432"><text:s text:c="2"/>if[condition1]then[body1];</text:p>
      <text:p text:style-name="P432"><text:s text:c="2"/>if[condition<text:span text:style-name="T318">2</text:span>]then[body<text:span text:style-name="T318">2</text:span>];</text:p>
      <text:p text:style-name="P432"><text:s text:c="2"/>if[condition<text:span text:style-name="T318">3</text:span>]then[body<text:span text:style-name="T318">3</text:span>];</text:p>
      <text:p text:style-name="P432">//… <text:span text:style-name="T318">arbitrarily many</text:span></text:p>
      <text:p text:style-name="P432">];</text:p>
      <text:p text:style-name="P432"/>
      <text:p text:style-name="P144">The execution is each condition is checked and as soon as one returns <text:span text:style-name="T13">true</text:span><text:span text:style-name="T95"> that body is executed and the construct returns.</text:span></text:p>
      <text:p text:style-name="P564">Examples</text:p>
      <text:p text:style-name="P94">An example of a switch statement might be</text:p>
      <text:p text:style-name="P432"><text:s text:c="4"/><text:span text:style-name="T338">i := 11;</text:span></text:p>
      <text:p text:style-name="P432"><text:s text:c="4"/>switch[</text:p>
      <text:p text:style-name="P432"><text:s text:c="7"/>if[i&lt;5]then[var.foo := 'bar';];</text:p>
      <text:p text:style-name="P432"><text:s text:c="7"/>if[5=i]then[var.foo := 'fnord';];</text:p>
      <text:p text:style-name="P432"><text:s text:c="7"/>if[5&lt;i]then[var.foo := '<text:span text:style-name="T318">blarf</text:span>';];</text:p>
      <text:p text:style-name="P432"><text:s text:c="4"/>];</text:p>
      <text:p text:style-name="P432"><text:s text:c="4"/>say(var.foo);</text:p>
      <text:p text:style-name="P432">blarf</text:p>
      <text:p text:style-name="P163"/>
      <text:p text:style-name="P96">Note that the elements of the switch statement are if..then blocks (including final semicolon). No else clauses will be accepted. <text:s/>Whitespace aside of strings, of course, is ignored.</text:p>
      <text:h text:style-name="P637" text:outline-level="2"><text:bookmark-start text:name="__RefHeading___Toc639_3277173355"/>Error handling<text:bookmark-end text:name="__RefHeading___Toc639_3277173355"/></text:h>
      <text:p text:style-name="P145">There is a try … catch block construction. <text:span text:style-name="T348">Its format is</text:span></text:p>
      <text:p text:style-name="P432">try[</text:p>
      <text:p text:style-name="P432"><text:s text:c="2"/>// statements;</text:p>
      <text:p text:style-name="P432"><text:s/>]catch[</text:p>
      <text:p text:style-name="P432"><text:s text:c="2"/>// statements;</text:p>
      <text:p text:style-name="P432">];</text:p>
      <text:p text:style-name="P145"/>
      <text:p text:style-name="P145">You enclose statements in a try block and call <text:span text:style-name="T13">raise_error </text:span>if there is an exceptional case. Note that unlike many languages, all exception are fail-fast, so there is no way to hop back at the point of the error and resume processing. <text:s/><text:span text:style-name="T348">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4"><text:soft-page-break/><text:line-break/>So the way these work is if a certain condition is met, you call the <text:span text:style-name="T13">raise_error</text:span> function with a message and optional numeric value. These are available in the catch block so you can figure out which error was raised and deal with it. <text:span text:style-name="T349">Not much else to them.</text:span></text:p>
      <text:p text:style-name="P315">There is <text:span text:style-name="T13">exactly </text:span><text:span text:style-name="T95">one reserved error code and the is </text:span><text:span text:style-name="T132">value </text:span><text:span text:style-name="T95"><text:s/>-1. This is issued by the system if there is an internal error during processing. <text:s/></text:span><text:span text:style-name="T131">The message is intended to be helpful at this point, but may also not be (since it is being propagated from some other component). <text:s/></text:span></text:p>
      <text:p text:style-name="Heading"><text:span text:style-name="T131">E</text:span><text:span text:style-name="T95">xample. System errors.</text:span></text:p>
      <text:p text:style-name="P82">In this example, we create an error in the course of normal processing and catch it:</text:p>
      <text:p text:style-name="Preformatted_20_Text"><text:s text:c="2"/>try[3/0;]catch[<text:span text:style-name="T494">if[error_code==-1]then[</text:span>say(error_message);];<text:span text:style-name="T494">]</text:span>;</text:p>
      <text:p text:style-name="Preformatted_20_Text">/ by zero</text:p>
      <text:p text:style-name="Text_20_body"/>
      <text:p text:style-name="P316">Note that this will not catch parsing errors, so if you did something like</text:p>
      <text:p text:style-name="P316"/>
      <text:p text:style-name="Preformatted_20_Text"><text:s text:c="2"/>try[2+;]catch[say(error_message);];</text:p>
      <text:p text:style-name="Preformatted_20_Text">syntax error:could not parse input</text:p>
      <text:p text:style-name="P316"><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40" text:outline-level="3"><text:bookmark-start text:name="__RefHeading___Toc692_3277173355"/>raise_error<text:bookmark-end text:name="__RefHeading___Toc692_3277173355"/></text:h>
      <text:p text:style-name="P572">Description</text:p>
      <text:p text:style-name="P146">Raises an error conditions and passes control to the catch block. <text:span text:style-name="T322">Note that raising this outside of a try … catch block will have no effect, since there is nothing to catch it. </text:span></text:p>
      <text:p text:style-name="P572">Usage</text:p>
      <text:p text:style-name="P438">raise_error(<text:span text:style-name="T13">message</text:span><text:span text:style-name="T95">, [</text:span><text:span text:style-name="T99">code</text:span><text:span text:style-name="T95">]);</text:span></text:p>
      <text:p text:style-name="P572">Arguments</text:p>
      <text:p text:style-name="P53">message<text:span text:style-name="T95"> a human readable message that describes this error</text:span></text:p>
      <text:p text:style-name="P53">code <text:span text:style-name="T95">a user-defined integer that tells what this code is. </text:span><text:span text:style-name="T133">The value of -1 is reserved by the system, but you may use any other value you like. </text:span><text:span text:style-name="T134">This reserved value is available in </text:span><text:span text:style-name="T270">sys#constants()</text:span><text:span text:style-name="T134"> under </text:span><text:span text:style-name="T270">error_codes.system_error</text:span></text:p>
      <text:p text:style-name="P572"><text:soft-page-break/>Output</text:p>
      <text:p text:style-name="P146">None directly. The values are set to err<text:span text:style-name="T323">or</text:span>_message and err<text:span text:style-name="T323">or</text:span>_code (if present) and are accessible in the catch block. <text:span text:style-name="T324">Typically, you define the error code and look for it in the catch block.</text:span></text:p>
      <text:p text:style-name="P566">Examples</text:p>
      <text:p text:style-name="P438">try[</text:p>
      <text:p text:style-name="P438"><text:s text:c="4"/>if[ 3 == 4]then[raise_error('oops', 2);];</text:p>
      <text:p text:style-name="P438">]catch[</text:p>
      <text:p text:style-name="P438"><text:s text:c="3"/>say(err<text:span text:style-name="T323">or</text:span>_message);</text:p>
      <text:p text:style-name="P438"><text:s text:c="3"/><text:span text:style-name="T320">switch[</text:span></text:p>
      <text:p text:style-name="P438"><text:s text:c="6"/><text:span text:style-name="T319">if[error_code == 2]then[...];</text:span></text:p>
      <text:p text:style-name="P438"><text:s text:c="7"/>// <text:span text:style-name="T320">maybe a bunch of other errors</text:span></text:p>
      <text:p text:style-name="P438"><text:s text:c="2"/><text:span text:style-name="T321">]; // end switch</text:span></text:p>
      <text:p text:style-name="P438">]</text:p>
      <text:p text:style-name="P438">oops</text:p>
      <text:p text:style-name="P146"/>
      <text:h text:style-name="P638" text:outline-level="2"><text:bookmark-start text:name="__RefHeading___Toc621_3277173355"/>Looping.<text:bookmark-end text:name="__RefHeading___Toc621_3277173355"/></text:h>
      <text:p text:style-name="P162">The basic structure of a loop is </text:p>
      <text:p text:style-name="Preformatted_20_Text">while[</text:p>
      <text:p text:style-name="Preformatted_20_Text"><text:s text:c="3"/>logical condition</text:p>
      <text:p text:style-name="Preformatted_20_Text"><text:s text:c="2"/>]do[ <text:span text:style-name="T544">or ][</text:span></text:p>
      <text:p text:style-name="Preformatted_20_Text"><text:s text:c="4"/>statements</text:p>
      <text:p text:style-name="Preformatted_20_Text">];</text:p>
      <text:p text:style-name="P162"/>
      <text:p text:style-name="P162"><text:span text:style-name="T544">You may set off the body of the loop with either </text:span><text:span text:style-name="T268">]do[</text:span><text:span text:style-name="T544"> or if you wish to be less verbose, </text:span><text:span text:style-name="T268">][</text:span><text:span text:style-name="T544">. </text:span>For example, <text:s/>to print out the numbers from 0 to 5:</text:p>
      <text:p text:style-name="Preformatted_20_Text">i := 0;</text:p>
      <text:p text:style-name="Preformatted_20_Text">while[ </text:p>
      <text:p text:style-name="Preformatted_20_Text"><text:s text:c="3"/>i&lt; <text:span text:style-name="T338">5</text:span></text:p>
      <text:p text:style-name="Preformatted_20_Text"><text:s text:c="2"/>]do[</text:p>
      <text:p text:style-name="Preformatted_20_Text"><text:s text:c="3"/><text:span text:style-name="T33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3"><text:line-break/>This is known as 'yer basic loop'. </text:p>
      <text:p text:style-name="P141">There are 3 functions that can help loop.</text:p>
      <text:h text:style-name="Heading_20_3" text:outline-level="3"><text:bookmark-start text:name="__RefHeading___Toc629_3277173355"/><text:soft-page-break/>Related Functions<text:bookmark-end text:name="__RefHeading___Toc629_3277173355"/></text:h>
      <text:h text:style-name="P641" text:outline-level="3"><text:bookmark-start text:name="__RefHeading___Toc694_3277173355"/>break<text:bookmark-end text:name="__RefHeading___Toc694_3277173355"/></text:h>
      <text:p text:style-name="P570">Description</text:p>
      <text:p text:style-name="P173">Interrupt loop processing by exiting the loop.</text:p>
      <text:p text:style-name="P570">Usage</text:p>
      <text:p text:style-name="Preformatted_20_Text">break();</text:p>
      <text:p text:style-name="P570">Arguments</text:p>
      <text:p text:style-name="P173">None.</text:p>
      <text:p text:style-name="P570">Output</text:p>
      <text:p text:style-name="P173">None.</text:p>
      <text:p text:style-name="P570">Examples</text:p>
      <text:p text:style-name="P17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3" text:outline-level="3"><text:bookmark-start text:name="__RefHeading___Toc696_3277173355"/>check_after<text:bookmark-end text:name="__RefHeading___Toc696_3277173355"/></text:h>
      <text:p text:style-name="P570">Description</text:p>
      <text:p text:style-name="P143">Sometimes only a post-positional loop will do – this means that the loop executes at least once. This is not often the case, but is very hard to replicate. Invoking this function will do just that. Your condition will be checked post-loop.</text:p>
      <text:p text:style-name="P570">Usage</text:p>
      <text:p text:style-name="P437">check_after(condition);</text:p>
      <text:p text:style-name="P143"/>
      <text:p text:style-name="P570"><text:soft-page-break/>Arguments</text:p>
      <text:p text:style-name="P143">The argument is a logically -valued expression.</text:p>
      <text:p text:style-name="P570">Output</text:p>
      <text:p text:style-name="P143">None. This exists only in looping statements</text:p>
      <text:p text:style-name="P421">a := 0;</text:p>
      <text:p text:style-name="P437">while[</text:p>
      <text:p text:style-name="P437"><text:s text:c="2"/><text:span text:style-name="T317">check_after</text:span>(<text:span text:style-name="T317">a != 0</text:span>)</text:p>
      <text:p text:style-name="P437"><text:s/>][</text:p>
      <text:p text:style-name="P437"><text:s text:c="2"/>say(<text:span text:style-name="T317">a</text:span>);</text:p>
      <text:p text:style-name="P437">];</text:p>
      <text:p text:style-name="P421">0</text:p>
      <text:h text:style-name="P641" text:outline-level="3"><text:bookmark-start text:name="__RefHeading___Toc698_3277173355"/>continue<text:bookmark-end text:name="__RefHeading___Toc698_3277173355"/></text:h>
      <text:p text:style-name="P570">Description</text:p>
      <text:p text:style-name="P174">During loop execution, skip to the next iteration.</text:p>
      <text:p text:style-name="P570">Usage</text:p>
      <text:p text:style-name="Preformatted_20_Text">continue();</text:p>
      <text:p text:style-name="P570">Arguments</text:p>
      <text:p text:style-name="P174">None.</text:p>
      <text:p text:style-name="P570">Output</text:p>
      <text:p text:style-name="P174">None.</text:p>
      <text:p text:style-name="P570">Examples</text:p>
      <text:p text:style-name="P17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4" text:outline-level="3"><text:bookmark-start text:name="__RefHeading___Toc585_3277173355"/><text:soft-page-break/><text:span text:style-name="T355">for</text:span>_keys<text:bookmark-end text:name="__RefHeading___Toc585_3277173355"/></text:h>
      <text:p text:style-name="P565">Description</text:p>
      <text:p text:style-name="P141">This is a non-deterministic loop over the keys in a stem variable. All the keys will be visited, but there is no guarantee of the order. <text:span text:style-name="T39">Also</text:span><text:span text:style-name="T134"> the keys are strings unlike </text:span><text:span text:style-name="T270">for_next</text:span><text:span text:style-name="T134"> where they are integers. </text:span></text:p>
      <text:p text:style-name="P565">Usage</text:p>
      <text:p text:style-name="Preformatted_20_Text"><text:span text:style-name="T355">for</text:span>_keys(<text:span text:style-name="T13">var</text:span><text:span text:style-name="T95">, </text:span><text:span text:style-name="T13">stem.</text:span><text:span text:style-name="T95">);</text:span></text:p>
      <text:p text:style-name="P565">Arguments</text:p>
      <text:p text:style-name="P141"><text:bookmark-start text:name="__DdeLink__9858_1246888521"/><text:span text:style-name="T225">var</text:span> is a simple variable and will contain the current key during the loop. If it has already been defined, its values will be over-written.</text:p>
      <text:p text:style-name="P141"><text:span text:style-name="T246">s</text:span><text:span text:style-name="T225">tem</text:span> is a stem variable. The keys of this stem will be assigned to the <text:span text:style-name="T269">var</text:span><text:span text:style-name="T95"> and may be accessed.</text:span></text:p>
      <text:p text:style-name="P565"><text:bookmark-end text:name="__DdeLink__9858_1246888521"/>Output</text:p>
      <text:p text:style-name="P141">Nothing. This is only used in looping constructions.</text:p>
      <text:p text:style-name="P563">Example</text:p>
      <text:p text:style-name="P434"><text:s text:c="4"/>my.foo := 'bar'; </text:p>
      <text:p text:style-name="P434"><text:s text:c="4"/>my.a <text:s text:c="2"/>:= 32; </text:p>
      <text:p text:style-name="P434"><text:s text:c="4"/>my.b <text:s text:c="2"/>:= 'hi'; </text:p>
      <text:p text:style-name="P434"><text:s text:c="4"/>my.c <text:s text:c="2"/>:= -0.432;</text:p>
      <text:p text:style-name="P434"><text:s text:c="4"/>while[for_keys(j,my.)]do[say('key=' + j + ', value=' + my.j);];</text:p>
      <text:p text:style-name="P434"/>
      <text:p text:style-name="P434">key=a, value=32</text:p>
      <text:p text:style-name="P434">key=b, value=hi</text:p>
      <text:p text:style-name="P434">key=c, value=-0.432</text:p>
      <text:p text:style-name="P434">key=foo, value=bar</text:p>
      <text:p text:style-name="P141"/>
      <text:h text:style-name="P644" text:outline-level="3"><text:bookmark-start text:name="__RefHeading___Toc587_3277173355"/>for_next<text:bookmark-end text:name="__RefHeading___Toc587_3277173355"/></text:h>
      <text:p text:style-name="P565">Description</text:p>
      <text:p text:style-name="P141">This allows for a deterministic loop and will run through a set of integers. </text:p>
      <text:p text:style-name="P565">Usage</text:p>
      <text:p text:style-name="Preformatted_20_Text">for_next(<text:span text:style-name="T13">var</text:span><text:span text:style-name="T95">, </text:span><text:span text:style-name="T13">stop_value, </text:span><text:span text:style-name="T95">[</text:span><text:span text:style-name="T13">start_value, increment</text:span><text:span text:style-name="T95">]);</text:span></text:p>
      <text:p text:style-name="P565">Arguments</text:p>
      <text:p text:style-name="P141">Only the first two are required.</text:p>
      <text:p text:style-name="P52"><text:bookmark-start text:name="__DdeLink__9856_1246888521"/><text:span text:style-name="T238">v</text:span><text:span text:style-name="T225">ar</text:span><text:span text:style-name="T95"> the variable to be used. As the loop is executed, this value will change.</text:span></text:p>
      <text:p text:style-name="P52"><text:soft-page-break/><text:span text:style-name="T225">stop_value</text:span><text:span text:style-name="T95"> the final value for the loop. </text:span><text:span text:style-name="T98">When the variable acquires this value, the loop is terminated (so the loop body does </text:span><text:span text:style-name="T208">not</text:span><text:span text:style-name="T179"> execute with this value!</text:span><text:span text:style-name="T197">)</text:span></text:p>
      <text:p text:style-name="P52"><text:span text:style-name="T225">start_value</text:span><text:span text:style-name="T95"> (optional, default is 0). The first value assigned to </text:span><text:span text:style-name="T225">var</text:span><text:span text:style-name="T95">.</text:span></text:p>
      <text:p text:style-name="P52"><text:span text:style-name="T225">increment</text:span><text:span text:style-name="T95"> (optional, default is 1). How much the loop variable should be incremented on each iteration.</text:span><text:bookmark-end text:name="__DdeLink__9856_1246888521"/></text:p>
      <text:p text:style-name="P565">Output</text:p>
      <text:p text:style-name="P141">None. This only is used in loops.</text:p>
      <text:p text:style-name="P563">Examples</text:p>
      <text:p text:style-name="P14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1"><text:line-break/><text:span text:style-name="T44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40">0</text:span>, <text:span text:style-name="T44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1"/>
      <text:p text:style-name="P142">And here is an example of looping through the elements of a stem variable.</text:p>
      <text:p text:style-name="P142"/>
      <text:p text:style-name="Preformatted_20_Text">// <text:span text:style-name="T3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19"><text:s text:c="2"/>for_next(j,5)</text:p>
      <text:p text:style-name="P419"><text:soft-page-break/><text:s/>]do[</text:p>
      <text:p text:style-name="P419"><text:s text:c="2"/>say(<text:span text:style-name="T317">my_stem.j</text:span>);</text:p>
      <text:p text:style-name="P419">]</text:p>
      <text:p text:style-name="P420">mairzy</text:p>
      <text:p text:style-name="P420">doats</text:p>
      <text:p text:style-name="P420">and</text:p>
      <text:p text:style-name="P420">dozey</text:p>
      <text:p text:style-name="P420">doats</text:p>
      <text:h text:style-name="Heading_20_1" text:outline-level="1"><text:bookmark-start text:name="__RefHeading___Toc488_3277173355"/>Defining functions<text:bookmark-end text:name="__RefHeading___Toc488_3277173355"/></text:h>
      <text:p text:style-name="P95">The <text:span text:style-name="T641">formal or full </text:span>syntax for defining a function is very simple:</text:p>
      <text:p text:style-name="P406">define[ </text:p>
      <text:p text:style-name="P446"><text:s text:c="4"/>signature</text:p>
      <text:p text:style-name="Preformatted_20_Text"><text:s text:c="2"/>]body[ <text:span text:style-name="T544">or ][</text:span></text:p>
      <text:p text:style-name="Preformatted_20_Text"><text:s text:c="4"/><text:span text:style-name="T353">&gt;&gt; useful comments</text:span></text:p>
      <text:p text:style-name="Preformatted_20_Text"><text:s text:c="4"/>statements</text:p>
      <text:p text:style-name="P410"><text:s text:c="2"/>];</text:p>
      <text:p text:style-name="Preformatted_20_Text"/>
      <text:p text:style-name="P9"><text:line-break/>Note that within the body, any variables defined are local to that block unless they are save, <text:span text:style-name="T13">e.g</text:span>. in the environment. <text:s/><text:span text:style-name="T218">Previously defined values are still available. </text:span>The variables in the signature are populated with the values (which are copied) .<text:span text:style-name="T220"> To return a value, invoke the method return – which is only allowed inside function definitions, by the way. No return statement implies there is no output from the function.</text:span></text:p>
      <text:p text:style-name="P9"/>
      <text:p text:style-name="P18">The <text:span text:style-name="T6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7">define[</text:p>
      <text:p text:style-name="P407"><text:s text:c="4"/>sum(a, b)</text:p>
      <text:p text:style-name="P407"><text:s text:c="3"/>]body[</text:p>
      <text:p text:style-name="P407"><text:s text:c="4"/><text:span text:style-name="T353">&gt;&gt; add a pair of integers and return the sum.</text:span> <text:s text:c="5"/></text:p>
      <text:p text:style-name="P408"><text:s text:c="4"/><text:span text:style-name="T219">return(a+b); // this terminates execution and returns the value.</text:span></text:p>
      <text:p text:style-name="P408"><text:span text:style-name="T219"><text:s text:c="3"/>]</text:span>;</text:p>
      <text:p text:style-name="P407"/>
      <text:p text:style-name="P409"><text:span text:style-name="T221">say</text:span>('the sum of 3 and 4 is ' + sum(3,4));</text:p>
      <text:p text:style-name="P10"><text:line-break/>This prints </text:p>
      <text:p text:style-name="P10"/>
      <text:p text:style-name="Preformatted_20_Text">the sum of 3 and 4 is 7</text:p>
      <text:p text:style-name="P10"/>
      <text:p text:style-name="Standard">You may <text:span text:style-name="T217">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45" text:outline-level="3"><text:bookmark-start text:name="__RefHeading___Toc6247_2030604819"/>Examples<text:bookmark-end text:name="__RefHeading___Toc6247_2030604819"/></text:h>
      <text:p text:style-name="P207">Here is a QDL program to find the <text:span text:style-name="T13">Armstrong</text:span><text:span text:style-name="T95"> </text:span><text:span text:style-name="T13">numbers</text:span><text:span text:style-name="T95"> in the range of 100 – 1000. <text:s/>A number, </text:span><text:span text:style-name="T13">xyz</text:span><text:span text:style-name="T95"> is an Armstrong number i</text:span><text:span text:style-name="T107">f</text:span><text:span text:style-name="T95">f </text:span><text:span text:style-name="T13">xyz = x</text:span><text:span text:style-name="T378">3 </text:span><text:span text:style-name="T381">+ y</text:span><text:span text:style-name="T378">3</text:span><text:span text:style-name="T381"> + z</text:span><text:span text:style-name="T378">3.</text:span></text:p>
      <text:p text:style-name="Preformatted_20_Text">define[</text:p>
      <text:p text:style-name="Preformatted_20_Text"><text:s text:c="2"/><text:span text:style-name="T340">armstrong(m)</text:span></text:p>
      <text:p text:style-name="Preformatted_20_Text"><text:s text:c="2"/><text:span text:style-name="T340">][</text:span></text:p>
      <text:p text:style-name="Preformatted_20_Text"><text:s text:c="5"/><text:span text:style-name="T340">&gt;&gt; An Armstrong number is a 3 digit number that is equal to the sum o</text:span><text:span text:style-name="T344">f its cubed <text:s text:c="2"/>digits.</text:span></text:p>
      <text:p text:style-name="Preformatted_20_Text"><text:span text:style-name="T341"><text:s text:c="6"/>&gt;&gt; </text:span><text:span text:style-name="T340"><text:s/>This computes them for </text:span><text:span text:style-name="T343">10</text:span><text:span text:style-name="T340">0 &lt; n &lt; 1000.</text:span></text:p>
      <text:p text:style-name="Preformatted_20_Text"><text:s text:c="5"/><text:span text:style-name="T340">&gt;&gt; So for example 407 is an Armstrong number since 407 = 4^3 + 0^3 + 7^3</text:span></text:p>
      <text:p text:style-name="Preformatted_20_Text"><text:s text:c="5"/><text:span text:style-name="T340">if[ m &lt; 100]then[say('sorry, </text:span><text:span text:style-name="T342">m must be </text:span><text:span text:style-name="T340">100 or larger'); return();];</text:span></text:p>
      <text:p text:style-name="Preformatted_20_Text"><text:s text:c="5"/><text:span text:style-name="T340">if[1000 &lt; m]then[say('sorry, m must be less than 1000'); return();];</text:span></text:p>
      <text:p text:style-name="Preformatted_20_Text"><text:s text:c="5"/><text:span text:style-name="T340">sum := 0;</text:span></text:p>
      <text:p text:style-name="Preformatted_20_Text"><text:s text:c="5"/><text:span text:style-name="T340">while[</text:span></text:p>
      <text:p text:style-name="Preformatted_20_Text"><text:s text:c="9"/><text:span text:style-name="T340">for_next(j, m)</text:span></text:p>
      <text:p text:style-name="Preformatted_20_Text"><text:s text:c="7"/><text:span text:style-name="T340">]do[</text:span></text:p>
      <text:p text:style-name="Preformatted_20_Text"><text:s text:c="10"/><text:span text:style-name="T340">n := j;</text:span></text:p>
      <text:p text:style-name="Preformatted_20_Text"><text:s text:c="10"/><text:span text:style-name="T340">while[</text:span></text:p>
      <text:p text:style-name="Preformatted_20_Text"><text:s text:c="14"/><text:span text:style-name="T340">0 &lt; n</text:span></text:p>
      <text:p text:style-name="Preformatted_20_Text"><text:s text:c="10"/><text:span text:style-name="T340">]do[</text:span></text:p>
      <text:p text:style-name="Preformatted_20_Text"><text:s text:c="14"/><text:span text:style-name="T340">b := mod(n, 10);</text:span></text:p>
      <text:p text:style-name="Preformatted_20_Text"><text:s text:c="14"/><text:span text:style-name="T340">sum := sum + b^3;</text:span></text:p>
      <text:p text:style-name="Preformatted_20_Text"><text:s text:c="14"/><text:span text:style-name="T340">n := n%10; // integer division means n goes to zero</text:span></text:p>
      <text:p text:style-name="Preformatted_20_Text"><text:s text:c="10"/><text:span text:style-name="T340">]; //end inner while</text:span></text:p>
      <text:p text:style-name="Preformatted_20_Text"><text:s text:c="10"/><text:span text:style-name="T340">if[sum == j]then[say(sum);];</text:span></text:p>
      <text:p text:style-name="Preformatted_20_Text"><text:s text:c="10"/><text:span text:style-name="T340">sum := 0;</text:span></text:p>
      <text:p text:style-name="Preformatted_20_Text"><text:s text:c="7"/><text:span text:style-name="T340">]; // end while</text:span></text:p>
      <text:p text:style-name="Preformatted_20_Text"><text:s text:c="2"/><text:span text:style-name="T340">]; // end define</text:span></text:p>
      <text:p text:style-name="P730"/>
      <text:h text:style-name="P696" text:outline-level="3">The short form for functions</text:h>
      <text:p text:style-name="P757"><text:span text:style-name="T641">You may define functions quite tersely, but be advised that such things as function documentation etc. are not allowed. (Geeky stuff, this is a nod to Church’s </text:span><text:span text:style-name="T2">λ </text:span><text:span text:style-name="T12">calculus</text:span><text:span text:style-name="T94">). The syntax is either</text:span></text:p>
      <text:p text:style-name="P705"><text:span text:style-name="T642">signature -&gt; single </text:span><text:span text:style-name="T567">expression;</text:span></text:p>
      <text:p text:style-name="Standard"/>
      <text:p text:style-name="P721">In which case, the expressions result will be returned.</text:p>
      <text:p text:style-name="P721"/>
      <text:p text:style-name="Preformatted_20_Text"><text:s text:c="3"/>f(x,y,z) -&gt; x+y+z;</text:p>
      <text:p text:style-name="Preformatted_20_Text"><text:s text:c="3"/>f(3,2,1)</text:p>
      <text:p text:style-name="Preformatted_20_Text">6</text:p>
      <text:p text:style-name="P721"><text:span text:style-name="T553"/></text:p>
      <text:p text:style-name="P721"><text:span text:style-name="T643">Or, t</text:span>o have multiple statements, put them inside a block:</text:p>
      <text:p text:style-name="P721"/>
      <text:p text:style-name="P704"><text:span text:style-name="T553">signature -&gt; [statement 1; statement 2;…];</text:span></text:p>
      <text:p text:style-name="Text_20_body"/>
      <text:p text:style-name="P758"><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42">&gt; </text:span>[q:=x; q:=q+y ; q:= q+z ; return(q);];</text:p>
      <text:p text:style-name="Preformatted_20_Text"><text:s text:c="3"/>f(3,2,1)</text:p>
      <text:p text:style-name="Preformatted_20_Text">6</text:p>
      <text:p text:style-name="P721"/>
      <text:p text:style-name="P758">Example of a quick functions that prints 1 if the argument is positive, 0 otherwise (just to show how to stick a conditional in):</text:p>
      <text:p text:style-name="Preformatted_20_Text"><text:s text:c="2"/>q(x) -<text:span text:style-name="T64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759">Note: <text:span text:style-name="T78">You cannot nest function definitions inside function definitions these, so </text:span></text:p>
      <text:p text:style-name="Preformatted_20_Text"><text:s text:c="4"/>h(x) -&gt; [f(x)-&gt;x^2; return(f(x)<text:span text:style-name="T644">)</text:span>;];</text:p>
      <text:p text:style-name="Text_20_body"/>
      <text:p text:style-name="P760">would raise a syntax error.</text:p>
      <text:h text:style-name="Heading_20_2" text:outline-level="2"><text:bookmark-start text:name="__RefHeading___Toc700_3277173355"/>Related functions<text:bookmark-end text:name="__RefHeading___Toc700_3277173355"/></text:h>
      <text:h text:style-name="P646" text:outline-level="3"><text:bookmark-start text:name="__RefHeading___Toc702_3277173355"/>return<text:bookmark-end text:name="__RefHeading___Toc702_3277173355"/></text:h>
      <text:p text:style-name="P573">Description</text:p>
      <text:p text:style-name="P175">Return a value or none. <text:span text:style-name="T533">Note that this really only makes sense within a script or function. Issuing it in, </text:span><text:span text:style-name="T45">e.g.</text:span><text:span text:style-name="T143"> the workspace will not have the intended effect you want since you are asking the system to hand off the value to another process. Only use this as indicated.</text:span></text:p>
      <text:p text:style-name="P573">Usage</text:p>
      <text:p text:style-name="Preformatted_20_Text">return([value]);</text:p>
      <text:p text:style-name="P573">Arguments</text:p>
      <text:p text:style-name="P175">One <text:span text:style-name="T439">(optional)</text:span>. The value to be returned. <text:span text:style-name="T439">No value means so simply exit at that point. Note that if a function normally ends and does not return a value, you do not need a </text:span><text:span text:style-name="T22">return();</text:span></text:p>
      <text:p text:style-name="P573">Output</text:p>
      <text:p text:style-name="P175">The value to be returned.</text:p>
      <text:p text:style-name="P573">Examples</text:p>
      <text:p text:style-name="P177">Here is a cheerful little program that ignore<text:span text:style-name="T495">s</text:span> everything and just ret<text:span text:style-name="T417">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43">in Functions</text:span> <text:bookmark-end text:name="__RefHeading___Toc650_3277173355"/></text:h>
      <text:p text:style-name="P17"><text:span text:style-name="T83">F</text:span><text:span text:style-name="T78">unctions have a very specific documentation feature. At the very top of the body, you may enter documentation, each line is of the form</text:span></text:p>
      <text:p text:style-name="P28"/>
      <text:p text:style-name="Preformatted_20_Text">&gt;&gt; text</text:p>
      <text:p text:style-name="P447"/>
      <text:p text:style-name="P169">And these will be taken when the function definition is read and kept available for consultation. You may get a full listing of every user-defined (meaning, not built in) function the workspace knows about. Each is printed as</text:p>
      <text:p text:style-name="P448"><text:s text:c="4"/>)<text:span text:style-name="T496">help *</text:span></text:p>
      <text:p text:style-name="P433">fib2(1): This will compute the n-th element of a Fibonacci sequence.</text:p>
      <text:p text:style-name="Preformatted_20_Text">f(1): This is a comment</text:p>
      <text:p text:style-name="P169"/>
      <text:p text:style-name="P169">where there is the <text:span text:style-name="T225">name(number of arguments)</text:span> and the first line of the comment (which should be meaningful and explain to the user what the function does.) The first is a good comment. The secon<text:span text:style-name="T417">d</text:span> is not.</text:p>
      <text:p text:style-name="P170">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2">One of the most basic ideas in programming is <text:span text:style-name="T13">encapsulation</text:span><text:span text:style-name="T95"> that is to say, a group of statements with their own state (so the variables and functions know about each other and their workings are independent of the rest of the environment). There is, of course, the concept of a </text:span><text:span text:style-name="T64">module</text:span><text:span text:style-name="T174"> in QDL that does this. Very simply, a module is defined using a unique identifier that </text:span><text:span text:style-name="T207">must</text:span><text:span text:style-name="T174"> be a URN and an alias. The alias is just a regular name like a variable. </text:span><text:span text:style-name="T185">One of the great evils of many scripting languages is that there is no encapsulation – every variable is global and the net effect is extremely hard to find bugs. </text:span></text:p>
      <text:p text:style-name="P68"><text:soft-page-break/>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39">s</text:span> except another module <text:span text:style-name="T427">definition</text:span></text:p>
      <text:p text:style-name="Preformatted_20_Text">];</text:p>
      <text:p text:style-name="P16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48">must </text:span><text:span text:style-name="T67"><text:s/>qualify </text:span><text:span text:style-name="T186"><text:s/>the name </text:span><text:span text:style-name="T73">i.e., </text:span></text:p>
      <text:p text:style-name="Preformatted_20_Text">alias#name</text:p>
      <text:p text:style-name="P164"/>
      <text:p text:style-name="Text_20_body">It is easiest to <text:span text:style-name="T33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4"><text:line-break/>Note that there is nothing in this session so these show nothing. Let's import ou<text:span text:style-name="T355">r</text:span> module <text:span text:style-name="T355">above in a file called </text:span><text:span text:style-name="T226">my-module.qdl</text:span>. We are going to import it with another alias just to show we canonical</text:p>
      <text:p text:style-name="P503"><text:span text:style-name="T468">module_load</text:span>('my-module.qdl');</text:p>
      <text:p text:style-name="P425"><text:span text:style-name="T540">module_</text:span>import('a:a', 'b');</text:p>
      <text:p text:style-name="P427"/>
      <text:p text:style-name="P425"><text:s text:c="4"/>)vars</text:p>
      <text:p text:style-name="P425">b#foo</text:p>
      <text:p text:style-name="P427"/>
      <text:p text:style-name="P425"><text:s text:c="4"/>)funcs</text:p>
      <text:p text:style-name="P425">b#f(1);</text:p>
      <text:p text:style-name="P164"><text:line-break/>Loading the module makes the session aware of it, but you must also import it. <text:span text:style-name="T468">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4"/>
      <text:p text:style-name="P165">And we can invoke the function too</text:p>
      <text:p text:style-name="Preformatted_20_Text"><text:s text:c="4"/>say(f(5));</text:p>
      <text:p text:style-name="Preformatted_20_Text"><text:soft-page-break/>6</text:p>
      <text:p text:style-name="P164"/>
      <text:h text:style-name="Heading_20_2" text:outline-level="2"><text:bookmark-start text:name="__RefHeading___Toc623_3277173355"/>Local variables and functions vs. modules ones<text:bookmark-end text:name="__RefHeading___Toc623_3277173355"/></text:h>
      <text:p text:style-name="P165">If we had something like</text:p>
      <text:p text:style-name="Preformatted_20_Text"><text:s text:c="4"/>foo := 5;</text:p>
      <text:p text:style-name="P428"><text:s text:c="4"/>load('my-module.qdl');</text:p>
      <text:p text:style-name="P426"><text:s text:c="4"/><text:span text:style-name="T542">module_</text:span>import('a:a', 'b');</text:p>
      <text:p text:style-name="P426"><text:s text:c="4"/><text:span text:style-name="T345">)vars</text:span></text:p>
      <text:p text:style-name="P429">b#foo, foo</text:p>
      <text:p text:style-name="P16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6"/>
      <text:p text:style-name="P166">So this means that there is no way for the interpreter to resolve this. The solution is that you have to qualify the session variable with a simple #:</text:p>
      <text:p text:style-name="Preformatted_20_Text">say(#foo);</text:p>
      <text:p text:style-name="Preformatted_20_Text">6</text:p>
      <text:p text:style-name="P166"><text:span text:style-name="T355"><text:line-break/>There is no namespace in effect for a basic session. </text:span>This is the most straightforward way to handle name clashes, <text:span text:style-name="T13">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641" text:outline-level="3"><text:bookmark-start text:name="__RefHeading___Toc704_3277173355"/><text:span text:style-name="T542">module_</text:span>import<text:bookmark-end text:name="__RefHeading___Toc704_3277173355"/></text:h>
      <text:p text:style-name="P570">Description</text:p>
      <text:p text:style-name="P177">Import a module <text:span text:style-name="T468">with a given alias. </text:span></text:p>
      <text:p text:style-name="P570">Usage</text:p>
      <text:p text:style-name="Preformatted_20_Text"><text:span text:style-name="T542">module_</text:span>import(urn<text:span text:style-name="T360">[</text:span>, alias<text:span text:style-name="T360">]</text:span>);</text:p>
      <text:p text:style-name="P570">Arguments</text:p>
      <text:p text:style-name="P177"><text:span text:style-name="T225">urn</text:span> = a <text:span text:style-name="T359">Uniform</text:span> Resource Name <text:span text:style-name="T359">(as per RFC 2141 and 1737, if you track such things). </text:span></text:p>
      <text:p text:style-name="P178"><text:span text:style-name="T241">a</text:span><text:span text:style-name="T225">lias</text:span> = a string that conforms to the requirements of a QDL variable name.</text:p>
      <text:p text:style-name="P179"><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570">Output</text:p>
      <text:p text:style-name="P280">A logical <text:span text:style-name="T13">true </text:span>if the import succeeded and <text:span text:style-name="T13">false</text:span><text:span text:style-name="T95"> otherwise.</text:span></text:p>
      <text:p text:style-name="P571">Examples</text:p>
      <text:p text:style-name="Preformatted_20_Text"><text:span text:style-name="T542">module_</text:span>import('my:/thingie', 'ahab');</text:p>
      <text:p text:style-name="P179"/>
      <text:p text:style-name="P179">Would locate the module with URN <text:span text:style-name="T279">my:/thingie</text:span> and let you use <text:span text:style-name="T279">ahab</text:span><text:span text:style-name="T95"> as the local alias. <text:s/>Remember that the module must be loaded first or you will get an error. </text:span></text:p>
      <text:p text:style-name="Heading">Another example <text:span text:style-name="T470">of multiple imports</text:span></text:p>
      <text:p text:style-name="P281"><text:span text:style-name="T468">You may import a module multiple times with different aliases. This effectively creates new independent copies of it. In the following small session, a module is created (this effectively loads it, so you do not need the </text:span><text:span text:style-name="T241">load_module</text:span><text:span text:style-name="T46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69">template </text:span>from which <text:span text:style-name="T469">instances </text:span>are created. <text:span text:style-name="T469">The instances are accessed using their alias. <text:s/>So if you do python or java, </text:span><text:span text:style-name="T242">import(a,b)</text:span><text:span text:style-name="T469"> is the same as creating a new instance of a class.)</text:span></text:p>
      <text:p text:style-name="Preformatted_20_Text"><text:s text:c="2"/>module['a:/a','a']body[q:=1;];</text:p>
      <text:p text:style-name="Preformatted_20_Text"><text:s text:c="2"/><text:span text:style-name="T542">module_</text:span>import('a:/a')</text:p>
      <text:p text:style-name="Preformatted_20_Text">true</text:p>
      <text:p text:style-name="Preformatted_20_Text"><text:s text:c="2"/><text:span text:style-name="T542">module_</text:span>import('a:/a','b')</text:p>
      <text:p text:style-name="Preformatted_20_Text">true</text:p>
      <text:p text:style-name="Preformatted_20_Text"><text:s text:c="2"/>)modules <text:span text:style-name="T471">imports</text:span></text:p>
      <text:p text:style-name="Preformatted_20_Text">a:/a = <text:span text:style-name="T468">[</text:span>a,<text:span text:style-name="T46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1" text:outline-level="3"><text:bookmark-start text:name="__RefHeading___Toc706_3277173355"/>load_module<text:bookmark-end text:name="__RefHeading___Toc706_3277173355"/></text:h>
      <text:p text:style-name="P570">Description</text:p>
      <text:p text:style-name="P399"><text:span text:style-name="T360">Load a module </text:span><text:span text:style-name="T468">from an external source</text:span><text:span text:style-name="T360">. </text:span><text:span text:style-name="T622">Note that once a module is loaded, it is automatically available <text:s/>for import in any other module. Since namespaces are unique, there should</text:span><text:span text:style-name="T60"> never</text:span><text:span text:style-name="T165"> be a collision.</text:span><text:span text:style-name="T60"> <text:s/></text:span><text:span text:style-name="T166">Said differently, there there is a master list of all loaded modules in a given workspace.</text:span></text:p>
      <text:p text:style-name="P570"><text:soft-page-break/>Usage</text:p>
      <text:p text:style-name="Preformatted_20_Text">module_<text:span text:style-name="T540">load</text:span>(<text:span text:style-name="T476">arg[,type]</text:span>);</text:p>
      <text:p text:style-name="P570">Arguments</text:p>
      <text:p text:style-name="P179"><text:span text:style-name="T243">arg</text:span> – <text:span text:style-name="T476">Either </text:span>the full path to the file that contains the module, <text:span text:style-name="T476">when there is no second module </text:span><text:span text:style-name="T35">or</text:span><text:span text:style-name="T123"> the fully qualified Java class name of a class that extends the QDLLoader</text:span> <text:s/><text:span text:style-name="T476">class. </text:span>This is loaded then run in its own environment which is then added to your session. <text:span text:style-name="T36">Be sure the class is included in your class path</text:span><text:span text:style-name="T124">.</text:span></text:p>
      <text:p text:style-name="P288">type - <text:span text:style-name="T304">If absent this implies <text:s/>file. The only other supported value at this point is </text:span>'java' <text:span text:style-name="T295">which means that the first argument is a class na</text:span><text:span text:style-name="T296">m</text:span><text:span text:style-name="T295">e.</text:span></text:p>
      <text:p text:style-name="P289"><text:span text:style-name="T295">N</text:span><text:span text:style-name="T292">ote that you can also load modules at start up via the configuration file. You should look in the documentation there for more information.</text:span></text:p>
      <text:p text:style-name="P570">Output</text:p>
      <text:p text:style-name="P282">A true if it succeeds and false otherwise (or an error message).</text:p>
      <text:p text:style-name="P571">Examples</text:p>
      <text:p text:style-name="Preformatted_20_Text"><text:s text:c="3"/>module_<text:span text:style-name="T541">load</text:span>('/home/bob/qdl/modules/mega_module.qdl');</text:p>
      <text:p text:style-name="Text_20_body"><text:line-break/>Would l<text:span text:style-name="T360">oad the given module. </text:span></text:p>
      <text:p text:style-name="Heading">Loading a Java module</text:p>
      <text:p text:style-name="P303">The example loader ships with QDL, so you may always import that. To do so issue the following:</text:p>
      <text:p text:style-name="Preformatted_20_Text"><text:s/>module_<text:span text:style-name="T541">load</text:span>('edu.uiuc.ncsa.qdl.extensions.example.QDLLoaderImpl', 'java')</text:p>
      <text:p text:style-name="Preformatted_20_Text">true</text:p>
      <text:p text:style-name="Text_20_body"/>
      <text:p text:style-name="P30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42">module_</text:span>import('qdl:/examples/java')</text:p>
      <text:p text:style-name="Preformatted_20_Text">true</text:p>
      <text:p text:style-name="Text_20_body"/>
      <text:p text:style-name="P303">If it imported correctly, it should hav<text:span text:style-name="T575">e</text:span> brought in a single command.</text:p>
      <text:p text:style-name="Preformatted_20_Text"><text:s text:c="2"/>)funcs</text:p>
      <text:p text:style-name="Preformatted_20_Text">java#concat(2)</text:p>
      <text:h text:style-name="P630" text:outline-level="1"><text:soft-page-break/>Logging and debugging</text:h>
      <text:p text:style-name="P375">There are two additional ways to keep track of what QDL is doing. Logging consists of having a running <text:span text:style-name="T13">log</text:span><text:span text:style-name="T95"> or file that has informational messages in it like</text:span></text:p>
      <text:p text:style-name="P300">INFO: qdl(Fri Oct 23 10:39:53 CDT 2020): VFS MySQL mount: vfs#/mysql</text:p>
      <text:p text:style-name="P376"><text:span text:style-name="T605">A log then is a running accounting of how the system is running and doing things. You may write to the log. There is also a </text:span><text:span text:style-name="T55">debugging</text:span><text:span text:style-name="T157"> facility included. This writes (to system error, not the console, though your output may end up there depending on how you have things set up). Debugging statements are normally put into your code and may be turned on and off as needed. </text:span></text:p>
      <text:p text:style-name="P377"><text:span text:style-name="T15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8">statements are left in place and only turned on if there is some issue (such as log messages that something is not right, or other complaints).</text:span></text:p>
      <text:p text:style-name="P8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2">Name</text:p>
          </table:table-cell>
          <table:table-cell table:style-name="Table3.A1" office:value-type="string">
            <text:p text:style-name="P622">Value</text:p>
          </table:table-cell>
          <table:table-cell table:style-name="Table3.A1" office:value-type="string">
            <text:p text:style-name="P621">Description</text:p>
          </table:table-cell>
        </table:table-row>
        <table:table-row>
          <table:table-cell table:style-name="Table3.A1" office:value-type="string">
            <text:p text:style-name="P622">OFF</text:p>
          </table:table-cell>
          <table:table-cell table:style-name="Table3.A1" office:value-type="string">
            <text:p text:style-name="P594">-<text:span text:style-name="T606">1</text:span></text:p>
          </table:table-cell>
          <table:table-cell table:style-name="Table3.A1" office:value-type="string">
            <text:p text:style-name="P621">Disable logging/debugging. Nothing is printed</text:p>
          </table:table-cell>
        </table:table-row>
        <table:table-row>
          <table:table-cell table:style-name="Table3.A1" office:value-type="string">
            <text:p text:style-name="P622">TRACE</text:p>
          </table:table-cell>
          <table:table-cell table:style-name="Table3.A1" office:value-type="string">
            <text:p text:style-name="P622">0</text:p>
          </table:table-cell>
          <table:table-cell table:style-name="Table3.A1" office:value-type="string">
            <text:p text:style-name="P621">Print everything at all levels</text:p>
          </table:table-cell>
        </table:table-row>
        <table:table-row>
          <table:table-cell table:style-name="Table3.A1" office:value-type="string">
            <text:p text:style-name="P622">INFO</text:p>
          </table:table-cell>
          <table:table-cell table:style-name="Table3.A1" office:value-type="string">
            <text:p text:style-name="P622">1</text:p>
          </table:table-cell>
          <table:table-cell table:style-name="Table3.A1" office:value-type="string">
            <text:p text:style-name="P621">informational</text:p>
          </table:table-cell>
        </table:table-row>
        <table:table-row>
          <table:table-cell table:style-name="Table3.A1" office:value-type="string">
            <text:p text:style-name="P622">WARN</text:p>
          </table:table-cell>
          <table:table-cell table:style-name="Table3.A1" office:value-type="string">
            <text:p text:style-name="P622">2</text:p>
          </table:table-cell>
          <table:table-cell table:style-name="Table3.A1" office:value-type="string">
            <text:p text:style-name="P621">warnings - things that are serious but don't require action</text:p>
          </table:table-cell>
        </table:table-row>
        <table:table-row>
          <table:table-cell table:style-name="Table3.A1" office:value-type="string">
            <text:p text:style-name="P622">ERROR</text:p>
          </table:table-cell>
          <table:table-cell table:style-name="Table3.A1" office:value-type="string">
            <text:p text:style-name="P622">3</text:p>
          </table:table-cell>
          <table:table-cell table:style-name="Table3.A1" office:value-type="string">
            <text:p text:style-name="P621">errors - the system cannot resolve the issue, but processing continues</text:p>
          </table:table-cell>
        </table:table-row>
        <table:table-row table:style-name="Table3.7">
          <table:table-cell table:style-name="Table3.A1" office:value-type="string">
            <text:p text:style-name="P622">SEVERE</text:p>
          </table:table-cell>
          <table:table-cell table:style-name="Table3.A1" office:value-type="string">
            <text:p text:style-name="P622">4</text:p>
          </table:table-cell>
          <table:table-cell table:style-name="Table3.A1" office:value-type="string">
            <text:p text:style-name="P621">an issue that prevents processing of anything. </text:p>
          </table:table-cell>
        </table:table-row>
      </table:table>
      <text:p text:style-name="P88"><text:s text:c="4"/></text:p>
      <text:p text:style-name="P378"><text:span text:style-name="T157">E</text:span><text:span text:style-name="T95">ach level is more restrictive than the last. So if you set</text:span></text:p>
      <text:p text:style-name="Preformatted_20_Text"><text:s text:c="3"/>debug(2);</text:p>
      <text:p text:style-name="P539">3 </text:p>
      <text:p text:style-name="P539">// previous debug level was 3 so only errors would get outputted.</text:p>
      <text:p text:style-name="Text_20_body"/>
      <text:p text:style-name="P378">Then debug commands at a lower level will not print. This lets you ramp the amount of output up and down as needed. <text:s/><text:span text:style-name="T607">Here is an example.</text:span></text:p>
      <text:p text:style-name="Preformatted_20_Text">debug(2); //set only warning on</text:p>
      <text:p text:style-name="Preformatted_20_Text">if[!is_defined(user.id)][</text:p>
      <text:p text:style-name="Preformatted_20_Text"><text:s/><text:span text:style-name="T565">log</text:span>(1, 'Processing as anonymous user');</text:p>
      <text:p text:style-name="Preformatted_20_Text"><text:s/>//.. do anonymous user stuff</text:p>
      <text:p text:style-name="Preformatted_20_Text"><text:s text:c="2"/><text:span text:style-name="T607">debug(0, '</text:span><text:span text:style-name="T565">checking anonymous permissions.</text:span><text:span text:style-name="T607">'); <text:s/></text:span></text:p>
      <text:p text:style-name="Preformatted_20_Text">]else[</text:p>
      <text:p text:style-name="P540"><text:s/>log(1, 'user ' + user.id + ' found.');</text:p>
      <text:p text:style-name="Preformatted_20_Text"><text:s/>// do known user stuff. <text:span text:style-name="T607">Say we can’t find this user, log it:</text:span></text:p>
      <text:p text:style-name="P540"><text:s/><text:span text:style-name="T607">log(3, 'user not found in database! </text:span><text:span text:style-name="T565">Done.</text:span><text:span text:style-name="T607">');</text:span> <text:s/></text:p>
      <text:p text:style-name="Preformatted_20_Text">];</text:p>
      <text:p text:style-name="P378"/>
      <text:p text:style-name="P380"><text:soft-page-break/>So as a point, in this example, it is entirely possible (and normal) that the user is not in the database and while the system can’t do anything about it (and logs the fact), normal processing continues in this case. </text:p>
      <text:p text:style-name="P37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1">Final note that if you have not configured debugging or logging then these commands do nothing. Turning them on in a session is a simple as issuing a command like </text:p>
      <text:p text:style-name="Preformatted_20_Text">debug(1)</text:p>
      <text:p text:style-name="P381"/>
      <text:p text:style-name="P381">(or any of the non-negative levels).</text:p>
      <text:h text:style-name="Heading_20_2" text:outline-level="2">Related functions</text:h>
      <text:h text:style-name="P647" text:outline-level="3">debug, log</text:h>
      <text:p text:style-name="Heading">Description</text:p>
      <text:p text:style-name="P379">Set the debugging level or issue debugging messages.</text:p>
      <text:p text:style-name="Heading">Usage</text:p>
      <text:p text:style-name="Preformatted_20_Text">debug([level , message])</text:p>
      <text:p text:style-name="P538">log([level, message])</text:p>
      <text:p text:style-name="Heading">Arguments</text:p>
      <text:p text:style-name="P379">(no arguments) - Inquire about current level</text:p>
      <text:p text:style-name="P379">level - (only) set the current level for all subsequent operations</text:p>
      <text:p text:style-name="P379">level, message = output the message at the given level</text:p>
      <text:p text:style-name="P379">message - (only) output the message at the INFO (default) level.</text:p>
      <text:p text:style-name="Heading">Output</text:p>
      <text:p text:style-name="P379">If there is no argument, the result is current level. </text:p>
      <text:p text:style-name="P379">If the argument is a new level, the result is the previous level</text:p>
      <text:p text:style-name="P379">Otherwise, a true or false is returned if the operation succeeded.</text:p>
      <text:p text:style-name="Heading"><text:soft-page-break/>Examples</text:p>
      <text:p text:style-name="P37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1" text:outline-level="1"><text:bookmark-start text:name="__RefHeading___Toc490_3277173355"/>Built-in function <text:span text:style-name="T351">reference</text:span><text:bookmark-end text:name="__RefHeading___Toc490_3277173355"/></text:h>
      <text:p text:style-name="P9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8" text:outline-level="3"><text:bookmark-start text:name="__RefHeading___Toc500_3277173355"/><text:span text:style-name="T283">c</text:span>ontains<text:bookmark-end text:name="__RefHeading___Toc500_3277173355"/></text:h>
      <text:p text:style-name="P552">Description</text:p>
      <text:p text:style-name="P98">To find if a string contains another string</text:p>
      <text:p text:style-name="P552">Usage</text:p>
      <text:p text:style-name="Preformatted_20_Text">contains(source, snippets <text:span text:style-name="T332">[, case_sensitive]</text:span>)</text:p>
      <text:p text:style-name="P552">Arguments</text:p>
      <text:p text:style-name="P98"><text:span text:style-name="T225">source</text:span> – a string or stem of strings that is the target of the search.</text:p>
      <text:p text:style-name="P98"><text:span text:style-name="T228">s</text:span><text:span text:style-name="T225">nippets</text:span> – a string or stem of strings that are what are being search for</text:p>
      <text:p text:style-name="P149"><text:span text:style-name="T225">case_</text:span><text:span text:style-name="T228">s</text:span><text:span text:style-name="T225">ensitive</text:span> – (optional) if this is <text:span text:style-name="T3">true</text:span> (default) then the check is done respecting case. If it is <text:span text:style-name="T3">false</text:span><text:span text:style-name="T78"> then the matching is done after converting the arguments to lower case. (Note that the original values are never altered.) <text:s/></text:span></text:p>
      <text:p text:style-name="P552">Output</text:p>
      <text:p text:style-name="P99">A scalar or stem (if the arguments were stems) if the snippet(s) was (were) found. <text:span text:style-name="T285">Note that</text:span></text:p>
      <text:list xml:id="list3379594874" text:style-name="L5">
        <text:list-item>
          <text:p text:style-name="P733">source a scalar, snippet a scalar → result is a simple boolean</text:p>
        </text:list-item>
        <text:list-item>
          <text:p text:style-name="P733">source a scalar, snippet a stem → result is a stem with identical keys to the snippet and with boolean entries</text:p>
        </text:list-item>
        <text:list-item>
          <text:p text:style-name="P733">source a stem, snippet a stem, → result is a stem with identical keys to the source and boolean entries. </text:p>
        </text:list-item>
        <text:list-item>
          <text:p text:style-name="P733">Both stems, the result is conformable to the left argument and the right. In other words, to be in the result, only entries with matching keys are tested. </text:p>
        </text:list-item>
      </text:list>
      <text:p text:style-name="P575">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95">returns </text:span><text:span text:style-name="T269">false</text:span><text:span text:style-name="T95">, since there is no string '</text:span><text:span text:style-name="T269">Juliette'</text:span><text:span text:style-name="T95"> in the first string.</text:span></text:p>
      <text:p text:style-name="P76">Example 2.</text:p>
      <text:p text:style-name="Preformatted_20_Text"><text:s text:c="4"/>source := '<text:span text:style-name="T284">the rain in Spain';</text:span></text:p>
      <text:p text:style-name="P412"><text:s text:c="4"/>snippet.<text:span text:style-name="T285">article</text:span> := 'the';</text:p>
      <text:p text:style-name="P412"><text:s text:c="4"/>snippet.1 := 'in';</text:p>
      <text:p text:style-name="P412"><text:s text:c="4"/>snippet.2 := 'Portugal';</text:p>
      <text:p text:style-name="P412"><text:s text:c="4"/>output. := contains(source, snippet.);</text:p>
      <text:p text:style-name="P412"/>
      <text:p text:style-name="P412"><text:s text:c="4"/>output.<text:span text:style-name="T285">article</text:span> == true;</text:p>
      <text:p text:style-name="P412"><text:s text:c="4"/>output.1 == true;</text:p>
      <text:p text:style-name="P412"><text:s text:c="4"/>output.2 == false;</text:p>
      <text:p text:style-name="P412"/>
      <text:p text:style-name="P100">Example 3.</text:p>
      <text:p text:style-name="Preformatted_20_Text"><text:s text:c="4"/>source.foo := 'bar';</text:p>
      <text:p text:style-name="Preformatted_20_Text"><text:s text:c="4"/>source.fnord := 'baz';</text:p>
      <text:p text:style-name="P413"><text:s text:c="4"/>source.woof := 'arf';</text:p>
      <text:p text:style-name="P41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0">In this case, only the corresponding keys are checked if <text:span text:style-name="T64">both</text:span><text:span text:style-name="T174"> arguments are stem variables. </text:span></text:p>
      <text:h text:style-name="P649" text:outline-level="3">head</text:h>
      <text:p text:style-name="Heading">Description</text:p>
      <text:p text:style-name="P387">Find the starting part of a string up to a given marker</text:p>
      <text:p text:style-name="Heading">Usage</text:p>
      <text:p text:style-name="P299">head(target, stopChars[, is_case_sensitive])</text:p>
      <text:p text:style-name="Heading">Arguments</text:p>
      <text:p text:style-name="P387"><text:span text:style-name="T225">target</text:span> - a string or stem of strings</text:p>
      <text:p text:style-name="P387"><text:span text:style-name="T225">stopChars</text:span> - a string or stem of string of places to stop.</text:p>
      <text:p text:style-name="P387"><text:span text:style-name="T225">is_case_sensitive </text:span>- if true (default) then all matching is case sensitive. Note this is only a scalar.</text:p>
      <text:p text:style-name="Heading">Output</text:p>
      <text:p text:style-name="P388"><text:span text:style-name="T611">The part of target up to the stop character, </text:span><text:span text:style-name="T57">i.e., </text:span><text:span text:style-name="T161">the head of each string. If the stopChar is not found, </text:span><text:span text:style-name="T160">an empty string is returned</text:span><text:span text:style-name="T161">.</text:span></text:p>
      <text:p text:style-name="Heading"><text:soft-page-break/>Example</text:p>
      <text:p text:style-name="P38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12">ralf!baz’</text:span>], '@')</text:p>
      <text:p text:style-name="Preformatted_20_Text">[bob,todd,]</text:p>
      <text:p text:style-name="Text_20_body"/>
      <text:p text:style-name="P387">This returns everything in each string up to the @. <text:span text:style-name="T61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88"><text:span text:style-name="T611">This is case sensitive, so</text:span><text:span text:style-name="T57"> a.x</text:span><text:span text:style-name="T161"> is not </text:span><text:span text:style-name="T160">altered and hence not matched</text:span><text:span text:style-name="T161">. </text:span><text:span text:style-name="T57"><text:s/></text:span><text:span text:style-name="T61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86"/>
      <text:h text:style-name="P650" text:outline-level="3"><text:bookmark-start text:name="__RefHeading___Toc502_3277173355"/>index_of<text:bookmark-end text:name="__RefHeading___Toc502_3277173355"/></text:h>
      <text:p text:style-name="P552">Description</text:p>
      <text:p text:style-name="P102">This finds the position of the target in the source. If the target is not in the source, then the result is -1. </text:p>
      <text:p text:style-name="P552">Usage</text:p>
      <text:p text:style-name="Preformatted_20_Text">index_of(source, snippet <text:span text:style-name="T333">[,caseSensitive]</text:span>)</text:p>
      <text:p text:style-name="P552">Arguments</text:p>
      <text:p text:style-name="P103"><text:span text:style-name="T225">source</text:span> – a scalar or stem variable.</text:p>
      <text:p text:style-name="P103"><text:span text:style-name="T228">s</text:span><text:span text:style-name="T225">nippet</text:span> – a scalar or stem variable.</text:p>
      <text:p text:style-name="P150"><text:span text:style-name="T225">case_sensitive</text:span> – (Optional) a boolean that if <text:span text:style-name="T3">true</text:span><text:span text:style-name="T78"> will check for case and if false will check against the arguments as all lower case.</text:span></text:p>
      <text:p text:style-name="P552"><text:soft-page-break/>Output</text:p>
      <text:p text:style-name="P103">if both are strings, the result is the first index of where the snippet starts in the source. <text:span text:style-name="T288">If one is a stem and the other a scalar, the result is conformable to the stem and the operation is applied to each element of the stem. If both are stems, then only corresponding keys are checked. </text:span></text:p>
      <text:p text:style-name="P57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4"/>
      <text:p text:style-name="P283"><text:span text:style-name="T33">i.e.,</text:span><text:span text:style-name="T121"> it </text:span><text:span text:style-name="T472">returns a stem variable, which has one entry, the common key and the index, so </text:span><text:span text:style-name="T33">darkness</text:span><text:span text:style-name="T121"> is found starting at index 11 in </text:span><text:span text:style-name="T33">sourceStem.</text:span></text:p>
      <text:h text:style-name="P651" text:outline-level="3"><text:bookmark-start text:name="__RefHeading___Toc657_3277173355"/>insert<text:bookmark-end text:name="__RefHeading___Toc657_3277173355"/></text:h>
      <text:p text:style-name="P568">Description</text:p>
      <text:p text:style-name="P110">Insert a given string at a given position of another string</text:p>
      <text:p text:style-name="P568">Usage</text:p>
      <text:p text:style-name="Preformatted_20_Text">insert(source, snippet, index)</text:p>
      <text:p text:style-name="P568">Arguments</text:p>
      <text:p text:style-name="P110"><text:span text:style-name="T225">source</text:span> – the string to be updated</text:p>
      <text:p text:style-name="P110"><text:span text:style-name="T225">snippet</text:span> – the string to insert</text:p>
      <text:p text:style-name="P110"><text:span text:style-name="T225">index</text:span> – the position in the source string to insert the snippet</text:p>
      <text:p text:style-name="P568">Output</text:p>
      <text:p text:style-name="P110">The updated string.</text:p>
      <text:p text:style-name="P568">Examples</text:p>
      <text:p text:style-name="P435"><text:s text:c="4"/>insert('abcd', 'foo', 2)</text:p>
      <text:p text:style-name="P435">abfoocd</text:p>
      <text:p text:style-name="P110"/>
      <text:p text:style-name="P110"><text:soft-page-break/>This also works for stem variables</text:p>
      <text:h text:style-name="P653" text:outline-level="3"><text:bookmark-start text:name="__RefHeading___Toc515_3277173355"/>to_lower, to_upper<text:bookmark-end text:name="__RefHeading___Toc515_3277173355"/></text:h>
      <text:p text:style-name="P555">Description</text:p>
      <text:p text:style-name="P105">This will convert the case of a string to all upper or lower case respectively.</text:p>
      <text:p text:style-name="P556">Usage</text:p>
      <text:p text:style-name="Preformatted_20_Text">to_lower(arg), <text:span text:style-name="T366">to_upper(arg)</text:span></text:p>
      <text:p text:style-name="P556">Arguments</text:p>
      <text:p text:style-name="P106"><text:span text:style-name="T225">arg</text:span> – either a string or a stem variable of strings. Non-strings are ignored.</text:p>
      <text:p text:style-name="P555">Output</text:p>
      <text:p text:style-name="P106">A conformable argument of strings. </text:p>
      <text:p text:style-name="P55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9"/>
      <text:h text:style-name="P654" text:outline-level="3">to_uri</text:h>
      <text:p text:style-name="Heading">Description</text:p>
      <text:p text:style-name="Text_20_body"><text:span text:style-name="T603">Parse a string into a stem whose entries are the (RFC </text:span>3986 <text:span text:style-name="T603">compliant) components</text:span></text:p>
      <text:p text:style-name="Heading">Usage</text:p>
      <text:p text:style-name="Preformatted_20_Text">to_uri(string)</text:p>
      <text:p text:style-name="Heading">Arguments</text:p>
      <text:p text:style-name="P373">string - any string. If the string is not a valid URI, this will fail.</text:p>
      <text:p text:style-name="Heading">Output</text:p>
      <text:p text:style-name="P373">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74">So you can see what the host is, grab the fragment, look at the query. Hint</text:p>
      <text:p text:style-name="Preformatted_20_Text">tokenize(u.query, '&amp;')</text:p>
      <text:p text:style-name="P374">will split the query into its elements quite nicely.</text:p>
      <text:h text:style-name="P654" text:outline-level="3">from_uri</text:h>
      <text:p text:style-name="Heading">Description</text:p>
      <text:p text:style-name="P374">Take the output from the to_uri call and turn it into a single valid URI.</text:p>
      <text:p text:style-name="Heading">Usage</text:p>
      <text:p text:style-name="P374">from_uri(uri.)</text:p>
      <text:p text:style-name="Heading">Arguments</text:p>
      <text:p text:style-name="P374">A stem with the correct components for a uri.</text:p>
      <text:p text:style-name="Heading">Output</text:p>
      <text:p text:style-name="P374">A string that is the uri.</text:p>
      <text:p text:style-name="Heading">Examples</text:p>
      <text:p text:style-name="Text_20_body"/>
      <text:p text:style-name="P537"><text:s text:c="2"/>u := 'https://www.google.com/search?channel=fs&amp;client=ubuntu&amp;q=URI+specification#my_fragment';</text:p>
      <text:p text:style-name="P537"><text:s text:c="2"/><text:span text:style-name="T604">uri. := </text:span>to_uri(u);</text:p>
      <text:p text:style-name="P537"><text:s text:c="2"/><text:span text:style-name="T604">u == from_uri(uri.)</text:span></text:p>
      <text:p text:style-name="P541">true</text:p>
      <text:h text:style-name="P655" text:outline-level="3"><text:bookmark-start text:name="__RefHeading___Toc517_3277173355"/><text:soft-page-break/>replace<text:bookmark-end text:name="__RefHeading___Toc517_3277173355"/></text:h>
      <text:p text:style-name="P553">Description</text:p>
      <text:p text:style-name="P107">Replace every occur<text:span text:style-name="T363">re</text:span>nce of a string by another</text:p>
      <text:p text:style-name="P553">Usage</text:p>
      <text:p text:style-name="Preformatted_20_Text"><text:bookmark-start text:name="__DdeLink__9990_1246888521"/>replace(source, old, new)<text:bookmark-end text:name="__DdeLink__9990_1246888521"/></text:p>
      <text:p text:style-name="P553">Arguments</text:p>
      <text:p text:style-name="P107"><text:span text:style-name="T225">source</text:span> – the original string or stem of strings</text:p>
      <text:p text:style-name="P107"><text:span text:style-name="T225">old</text:span> – the current string</text:p>
      <text:p text:style-name="P107"><text:span text:style-name="T225">new</text:span> – the new string.</text:p>
      <text:p text:style-name="P10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3">Output</text:p>
      <text:p text:style-name="P236">The updated string</text:p>
      <text:p text:style-name="P553">Examples</text:p>
      <text:p text:style-name="P10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54">s</text:span>sourceStem., old., newValue);</text:p>
      <text:p text:style-name="Preformatted_20_Text">{bind:and in the two bind them}</text:p>
      <text:p text:style-name="P182"/>
      <text:p text:style-name="P182">The resulting output is a stem (becau<text:span text:style-name="T289">s</text:span>e an input is) <text:span text:style-name="T473">with the common index of </text:span><text:span text:style-name="T34">bind</text:span><text:span text:style-name="T122"> </text:span><text:span text:style-name="T473"><text:s/></text:span><text:s/></text:p>
      <text:p text:style-name="Text_20_body">W<text:span text:style-name="T289">hy is this? Because the only key that the two stems have in common is 'bind' and that is applied to replace 'darkness' with the new value of 'two'.</text:span></text:p>
      <text:h text:style-name="P656" text:outline-level="3"><text:bookmark-start text:name="__RefHeading___Toc494_32771733551"/><text:soft-page-break/>substring<text:bookmark-end text:name="__RefHeading___Toc494_32771733551"/></text:h>
      <text:p text:style-name="P567">Description</text:p>
      <text:p text:style-name="P183">Return the substring of an argument beginning at the <text:span text:style-name="T13">n</text:span><text:span text:style-name="T95">th position.</text:span></text:p>
      <text:p text:style-name="P567">Usage</text:p>
      <text:p text:style-name="P440"><text:bookmark-start text:name="__DdeLink__9993_1246888521"/>substring(arg, n [,length] [,pad<text:span text:style-name="T364">ding</text:span>])<text:bookmark-end text:name="__DdeLink__9993_1246888521"/></text:p>
      <text:p text:style-name="P567">Arguments</text:p>
      <text:p text:style-name="Preformatted_20_Text">arg – the string or stem of strings to be acted up</text:p>
      <text:p text:style-name="Text_20_body"><text:span text:style-name="T225">n</text:span> - the start position in each string</text:p>
      <text:p text:style-name="P183"><text:span text:style-name="T224">length</text:span> (optional) – the number of characters to return. Note that if this is omitted, the rest of the string is returned. If it is longer than the length of the string, only the rest of the string is returned <text:span text:style-name="T13">unless</text:span><text:span text:style-name="T95"> the </text:span><text:span text:style-name="T13">pad</text:span><text:span text:style-name="T95"> argument is given.</text:span></text:p>
      <text:p text:style-name="P183"><text:span text:style-name="T269">padding</text:span><text:span text:style-name="T95"> – a string that is used cyclically as the source for padding. </text:span></text:p>
      <text:p text:style-name="P567">Output</text:p>
      <text:p text:style-name="P183">The substring. <text:s/>Notice that this behaves somewhat differently than in some other languages in that it may be used to make results longer than the original argument.</text:p>
      <text:p text:style-name="P567">Examples</text:p>
      <text:p text:style-name="P184">A basic example. Remember that the first index of a string is 0, so <text:span text:style-name="T13">n</text:span><text:span text:style-name="T95"> = 2 means the substring starts on the </text:span><text:span text:style-name="T13">third</text:span><text:span text:style-name="T95"> character.</text:span></text:p>
      <text:p text:style-name="Preformatted_20_Text"><text:s text:c="4"/>a := 'abcd';</text:p>
      <text:p text:style-name="Preformatted_20_Text"><text:s text:c="4"/><text:span text:style-name="T365">say(substring(a,2));</text:span></text:p>
      <text:p text:style-name="P441">cd</text:p>
      <text:p text:style-name="Text_20_body"><text:line-break/>To <text:span text:style-name="T365">use the padding feature</text:span></text:p>
      <text:p text:style-name="P441"/>
      <text:p text:style-name="Preformatted_20_Text"><text:s text:c="4"/>say(substring(a,3,10,'.')); <text:s text:c="3"/></text:p>
      <text:p text:style-name="Preformatted_20_Text">d.........</text:p>
      <text:p text:style-name="P184"><text:line-break/>And do note that the <text:span text:style-name="T13">padding</text:span><text:span text:style-name="T95"> need not just be a character, but will be repeated as needed:</text:span></text:p>
      <text:p text:style-name="Preformatted_20_Text"><text:s text:c="4"/>say(substring(a,1,20,'&lt;&gt;'));</text:p>
      <text:p text:style-name="Preformatted_20_Text">bcd&lt;&gt;&lt;&gt;&lt;&gt;&lt;&gt;&lt;&gt;&lt;&gt;&lt;&gt;&lt;&gt;&lt;</text:p>
      <text:p text:style-name="P18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65">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2">Or you could get fancy do do something like make a table of contents:</text:p>
      <text:p text:style-name="P499"><text:s text:c="4"/><text:span text:style-name="T505">d</text:span>. := d. + ' p. ' + indices(3)</text:p>
      <text:p text:style-name="P498"><text:s text:c="3"/>while[for_next(j,3)]do[say(d.j);];</text:p>
      <text:p text:style-name="P498">once upon....... p. 0</text:p>
      <text:p text:style-name="P498">a midnight...... p. 1</text:p>
      <text:p text:style-name="P498">dreary.......... p. 2</text:p>
      <text:h text:style-name="P657" text:outline-level="3"><text:bookmark-start text:name="__RefHeading___Toc659_3277173355"/>tokenize<text:bookmark-end text:name="__RefHeading___Toc659_3277173355"/></text:h>
      <text:p text:style-name="P568">Description</text:p>
      <text:p text:style-name="P135">This will take a string and and delimiter then split the string using the delimiter. </text:p>
      <text:p text:style-name="P568">Usage</text:p>
      <text:p text:style-name="Preformatted_20_Text">tokenize(arg, delimiter)</text:p>
      <text:p text:style-name="P568">Arguments</text:p>
      <text:p text:style-name="P135"><text:span text:style-name="T225">arg</text:span> – either a string or stem of strings</text:p>
      <text:p text:style-name="P568">Output</text:p>
      <text:p text:style-name="P135">If <text:span text:style-name="T13">arg</text:span> is a string, then a list of tokens. If <text:span text:style-name="T13">arg</text:span> is a stem, then a stem of stems. Remember that the keys are preserved if the argument is a stem and a simple list (keys are 0, 1,…) if a string. </text:p>
      <text:p text:style-name="P559">Examples</text:p>
      <text:p text:style-name="P135">A simple example</text:p>
      <text:p text:style-name="P435"><text:s text:c="4"/>say(tokenize('ab,de,ef,',','));</text:p>
      <text:p text:style-name="P435">[ab,de,ef]</text:p>
      <text:p text:style-name="P135"/>
      <text:p text:style-name="P135">An example tokenizing a stem variable.</text:p>
      <text:p text:style-name="P435"><text:s text:c="4"/>q.foo := 'asd fgh';</text:p>
      <text:p text:style-name="P435"><text:s text:c="4"/>q.bar := 'qwe rty';</text:p>
      <text:p text:style-name="P435"><text:s text:c="4"/>say(tokenize(q., ' '));</text:p>
      <text:p text:style-name="P435">{bar:[qwe,rty], foo:[asd,fgh]}</text:p>
      <text:p text:style-name="P135"/>
      <text:p text:style-name="P135">Tokenizer only works on strings. Here is the result of attempting to tokenize an integer.</text:p>
      <text:p text:style-name="P435"><text:s text:c="4"/>say(tokenize(12345, '1'));</text:p>
      <text:p text:style-name="P435">12345</text:p>
      <text:p text:style-name="P135"><text:line-break/>In this case, the argument is returned unchanged. </text:p>
      <text:h text:style-name="P652" text:outline-level="3"><text:bookmark-start text:name="__RefHeading___Toc519_3277173355"/><text:soft-page-break/>t<text:span text:style-name="T286">rim</text:span><text:bookmark-end text:name="__RefHeading___Toc519_3277173355"/></text:h>
      <text:p text:style-name="P554">Description</text:p>
      <text:p text:style-name="P101">Trim trailing space from both ends of a string. <text:span text:style-name="T287">One point to note is that since stem variables can contain stem variable, this only operates at the top-level and if you wish to trim included stems you must do so directly. This prevents “predictable but unwanted behavior.”</text:span></text:p>
      <text:p text:style-name="P554">Usage</text:p>
      <text:p text:style-name="Preformatted_20_Text">trim(arg)</text:p>
      <text:p text:style-name="P554">Arguments</text:p>
      <text:p text:style-name="P101"><text:span text:style-name="T225">arg</text:span> is either a string or a stem of strings. This function has no effect on non-strings.</text:p>
      <text:p text:style-name="P554">Output</text:p>
      <text:p text:style-name="P101">A result conformable to its argument.</text:p>
      <text:p text:style-name="P554">Examples</text:p>
      <text:p text:style-name="P101"><text:span text:style-name="T287">An e</text:span>xample </text:p>
      <text:p text:style-name="Preformatted_20_Text"><text:s text:c="4"/>a := ' <text:s text:c="2"/>blanks <text:s text:c="2"/>';</text:p>
      <text:p text:style-name="Preformatted_20_Text">'<text:span text:style-name="T286">blanks' == </text:span>trim(a);</text:p>
      <text:p text:style-name="Text_20_body"><text:line-break/>Another example, using a mixed stem variable.</text:p>
      <text:p text:style-name="P41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8"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6">Note</text:span><text:span text:style-name="T89"> this does support UTF-8 encodings of all characters implicitly. </text:span><text:s/></text:p>
      <text:p text:style-name="Heading">Usage </text:p>
      <text:p text:style-name="Preformatted_20_Text"><text:bookmark-start text:name="__DdeLink__9995_1246888521"/>vdecode(<text:span text:style-name="T444">arg</text:span>)<text:bookmark-end text:name="__DdeLink__9995_1246888521"/></text:p>
      <text:p text:style-name="Heading"><text:soft-page-break/>Arguments </text:p>
      <text:p text:style-name="P252"><text:span text:style-name="T237">arg</text:span> – the String to be decoded. Note that <text:span text:style-name="T422">not every string can be decoded! Since escaped characters are of the form $xy where x and y are hexadecimal numbers, it is possible to make illegal escapes, </text:span><text:span text:style-name="T26">e.g., </text:span><text:span text:style-name="T117">$$$ will most certainly fail</text:span><text:span text:style-name="T422"> </text:span></text:p>
      <text:p text:style-name="Heading">Output</text:p>
      <text:p text:style-name="P251">The decoded string. </text:p>
      <text:p text:style-name="Heading">Examples <text:s/></text:p>
      <text:p text:style-name="P464"><text:s text:c="2"/>vdecode('$26$2A$28$26$25$23')</text:p>
      <text:p text:style-name="P464">&amp;*(&amp;%#</text:p>
      <text:p text:style-name="P253"><text:line-break/>An example of a name that cannot be decoded. This is, of course, because escaped values are of the form $xy where x and y are hexadecimal numbers:</text:p>
      <text:p text:style-name="P46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78">(first line of </text:span><text:span text:style-name="T37">The Tale of Kieu.</text:span><text:span text:style-name="T125">) which is very hard to repre</text:span><text:span text:style-name="T126">se</text:span><text:span text:style-name="T12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8"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426">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426">and will be resolved against the symbol table</text:span>. In the case of JSON, these correspond to the property names, which are simple strings and may contain illegal characters. So if we have a JSON object</text:p>
      <text:p text:style-name="P463">{“p:/*/q#”:”woof”}</text:p>
      <text:p text:style-name="P251"><text:s/></text:p>
      <text:p text:style-name="P254"><text:span text:style-name="T422">This cannot be turned in to a stem without some change to the property name of </text:span><text:span text:style-name="T234">p:/*/q#</text:span><text:span text:style-name="T422">. This function will escape everything and return </text:span><text:span text:style-name="T234">p$3A$2F$2A$2Fq$23</text:span><text:span text:style-name="T422"> which can be turned back in to the original using the vdecode function.</text:span></text:p>
      <text:p text:style-name="Heading">Usage </text:p>
      <text:p text:style-name="Preformatted_20_Text">vencode(arg)</text:p>
      <text:p text:style-name="Heading">Arguments </text:p>
      <text:p text:style-name="P253"><text:span text:style-name="T225">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64"><text:s text:c="2"/>vencode('&amp;*(&amp;%#')</text:p>
      <text:p text:style-name="P464">$26$2A$28$26$25$23</text:p>
      <text:h text:style-name="Heading_20_2" text:outline-level="2"><text:bookmark-start text:name="__RefHeading___Toc524_3277173355"/>Math functions<text:bookmark-end text:name="__RefHeading___Toc524_3277173355"/></text:h>
      <text:h text:style-name="P659" text:outline-level="3"><text:bookmark-start text:name="__RefHeading___Toc526_3277173355"/>abs<text:bookmark-end text:name="__RefHeading___Toc526_3277173355"/></text:h>
      <text:p text:style-name="P557">Description</text:p>
      <text:p text:style-name="P111">Find the absolute value of a number</text:p>
      <text:p text:style-name="P557">Usage</text:p>
      <text:p text:style-name="Preformatted_20_Text">abs(<text:span text:style-name="T291">arg</text:span>)</text:p>
      <text:p text:style-name="P557">Arguments</text:p>
      <text:p text:style-name="P117"><text:span text:style-name="T225">arg</text:span> – a number or a stem filled with numbers.</text:p>
      <text:p text:style-name="P557">Output</text:p>
      <text:p text:style-name="P116">If a single number, the absolute value of that number. If a stem of numbers, the absolute value of all of them.</text:p>
      <text:p text:style-name="P557"><text:soft-page-break/>Examples</text:p>
      <text:p text:style-name="P417"><text:s text:c="4"/>say(abs(-123));</text:p>
      <text:p text:style-name="P417">123</text:p>
      <text:h text:style-name="P660" text:outline-level="3"><text:bookmark-start text:name="__DdeLink__9836_1246888521"/><text:bookmark-start text:name="__RefHeading___Toc661_3277173355"/>date_ms<text:bookmark-end text:name="__DdeLink__9836_1246888521"/>, date_iso<text:bookmark-end text:name="__RefHeading___Toc661_3277173355"/></text:h>
      <text:p text:style-name="P569">Description</text:p>
      <text:p text:style-name="P138">Compute and convert dates between milliseconds and the ISO 8601 standard format.</text:p>
      <text:p text:style-name="P569">Usage</text:p>
      <text:p text:style-name="Preformatted_20_Text">date_ms(<text:span text:style-name="T367">[arg]</text:span>)</text:p>
      <text:p text:style-name="Preformatted_20_Text">date_iso(<text:span text:style-name="T367">[arg]</text:span>)</text:p>
      <text:p text:style-name="P569">Arguments</text:p>
      <text:p text:style-name="P138">either none, an argument or stem of arguments.</text:p>
      <text:p text:style-name="P185">None:</text:p>
      <text:p text:style-name="P185"><text:span text:style-name="T225">date_ms()</text:span> – <text:span text:style-name="T315">returns the current time in milliseconds</text:span></text:p>
      <text:p text:style-name="P138"><text:span text:style-name="T225">date_iso() </text:span>– returns the current time in ISO 8601 format.</text:p>
      <text:p text:style-name="P185">A single argument</text:p>
      <text:p text:style-name="P138"><text:span text:style-name="T225">date_ms(arg)</text:span> -- if <text:span text:style-name="T13">arg</text:span> is in ms, return it, otherwise convert it to ISO format</text:p>
      <text:p text:style-name="P138"><text:span text:style-name="T225">date_iso(arg) </text:span>– <text:s/>if <text:span text:style-name="T13">arg </text:span>is ISO format, convert it to ms. Otherwise return it.</text:p>
      <text:p text:style-name="P569">Output</text:p>
      <text:p text:style-name="P138">The date in the appropriate format.</text:p>
      <text:p text:style-name="P562">Examples</text:p>
      <text:p text:style-name="P436"><text:s text:c="4"/>say(date_iso());</text:p>
      <text:p text:style-name="P436">2020-01-18T22:10:38.250Z</text:p>
      <text:p text:style-name="P436"/>
      <text:p text:style-name="P436"><text:s text:c="4"/>say(date_ms('2020-01-18T22:10:38.250Z'));</text:p>
      <text:p text:style-name="P436">1579385438250</text:p>
      <text:p text:style-name="P436"/>
      <text:p text:style-name="P418"><text:s text:c="4"/>say(date_ms(1579385438250));</text:p>
      <text:p text:style-name="P418">1579385438250</text:p>
      <text:h text:style-name="P661" text:outline-level="3"><text:bookmark-start text:name="__DdeLink__9838_1246888521"/><text:bookmark-start text:name="__RefHeading___Toc663_3277173355"/>decode_b64<text:bookmark-end text:name="__DdeLink__9838_1246888521"/><text:bookmark-end text:name="__RefHeading___Toc663_3277173355"/></text:h>
      <text:p text:style-name="P569">Description</text:p>
      <text:p text:style-name="P123">Decode an encoded string. The result will be a simple string, <text:span text:style-name="T308">so if the original is binary, you will see gibberish.</text:span></text:p>
      <text:p text:style-name="P569"><text:soft-page-break/>Usage</text:p>
      <text:p text:style-name="Preformatted_20_Text">decode_b64(arg)</text:p>
      <text:p text:style-name="P569">Arguments</text:p>
      <text:p text:style-name="P124"><text:span text:style-name="T225">arg</text:span> – may be a string or a stem of strings. Each string will be decoded.</text:p>
      <text:p text:style-name="P569">Output</text:p>
      <text:p text:style-name="P124">The decoded string</text:p>
      <text:p text:style-name="P569">Examples</text:p>
      <text:p text:style-name="Preformatted_20_Text"><text:s text:c="4"/>say(<text:span text:style-name="T309">d</text:span>ecode_b64('VGhlIHF1aWNrIGJyb3duIGZveCBqdW1wcyBvdmVyIHRoZSBsYXp5IGRvZw');</text:p>
      <text:p text:style-name="Preformatted_20_Text">The quick brown fox jumps over the lazy dog</text:p>
      <text:h text:style-name="P662" text:outline-level="3"><text:bookmark-start text:name="__RefHeading___Toc534_3277173355"/>encode_b64<text:bookmark-end text:name="__RefHeading___Toc534_3277173355"/></text:h>
      <text:p text:style-name="P569">Description</text:p>
      <text:p text:style-name="P121">Encode a string in base 64. The returned string is URL safe.</text:p>
      <text:p text:style-name="P569">Usage</text:p>
      <text:p text:style-name="Preformatted_20_Text">encode_b64(arg)</text:p>
      <text:p text:style-name="P569">Arguments</text:p>
      <text:p text:style-name="P122"><text:span text:style-name="T225">arg</text:span> – <text:s/>a string or it may be a stem of strings.</text:p>
      <text:p text:style-name="P569">Output</text:p>
      <text:p text:style-name="P122">If a single argument, it will be base 64 encoded. If a stem, each element will be. Non-strings are not changed.</text:p>
      <text:p text:style-name="P569">Examples</text:p>
      <text:p text:style-name="P436"><text:s text:c="4"/>say(encode_b64('The quick brown fox jumps over the lazy dog');</text:p>
      <text:p text:style-name="P418">VGhlIHF1aWNrIGJyb3duIGZveCBqdW1wcyBvdmVyIHRoZSBsYXp5IGRvZw</text:p>
      <text:h text:style-name="P663" text:outline-level="3"><text:bookmark-start text:name="__RefHeading___Toc665_3277173355"/>from_hex<text:bookmark-end text:name="__RefHeading___Toc665_3277173355"/></text:h>
      <text:p text:style-name="P569">Description</text:p>
      <text:p text:style-name="P126">Take a hexadecimal representation of a string and convert it back</text:p>
      <text:p text:style-name="P569">Usage</text:p>
      <text:p text:style-name="Preformatted_20_Text">from_hex(arg)</text:p>
      <text:p text:style-name="P569"><text:soft-page-break/>Arguments</text:p>
      <text:p text:style-name="P126"><text:span text:style-name="T225">arg</text:span> -- a hexadecimal string or a stem of them.</text:p>
      <text:p text:style-name="P569">Output</text:p>
      <text:p text:style-name="P127">The string that corresponds to this argument or a stem of them (if the argument was a stem). <text:span text:style-name="T68">Note</text:span><text:span text:style-name="T193"> that </text:span><text:span text:style-name="T195">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6">n</text:span><text:span text:style-name="T195">/3 characters and since this is only exact when </text:span><text:span text:style-name="T76">n</text:span><text:span text:style-name="T195"> is divisible by 3, there is some padding. 8 bytes will give you 11 characters. <text:s text:c="2"/></text:span></text:p>
      <text:p text:style-name="P569">Examples</text:p>
      <text:p text:style-name="P436">say(<text:span text:style-name="T310">from</text:span>_hex('54686520717569636b2062726f776e20666f78206a756d7073206f76657220746865206c617a7920646f67'));</text:p>
      <text:p text:style-name="P418">The quick brown fox jumps over the lazy dog</text:p>
      <text:h text:style-name="P664" text:outline-level="3"><text:bookmark-start text:name="__RefHeading___Toc667_3277173355"/>hash<text:bookmark-end text:name="__RefHeading___Toc667_3277173355"/></text:h>
      <text:p text:style-name="P569">Description</text:p>
      <text:p text:style-name="P119"><text:bookmark-start text:name="__DdeLink__9840_1246888521"/>Calculates the SHA-1 digest <text:bookmark-end text:name="__DdeLink__9840_1246888521"/>of the arguments and returns the value as a hex string. <text:span text:style-name="T367">This means that the result is a fixed 20 byte result (and the resulting output is a hexadecimal string exactly 40 characters long, regardless of the size of the input string). This is used in various cryptographic applications.</text:span></text:p>
      <text:p text:style-name="P569">Usage</text:p>
      <text:p text:style-name="Preformatted_20_Text">hash(arg)</text:p>
      <text:p text:style-name="P569">Arguments</text:p>
      <text:p text:style-name="P119"><text:span text:style-name="T225">arg</text:span> – either a single string or a stem of strings.</text:p>
      <text:p text:style-name="P569">Output</text:p>
      <text:p text:style-name="P120">A hex string <text:span text:style-name="T367">that is the hash</text:span>. <text:span text:style-name="T367">Note that while this is a hex string, it is most emphatically not the same as the output from the </text:span><text:span text:style-name="T229">to_hex</text:span><text:span text:style-name="T367"> function.</text:span> </text:p>
      <text:p text:style-name="P569">Examples</text:p>
      <text:p text:style-name="Preformatted_20_Text"><text:s text:c="4"/>say(hash('the quick brown fox jumps over the lazy dog'));</text:p>
      <text:p text:style-name="P436">2fd<text:span text:style-name="T307">4e1c67a2d28fced849ee1bb76e7391b93eb12</text:span></text:p>
      <text:p text:style-name="P418"/>
      <text:p text:style-name="P418"><text:s text:c="4"/>say(hash('the quick brown fox jumps over the lazy do');</text:p>
      <text:p text:style-name="P418">6186ce3119913cfabfe4b7952ba765b132948dd2</text:p>
      <text:p text:style-name="P185"><text:line-break/>A point to make about SHA-1 hashes is that even a tiny change in the input completely changes the output in very hard to guess ways. This is what makes them so useful <text:span text:style-name="T426">in </text:span><text:span text:style-name="T19">e.g.</text:span><text:span text:style-name="T113">, security</text:span>.</text:p>
      <text:h text:style-name="P665" text:outline-level="3"><text:bookmark-start text:name="__RefHeading___Toc558_3277173355"/><text:soft-page-break/>mod<text:bookmark-end text:name="__RefHeading___Toc558_3277173355"/></text:h>
      <text:p text:style-name="P561">Description</text:p>
      <text:p text:style-name="P136"><text:bookmark-start text:name="__DdeLink__9842_1246888521"/>Compute the modulus, <text:span text:style-name="T13">i.e.</text:span><text:span text:style-name="T95">, the remainder after long division, of two integer.</text:span><text:bookmark-end text:name="__DdeLink__9842_1246888521"/><text:span text:style-name="T95"> <text:s/></text:span><text:span text:style-name="T97">Since there are currently only integers as allowed numbers, this is needed in cases where the remainder is required.</text:span></text:p>
      <text:p text:style-name="P561">Usage</text:p>
      <text:p text:style-name="Preformatted_20_Text">mod(a,b)</text:p>
      <text:p text:style-name="P561">Arguments</text:p>
      <text:p text:style-name="P137">a and b may be either scalars or stems. </text:p>
      <text:p text:style-name="P561">Output</text:p>
      <text:p text:style-name="P560">Examples</text:p>
      <text:p text:style-name="P136">To compute the simple remainder</text:p>
      <text:p text:style-name="Preformatted_20_Text"><text:s text:c="4"/>say(mod(27,4));</text:p>
      <text:p text:style-name="Preformatted_20_Text">3</text:p>
      <text:p text:style-name="P136">And sure enough 27/4 = 6 with a remainder of <text:span text:style-name="T3">3</text:span><text:span text:style-name="T78">.</text:span></text:p>
      <text:p text:style-name="P213">A stem example. Computer the remainder of a bunch of values</text:p>
      <text:p text:style-name="Preformatted_20_Text"><text:s text:c="4"/>a.0 := 11;</text:p>
      <text:p text:style-name="Preformatted_20_Text"><text:s text:c="4"/>a.1 := 20;</text:p>
      <text:p text:style-name="Preformatted_20_Text"><text:s text:c="4"/>say(mod(a.,4));</text:p>
      <text:p text:style-name="P519">[3,0]</text:p>
      <text:p text:style-name="P112"/>
      <text:p text:style-name="P136">In this case, since 20 is even<text:span text:style-name="T314">l</text:span>y divisible by 4, the <text:span text:style-name="T313">modulus (aka </text:span>remainder<text:span text:style-name="T313">) </text:span>is 0.</text:p>
      <text:p text:style-name="Heading">Another example</text:p>
      <text:p text:style-name="P284">Here is how to make 5 random integers in the range of <text:s/>-18 to 20:</text:p>
      <text:p text:style-name="P487"><text:s text:c="2"/>1 + mod(random(5),20)</text:p>
      <text:p text:style-name="P487">[-5,-12,13,-2,-14]</text:p>
      <text:p text:style-name="Text_20_body"/>
      <text:p text:style-name="Text_20_body"><text:s/><text:span text:style-name="T474">(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25">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35">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6" text:outline-level="3"><text:bookmark-start text:name="__DdeLink__9844_1246888521"/><text:bookmark-start text:name="__RefHeading___Toc528_3277173355"/>random<text:bookmark-end text:name="__DdeLink__9844_1246888521"/><text:bookmark-end text:name="__RefHeading___Toc528_3277173355"/></text:h>
      <text:p text:style-name="P557">Description</text:p>
      <text:p text:style-name="P115">Generate either a single signed 64 bit random number (no argument) or a list of them.</text:p>
      <text:p text:style-name="P557">Usage</text:p>
      <text:p text:style-name="Preformatted_20_Text">random(<text:span text:style-name="T362">[n]</text:span>)</text:p>
      <text:p text:style-name="P557">Arguments</text:p>
      <text:p text:style-name="P114"><text:span text:style-name="T230">number</text:span><text:span text:style-name="T290"> (optional) -- the number of random values you want to generate.</text:span></text:p>
      <text:p text:style-name="P557"><text:soft-page-break/>Output</text:p>
      <text:p text:style-name="P113">If there is no argument, a single random 64 bit number. If there is a number, <text:span text:style-name="T13">n</text:span>, <text:s/>supplied. Then a stem variable with indices 0,1,… n-1 containing 64 bit integers.</text:p>
      <text:p text:style-name="P557">Examples</text:p>
      <text:p text:style-name="P416"><text:s text:c="4"/>say(random());</text:p>
      <text:p text:style-name="P416">8781275837297675785</text:p>
      <text:p text:style-name="P416"/>
      <text:p text:style-name="P513"><text:s text:c="4"/>random(5)</text:p>
      <text:p text:style-name="P514">[-7902203766022328986,-60507163193724589,</text:p>
      <text:p text:style-name="P514">3266880166912262770,-895740002133721315,-181676033275893516]</text:p>
      <text:p text:style-name="Text_20_body"><text:line-break/>Here is an example of generating a list of 10 random numbers between <text:span text:style-name="T382">1</text:span> and 10:</text:p>
      <text:p text:style-name="P451"/>
      <text:p text:style-name="P452"><text:s text:c="2"/>x. := 1+ abs(mod(random(10),11));</text:p>
      <text:p text:style-name="P452"><text:s text:c="2"/>say(x.);</text:p>
      <text:p text:style-name="P452">[6,5,4,1,8,6,6,8,8,9]</text:p>
      <text:h text:style-name="P667" text:outline-level="3"><text:bookmark-start text:name="__RefHeading___Toc740_3277173355"/>random_string<text:bookmark-end text:name="__RefHeading___Toc740_3277173355"/></text:h>
      <text:p text:style-name="P557">Description</text:p>
      <text:p text:style-name="P118">Generate a random <text:s/>string. <text:span text:style-name="T450">There are random strings and there are random strings. I mean is that this will be pseudo-random (really best a computer can do) and it will be the correct number of bytes. The result will be base 64 encoded.</text:span> <text:s/><text:span text:style-name="T451">See note in </text:span><text:span text:style-name="T27">encode_b64</text:span><text:span text:style-name="T451"> about length of strings. Note especially that the first argument is the number of </text:span><text:span text:style-name="T28">bytes</text:span><text:span text:style-name="T118"> you want back, not the length of the string. </text:span></text:p>
      <text:p text:style-name="P557">Usage</text:p>
      <text:p text:style-name="Preformatted_20_Text">random_string(<text:span text:style-name="T448">[</text:span>n<text:span text:style-name="T448">[,count]]</text:span>)</text:p>
      <text:p text:style-name="P557">Arguments</text:p>
      <text:p text:style-name="P118"><text:span text:style-name="T225">n</text:span> (optional) – gives the size in bytes. The default is 16 bytes = 128 bits. </text:p>
      <text:p text:style-name="P270"><text:span text:style-name="T225">count</text:span> (optional) – the number of strings to return. If this is larger than 1, then you will get a stem back.</text:p>
      <text:p text:style-name="P270">No arguments returns a single random string that is the default size.</text:p>
      <text:p text:style-name="P557">Output</text:p>
      <text:p text:style-name="P118">A <text:span text:style-name="T451">base 64 </text:span>string <text:span text:style-name="T452">that faithfully (url safe) encodes the bytes</text:span>. <text:s/><text:span text:style-name="T195"><text:s/></text:span><text:span text:style-name="T194"><text:s/></text:span></text:p>
      <text:p text:style-name="P557">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49">16 bytes = 32</text:span> characters long (the default). <text:s/><text:span text:style-name="T452">Note that this is 22 characters long as 16*4/3 = 21.33333 rounds up to 22.</text:span></text:p>
      <text:p text:style-name="P479"/>
      <text:p text:style-name="Preformatted_20_Text"><text:s text:c="2"/>random_string(32)</text:p>
      <text:p text:style-name="Preformatted_20_Text">uf04ljhu90899QPHOMWsywxLafjsieU2nRtdeffhSvY</text:p>
      <text:p text:style-name="Text_20_body"><text:line-break/>Returns a single string that is 32 <text:span text:style-name="T44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4"><text:span text:style-name="T586"><text:line-break/>Returns 4 strings that are 1</text:span><text:span text:style-name="T452">2</text:span><text:span text:style-name="T586"> </text:span><text:span text:style-name="T449">bytes = 16 </text:span><text:span text:style-name="T586">characters long.</text:span></text:p>
      <text:p text:style-name="Heading">An example where the result needs to be <text:span text:style-name="T452">a hex string</text:span>.</text:p>
      <text:p text:style-name="P271">In this example, we need a random, <text:span text:style-name="T460">hex </text:span>string that is <text:span text:style-name="T452">16</text:span> bytes long. Here's how to do it.</text:p>
      <text:p text:style-name="Preformatted_20_Text"><text:s text:c="2"/>to_hex(decode_b64(random_string(<text:span text:style-name="T452">16</text:span>)))</text:p>
      <text:p text:style-name="Preformatted_20_Text">efbfbdefbfbd3e7374efbfbd22efbfbdefbfbd06efbfbd10c69d2178</text:p>
      <text:h text:style-name="P668" text:outline-level="3"><text:bookmark-start text:name="__RefHeading___Toc9968_1246888521"/>to_hex<text:bookmark-end text:name="__RefHeading___Toc9968_1246888521"/></text:h>
      <text:p text:style-name="P557">Description</text:p>
      <text:p text:style-name="P125">Convert a string to its hexadecimal representation. <text:span text:style-name="T45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7">Usage</text:p>
      <text:p text:style-name="Preformatted_20_Text">to_hex(arg)</text:p>
      <text:p text:style-name="P557">Arguments</text:p>
      <text:p text:style-name="P125"><text:span text:style-name="T225">arg</text:span> – a string or a stem of strings. </text:p>
      <text:p text:style-name="P557">Output</text:p>
      <text:p text:style-name="P125">A string that is the hexadecimal representation of the underlying bytes for the string.</text:p>
      <text:p text:style-name="P557">Examples</text:p>
      <text:p text:style-name="P415"><text:s text:c="4"/>say(to_hex('The quick brown fox jumps over the lazy dog'));</text:p>
      <text:p text:style-name="P415">54686520717569636b2062726f776e20666f78206a756d7073206f76657220746865206c617a7920646f67</text:p>
      <text:h text:style-name="P669" text:outline-level="3"><text:soft-page-break/></text:h>
      <text:h text:style-name="Heading_20_2" text:outline-level="2"><text:bookmark-start text:name="__RefHeading___Toc562_3277173355"/><text:span text:style-name="T354">Stem specific </text:span>functions<text:bookmark-end text:name="__RefHeading___Toc562_3277173355"/></text:h>
      <text:h text:style-name="P670"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87">See the function </text:span><text:span text:style-name="T17">unbox</text:span><text:span text:style-name="T109">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54">Arguments may be scalars or stems.</text:span></text:p>
      <text:p text:style-name="Heading">Ouput</text:p>
      <text:p text:style-name="P223">A <text:span text:style-name="T13">true</text:span><text:span text:style-name="T9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386">)vars</text:span></text:p>
      <text:p text:style-name="Preformatted_20_Text">c.</text:p>
      <text:p text:style-name="P257"><text:line-break/>So a. and b. no longer are in the symbol table, but are in the stem:</text:p>
      <text:p text:style-name="Preformatted_20_Text"><text:s text:c="2"/>c.</text:p>
      <text:p text:style-name="P467">{a=[-5,-4,-3,-2,-1], b=[5,6,7,8,9]}</text:p>
      <text:h text:style-name="P671" text:outline-level="3">common_keys</text:h>
      <text:p text:style-name="Heading">Description</text:p>
      <text:p text:style-name="P342">Find the keys common to two stems</text:p>
      <text:p text:style-name="Heading">Usage</text:p>
      <text:p text:style-name="Preformatted_20_Text">common_keys(stem1., stem2.)</text:p>
      <text:p text:style-name="Text_20_body"/>
      <text:p text:style-name="Heading"><text:soft-page-break/>Arguments</text:p>
      <text:p text:style-name="P342">stem1. and stem2. are any stems. </text:p>
      <text:p text:style-name="Heading">Output</text:p>
      <text:p text:style-name="P342">A list of keys common to <text:span text:style-name="T13">both</text:span><text:span text:style-name="T95"> stems. The order of the stems does not matter</text:span></text:p>
      <text:p text:style-name="Heading">Examples</text:p>
      <text:p text:style-name="Preformatted_20_Text"><text:s text:c="2"/>common_keys(indices(10), 6+indices(5))</text:p>
      <text:p text:style-name="P515">[0,1,2,3,4]</text:p>
      <text:h text:style-name="P672" text:outline-level="3">detokenize</text:h>
      <text:p text:style-name="Heading">Description</text:p>
      <text:p text:style-name="P346">Inverse of <text:span text:style-name="T225">tokenize()</text:span>. Take a stem and turn it into a string using a delimeter.</text:p>
      <text:p text:style-name="Heading">Usage</text:p>
      <text:p text:style-name="Preformatted_20_Text">detokenize(arg, delimiter[, options])</text:p>
      <text:p text:style-name="Heading">Arguments</text:p>
      <text:p text:style-name="P346"><text:span text:style-name="T225">arg</text:span> - either a scalar or stem</text:p>
      <text:p text:style-name="P347"><text:span text:style-name="T257">delimiter </text:span><text:span text:style-name="T571">- either a string or a stem of strings to be used as delimiters</text:span></text:p>
      <text:p text:style-name="P346"><text:span text:style-name="T225">options </text:span>- (options) an integer that dictates how the delimiters are used.</text:p>
      <text:p text:style-name="Heading">Output</text:p>
      <text:p text:style-name="P346">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46">A comma delimited list of integers</text:p>
      <text:p text:style-name="Preformatted_20_Text"><text:s text:c="2"/>detokenize(i(10), ', ', 2)</text:p>
      <text:p text:style-name="Preformatted_20_Text">0, 1, 2, 3, 4, 5, 6, 7, 8, 9</text:p>
      <text:p text:style-name="Text_20_body"/>
      <text:p text:style-name="P348">In this case, a ', ' is placed between each element of the stem. The final option of 2 says to omit the trailing delimiter (or it would have ended with '<text:span text:style-name="T225">...8, 9, '</text:span><text:span text:style-name="T292">) </text:span></text:p>
      <text:p text:style-name="P211">You can make a blank delimited list as per the following example. </text:p>
      <text:p text:style-name="Preformatted_20_Text"><text:s text:c="2"/>caps. <text:s text:c="5"/></text:p>
      <text:p text:style-name="P520">[</text:p>
      <text:p text:style-name="P530"><text:soft-page-break/><text:span text:style-name="T561"><text:s/></text:span>foo,</text:p>
      <text:p text:style-name="Preformatted_20_Text"><text:s/>compute.create:/,</text:p>
      <text:p text:style-name="Preformatted_20_Text"><text:s/>storage.read:/store</text:p>
      <text:p text:style-name="P529">]</text:p>
      <text:p text:style-name="Preformatted_20_Text"><text:s text:c="4"/><text:span text:style-name="T572">detokenize(caps., ' ', 2)</text:span></text:p>
      <text:p text:style-name="Preformatted_20_Text">foo compute.create:/ storage.read:/store</text:p>
      <text:h text:style-name="P641" text:outline-level="3"><text:bookmark-start text:name="__RefHeading___Toc669_3277173355"/>exclude_keys<text:bookmark-end text:name="__RefHeading___Toc669_3277173355"/></text:h>
      <text:p text:style-name="P570">Description</text:p>
      <text:p text:style-name="P179">Remove a set of keys from a stem.</text:p>
      <text:p text:style-name="P570">Usage</text:p>
      <text:p text:style-name="Preformatted_20_Text">exclude_keys(stem1,, stem2.)</text:p>
      <text:p text:style-name="P570">Arguments</text:p>
      <text:p text:style-name="P179"><text:span text:style-name="T225">stem1.</text:span> = the target of this operation.</text:p>
      <text:p text:style-name="P179"><text:span text:style-name="T227">s</text:span><text:span text:style-name="T225">tem2. </text:span>= a list of keys to be removed. <text:span text:style-name="T361">Note that the </text:span><text:span text:style-name="T15">values</text:span><text:span text:style-name="T103"> of this stem are what are to be removed from the target. </text:span><text:span text:style-name="T104">There is no assumption that the keys of stem2 are integers, for instance. </text:span></text:p>
      <text:p text:style-name="P570">Output</text:p>
      <text:p text:style-name="P180">A new stem that contains none of the keys in stem2.</text:p>
      <text:p text:style-name="P57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2"><text:s text:c="4"/>a.bind := 'and in the darkness bind them';</text:p>
      <text:p text:style-name="P442"/>
      <text:p text:style-name="Preformatted_20_Text"><text:s text:c="4"/>list.0 := 'rule';</text:p>
      <text:p text:style-name="Preformatted_20_Text"><text:s text:c="4"/>list.1 := 'bring';</text:p>
      <text:p text:style-name="Preformatted_20_Text"/>
      <text:p text:style-name="Preformatted_20_Text"><text:s text:c="4"/>exclude_keys(a., list.)</text:p>
      <text:p text:style-name="P442">{bind:and in the darkness bind them, </text:p>
      <text:p text:style-name="P442"><text:s/>find:One Ring to find them}</text:p>
      <text:h text:style-name="P673"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41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411">represent all data, so you have to know what the structure of a JSON object is before you get it. (The simple example of something common that is impossible to represent a set in JSON without structuring it somehow.) Also, how to</text:span> represent <text:span text:style-name="T411">certain common things like </text:span>date<text:span text:style-name="T411">s</text:span> varies by library. If you get something very odd where you expect a date <text:span text:style-name="T410">(normally some large object with a ton of entries in it) </text:span>, then the suggestion is to, if at all possible, replace any dates with ISO 8601 format dates, which are the standard or perhaps integers that represent the time in mi<text:span text:style-name="T406">l</text:span>liseconds. <text:line-break/><text:line-break/>Stems are more general data structures than JSON, <text:span text:style-name="T412">and</text:span> if you really need to serialize an object to JSON (as it is properly termed) then you might want to serialize your stem in sub-units rather than send over a single massive object. <text:span text:style-name="T410">Keep it simple. </text:span></text:p>
      <text:p text:style-name="P272">Finally, <text:span text:style-name="T537">can</text:span> <text:span text:style-name="T13">vencode</text:span> will be used on each key of the JSON object <text:span text:style-name="T537">if you specify it</text:span>. In QDL, stem indices <text:span text:style-name="T537">may be quite general, but since their values may be accessed via variables – which have much more limited naming – you may have to set a variable to access a stem value. I</text:span>n JSON they are arbitrary string that are keys. </text:p>
      <text:p text:style-name="P64"><text:span text:style-name="T11">Note:</text:span><text:span text:style-name="T188"> I</text:span><text:span text:style-name="T407">t should always work turning a JSON object in to a stem. Turning it back might not but the former is all we can guarantee. Now, if the stem follows a few guidelines of </text:span></text:p>
      <text:list xml:id="list2009872497" text:style-name="L6">
        <text:list-item>
          <text:p text:style-name="P734"><text:span text:style-name="T409">be careful of </text:span><text:span text:style-name="T407">integer indices </text:span><text:span text:style-name="T409">in arrays</text:span><text:span text:style-name="T407"> </text:span><text:span text:style-name="T409">and the JSONObject, since these can get overwritten.</text:span></text:p>
        </text:list-item>
        <text:list-item>
          <text:p text:style-name="P735">No odd characters in the names of JSON properties</text:p>
        </text:list-item>
      </text:list>
      <text:p text:style-name="P248"><text:span text:style-name="T408">then </text:span><text:span text:style-name="T407">there should be no problems mapping stems to JSON and back </text:span><text:span text:style-name="T408">and forth</text:span><text:span text:style-name="T407">.</text:span></text:p>
      <text:p text:style-name="Heading"><text:bookmark-start text:name="__RefHeading___Toc6423_212472510"/>Usage<text:bookmark-end text:name="__RefHeading___Toc6423_212472510"/></text:p>
      <text:p text:style-name="Preformatted_20_Text">from_json(<text:span text:style-name="T402">var[, convertAll]</text:span>)</text:p>
      <text:p text:style-name="Heading">Arguments</text:p>
      <text:p text:style-name="P239"><text:span text:style-name="T225">var</text:span> = the string-valued variable to be converted</text:p>
      <text:p text:style-name="Text_20_body"><text:span text:style-name="T225">convertAll</text:span> = if <text:span text:style-name="T13">true</text:span><text:span text:style-name="T95"> apply </text:span><text:span text:style-name="T13">vencode</text:span><text:span text:style-name="T95"> </text:span><text:span text:style-name="T144">to each key. </text:span></text:p>
      <text:p text:style-name="Heading"><text:soft-page-break/>Output</text:p>
      <text:p text:style-name="P240">A stem that contains the information in the original. </text:p>
      <text:p text:style-name="P240"><text:span text:style-name="T404">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423">as needed</text:span>. <text:span text:style-name="T423">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1"/>
      <text:p text:style-name="Preformatted_20_Text">// <text:span text:style-name="T403">here is a large, messy example</text:span></text:p>
      <text:p text:style-name="P457"><text:s text:c="2"/><text:span text:style-name="T403">b := read_file('/tmp/my_json.json');</text:span></text:p>
      <text:p text:style-name="P457"/>
      <text:p text:style-name="P472">// (some indenting was done manually to keep this vaguely readable)</text:p>
      <text:p text:style-name="P457"><text:s text:c="2"/><text:span text:style-name="T404">b </text:span></text:p>
      <text:p text:style-name="P457">{"a":"b","s":"n","d":"m",</text:p>
      <text:p text:style-name="P457"><text:s/>"foo":{"tyu":"ftfgh","rty":"456","ghjjh":"456456",</text:p>
      <text:p text:style-name="P457"><text:s text:c="2"/>"woof":{"a3tyu":"ftf222gh","a3rty":"456222","a3ghjjh":"422256456"},</text:p>
      <text:p text:style-name="P457"><text:s/>"0":"qwe","1":"eee","2":"rrr"},</text:p>
      <text:p text:style-name="P457">"0":"foo","1":"bar"}</text:p>
      <text:p text:style-name="Preformatted_20_Text"><text:s text:c="3"/>// <text:span text:style-name="T47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04">And just to check it really is a stem</text:span></text:p>
      <text:p text:style-name="Preformatted_20_Text"><text:s text:c="2"/>b.foo.woof.</text:p>
      <text:p text:style-name="Preformatted_20_Text">{a3tyu=ftf222gh, a3rty=456222, a3ghjjh=422256456}</text:p>
      <text:p text:style-name="P60"><text:line-break/>Escaping of <text:span text:style-name="T432">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3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62">[0,1,5]</text:span>}</text:p>
      <text:p text:style-name="Preformatted_20_Text"><text:s text:c="2"/>to_json(a., <text:span text:style-name="T538">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38">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9">for</text:span><text:span text:style-name="T13">_keys</text:span> that allow you to simply run over all stem values without having to know how the escaping turned out and if there is a question, you can use <text:span text:style-name="T13">vencode</text:span> or <text:span text:style-name="T13">vdecode</text:span> plus the fact that variables are resolved. <text:span text:style-name="T594">Mostly this machinery exists when trying to send data to other systems in a reliable way. When you need it, you really need it but otherwise it is quite specialized. </text:span></text:p>
      <text:p text:style-name="P466">while[</text:p>
      <text:p text:style-name="P466"><text:s text:c="3"/><text:span text:style-name="T354">for_keys</text:span>(<text:span text:style-name="T425">key, a</text:span>.)</text:p>
      <text:p text:style-name="P466">][</text:p>
      <text:p text:style-name="P466"><text:s text:c="2"/><text:span text:style-name="T425">if[</text:span></text:p>
      <text:p text:style-name="P466"><text:span text:style-name="T425"><text:s text:c="7"/>key == vencode('</text:span><text:bookmark-start text:name="__DdeLink__6451_212472510"/><text:span text:style-name="T425">Jäger-Groß</text:span><text:bookmark-end text:name="__DdeLink__6451_212472510"/><text:span text:style-name="T425">')</text:span></text:p>
      <text:p text:style-name="P465"><text:s text:c="5"/>]<text:span text:style-name="T543">[</text:span></text:p>
      <text:p text:style-name="P466"><text:s text:c="7"/>// … do stuff with this</text:p>
      <text:p text:style-name="P465"><text:s text:c="3"/>];</text:p>
      <text:p text:style-name="P465">];</text:p>
      <text:p text:style-name="P466"/>
      <text:p text:style-name="P466">// <text:span text:style-name="T425">or just grab a values directly</text:span></text:p>
      <text:p text:style-name="P466"/>
      <text:p text:style-name="P465">x := vencode('Jäger-Groß');</text:p>
      <text:p text:style-name="P465"/>
      <text:p text:style-name="P465">attributes. := a.x; // grabs this by key and the values are now accessible.</text:p>
      <text:h text:style-name="P674" text:outline-level="3">has_value</text:h>
      <text:p text:style-name="Heading">Description</text:p>
      <text:p text:style-name="P343">Check if an argument contains a given value or set of values. <text:s/><text:span text:style-name="T570">Note that this effectively is a search function for its arguments.</text:span></text:p>
      <text:p text:style-name="Heading">Usage</text:p>
      <text:p text:style-name="P508">has_value(left_arg, right_arg)</text:p>
      <text:p text:style-name="P589">Arguments</text:p>
      <text:p text:style-name="P344"><text:span text:style-name="T256">left_arg</text:span><text:span text:style-name="T569"> - A stem or scalar.</text:span></text:p>
      <text:p text:style-name="P344"><text:soft-page-break/><text:span text:style-name="T256">right_arg </text:span><text:span text:style-name="T569">- a stem or scalar. </text:span></text:p>
      <text:p text:style-name="Heading">Output</text:p>
      <text:p text:style-name="P344"><text:span text:style-name="T569">The result is a boolean or stem of booleans. The result is always conformable to the </text:span><text:span text:style-name="T256">left_arg</text:span><text:span text:style-name="T569">, so if that is a scalar, the result is a scalar. If it is a stem, the result is a stem with identical keys. If both are scalars, this is the same as invoking equality (==). Extremely useful in conjunction with the </text:span><text:span text:style-name="T256">mask</text:span><text:span text:style-name="T569"> function.</text:span></text:p>
      <text:p text:style-name="Heading">Examples</text:p>
      <text:p text:style-name="Preformatted_20_Text"><text:s text:c="4"/>a. := indices(<text:span text:style-name="T594">3</text:span>);</text:p>
      <text:p text:style-name="Preformatted_20_Text"><text:s text:c="4"/>b. := indices(5) * <text:span text:style-name="T594">2</text:span>;</text:p>
      <text:p text:style-name="P531"><text:s text:c="4"/>c.foo := <text:span text:style-name="T570">1</text:span>; c.bar := <text:span text:style-name="T569">'</text:span>arf<text:span text:style-name="T569">'</text:span>;</text:p>
      <text:p text:style-name="Preformatted_20_Text"><text:s text:c="4"/>has_value(a., b.)</text:p>
      <text:p text:style-name="P531">[true,false,true]</text:p>
      <text:p text:style-name="P531"><text:s text:c="4"/><text:span text:style-name="T570">has_value(b., a.)</text:span></text:p>
      <text:p text:style-name="Preformatted_20_Text">[true,true,false,false,false]</text:p>
      <text:p text:style-name="Preformatted_20_Text"><text:s text:c="4"/><text:span text:style-name="T570">has_value(a., c.)</text:span></text:p>
      <text:p text:style-name="P509">[false,true,false]</text:p>
      <text:p text:style-name="P509"><text:s text:c="4"/><text:span text:style-name="T570">has_value(c., a.)</text:span></text:p>
      <text:p text:style-name="P531">{</text:p>
      <text:p text:style-name="P531"><text:s/>bar:false,</text:p>
      <text:p text:style-name="P531"><text:s/>foo:true</text:p>
      <text:p text:style-name="P531">}</text:p>
      <text:p text:style-name="P532"><text:s text:c="3"/><text:span text:style-name="T570">has_value('arf', c.)</text:span></text:p>
      <text:p text:style-name="P510">true</text:p>
      <text:p text:style-name="Text_20_body"/>
      <text:p text:style-name="P345">A useful construct is to pair this with the mask function to grab exactly the bits of a stem you want</text:p>
      <text:p text:style-name="Preformatted_20_Text"><text:s text:c="2"/>mask(a., <text:span text:style-name="T555">has_value</text:span>(a., 2))</text:p>
      <text:p text:style-name="Preformatted_20_Text">{</text:p>
      <text:p text:style-name="Preformatted_20_Text"><text:s/>2:2</text:p>
      <text:p text:style-name="Preformatted_20_Text">}</text:p>
      <text:p text:style-name="Text_20_body"/>
      <text:p text:style-name="P345">The effect then is that a. is searched to see if it contains the value of 2. It does (at index 2) and mask strips off everything else. You now have the right index and the right value. </text:p>
      <text:h text:style-name="P675" text:outline-level="3"><text:bookmark-start text:name="__RefHeading___Toc6463_212472510"/><text:span text:style-name="T431">list</text:span>_keys<text:bookmark-end text:name="__RefHeading___Toc6463_212472510"/></text:h>
      <text:p text:style-name="P557">Description</text:p>
      <text:p text:style-name="P128">Return a list of the keys for a given stem variable. <text:span text:style-name="T632">It allows masking by value type.</text:span></text:p>
      <text:p text:style-name="P557">Usage</text:p>
      <text:p text:style-name="Preformatted_20_Text"><text:span text:style-name="T431">list_</text:span>keys(arg. <text:span text:style-name="T548">[,scalars_only </text:span><text:span text:style-name="T630">| var_type</text:span><text:span text:style-name="T548">]</text:span>)</text:p>
      <text:p text:style-name="P557">Arguments</text:p>
      <text:p text:style-name="P128"><text:span text:style-name="T255">arg. </text:span><text:span text:style-name="T548">= </text:span>A stem variable. Remember that the entire stem is referenced by just the head + “.” </text:p>
      <text:p text:style-name="P403"><text:soft-page-break/><text:span text:style-name="T225">scalars_only</text:span> = <text:span text:style-name="T630">(a boolean) </text:span>if true lists only the keys that are for scalars. If false, only the keys for stems are listed. If this is omitted, all keys are returned.</text:p>
      <text:p text:style-name="P404"><text:span text:style-name="T225">var_type </text:span>= The variable type as an integer. If this is specified then only indices with a value of that type are returned.</text:p>
      <text:p text:style-name="P557">Output</text:p>
      <text:p text:style-name="Text_20_body">A list of keys where the new keys are cardinals and the values are the keys in the original stem. <text:span text:style-name="T432">See also the </text:span><text:span text:style-name="T20">keys()</text:span><text:span text:style-name="T114"> function. </text:span><text:span text:style-name="T168">The difference is that this is list but </text:span><text:span text:style-name="T62">keys()</text:span><text:span text:style-name="T168"> returns the set of keys. This is useful for reshuffling indices.</text:span></text:p>
      <text:p text:style-name="P557">Examples</text:p>
      <text:p text:style-name="P130">Example. Let's say you have the following stem variable”</text:p>
      <text:p text:style-name="P50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0"/>
      <text:p text:style-name="P13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29">)</text:span>:</text:p>
      <text:p text:style-name="Text_20_body"/>
      <text:p text:style-name="Preformatted_20_Text"><text:s text:c="2"/>list_keys(sourceStem., true)</text:p>
      <text:p text:style-name="P521">[bind,find,bring,rule]</text:p>
      <text:p text:style-name="Text_20_body"><text:line-break/>If you tried to list just the keys for the stems, you would get an empty list back:</text:p>
      <text:p text:style-name="P132"><text:line-break/>Note<text:span text:style-name="T78"> that there is no canonical order to keys, </text:span><text:span text:style-name="T80">so the keys to </text:span><text:span text:style-name="T275">sourceStem.</text:span><text:span text:style-name="T80"> Can appear in any order in the result.</text:span></text:p>
      <text:p text:style-name="P625"><text:span text:style-name="T80">E</text:span><text:span text:style-name="T78">xample:Masking</text:span></text:p>
      <text:p text:style-name="P741"><text:span text:style-name="T78">Let us say you issued a complex statement using </text:span><text:span text:style-name="T71">mask(), </text:span><text:span text:style-name="T174">like</text:span></text:p>
      <text:p text:style-name="Preformatted_20_Text"><text:s text:c="2"/>ww. := random(<text:span text:style-name="T63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741"><text:soft-page-break/>we need to grab the one element that has remainder 11 after division by 17 (this generates an example where one of the ones in the middle is what we want) so we use <text:span text:style-name="T13">mask()</text:span><text:span text:style-name="T95">:</text:span></text:p>
      <text:p text:style-name="Preformatted_20_Text"><text:s text:c="2"/>mask(ww., mod(ww., 17)==11)</text:p>
      <text:p text:style-name="Preformatted_20_Text">{</text:p>
      <text:p text:style-name="Preformatted_20_Text"><text:s/>3:2011719346505809871</text:p>
      <text:p text:style-name="Preformatted_20_Text">}</text:p>
      <text:p text:style-name="P742"><text:span text:style-name="T95"><text:s/>which dutifully informs us that the 3</text:span><text:span text:style-name="T380">rd</text:span><text:span text:style-name="T95"> element is the one we want. To actually grab this, you can use </text:span><text:span text:style-name="T13">list_keys()</text:span><text:span text:style-name="T9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80">A</text:span><text:span text:style-name="T78">nother example: </text:span><text:span text:style-name="T92">looping</text:span><text:span text:style-name="T78"> </text:span></text:p>
      <text:p text:style-name="P214">Let us say that you got the above key set. How might you use it? In a loop:</text:p>
      <text:p text:style-name="Preformatted_20_Text">while[</text:p>
      <text:p text:style-name="Preformatted_20_Text"><text:s text:c="3"/><text:span text:style-name="T354">for_keys</text:span>(<text:span text:style-name="T354">j, </text:span>var.)</text:p>
      <text:p text:style-name="Preformatted_20_Text">]do[</text:p>
      <text:p text:style-name="Preformatted_20_Text"><text:s text:c="3"/>sourceStem.var.j // … do stuff with this</text:p>
      <text:p text:style-name="Preformatted_20_Text">];</text:p>
      <text:p text:style-name="P214">which loops through all the values in source stem. </text:p>
      <text:p text:style-name="Heading"><text:span text:style-name="T95">Another example</text:span>: getting only values of a certain type.</text:p>
      <text:p text:style-name="Preformatted_20_Text"><text:s text:c="4"/>q. := {'a':['p','q'],'b':'r', 'c':false,'d':123.345,'e':42}</text:p>
      <text:p text:style-name="P550"><text:s text:c="4"/>list_keys(q., 2); // 2 is the variable type for integers</text:p>
      <text:p text:style-name="P550">[e]</text:p>
      <text:p text:style-name="P404">Meaning, that this is a list for the keys (there is one here) of integer-valued entries in the stem. </text:p>
      <text:p text:style-name="P63">Note:<text:span text:style-name="T174">The following are equivalent</text:span></text:p>
      <text:p text:style-name="Preformatted_20_Text"><text:s text:c="4"/>list_keys(q., false)</text:p>
      <text:p text:style-name="P551">[a]</text:p>
      <text:p text:style-name="Preformatted_20_Text"><text:s text:c="4"/>list_keys(q., 4)</text:p>
      <text:p text:style-name="P551">[a]</text:p>
      <text:p text:style-name="Text_20_body"/>
      <text:p text:style-name="P405"><text:span text:style-name="T631">So it is possible to, </text:span><text:span text:style-name="T61">e.g.</text:span><text:span text:style-name="T167"> loop over only the decimal elements in a stem.</text:span></text:p>
      <text:h text:style-name="P641" text:outline-level="3"><text:bookmark-start text:name="__RefHeading___Toc671_3277173355"/>has_keys<text:bookmark-end text:name="__RefHeading___Toc671_3277173355"/></text:h>
      <text:p text:style-name="P570">Description</text:p>
      <text:p text:style-name="P186">Check is a list of keys is in a target stem.</text:p>
      <text:p text:style-name="P570">Usage</text:p>
      <text:p text:style-name="Preformatted_20_Text">has_keys(target., list.)</text:p>
      <text:p text:style-name="P570">Arguments</text:p>
      <text:p text:style-name="P186"><text:span text:style-name="T225">target. </text:span>– the target of this operation</text:p>
      <text:p text:style-name="P186"><text:soft-page-break/><text:span text:style-name="T225">list.</text:span> – a list of keys.</text:p>
      <text:p text:style-name="P570">Output</text:p>
      <text:p text:style-name="P186">A boolean list with <text:span text:style-name="T13">true</text:span><text:span text:style-name="T95"> as the value if the target contains the key and </text:span><text:span text:style-name="T13">false</text:span><text:span text:style-name="T95"> if it does not.</text:span></text:p>
      <text:p text:style-name="P577">Examples</text:p>
      <text:p text:style-name="P134"><text:span text:style-name="T78">Just because it is easy to do, I am going to make a stem filled with 5 random integers, then a list of 10 indices. Obviously only the first 5 indices in </text:span><text:span text:style-name="T71">w.</text:span><text:span text:style-name="T174"> will be in </text:span><text:span text:style-name="T71">var.</text:span><text:span text:style-name="T174">:</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97" text:outline-level="3">identity, i</text:h>
      <text:p text:style-name="Heading">Description</text:p>
      <text:p text:style-name="P766">This simply returns its argument. It is the identity function</text:p>
      <text:p text:style-name="Heading">Usage</text:p>
      <text:p text:style-name="Preformatted_20_Text">identity(x)</text:p>
      <text:p text:style-name="Preformatted_20_Text">i(x)</text:p>
      <text:p text:style-name="P766"/>
      <text:p text:style-name="Heading">Arguments</text:p>
      <text:p text:style-name="P766">x - any valid QDL expression or value.</text:p>
      <text:p text:style-name="Heading">Output</text:p>
      <text:p text:style-name="P766">x (the input)</text:p>
      <text:p text:style-name="Heading">Examples</text:p>
      <text:p text:style-name="P766">This is extremely useful in complex expressions to organize stem indices and such. It gives a way use only function notation. Consider</text:p>
      <text:p text:style-name="Preformatted_20_Text"><text:s text:c="3"/>n(3).n(4).n(5).i(0)</text:p>
      <text:p text:style-name="P712">0</text:p>
      <text:p text:style-name="P766"/>
      <text:p text:style-name="P766">This evaluates from right to left, so <text:span text:style-name="T3">i(0)</text:span> returns the index of <text:span text:style-name="T3">0</text:span> and as it marches backwards, each of the indices function – which return the integers from <text:span text:style-name="T3">0</text:span><text:span text:style-name="T78"> to </text:span><text:span text:style-name="T3">n-1</text:span><text:span text:style-name="T78"> – does the same.</text:span></text:p>
      <text:p text:style-name="P766"><text:span text:style-name="T78"/></text:p>
      <text:h text:style-name="P641" text:outline-level="3"><text:bookmark-start text:name="__RefHeading___Toc673_3277173355"/><text:soft-page-break/>include_keys<text:bookmark-end text:name="__RefHeading___Toc673_3277173355"/></text:h>
      <text:p text:style-name="P570">Description</text:p>
      <text:p text:style-name="P187">Take a stem, <text:span text:style-name="T13">a.</text:span> and a list of indices, <text:span text:style-name="T13">list.</text:span><text:span text:style-name="T95"> </text:span><text:s/>and return the values of <text:span text:style-name="T13">a.</text:span><text:span text:style-name="T95"> that have the same indices as </text:span><text:span text:style-name="T13">list.</text:span></text:p>
      <text:p text:style-name="P570">Usage</text:p>
      <text:p text:style-name="Preformatted_20_Text">include_keys(var., list.)</text:p>
      <text:p text:style-name="P570">Arguments</text:p>
      <text:p text:style-name="P187">var. – a stem</text:p>
      <text:p text:style-name="P187">list. - a list of keys. These will be the keys of the result, <text:span text:style-name="T13">var.</text:span><text:span text:style-name="T95"> will supply the values.</text:span></text:p>
      <text:p text:style-name="P570">Output</text:p>
      <text:p text:style-name="P188">A stem with the keys from the <text:span text:style-name="T13">list.</text:span><text:span text:style-name="T95"> </text:span><text:span text:style-name="T105">a</text:span><text:span text:style-name="T95">nd the corresponding values from the </text:span><text:span text:style-name="T13">var.</text:span></text:p>
      <text:p text:style-name="P57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2"><text:s text:c="4"/>a.bind := 'and in the darkness bind them';</text:p>
      <text:p text:style-name="P442"/>
      <text:p text:style-name="Preformatted_20_Text"><text:s text:c="4"/>list.0 := 'rule';</text:p>
      <text:p text:style-name="Preformatted_20_Text"><text:s text:c="4"/>list.1 := 'bring';</text:p>
      <text:p text:style-name="Preformatted_20_Text"/>
      <text:p text:style-name="Preformatted_20_Text"><text:s text:c="4"/>say(include_keys(a., list.));</text:p>
      <text:p text:style-name="P531">{</text:p>
      <text:p text:style-name="P531"><text:s/>bring:One Ring to bring them all, </text:p>
      <text:p text:style-name="P531"><text:s/>rule:One Ring to rule them all</text:p>
      <text:p text:style-name="P531">}</text:p>
      <text:p text:style-name="P442"/>
      <text:h text:style-name="P677" text:outline-level="3"><text:bookmark-start text:name="__RefHeading___Toc6427_212472510"/>indices, <text:span text:style-name="T649">n</text:span><text:bookmark-end text:name="__RefHeading___Toc6427_212472510"/></text:h>
      <text:p text:style-name="P581">Description</text:p>
      <text:p text:style-name="P243">Make a li<text:span text:style-name="T316">s</text:span>t of in<text:span text:style-name="T316">d</text:span>i<text:span text:style-name="T325">c</text:span>es. This is very useful in conjunction with looping. <text:span text:style-name="T645">indices() and i() are equivalent</text:span></text:p>
      <text:p text:style-name="P581">Usage</text:p>
      <text:p text:style-name="P458"><text:span text:style-name="T316">indices</text:span>(arg); <text:span text:style-name="T649">n</text:span><text:span text:style-name="T645">(arg)</text:span></text:p>
      <text:p text:style-name="P581">Arguments</text:p>
      <text:p text:style-name="P243"><text:span text:style-name="T225">arg</text:span> is a number. This will be the size of the resulting index set.</text:p>
      <text:p text:style-name="P581"><text:soft-page-break/>Output</text:p>
      <text:p text:style-name="P761"><text:span text:style-name="T311">A stem variable whose keys are the integers and whose entries are the same. </text:span></text:p>
      <text:p text:style-name="P581">Examples</text:p>
      <text:p text:style-name="P762">A vector valued function</text:p>
      <text:p text:style-name="Preformatted_20_Text"><text:s text:c="2"/>f(x) -<text:span text:style-name="T645">&gt;</text:span> (x^2+1)/(x^2+2);</text:p>
      <text:p text:style-name="Preformatted_20_Text"><text:s text:c="2"/>f(1+<text:span text:style-name="T650">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762"/>
      <text:p text:style-name="P762">In this case, a function is defined and evaluated at 1, 1.2, 1.4, 1.6, 1.8.</text:p>
      <text:p text:style-name="P762">How this relates to looping.</text:p>
      <text:p text:style-name="P458"><text:span text:style-name="T587">x. :=</text:span><text:span text:style-name="T316"> <text:s/>indices</text:span>(<text:span text:style-name="T645">size(myStem.)</text:span>);</text:p>
      <text:p text:style-name="P243">results in </text:p>
      <text:p text:style-name="P706">[0,1,2,...]</text:p>
      <text:p text:style-name="P243"/>
      <text:p text:style-name="P243">So a common pattern is</text:p>
      <text:p text:style-name="P458">while[ </text:p>
      <text:p text:style-name="P458"><text:s text:c="4"/><text:span text:style-name="T354">for_keys</text:span>(<text:span text:style-name="T311">j, x.</text:span>)</text:p>
      <text:p text:style-name="P458"><text:s text:c="2"/>]do[</text:p>
      <text:p text:style-name="P458"><text:s text:c="4"/>myStem.j := // other stuff</text:p>
      <text:p text:style-name="P458"><text:s text:c="4"/>// <text:span text:style-name="T312">myStem.x.j is an equivalent reference.</text:span></text:p>
      <text:p text:style-name="P458">];</text:p>
      <text:p text:style-name="Heading">Example: <text:span text:style-name="T479">Looping over scalars and stems</text:span></text:p>
      <text:p text:style-name="P304">A common issue is the you may have a stem some of whose elements are scalars and some are stems. writing a loop seems to require that you have knowledge about every index. This is not needed with <text:span text:style-name="T225">for_keys</text:span><text:span text:style-name="T13"> </text:span><text:span text:style-name="T95">since the keys are retrieved. This is especially useful in lists. IN this example, there is a stem, </text:span><text:span text:style-name="T280">a.</text:span><text:span text:style-name="T9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594">[</text:span>8528928954721892791, -9103201823511602727, -8452824104954706854<text:span text:style-name="T594">]</text:span></text:p>
      <text:p text:style-name="Preformatted_20_Text">XkiEEZ1g297TfZY3ItjL5w</text:p>
      <text:p text:style-name="Preformatted_20_Text"><text:span text:style-name="T594">[</text:span>5095335425002685458, 380662481390939243, -2302353563657105155<text:span text:style-name="T594">]</text:span></text:p>
      <text:p text:style-name="Preformatted_20_Text">FUKe27vv56w8-lahY2InNA</text:p>
      <text:h text:style-name="P678" text:outline-level="3"><text:bookmark-start text:name="__RefHeading___Toc6394_212472510"/><text:soft-page-break/>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25">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3">[0,1,2,3,4]~{</text:p>
      <text:p text:style-name="P533"><text:s/>help:this is my stem</text:p>
      <text:p text:style-name="P533">}</text:p>
      <text:p text:style-name="P533"><text:s text:c="2"/>is_list(my_stem.)</text:p>
      <text:p text:style-name="Preformatted_20_Text">false</text:p>
      <text:p text:style-name="P235">Why is this false? Because it has a non-integer index. The function tells you if the object is a list and only <text:s/>a list. <text:s/><text:span text:style-name="T399">Compare with </text:span></text:p>
      <text:p text:style-name="Preformatted_20_Text"><text:s text:c="2"/>is_list(indices(10))</text:p>
      <text:p text:style-name="Preformatted_20_Text">true</text:p>
      <text:p text:style-name="Preformatted_20_Text"/>
      <text:h text:style-name="P676" text:outline-level="3"><text:bookmark-start text:name="__RefHeading___Toc6696_66498657"/>keys<text:bookmark-end text:name="__RefHeading___Toc6696_66498657"/></text:h>
      <text:p text:style-name="P584">Description</text:p>
      <text:p text:style-name="P129">Return a <text:span text:style-name="T431">stem </text:span>of the keys for a given stem variable.</text:p>
      <text:p text:style-name="P584">Usage</text:p>
      <text:p text:style-name="P473">keys(arg. <text:span text:style-name="T633">[,</text:span><text:span text:style-name="T566">scalars_only</text:span><text:span text:style-name="T633"> | </text:span><text:span text:style-name="T566">var_type</text:span><text:span text:style-name="T633">]</text:span>)</text:p>
      <text:p text:style-name="P584">Arguments</text:p>
      <text:p text:style-name="P129"><text:span text:style-name="T633">arg. = </text:span>A stem variable. Remember that the entire stem is referenced by just the head + “.” </text:p>
      <text:p text:style-name="P752"><text:span text:style-name="T225">scalars_only</text:span> = <text:span text:style-name="T630">(a boolean) </text:span>if true lists only the keys that are for scalars. If false, only the keys for stems are listed. If this is omitted, all keys are returned.</text:p>
      <text:p text:style-name="P751"><text:soft-page-break/><text:span text:style-name="T269">var_type </text:span><text:span text:style-name="T95">= The variable type as an integer. If this is specified then only indices with a value of that type are returned.</text:span></text:p>
      <text:p text:style-name="P584">Output</text:p>
      <text:p text:style-name="P129">A <text:span text:style-name="T431">stem </text:span>of keys where <text:span text:style-name="T431">every key has itself as the value</text:span>. </text:p>
      <text:p text:style-name="P584">Examples</text:p>
      <text:p text:style-name="P131">Example. Let's say you have the following stem variable”</text:p>
      <text:p text:style-name="P473"><text:bookmark-start text:name="__DdeLink__6579_2900298203"/><text:s text:c="2"/>sourceStem.rule :='One Ring to rule them all';</text:p>
      <text:p text:style-name="P473"><text:s text:c="2"/>sourceStem.find := 'One Ring to find them';</text:p>
      <text:p text:style-name="P473"><text:s text:c="2"/>sourceStem.bring := 'One Ring to bring them all';</text:p>
      <text:p text:style-name="P473"><text:s text:c="2"/>sourceStem.bind := 'and in the darkness bind them';</text:p>
      <text:p text:style-name="P131"><text:bookmark-end text:name="__DdeLink__6579_2900298203"/></text:p>
      <text:p text:style-name="P131">and you issue </text:p>
      <text:p text:style-name="P474"><text:s text:c="2"/>keys(sourceStem.)</text:p>
      <text:p text:style-name="P475">{bind:bind, </text:p>
      <text:p text:style-name="P475"><text:s/>find:find, </text:p>
      <text:p text:style-name="P475"><text:s/>bring:bring, </text:p>
      <text:p text:style-name="P475"><text:s/>rule:rule}<text:line-break/></text:p>
      <text:p text:style-name="P133">Note<text:span text:style-name="T78"> that there is no canonical order to keys, </text:span><text:span text:style-name="T80">so the keys to </text:span><text:span text:style-name="T275">sourceStem.</text:span><text:span text:style-name="T80"> Can appear in any order in the result.</text:span></text:p>
      <text:p text:style-name="P746">This is extremely useful with <text:span text:style-name="T13">e.g</text:span>. the rename function. S<text:span text:style-name="T433">o</text:span> you can get all the keys, change their values and rename them.</text:p>
      <text:p text:style-name="Heading">Examples of filtering</text:p>
      <text:p text:style-name="P744">Let us take the following example of a stem with various types of entries</text:p>
      <text:p text:style-name="P699"><text:s text:c="3"/>a. := ['a',<text:span text:style-name="T566">null</text:span>,<text:span text:style-name="T633">['x','y']</text:span>,2]~{'p':123.34, 'q': -321, '<text:span text:style-name="T633">r':false</text:span>}</text:p>
      <text:p text:style-name="P699"><text:s text:c="4"/>keys(a.)</text:p>
      <text:p text:style-name="P699">[ 0, 1, 2, 3]~{ p:p, q:q, r:r}</text:p>
      <text:p text:style-name="Text_20_body"/>
      <text:p text:style-name="P748"><text:span text:style-name="T633">Returns every key. remember that the values for the variables types are in </text:span></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748"/>
      <text:p text:style-name="P748"><text:span text:style-name="T633">To get the filter keys for the boolean entries only</text:span></text:p>
      <text:p text:style-name="Preformatted_20_Text"><text:soft-page-break/><text:s text:c="2"/>keys(a., 1)</text:p>
      <text:p text:style-name="Preformatted_20_Text">{r:r}</text:p>
      <text:p text:style-name="P748"/>
      <text:p text:style-name="P750"><text:span text:style-name="T637">To get the null entries:</text:span></text:p>
      <text:p text:style-name="P701"><text:s text:c="2"/>keys(a., <text:span text:style-name="T637">0</text:span>)</text:p>
      <text:p text:style-name="P701">{<text:span text:style-name="T637">1</text:span>:<text:span text:style-name="T637">1</text:span>}</text:p>
      <text:p text:style-name="P745"/>
      <text:p text:style-name="P750">To get only the integers</text:p>
      <text:p text:style-name="Preformatted_20_Text"><text:s text:c="2"/>keys(a., 2)</text:p>
      <text:p text:style-name="Preformatted_20_Text">{q:q,3:3}</text:p>
      <text:p text:style-name="P744"/>
      <text:p text:style-name="P744">To get only the stem entries (vs. scalar)</text:p>
      <text:p text:style-name="Preformatted_20_Text"><text:s text:c="2"/>keys(a., false)</text:p>
      <text:p text:style-name="Preformatted_20_Text">{2:2}</text:p>
      <text:p text:style-name="Preformatted_20_Text"><text:s text:c="2"/>a.2 // <text:span text:style-name="T633">just checking</text:span></text:p>
      <text:p text:style-name="Preformatted_20_Text">[x,y]</text:p>
      <text:p text:style-name="P744"/>
      <text:p text:style-name="P74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744"/>
      <text:p text:style-name="P749">Again, part of the contract for this call is that there is <text:span text:style-name="T3">no</text:span><text:span text:style-name="T78"> canonical ordering, since there cannot be for stem keys generally.</text:span></text:p>
      <text:p text:style-name="Heading">An example to rename keys</text:p>
      <text:p text:style-name="P70">Let us say we had the following stem with these keys (which were generated someplace else and we imported, <text:span text:style-name="T1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0">{</text:p>
      <text:p text:style-name="P700"><text:s/>OA2_arf:c, </text:p>
      <text:p text:style-name="P476"><text:s/>OA2_foo:a, </text:p>
      <text:p text:style-name="P476"><text:s/>OA2_woof:b, </text:p>
      <text:p text:style-name="P700"><text:s/>fnord:d</text:p>
      <text:p text:style-name="P700">}</text:p>
      <text:p text:style-name="P262"><text:soft-page-break/><text:line-break/>The keys() command gives the following</text:p>
      <text:p text:style-name="Preformatted_20_Text"><text:s text:c="2"/>keys(b.)</text:p>
      <text:p text:style-name="P700">{</text:p>
      <text:p text:style-name="P700"><text:s/>OA2_arf:OA2_arf, </text:p>
      <text:p text:style-name="P477"><text:s/>fnord:fnord, </text:p>
      <text:p text:style-name="P476"><text:s/>OA2_foo:OA2_foo, </text:p>
      <text:p text:style-name="P700"><text:s/>OA2_woof:OA2_woof</text:p>
      <text:p text:style-name="P700">}</text:p>
      <text:p text:style-name="P262"/>
      <text:p text:style-name="P262">To rename all the keys so that any with the OA2_ prefix are changed, issue</text:p>
      <text:p text:style-name="P476"><text:s text:c="3"/>rename_keys(b., keys(b.)-'OA2_')</text:p>
      <text:p text:style-name="P700">{</text:p>
      <text:p text:style-name="P700"><text:s/>arf:c, </text:p>
      <text:p text:style-name="P476"><text:s/>foo:a, </text:p>
      <text:p text:style-name="P476"><text:s/>fnord:d, </text:p>
      <text:p text:style-name="P700"><text:s/>woof:b</text:p>
      <text:p text:style-name="P700">}</text:p>
      <text:p text:style-name="P263"/>
      <text:p text:style-name="Heading">E<text:span text:style-name="T599">xample contrasting shuffle with rename_keys</text:span></text:p>
      <text:p text:style-name="P370">This creates a list <text:span text:style-name="T225">[2,9,16,23,30,37,44]</text:span> of 7 elements. Fi<text:span text:style-name="T634">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99">example, we just rename key 0 (only index on </text:span><text:span text:style-name="T600">right</text:span><text:span text:style-name="T599">)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1">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679"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Usage</text:p>
      <text:p text:style-name="Preformatted_20_Text">list_append(stem1., stem2. | value)</text:p>
      <text:p text:style-name="Heading">Arguments</text:p>
      <text:p text:style-name="P228"><text:span text:style-name="T225">stem1.</text:span> = the stem to which the values will be appended</text:p>
      <text:p text:style-name="P228"><text:span text:style-name="T225">stem2.</text:span> = the stem from which values will be taken <text:span text:style-name="T13">or</text:span><text:span text:style-name="T95"> increasing</text:span></text:p>
      <text:p text:style-name="P228"><text:span text:style-name="T269">value</text:span><text:span text:style-name="T95">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22"><text:s/>[0,1,2,3,4]</text:p>
      <text:p text:style-name="P522"><text:s text:c="2"/>stem2. := 5*indices(6);</text:p>
      <text:p text:style-name="Preformatted_20_Text"><text:s text:c="2"/>stem2.</text:p>
      <text:p text:style-name="P522">[0,5,10,15,20,25]</text:p>
      <text:p text:style-name="P522"><text:s text:c="2"/>list_append(stem1., stem2.)</text:p>
      <text:p text:style-name="Preformatted_20_Text">[0,1,2,3,4,0,5,10,15,20,25]</text:p>
      <text:p text:style-name="Preformatted_20_Text"><text:s text:c="2"/>list_append(stem2., 'woof')</text:p>
      <text:p text:style-name="P523">[0,5,10,15,20,25,woof]</text:p>
      <text:p text:style-name="Text_20_body"/>
      <text:p text:style-name="P365">And to be clear, the last command is identical to</text:p>
      <text:p text:style-name="Preformatted_20_Text"><text:s text:c="2"/>stem2.~'woof'</text:p>
      <text:p text:style-name="P365"/>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25">source.</text:span> = the stem that is the source of the copy.</text:p>
      <text:p text:style-name="P230"><text:span text:style-name="T225">start_index</text:span> = the index in the source where the copy starts</text:p>
      <text:p text:style-name="P230"><text:span text:style-name="T225">length</text:span> = how many elements to copy</text:p>
      <text:p text:style-name="P230"><text:span text:style-name="T225">target. </text:span>= the target stem of the copy</text:p>
      <text:p text:style-name="P230"><text:span text:style-name="T225">target_index</text:span> = the index in the target that will receive the copy. Note that any elements already in these locations will be replaced. <text:span text:style-name="T397">If you need to insert elements, consider using the </text:span><text:span text:style-name="T30">list_insert_</text:span><text:span text:style-name="T31">at</text:span><text:span text:style-name="T397"> command.</text:span><text:bookmark-end text:name="__DdeLink__9849_1246888521"/></text:p>
      <text:p text:style-name="P580">Output</text:p>
      <text:p text:style-name="P231">The updated target stem. Note that the target <text:span text:style-name="T13">is</text:span><text:span text:style-name="T9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398">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text:soft-page-break/>So this inserted 3 elements from the source starting at index 2 in the source and placed them at index 4 in the target, moving everything else.</text:p>
      <text:h text:style-name="P680" text:outline-level="3"><text:bookmark-start text:name="__RefHeading___Toc6386_212472510"/>list_subset<text:bookmark-end text:name="__RefHeading___Toc6386_212472510"/></text:h>
      <text:p text:style-name="P583">Description</text:p>
      <text:p text:style-name="P234">Grab a subset of a given list.</text:p>
      <text:p text:style-name="Heading">Usage</text:p>
      <text:p text:style-name="Preformatted_20_Text">list_subset(source., start_index [, length]);</text:p>
      <text:p text:style-name="Heading">Arguments</text:p>
      <text:p text:style-name="P234"><text:span text:style-name="T225">source. </text:span>= the stem list to take a subset of</text:p>
      <text:p text:style-name="P234"><text:span text:style-name="T225">start_index</text:span> = where to start in the source stem</text:p>
      <text:p text:style-name="P234"><text:span text:style-name="T225">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83">Examples</text:p>
      <text:p text:style-name="Preformatted_20_Text"><text:s text:c="2"/>stem. := indices(5) + 20;</text:p>
      <text:p text:style-name="Preformatted_20_Text"><text:s text:c="2"/>// <text:span text:style-name="T398">Just grab the tail of this list</text:span></text:p>
      <text:p text:style-name="Preformatted_20_Text"><text:s text:c="2"/>list_subset(stem., 2)</text:p>
      <text:p text:style-name="P516">[22,21,24]</text:p>
      <text:p text:style-name="Preformatted_20_Text"><text:s text:c="2"/>// <text:span text:style-name="T398">grab some stuff in the middle.</text:span></text:p>
      <text:p text:style-name="Preformatted_20_Text"><text:s text:c="2"/>list_subset(stem., 1, 3)</text:p>
      <text:p text:style-name="Preformatted_20_Text"><text:span text:style-name="T558">[21,22,23]</text:span> <text:s text:c="4"/></text:p>
      <text:h text:style-name="P681" text:outline-level="3">list_starts_with</text:h>
      <text:p text:style-name="Heading">Description</text:p>
      <text:p text:style-name="P351"><text:span text:style-name="T576">Find the indices of elements in the right that start elements in the left. </text:span><text:span text:style-name="T57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56">target</text:span><text:span text:style-name="T577">., </text:span><text:span text:style-name="T556">caputs</text:span><text:span text:style-name="T577">.)</text:span></text:p>
      <text:p text:style-name="Heading"><text:soft-page-break/>Arguments</text:p>
      <text:p text:style-name="P353">target. = a list of elements which are to be searched. </text:p>
      <text:p text:style-name="P353">caput. = (Latin caput =head) are the starting of lines to be used.</text:p>
      <text:p text:style-name="Heading">Output</text:p>
      <text:p text:style-name="P353">A list conformable to the left argument, <text:span text:style-name="T50">i.e.</text:span><text:span text:style-name="T151">, the list is identical in length</text:span>. The values are which element in the right fulfills the requirement. <text:s/><text:span text:style-name="T578">If there is no match, then a value <text:s/>of -1 is used.</text:span></text:p>
      <text:p text:style-name="Heading">Examples</text:p>
      <text:p text:style-name="Preformatted_20_Text"><text:s/>list_starts_with(['a','qrs','pqr'],['a','p','s','t'])</text:p>
      <text:p text:style-name="Preformatted_20_Text">[0,-1,1]</text:p>
      <text:p text:style-name="P352"><text:line-break/>read this as:</text:p>
      <text:p text:style-name="P352">left arg index 0 starts with right arg index 0<text:line-break/>left arg index 1 starts with nothing on right<text:line-break/>left arg index 2 starts with right arg index 1<text:line-break/></text:p>
      <text:p text:style-name="P352">How to get the subset of things that start? Use mask:</text:p>
      <text:p text:style-name="P352"><text:s/><text:span text:style-name="T225">mask(X., -1 &lt; list_starts_with(X.,Y.))</text:span></text:p>
      <text:p text:style-name="P352">So</text:p>
      <text:p text:style-name="Preformatted_20_Text"><text:s/>mask(['a','qrs','pqr'], -1 &lt;list_starts_with(['a','qrs','pqr'],['a','p','s','t']))</text:p>
      <text:p text:style-name="Preformatted_20_Text">{0=a, 2=pqr}</text:p>
      <text:h text:style-name="P679" text:outline-level="3"/>
      <text:h text:style-name="P679" text:outline-level="3"><text:bookmark-start text:name="__RefHeading___Toc675_3277173355"/>mask<text:bookmark-end text:name="__RefHeading___Toc675_3277173355"/></text:h>
      <text:p text:style-name="P570">Description</text:p>
      <text:p text:style-name="P148">Take a boolean mask of a stem.</text:p>
      <text:p text:style-name="P570">Usage</text:p>
      <text:p text:style-name="P437">mask(target. bit_stem.)</text:p>
      <text:p text:style-name="P570">Arguments</text:p>
      <text:p text:style-name="P148"><text:span text:style-name="T225">target</text:span> – the stem variable to acted upon.</text:p>
      <text:p text:style-name="P148"><text:span text:style-name="T282">bit_mask</text:span> – a stem variable with the same keys as target and boolean values. If the value is <text:span text:style-name="T3">true</text:span><text:span text:style-name="T78"> then the entry is kept in the result and if </text:span><text:span text:style-name="T3">false</text:span><text:span text:style-name="T78"> it is not. Note that if there are missing keys then these will not be returned either (so subsetting is still in effect), essentially making them equivalent to </text:span><text:span text:style-name="T3">false</text:span><text:span text:style-name="T78"> entries.</text:span></text:p>
      <text:p text:style-name="P570"><text:soft-page-break/>Output</text:p>
      <text:p text:style-name="P148">A subset of the target.</text:p>
      <text:p text:style-name="P570">Examples</text:p>
      <text:p text:style-name="P437"><text:s text:c="4"/>header.transport := 'ssl';</text:p>
      <text:p text:style-name="P437"><text:s text:c="4"/>header.<text:span text:style-name="T329">iss := 'OA4MP_agent'</text:span><text:span text:style-name="T330">;</text:span></text:p>
      <text:p text:style-name="P437"><text:s text:c="4"/>header.<text:span text:style-name="T329">idp := 'http://oa4mp.org/idp/secure'</text:span><text:span text:style-name="T330">;</text:span></text:p>
      <text:p text:style-name="P437"><text:s text:c="4"/>header.<text:span text:style-name="T329">login_allowed := 'true'</text:span><text:span text:style-name="T330">;</text:span></text:p>
      <text:p text:style-name="P449"><text:s text:c="4"/>// case insensitive match </text:p>
      <text:p text:style-name="P437"><text:s text:c="4"/>header. := mask(header., !contains(header., 'oa4mp', <text:span text:style-name="T331">false</text:span>)); </text:p>
      <text:p text:style-name="P437"><text:s text:c="4"/>// This removes every entry containing 'oa4mp'</text:p>
      <text:p text:style-name="P422"><text:s text:c="4"/>say(size(header.);</text:p>
      <text:p text:style-name="P450">2</text:p>
      <text:h text:style-name="P641" text:outline-level="3"><text:bookmark-start text:name="__RefHeading___Toc679_3277173355"/>rename_keys<text:bookmark-end text:name="__RefHeading___Toc679_3277173355"/></text:h>
      <text:p text:style-name="P570">Description</text:p>
      <text:p text:style-name="P219">Rename the keys in a stem. <text:span text:style-name="T433">See also the </text:span><text:span text:style-name="T21">keys</text:span><text:span text:style-name="T433"> command.</text:span></text:p>
      <text:p text:style-name="P570">Usage</text:p>
      <text:p text:style-name="Preformatted_20_Text">rename_keys(target., <text:span text:style-name="T384">new_keys</text:span>.);</text:p>
      <text:p text:style-name="P570">Arguments</text:p>
      <text:p text:style-name="P219"><text:span text:style-name="T225">target.</text:span> - the stem to be altered</text:p>
      <text:p text:style-name="P219"><text:span text:style-name="T225">new_keys.</text:span> - a stem of keys. The keys in it are the ones in target. To be alter<text:span text:style-name="T418">e</text:span>d to their values.</text:p>
      <text:p text:style-name="P570">Output</text:p>
      <text:p text:style-name="P220">A new stem whose keys have been altered as per the second list.</text:p>
      <text:p text:style-name="P57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34"><text:s text:c="2"/>rename_keys(a., key_list.)</text:p>
      <text:p text:style-name="P534"><text:s text:c="2"/>say(a.);</text:p>
      <text:p text:style-name="P534">{a:42, b:43, woof:44}</text:p>
      <text:p text:style-name="P216"/>
      <text:p text:style-name="P216">Note that since this changes the keys in the target., the key_list. <text:span text:style-name="T434">Unrecognized keys are skipped. </text:span><text:s text:c="2"/><text:span text:style-name="T385">A subset is fine too:</text:span></text:p>
      <text:p text:style-name="Preformatted_20_Text"><text:s text:c="2"/>a.foo := 42;</text:p>
      <text:p text:style-name="Preformatted_20_Text"><text:s text:c="2"/>a.bar := 43;</text:p>
      <text:p text:style-name="Preformatted_20_Text"><text:soft-page-break/><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1" text:outline-level="3"><text:bookmark-start text:name="__RefHeading___Toc681_3277173355"/>set_default<text:bookmark-end text:name="__RefHeading___Toc681_3277173355"/></text:h>
      <text:p text:style-name="P570">Description</text:p>
      <text:p text:style-name="P221">Set the default value for a stem. If a k<text:span text:style-name="T455">e</text:span>y is requested but has not been set, the default value is returned. This allows you initialize a stem without having to explicitly fill in every value. Note especially that the default value is not figured in to other calculations, <text:span text:style-name="T455">such as listing keys</text:span>.</text:p>
      <text:p text:style-name="P570">Usage</text:p>
      <text:p text:style-name="Preformatted_20_Text">set_default(target., scalar);</text:p>
      <text:p text:style-name="P570">Arguments</text:p>
      <text:p text:style-name="P221"><text:span text:style-name="T225">target.</text:span> – the stem </text:p>
      <text:p text:style-name="P221"><text:span text:style-name="T225">scalar</text:span> – the default value</text:p>
      <text:p text:style-name="P570">Output</text:p>
      <text:p text:style-name="P221">This returns the default value set.</text:p>
      <text:p text:style-name="P578">Example. <text:span text:style-name="T638">Setting the default</text:span></text:p>
      <text:p text:style-name="P747">There are equivalent ways of setting the default</text:p>
      <text:p text:style-name="Preformatted_20_Text"><text:s text:c="3"/><text:span text:style-name="T638">set_default(x., 42)</text:span></text:p>
      <text:p text:style-name="Preformatted_20_Text"><text:s text:c="3"/><text:span text:style-name="T638">x. := x. ~ {*:42}</text:span></text:p>
      <text:p text:style-name="Standard"/>
      <text:p text:style-name="Heading">Example. <text:span text:style-name="T638">Setting the default does not alter the keys</text:span></text:p>
      <text:p text:style-name="P719"/>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595">[</text:span>10<text:span text:style-name="T595">]</text:span></text:p>
      <text:p text:style-name="Preformatted_20_Text"/>
      <text:p text:style-name="P221">And if we needed to access a value of x. that has not been set</text:p>
      <text:p text:style-name="Preformatted_20_Text"><text:s text:c="2"/>say(x.1);</text:p>
      <text:p text:style-name="Preformatted_20_Text"><text:soft-page-break/>1</text:p>
      <text:p text:style-name="P221"><text:line-break/>Just to emphasize, default values are not used in most stem operations.</text:p>
      <text:p text:style-name="Preformatted_20_Text"><text:s text:c="2"/>say(get_keys(x.));</text:p>
      <text:p text:style-name="P517">[0]</text:p>
      <text:p text:style-name="P217"/>
      <text:h text:style-name="P682" text:outline-level="3">shuffle</text:h>
      <text:p text:style-name="Heading">Description</text:p>
      <text:p text:style-name="P357">Permute, i<text:span text:style-name="T13">.e.</text:span><text:span text:style-name="T95">shuffle a stem, given a complete list of its keys. Note especially that an incomplete list of keys will fail. </text:span></text:p>
      <text:p text:style-name="Heading">Usage</text:p>
      <text:p text:style-name="Preformatted_20_Text">shuffle(<text:span text:style-name="T640">[int] | [</text:span>source., permutation.<text:span text:style-name="T640">]</text:span>)</text:p>
      <text:p text:style-name="P703"/>
      <text:p text:style-name="Heading">Arguments</text:p>
      <text:p text:style-name="P756">int = a positive integer</text:p>
      <text:p text:style-name="P357">source. = the stem to be shuffled</text:p>
      <text:p text:style-name="P358"><text:span text:style-name="T584">permutation. = a </text:span><text:span text:style-name="T52">list</text:span><text:span text:style-name="T153"> of keys for source. These give the new value of the indices.</text:span></text:p>
      <text:p text:style-name="Heading">Output</text:p>
      <text:p text:style-name="P357">A stem consisting of shuffled elements. <text:span text:style-name="T640">If the argument is an integer, then the returned output is a list [0,1,…,</text:span><text:span text:style-name="T63">n</text:span><text:span text:style-name="T169">-1] that has been randomly permuted. If the arguments are a pair of stems, the result is the first argument permuted according to the second.</text:span></text:p>
      <text:p text:style-name="P627">Example: Making a permutation</text:p>
      <text:p text:style-name="Preformatted_20_Text"><text:s text:c="3"/>shuffle(5)</text:p>
      <text:p text:style-name="Preformatted_20_Text">[2,4,3,0,1]</text:p>
      <text:p text:style-name="Standard"/>
      <text:p text:style-name="P720"><text:span text:style-name="T640">This creates a list of integers and then arranges them in random order.</text:span></text:p>
      <text:p text:style-name="Heading">Example: <text:span text:style-name="T640">Permuting the elements directly</text:span></text:p>
      <text:p text:style-name="P356">In this example, we permute the elements of a vector</text:p>
      <text:p text:style-name="Preformatted_20_Text"><text:s text:c="2"/><text:span text:style-name="T583">q.:= </text:span>10+3*indices(5)</text:p>
      <text:p text:style-name="Preformatted_20_Text"><text:s text:c="2"/><text:span text:style-name="T583">q.</text:span></text:p>
      <text:p text:style-name="Preformatted_20_Text">[10,13,16,19,22]</text:p>
      <text:p text:style-name="Preformatted_20_Text"><text:s text:c="2"/>shuffle(<text:span text:style-name="T557">q.</text:span>, [4,2,3,1,0])</text:p>
      <text:p text:style-name="Preformatted_20_Text">[22,16,19,13,10]</text:p>
      <text:p text:style-name="Text_20_body"/>
      <text:p text:style-name="P356"><text:soft-page-break/>How to read this<text:note text:id="ftn1" text:note-class="footnote"><text:note-citation>1</text:note-citation><text:note-body><text:p text:style-name="P623">OK, I'll confess. This is from Abstract Algebra and referred to as cycle notation. <text:span text:style-name="T581">QDL generalizes the indices </text:span><text:span text:style-name="T582">as it is wont to do</text:span><text:span text:style-name="T581">. </text:span></text:p></text:note-body></text:note>?</text:p>
      <text:p text:style-name="P301">/<text:tab/><text:tab/><text:tab/><text:tab/> <text:span text:style-name="T584">\</text:span></text:p>
      <text:p text:style-name="P301"><text:span text:style-name="T584">|</text:span>0<text:tab/>1<text:tab/>2<text:tab/>3<text:tab/>4<text:span text:style-name="T584">|</text:span></text:p>
      <text:p text:style-name="P301"><text:span text:style-name="T584">|</text:span>4<text:tab/>2<text:tab/>3<text:tab/>1<text:tab/>0<text:span text:style-name="T584">|</text:span></text:p>
      <text:p text:style-name="P302">\ <text:tab/><text:tab/><text:tab/><text:tab/>/</text:p>
      <text:p text:style-name="P301"/>
      <text:p text:style-name="P212">So the top row are the indices in the vector, the bottom row is the new value. </text:p>
      <text:p text:style-name="P2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1" text:outline-level="3"><text:bookmark-start text:name="__RefHeading___Toc683_3277173355"/>size<text:bookmark-end text:name="__RefHeading___Toc683_3277173355"/></text:h>
      <text:p text:style-name="P570">Description</text:p>
      <text:p text:style-name="P193">Return the size of the argument</text:p>
      <text:p text:style-name="P570">Usage</text:p>
      <text:p text:style-name="Preformatted_20_Text">size(var)</text:p>
      <text:p text:style-name="P570">Arguments</text:p>
      <text:p text:style-name="P194"><text:span text:style-name="T225">var</text:span> – any variable or argument</text:p>
      <text:p text:style-name="P570">Output</text:p>
      <text:p text:style-name="P194">This varies. </text:p>
      <text:list xml:id="list2168499787" text:style-name="L7">
        <text:list-item>
          <text:p text:style-name="P736"><text:span text:style-name="T369">st</text:span>em – the number of keys (this does not <text:s/>check if there are stems as values)</text:p>
        </text:list-item>
        <text:list-item>
          <text:p text:style-name="P736">string – the length of the string</text:p>
        </text:list-item>
        <text:list-item>
          <text:p text:style-name="P736">boolean, integer, decimal – zero, since these are scalars.</text:p>
        </text:list-item>
      </text:list>
      <text:p text:style-name="P578"><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56">size(indices(10))</text:span></text:p>
      <text:p text:style-name="P480">10</text:p>
      <text:h text:style-name="P683"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400">Convert a stem to a JSON string. Note that JSON = JavaScript Object Notation is a common way to represent objects and is treated as a notation, not a data structure. See the extended note in the </text:span><text:span text:style-name="T13">from_json</text:span><text:span text:style-name="T262"> </text:span><text:span text:style-name="T299">section.</text:span></text:p>
      <text:p text:style-name="Heading">Usage</text:p>
      <text:p text:style-name="Preformatted_20_Text">to_json(stem. [,<text:span text:style-name="T421">convert? | </text:span>indent, <text:span text:style-name="T421">indent</text:span>])</text:p>
      <text:p text:style-name="Heading"><text:span text:style-name="T400">A</text:span>rguments</text:p>
      <text:p text:style-name="P237"><text:span text:style-name="T225">stem. </text:span>= the stem to represent in JSON notation</text:p>
      <text:p text:style-name="P237"><text:span text:style-name="T225">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Output</text:p>
      <text:p text:style-name="P237">A string in JSON <text:span text:style-name="T41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01">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57">An example where you convert a stem to a JSON object but do not want the variables converted with </text:span><text:span text:style-name="T32">vdecode:</text:span></text:p>
      <text:p text:style-name="Preformatted_20_Text"><text:s text:c="2"/>a.$a := 2;</text:p>
      <text:p text:style-name="Preformatted_20_Text"><text:s text:c="2"/>a.$b := 3;</text:p>
      <text:p text:style-name="P489"><text:s text:c="2"/>to_json(a., false)</text:p>
      <text:p text:style-name="P489">{"$a":2,"$b":3}</text:p>
      <text:p text:style-name="Text_20_body"><text:line-break/>So the <text:span text:style-name="T457">names of the variables are turned in to JSON unaltered.</text:span></text:p>
      <text:p text:style-name="P244">Again, JSON is a notation for an object and you must know what the structure of the object is and all the particulars about it to do anything useful with it. </text:p>
      <text:h text:style-name="P641" text:outline-level="3"><text:bookmark-start text:name="__RefHeading___Toc685_3277173355"/>to_list<text:bookmark-end text:name="__RefHeading___Toc685_3277173355"/></text:h>
      <text:p text:style-name="P570">Description</text:p>
      <text:p text:style-name="P195">Take an arbitrary list of things and put them all in to a stem list.</text:p>
      <text:p text:style-name="P570">Usage</text:p>
      <text:p text:style-name="Preformatted_20_Text">to_list(arg0,arg1,arg2,…)</text:p>
      <text:p text:style-name="P570">Arguments</text:p>
      <text:p text:style-name="P195">Any number of arguments of any type are allowed, including stems.</text:p>
      <text:p text:style-name="P570">Output</text:p>
      <text:p text:style-name="P195">A stem list</text:p>
      <text:p text:style-name="P570">Examples</text:p>
      <text:p text:style-name="P195">In this example, a few values are given, including a stem that is made with the <text:span text:style-name="T13">indices</text:span><text:span text:style-name="T95"> command. Note that each element of the new list is one of the arguments.</text:span></text:p>
      <text:p text:style-name="Preformatted_20_Text"><text:s text:c="4"/>say(to_list(3,45.34,'abc',indices(3)));</text:p>
      <text:p text:style-name="Preformatted_20_Text">[3,45.34,abc,[0,1,2]]</text:p>
      <text:p text:style-name="Text_20_body"/>
      <text:p text:style-name="P366">Again, this is equivalent to </text:p>
      <text:p text:style-name="P524"><text:soft-page-break/>3~45.34~'abc'~[0,1,2]</text:p>
      <text:h text:style-name="P684" text:outline-level="3">unique</text:h>
      <text:p text:style-name="Heading">Description</text:p>
      <text:p text:style-name="P373">Return the elements of a list that are unique.</text:p>
      <text:p text:style-name="Heading">Usages</text:p>
      <text:p text:style-name="P373">unique(list.)</text:p>
      <text:p text:style-name="Heading">Arguments</text:p>
      <text:p text:style-name="P373">list. = A list of scalars. (If the elements are lists or stems then it may not be able to determine which are truly unique).</text:p>
      <text:p text:style-name="Heading">Output</text:p>
      <text:p text:style-name="P373">A list of exactly the unique values.</text:p>
      <text:p text:style-name="Heading">Examples</text:p>
      <text:p text:style-name="P373">In this example, a couple of lists are </text:p>
      <text:p text:style-name="Preformatted_20_Text"><text:s text:c="2"/>unique(['a',2,4,true]~['a','b',0,3,true])</text:p>
      <text:p text:style-name="Preformatted_20_Text">[0,a,2,b,3,4,true]</text:p>
      <text:p text:style-name="Text_20_body"/>
      <text:p text:style-name="P37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3">Takes a stem variable <text:span text:style-name="T388">and splits it up, turning each key in to a variable. </text:span></text:p>
      <text:p text:style-name="Heading">Usage</text:p>
      <text:p text:style-name="Preformatted_20_Text">unbox(stem. <text:span text:style-name="T601">[, safeModeOn]</text:span>);</text:p>
      <text:p text:style-name="Heading">Arguments</text:p>
      <text:p text:style-name="P224">stem. - the stem to unbox</text:p>
      <text:p text:style-name="P372">safeModeOn - a boolean which when <text:span text:style-name="T13">true</text:span> (default) will not overwrite variables in the current workspace and when <text:span text:style-name="T13">false </text:span><text:span text:style-name="T95">will. Note that this is an all or nothing proposition: safeModeOn = </text:span><text:span text:style-name="T13">true</text:span><text:span text:style-name="T95"> means that nothing will get processed if there is a clash.</text:span></text:p>
      <text:p text:style-name="Heading"><text:soft-page-break/>Ouput</text:p>
      <text:p text:style-name="P224">A <text:span text:style-name="T13">true</text:span><text:span text:style-name="T95"> if the result worked.</text:span></text:p>
      <text:p text:style-name="Heading">Examples</text:p>
      <text:p text:style-name="P453"><text:s text:c="2"/>a. := -5 + indices(5);</text:p>
      <text:p text:style-name="P453"><text:s text:c="2"/>b. := 5 + indices(5); <text:s/></text:p>
      <text:p text:style-name="P453"><text:s text:c="2"/>c. := box(a., b.);</text:p>
      <text:p text:style-name="P453"><text:s text:c="4"/><text:span text:style-name="T386">)vars</text:span></text:p>
      <text:p text:style-name="P453">c.</text:p>
      <text:p text:style-name="P453"><text:s text:c="2"/>unbox(c.); <text:s text:c="12"/></text:p>
      <text:p text:style-name="P453"><text:s text:c="2"/>)vars</text:p>
      <text:p text:style-name="P453">a., b.</text:p>
      <text:h text:style-name="P685" text:outline-level="3"><text:bookmark-start text:name="__RefHeading___Toc6390_212472510"/><text:span text:style-name="T405">u</text:span>nion<text:bookmark-end text:name="__RefHeading___Toc6390_212472510"/></text:h>
      <text:p text:style-name="Heading">Description</text:p>
      <text:p text:style-name="P225">Take a set of stems and put them all together in to a single stem</text:p>
      <text:p text:style-name="Heading">Usage</text:p>
      <text:p text:style-name="Preformatted_20_Text">union(stem1., stem2., ,,,);</text:p>
      <text:p text:style-name="Heading">Arguments</text:p>
      <text:p text:style-name="P225">The arguments are either stems or variables that point to stems.</text:p>
      <text:p text:style-name="Heading">Output</text:p>
      <text:p text:style-name="P225">The ou<text:span text:style-name="T427">t</text:span>put is a new stem that contains all of the keys. Note that if there are multiple keys then the <text:span text:style-name="T13">last</text:span><text:span text:style-name="T95"> argument with that key is what is set. </text:span><text:span text:style-name="T110">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69"><text:span text:style-name="T597"><text:line-break/>Note </text:span><text:span text:style-name="T596">1: </text:span><text:span text:style-name="T597">that in this example these stems have some keys contained in the previous one. </text:span></text:p>
      <text:p text:style-name="P368">Note 2: Lists are appended to the <text:span text:style-name="T13">end</text:span><text:span text:style-name="T95"> of the current list. </text:span></text:p>
      <text:p text:style-name="P58">Example.</text:p>
      <text:p text:style-name="Preformatted_20_Text"><text:soft-page-break/><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6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Usage</text:p>
      <text:p text:style-name="Preformatted_20_Text">dir(arg)</text:p>
      <text:p text:style-name="Heading">Arguments</text:p>
      <text:p text:style-name="P258"><text:span text:style-name="T225">arg</text:span> - <text:s/>the path to a directory. It may also be in a virtual file system</text:p>
      <text:p text:style-name="Heading">Output</text:p>
      <text:p text:style-name="P258">A stem list of the elements of the directory</text:p>
      <text:p text:style-name="Heading">Examples</text:p>
      <text:p text:style-name="Preformatted_20_Text"><text:s text:c="2"/>dir('qdl-vfs#/zip/root')</text:p>
      <text:p text:style-name="Preformatted_20_Text"><text:span text:style-name="T559">[</text:span>scripts/, other/, readme.txt<text:span text:style-name="T588">]</text:span></text:p>
      <text:p text:style-name="Text_20_body"/>
      <text:p text:style-name="P258">This lists the given directory in the mounted VFS. Note that in this case it so happens to be a zip archive of a file, mounted at <text:span text:style-name="T225">qdl-vfs#/zip/.</text:span></text:p>
      <text:p text:style-name="Heading">mkdir</text:p>
      <text:p text:style-name="P582">Description</text:p>
      <text:p text:style-name="P258">Make a set of directories in a file system </text:p>
      <text:p text:style-name="P582"><text:soft-page-break/>Usage</text:p>
      <text:p text:style-name="P258">mkdir(arg)</text:p>
      <text:p text:style-name="P582">Arguments</text:p>
      <text:p text:style-name="P258"><text:span text:style-name="T225">arg</text:span> -- a path. All of the intermediate paths will be created as needed.</text:p>
      <text:p text:style-name="P582">Output</text:p>
      <text:p text:style-name="P258">A boole<text:span text:style-name="T458">an</text:span>, true if the operation succeeded and false otherwise.</text:p>
      <text:p text:style-name="P582">Examples</text:p>
      <text:p text:style-name="P259">An example of trying to make a directory in a read-only VFS will fail:</text:p>
      <text:p text:style-name="Preformatted_20_Text"><text:s text:c="2"/>mkdir('qdl-vfs#/zip/<text:span text:style-name="T428">foo</text:span>')</text:p>
      <text:p text:style-name="Preformatted_20_Text">Error: You do not have <text:span text:style-name="T428">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rmdir</text:p>
      <text:p text:style-name="P582">Description</text:p>
      <text:p text:style-name="P259">Remove an empty directory from a file system.</text:p>
      <text:p text:style-name="P582">Usage</text:p>
      <text:p text:style-name="Preformatted_20_Text">rmdir(arg)</text:p>
      <text:p text:style-name="P582">Arguments</text:p>
      <text:p text:style-name="P259"><text:span text:style-name="T225">arg</text:span> – a path in a file system to an empty directory. You must remove all files and sub-directories for this to work. Also, unlike <text:span text:style-name="T13">mkdir</text:span>, this will only remove the last component. </text:p>
      <text:p text:style-name="P582">Output</text:p>
      <text:p text:style-name="P259">A true if this succeeded and a false otherwise.</text:p>
      <text:p text:style-name="P582">Examples</text:p>
      <text:h text:style-name="Heading_20_3" text:outline-level="3"><text:bookmark-start text:name="__RefHeading___Toc6582_212472510"/>rm<text:bookmark-end text:name="__RefHeading___Toc6582_212472510"/></text:h>
      <text:p text:style-name="P582">Description</text:p>
      <text:p text:style-name="P259">Remove a single file from a directory.</text:p>
      <text:p text:style-name="P582"><text:soft-page-break/>Usage</text:p>
      <text:p text:style-name="Preformatted_20_Text">rm(arg)</text:p>
      <text:p text:style-name="P582">Arguments</text:p>
      <text:p text:style-name="P259"><text:span text:style-name="T225">arg</text:span> -- the full path to the file</text:p>
      <text:p text:style-name="P582">Output</text:p>
      <text:p text:style-name="P259">A true if this succeeded, false otherwise</text:p>
      <text:h text:style-name="P646" text:outline-level="3"><text:bookmark-start text:name="__RefHeading___Toc572_3277173355"/><text:span text:style-name="T389">p</text:span>rint, say<text:bookmark-end text:name="__RefHeading___Toc572_3277173355"/></text:h>
      <text:p text:style-name="P558">Description</text:p>
      <text:p text:style-name="P196">Print out the argument to the console. The two functions <text:span text:style-name="T13">say</text:span><text:span text:style-name="T95"> and </text:span><text:span text:style-name="T13">print</text:span><text:span text:style-name="T95"> are synonyms. Use whichever you prefer for readability. </text:span></text:p>
      <text:p text:style-name="P558">Usage</text:p>
      <text:p text:style-name="Preformatted_20_Text">say(arg <text:span text:style-name="T390">[,prettyPrintForStems]</text:span>) </text:p>
      <text:p text:style-name="P454">print(arg <text:span text:style-name="T390">[,prettyPrintForStems]</text:span>)</text:p>
      <text:p text:style-name="P558">Arguments</text:p>
      <text:p text:style-name="Text_20_body"><text:span text:style-name="T225">arg </text:span>– anything.</text:p>
      <text:p text:style-name="Text_20_body"><text:span text:style-name="T233">p</text:span><text:span text:style-name="T225">rettyPrintForStem</text:span><text:span text:style-name="T233">s</text:span> <text:span text:style-name="T391">(optional) </text:span>-<text:span text:style-name="T64">IF</text:span><text:span text:style-name="T174"> arg is a stem, try to print a pretty version of it, defined as being more vertical. </text:span></text:p>
      <text:p text:style-name="P558">Output</text:p>
      <text:p text:style-name="P196">The printed representation of the argument <text:span text:style-name="T392">will be put </text:span><text:span text:style-name="T550">t</text:span><text:span text:style-name="T392">o the console</text:span> <text:span text:style-name="T5">and</text:span><text:span text:style-name="T84"> the </text:span><text:span text:style-name="T87">value returned is </text:span><text:span text:style-name="T84">whatever was printed (so you can embed it in other statements – a very useful debugging trick.)</text:span></text:p>
      <text:p text:style-name="P558">Examples</text:p>
      <text:p text:style-name="P196">The momentous entire “Hello World” program in QDL:</text:p>
      <text:p text:style-name="Preformatted_20_Text"><text:s text:c="3"/>say('Hello World');</text:p>
      <text:p text:style-name="Preformatted_20_Text">Hello World</text:p>
      <text:p text:style-name="Preformatted_20_Text"/>
      <text:p text:style-name="P20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6"/>
      <text:p text:style-name="P204">Here is an example of how to use this to intercept and print out an intermediate result, </text:p>
      <text:p text:style-name="Preformatted_20_Text"><text:soft-page-break/><text:s text:c="4"/>a := say(432 + 15);</text:p>
      <text:p text:style-name="Preformatted_20_Text">447</text:p>
      <text:p text:style-name="Preformatted_20_Text"/>
      <text:p text:style-name="Text_20_body">P<text:span text:style-name="T392">retty print only applies to stems. It attempts to make a somewhat more human readable version</text:span></text:p>
      <text:p text:style-name="Preformatted_20_Text"><text:s text:c="2"/>f. := indices(6);</text:p>
      <text:p text:style-name="Preformatted_20_Text"><text:s text:c="2"/>say(f., true);</text:p>
      <text:p text:style-name="P518">[0,1,2,3,4,5]</text:p>
      <text:p text:style-name="P226"><text:s text:c="2"/></text:p>
      <text:h text:style-name="P646" text:outline-level="3"><text:bookmark-start text:name="__RefHeading___Toc710_3277173355"/>file_<text:span text:style-name="T551">read</text:span><text:bookmark-end text:name="__RefHeading___Toc710_3277173355"/></text:h>
      <text:p text:style-name="P573">Description</text:p>
      <text:p text:style-name="P196">Read a file. The result is always a string</text:p>
      <text:p text:style-name="P573">Usage</text:p>
      <text:p text:style-name="P506">file _read(file_name [, <text:span text:style-name="T498">as_string || </text:span>to_list || is_binary])</text:p>
      <text:p text:style-name="P573">Arguments</text:p>
      <text:p text:style-name="P196"><text:span text:style-name="T225">file_name</text:span> – the full path to the file. <text:span text:style-name="T427">This may be in a virtual file system too.</text:span></text:p>
      <text:p text:style-name="P196">The next argument is optional and is an integer</text:p>
      <text:p text:style-name="P317"><text:span text:style-name="T225">as_string</text:span> = -1 – return the contents of the file as one long string (default).</text:p>
      <text:p text:style-name="P197"><text:span text:style-name="T225">is_binary</text:span> =<text:span text:style-name="T370">= 0</text:span> – return the result as a base 64 encoded string of bytes.</text:p>
      <text:p text:style-name="P196"><text:span text:style-name="T225">to_list</text:span> <text:span text:style-name="T458">== 1</text:span> – <text:span text:style-name="T458"><text:s/></text:span>return the result as a stem list each line separate </text:p>
      <text:p text:style-name="P318"><text:span text:style-name="T499">If no second argument is given, the result is simply a string of the entire contents of the file. Note that these constants are available via </text:span><text:span text:style-name="T267">sys#constants() </text:span>as <text:span text:style-name="T276">file_types.</text:span></text:p>
      <text:p text:style-name="P573">Output</text:p>
      <text:p text:style-name="P242">Either a simple string (only file name is given), a stem if it is flagged as a list or a base64 string if it <text:span text:style-name="T516">i</text:span>s flagged as binary.</text:p>
      <text:p text:style-name="P573">Examples</text:p>
      <text:p text:style-name="Preformatted_20_Text">cfg. := file_<text:span text:style-name="T551">read</text:span>('/var/lib/tomcat/conf/server.xml', <text:span text:style-name="T497">1</text:span>);</text:p>
      <text:p text:style-name="P198"><text:line-break/>Would read in the file /var/lib/tomcat/conf/server.xml and return a stem. Each line in the file is in order in <text:span text:style-name="T13">cfg.0</text:span>, <text:span text:style-name="T13">cfg.1</text:span>, … <text:span text:style-name="T371">Compare this with</text:span></text:p>
      <text:p text:style-name="P444"><text:span text:style-name="T371">big_string</text:span> := file_<text:span text:style-name="T551">read</text:span>('/var/lib/tomcat/conf/server.xml');</text:p>
      <text:p text:style-name="P199"><text:line-break/>Which reads the same file and puts the entire thing in a single string.</text:p>
      <text:p text:style-name="Preformatted_20_Text">my_b64 := file_<text:span text:style-name="T551">read</text:span>(<text:span text:style-name="T370">'/var/lib/crypto/keystore.jks'</text:span> , <text:span text:style-name="T497">0</text:span>);</text:p>
      <text:p text:style-name="P199"><text:soft-page-break/>this reads the keystore.jks file (which is binary) and base64 encodes it, storing it in the <text:span text:style-name="T13">my_b64</text:span><text:span text:style-name="T95"> variable. QDL does not have the capacity to do low-level operations on binary data, but it can move them where they need to go faithfully.</text:span></text:p>
      <text:p text:style-name="P77">A couple of more examples:</text:p>
      <text:p text:style-name="Preformatted_20_Text"><text:s text:c="6"/>// <text:span text:style-name="T374">read a file as a stem</text:span></text:p>
      <text:p text:style-name="Preformatted_20_Text"><text:s text:c="6"/>say(<text:span text:style-name="T551">file_</text:span>read('/home/ncsa/dev/ncsa-git/security-lib/ncsa-qdl/src/test/resources/hello_world.qdl',<text:span text:style-name="T497">1</text:span>));</text:p>
      <text:p text:style-name="Preformatted_20_Text">{/*, The expected Hello World program. <text:s/>, <text:s/>Jeff Gaynor, <text:s text:c="2"/>1/26/2020, */, say('Hello world!');}</text:p>
      <text:p text:style-name="Preformatted_20_Text"/>
      <text:p text:style-name="Preformatted_20_Text"><text:s text:c="4"/>// <text:span text:style-name="T374">read the exact same file and turn the bytes into a base 64 string.</text:span></text:p>
      <text:p text:style-name="Preformatted_20_Text"><text:s text:c="4"/>say(<text:span text:style-name="T551">file_</text:span>read('/home/ncsa/dev/ncsa-git/security-lib/ncsa-qdl/src/test/resources/hello_world.qdl',<text:span text:style-name="T49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3"><text:line-break/>(This is the sample hello world program for qdl). </text:p>
      <text:h text:style-name="P646" text:outline-level="3"><text:bookmark-start text:name="__RefHeading___Toc712_3277173355"/>scan<text:bookmark-end text:name="__RefHeading___Toc712_3277173355"/></text:h>
      <text:p text:style-name="P573">Description</text:p>
      <text:p text:style-name="P200">Prompt a user for input</text:p>
      <text:p text:style-name="P573">Usage</text:p>
      <text:p text:style-name="Preformatted_20_Text">scan([prompt])</text:p>
      <text:p text:style-name="P573">Arguments</text:p>
      <text:p text:style-name="P200"><text:span text:style-name="T225">prompt</text:span> (optional) – something to print out, probably cuing the user.</text:p>
      <text:p text:style-name="P573">Output</text:p>
      <text:p text:style-name="P200">Whatever the user types in as a string. There is no end of line marker returned.</text:p>
      <text:p text:style-name="P57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201"><text:line-break/>So the user sees the prompt (in this case “do you want to continue?(y/n):”) and types in the response of “y”, which is stored in the variable <text:span text:style-name="T13">response</text:span><text:span text:style-name="T95">. </text:span><text:span text:style-name="T106">In this next example we input a loop in buffer mode, then execute it. </text:span><text:span text:style-name="T119">(This assumes that local buffering is on in the workspace so you can use the )edit command).</text:span></text:p>
      <text:p text:style-name="Preformatted_20_Text">)<text:span text:style-name="T458">edit</text:span></text:p>
      <text:p text:style-name="P481">edit&gt; i</text:p>
      <text:p text:style-name="Preformatted_20_Text">stop_looping := 'n';</text:p>
      <text:p text:style-name="Preformatted_20_Text">while[</text:p>
      <text:p text:style-name="Preformatted_20_Text"><text:s text:c="6"/><text:span text:style-name="T340">stop_looping != 'y'</text:span></text:p>
      <text:p text:style-name="Preformatted_20_Text"><text:s text:c="3"/><text:span text:style-name="T340">]do[</text:span></text:p>
      <text:p text:style-name="Preformatted_20_Text"><text:s text:c="6"/><text:span text:style-name="T340">stop_looping := scan('stop looping? (y/n):');</text:span></text:p>
      <text:p text:style-name="Preformatted_20_Text"><text:s/><text:span text:style-name="T340">]; //end do</text:span></text:p>
      <text:p text:style-name="Preformatted_20_Text">.</text:p>
      <text:p text:style-name="P481">edit&gt;q</text:p>
      <text:p text:style-name="Preformatted_20_Text">stop looping? (y/n):foo</text:p>
      <text:p text:style-name="Preformatted_20_Text">stop looping? (y/n):bar</text:p>
      <text:p text:style-name="Preformatted_20_Text">stop looping? (y/n):y</text:p>
      <text:p text:style-name="P202"><text:line-break/>Only when we enter the expected response of “y” does it stop.</text:p>
      <text:h text:style-name="Heading_20_3" text:outline-level="3"><text:bookmark-start text:name="__RefHeading___Toc6465_212472510"/>vf<text:span text:style-name="T414">s</text:span>_mount<text:bookmark-end text:name="__RefHeading___Toc6465_212472510"/></text:h>
      <text:p text:style-name="Heading">Description</text:p>
      <text:p text:style-name="P246">Mount a virtual file system</text:p>
      <text:p text:style-name="Heading">Usage</text:p>
      <text:p text:style-name="Preformatted_20_Text">vfs_mount(<text:span text:style-name="T461">cfg.</text:span>)</text:p>
      <text:p text:style-name="Heading">Arguments</text:p>
      <text:p text:style-name="P274"><text:span text:style-name="T225">cfg.</text:span> = a stem that contains the configuration for this type. </text:p>
      <text:p text:style-name="P275"><text:span text:style-name="T239">p</text:span><text:span text:style-name="T225">ermissions</text:span> (optional) <text:span text:style-name="T416">= </text:span><text:s/>the permissions the VFS has. These are 'r' for read and 'w' for write. <text:span text:style-name="T416">If omitted, the VFS is mounted in read-only mode.</text:span></text:p>
      <text:p text:style-name="P276">Required entries <text:span text:style-name="T465">for the following types</text:span></text:p>
      <text:p text:style-name="P278"><text:span text:style-name="T224">type</text:span> <text:span text:style-name="T30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9"/>
      <text:p text:style-name="P247"><text:span text:style-name="T225">scheme</text:span> <text:span text:style-name="T416">=</text:span> the scheme (label) for this system</text:p>
      <text:p text:style-name="P247"><text:span text:style-name="T225">mount_point</text:span> <text:span text:style-name="T416">=</text:span> the internal path (starts with a /) for programs to refer to.</text:p>
      <text:p text:style-name="P277"><text:soft-page-break/><text:span text:style-name="T240">access</text:span><text:span text:style-name="T225"> = </text:span><text:span text:style-name="T294">(optional) the permissions, 'r' for readable, 'w' for writeable or 'rw' for both. Omitting this mounts the VFS in read-only mode.</text:span></text:p>
      <text:p text:style-name="P210">Here are the supported other parameters by type.</text:p>
      <text:p text:style-name="Heading">memory</text:p>
      <text:p text:style-name="P279">No other parameters are required.</text:p>
      <text:p text:style-name="P56">Example</text:p>
      <text:p text:style-name="Preformatted_20_Text">cfg.<text:span text:style-name="T466">type :='memory';</text:span></text:p>
      <text:p text:style-name="P486">cfg.scheme := 'ram-disk';</text:p>
      <text:p text:style-name="P486">cfg.mount_point := '/vfs/cache';</text:p>
      <text:p text:style-name="P486">cfg.<text:span text:style-name="T467">access </text:span>:= 'rw';</text:p>
      <text:p text:style-name="P486">vfs_mount(cfg.);</text:p>
      <text:p text:style-name="Text_20_body"><text:line-break/>This would create a memory store mounte<text:span text:style-name="T466">d</text:span> at /<text:span text:style-name="T95">vfs/cache </text:span><text:span text:style-name="T120">and accessible with the prefix ram-disk, e.g.</text:span></text:p>
      <text:p text:style-name="Preformatted_20_Text">read_file('ram-disk#/vfs/cache/bigfile.txt);</text:p>
      <text:p text:style-name="Heading">pass_through</text:p>
      <text:p text:style-name="P279"><text:span text:style-name="T225">root_dir</text:span> = The directory that servers as the root for this VFS. All files and directories will be created under this</text:p>
      <text:p text:style-name="Heading">zip</text:p>
      <text:p text:style-name="P279"><text:span text:style-name="T225">zip_file</text:span> = the absolute path to the zip file that will be mounted. All zip-based VFS are read only.</text:p>
      <text:p text:style-name="Heading">mysql</text:p>
      <text:p text:style-name="P279">This has a lot <text:span text:style-name="T477">of parameters </text:span>for connecting to a database</text:p>
      <text:p text:style-name="Heading">Output</text:p>
      <text:p text:style-name="P246">A 0 if there was no problem.</text:p>
      <text:p text:style-name="Heading">Examples</text:p>
      <text:p text:style-name="P246">In this example, we will mount a local file <text:span text:style-name="T415">system</text:span> and read a file. <text:span text:style-name="T415">We mount the VFS for both reads and writes.</text:span> You refer to a file in the vfs seamlessly using the scheme to prefix it. </text:p>
      <text:p text:style-name="P482"><text:s text:c="2"/><text:span text:style-name="T462">cfg.type :='pass_through';</text:span></text:p>
      <text:p text:style-name="P482"><text:s text:c="2"/><text:span text:style-name="T462">cfg.root := '/home/ncsa/dev/qdl/scripting'</text:span>;</text:p>
      <text:p text:style-name="P483"><text:s text:c="2"/><text:span text:style-name="T463">cfg.mount_point := '/';</text:span></text:p>
      <text:p text:style-name="P484"><text:s text:c="2"/>cfg.scheme := 'qdl-vfs';</text:p>
      <text:p text:style-name="P484"><text:s text:c="2"/>cfg.<text:span text:style-name="T467">access</text:span>:= 'rw';</text:p>
      <text:p text:style-name="P482"><text:s text:c="2"/>vfs_mount(<text:span text:style-name="T462">cfg.</text:span>);</text:p>
      <text:p text:style-name="Preformatted_20_Text">0</text:p>
      <text:p text:style-name="Preformatted_20_Text"><text:s text:c="3"/>read_file('qdl-vfs<text:span text:style-name="T420">#</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414">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62">root := '/home/ncsa/dev/qdl/scripting'</text:span>;</text:p>
      <text:p text:style-name="Preformatted_20_Text"><text:s text:c="2"/><text:span text:style-name="T463">mount_point := '/';</text:span></text:p>
      <text:p text:style-name="Preformatted_20_Text"><text:s text:c="2"/>scheme := 'qdl-vfs';</text:p>
      <text:p text:style-name="Preformatted_20_Text"><text:s text:c="2"/>permissions := 'rw';</text:p>
      <text:p text:style-name="P485"><text:s text:c="2"/>cfg. := box(type,root,mount_point,scheme, permissions);</text:p>
      <text:p text:style-name="Preformatted_20_Text"><text:s text:c="2"/>vfs_mount(<text:span text:style-name="T464">cfg.</text:span>);</text:p>
      <text:p text:style-name="P2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46" text:outline-level="3"><text:bookmark-start text:name="__RefHeading___Toc714_3277173355"/>write_file<text:bookmark-end text:name="__RefHeading___Toc714_3277173355"/></text:h>
      <text:p text:style-name="P573">Description</text:p>
      <text:p text:style-name="P204">write contents to a file</text:p>
      <text:p text:style-name="P573">Usage</text:p>
      <text:p text:style-name="Preformatted_20_Text">file_<text:span text:style-name="T552">write</text:span>(file_name, contents <text:span text:style-name="T375">[,is_base64]</text:span>)</text:p>
      <text:p text:style-name="P573">Arguments</text:p>
      <text:p text:style-name="P205"><text:span text:style-name="T225">file_name</text:span> – the name of the file. </text:p>
      <text:p text:style-name="P205"><text:span text:style-name="T225">contents</text:span> = A string or a stem list. If the stem is not a list (so indices 0, 1, …) then this will fail.</text:p>
      <text:p text:style-name="P205"><text:span text:style-name="T225">is_base64</text:span> (optional) – if <text:span text:style-name="T3">true</text:span><text:span text:style-name="T78"> then try to decode this into binary and write it as a binary object.</text:span></text:p>
      <text:p text:style-name="P573">Output</text:p>
      <text:p text:style-name="P205">Returns <text:span text:style-name="T3">true</text:span> if this succeeded.</text:p>
      <text:p text:style-name="P573"><text:soft-page-break/>Examples</text:p>
      <text:p text:style-name="Preformatted_20_Text"><text:s text:c="11"/>hello_world := 'LyoKICBUaGUgZXhwZWN0ZWQgSGVsbG8gV29ybGQgcHJvZ3JhbS4gIAogIEplZmYgR2F5bm9yCiAgMS8yNi8yMDIwCiovCnNheSgnSGVsbG8gd29ybGQhJyk7Cg';</text:p>
      <text:p text:style-name="P507"><text:s text:c="4"/>file _write('/tmp/test.qdl', hello_world, true);</text:p>
      <text:p text:style-name="P176"/>
      <text:p text:style-name="P20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0">A script is simply a sequence of QDL commands in a file. You may run scripts in a variety of ways and these commands let you do it from in the workspace.</text:p>
      <text:h text:style-name="P686" text:outline-level="3">check_syntax</text:h>
      <text:p text:style-name="Heading">Description</text:p>
      <text:p text:style-name="P389">Check a string of QDL for syntax errors. This does not actually execute anything! It will simply check that the given string is valid QDL. Note that there are <text:span text:style-name="T13">syntax error</text:span><text:span text:style-name="T58">s</text:span><text:span text:style-name="T95">, such as </text:span><text:span text:style-name="T162">not closing a quote vs </text:span><text:span text:style-name="T58">runtime errors</text:span><text:span text:style-name="T162">, which arise only when the system is tunning because of the state at that point. For instance</text:span></text:p>
      <text:p text:style-name="Preformatted_20_Text">a := 4/b;</text:p>
      <text:p text:style-name="P89"/>
      <text:p text:style-name="P8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90">string - a (possibly very long) string of QDL to be checked. This may, for instance, be the entire contents of a script.</text:p>
      <text:p text:style-name="Heading">Ou<text:span text:style-name="T613">t</text:span>put</text:p>
      <text:p text:style-name="P39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0">Let us say we had the following, simply electrifying script:</text:p>
      <text:p text:style-name="Preformatted_20_Text">/* A test file */</text:p>
      <text:p text:style-name="Preformatted_20_Text"><text:soft-page-break/>a</text:p>
      <text:p text:style-name="Preformatted_20_Text"><text:s text:c="2"/>:=</text:p>
      <text:p text:style-name="Preformatted_20_Text"><text:s text:c="5"/>3;</text:p>
      <text:p text:style-name="Preformatted_20_Text">b = 'foo;</text:p>
      <text:p text:style-name="P390"/>
      <text:p text:style-name="P390">in the file <text:span text:style-name="T225">/tmp/foo.qdl</text:span> and executed</text:p>
      <text:p text:style-name="Preformatted_20_Text"><text:s text:c="2"/>check_syntax(file_read('/tmp/foo.qdl'))</text:p>
      <text:p text:style-name="Preformatted_20_Text">line 5:2 mismatched input '=' expecting {'^', '=&lt;', '=&gt;', ';', '*', '/', '++', '+', '--', '-', '&lt;', '&gt;', '&lt;=', '&gt;=', '==', '!=', '&amp;&amp;', '||', '%', '~'}</text:p>
      <text:p text:style-name="P390"/>
      <text:p text:style-name="P391"><text:span text:style-name="T613">(Note that the line wraps here.) <text:s/>This means that on line 5 (lines are counted starting at 1 so line 5 is the very last line in the file) at position 2 (characters are counted from zero, so the </text:span><text:span text:style-name="T614">single </text:span><text:span text:style-name="T613">= there </text:span><text:span text:style-name="T615">is where parsing stopped. W</text:span><text:span text:style-name="T614">e all remember that QDL only has compound assignment operators, </text:span><text:span text:style-name="Emphasis">n'est-ce pas</text:span><text:span text:style-name="Emphasis"><text:span text:style-name="T58">?</text:span></text:span><text:span text:style-name="T613">) </text:span><text:span text:style-name="T615">Since </text:span><text:span text:style-name="T61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8">probably </text:span><text:span text:style-name="T162">intended.</text:span></text:p>
      <text:p text:style-name="P392"><text:span text:style-name="T162">I</text:span><text:span text:style-name="T9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0"/>
      <text:p text:style-name="P393"><text:span text:style-name="T95">Which means that the assignment operator was found and it QDL tried to determine what to assign, but failed (in this case because the file ended </text:span><text:span text:style-name="T163">before a close quote was found</text:span><text:span text:style-name="T95">).</text:span></text:p>
      <text:p text:style-name="Heading">Another example</text:p>
      <text:p text:style-name="P394">In this case a file is read (line numbers are in the left hand column):</text:p>
      <text:p text:style-name="P544"><text:span text:style-name="T616">37: </text:span>// <text:span text:style-name="T616">37 lines of stuff</text:span><text:line-break/><text:span text:style-name="T616">38: </text:span>if[<text:line-break/><text:span text:style-name="T616">39: </text:span><text:s/>exec_phase == 'post_token' &amp;&amp; claims.idp == idp.ncsa<text:line-break/><text:span text:style-name="T616">40: </text:span>][<text:line-break/><text:span text:style-name="T616">41: </text:span><text:s/>flow_states.accept_requests = has_value('prj_sprout', claims.isMemberOf.);<text:line-break/><text:span text:style-name="T616">42: </text:span>];<text:line-break/><text:span text:style-name="T616">43: </text:span>// <text:span text:style-name="T616">many more lines of stuff</text:span></text:p>
      <text:p text:style-name="Text_20_body"><text:s/>and the following message is displayed:</text:p>
      <text:p text:style-name="P544"/>
      <text:p text:style-name="Preformatted_20_Text">line 41:32 no viable alternative at input 'if[exec_phase=='post_token'&amp;&amp;claims.idp==idp.ncsa][flow_states.accept_requests='</text:p>
      <text:p text:style-name="P394"/>
      <text:p text:style-name="P394">This means that line 41 of the file had parsing fail at character 32 (the single = sign). Note that the message has the entire statement (statements end with a ;) up to that point that was being processed so you can see it in context.</text:p>
      <text:h text:style-name="P646" text:outline-level="3"><text:bookmark-start text:name="__RefHeading___Toc718_3277173355"/><text:soft-page-break/>execute<text:bookmark-end text:name="__RefHeading___Toc718_3277173355"/></text:h>
      <text:p text:style-name="P573">Description</text:p>
      <text:p text:style-name="P191">Send a string to the interpreter and evaluate it.</text:p>
      <text:p text:style-name="P573">Usage</text:p>
      <text:p text:style-name="Preformatted_20_Text">execute(string)</text:p>
      <text:p text:style-name="P573">Arguments</text:p>
      <text:p text:style-name="P191"><text:span text:style-name="T225">string</text:span> – the string to be executed. This must be a valid QDL statement or it will fail</text:p>
      <text:p text:style-name="P573">Output</text:p>
      <text:p text:style-name="P192">Whatever the executes statement outputs.</text:p>
      <text:p text:style-name="P57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7" text:outline-level="3"/>
      <text:p text:style-name="Heading">Usage</text:p>
      <text:h text:style-name="P688" text:outline-level="3">halt</text:h>
      <text:p text:style-name="Heading">Description</text:p>
      <text:p text:style-name="P382">Halt processing of a script at the given line. <text:s/><text:span text:style-name="T608">This is normally used only in a debugging session in the workspace. <text:s/></text:span><text:span text:style-name="T610">See the workspace documentation for a treatment of how this is used.</text:span></text:p>
      <text:p text:style-name="P591">Usage</text:p>
      <text:p text:style-name="Preformatted_20_Text">halt([message])</text:p>
      <text:p text:style-name="Heading">Arguments</text:p>
      <text:p text:style-name="P383">message - (optional) a message to be displayed in the state indicator.</text:p>
      <text:p text:style-name="Heading">Output</text:p>
      <text:p text:style-name="P383">An integer which is the process identifier (pid). You may use this in the workspace to restart execution, attach to the state and inspect as well as other things.</text:p>
      <text:p text:style-name="Heading"><text:soft-page-break/>Example</text:p>
      <text:p text:style-name="P543">a := 2 + 3;</text:p>
      <text:p text:style-name="P543">halt(‘a was set’);</text:p>
      <text:p text:style-name="P543">// .. other stuff</text:p>
      <text:p text:style-name="P385"/>
      <text:p text:style-name="P38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10">)si list</text:span></text:p>
      <text:p text:style-name="Preformatted_20_Text">pid | active | line | time <text:s text:c="24"/>| size <text:s/>| message</text:p>
      <text:p text:style-name="P543">0 <text:s text:c="2"/>| <text:s text:c="2"/>* <text:s text:c="3"/>| <text:s text:c="5"/>| Mon Oct 26 16:15:20 CDT 2020 | 2965 <text:s/>| system</text:p>
      <text:p text:style-name="P542">1<text:span text:style-name="T609">1</text:span> <text:s/>| <text:s text:c="7"/>| <text:span text:style-name="T609">1</text:span> <text:s text:c="3"/>| Mon Oct 26 16:16:06 CDT 2020 | 3001 <text:s/>| a <text:span text:style-name="T609">was</text:span> set</text:p>
      <text:p text:style-name="P385"/>
      <text:p text:style-name="P385"><text:span text:style-name="T609">This shows that this pid, 11, is active and suspended. </text:span><text:span text:style-name="T610">The ampersand (&amp;) in the run command tell the workspace to clone its state</text:span><text:span text:style-name="T56"> in toto</text:span><text:span text:style-name="T159"> and run the script inside that. </text:span><text:span text:style-name="T56"><text:s/></text:span><text:span text:style-name="T609">See the workspace documentation for a full explanation.</text:span></text:p>
      <text:h text:style-name="P689" text:outline-level="3"><text:bookmark-start text:name="__RefHeading___Toc9970_1246888521"/>script_args<text:bookmark-end text:name="__RefHeading___Toc9970_1246888521"/></text:h>
      <text:p text:style-name="Heading">Description</text:p>
      <text:p text:style-name="P336">When a script is invoked, the arguments to it are given as a list of strings. <text:s/>This may be either from the command line <text:span text:style-name="T13">or</text:span><text:span text:style-name="T95"> an argument to the script_run() or script_load() functions. </text:span><text:span text:style-name="T150">Typically this is called </text:span><text:span text:style-name="T49">inside</text:span><text:span text:style-name="T150"> a running script to access the arguments passed in. <text:line-break/></text:span></text:p>
      <text:h text:style-name="Heading_20_3" text:outline-level="3">script_args</text:h>
      <text:p text:style-name="Heading">Usage</text:p>
      <text:p text:style-name="P296">script_args([index])</text:p>
      <text:p text:style-name="Heading">Arguments</text:p>
      <text:p text:style-name="P335"/>
      <text:p text:style-name="P335">index - (o<text:span text:style-name="T534">p</text:span>tional) an integer in the proper range.</text:p>
      <text:p text:style-name="Heading">Output</text:p>
      <text:p text:style-name="P335">no arguments - the number of arguments is returned.</text:p>
      <text:p text:style-name="P335">integer - the argument for that integer.</text:p>
      <text:p text:style-name="Heading"><text:soft-page-break/>Examples.</text:p>
      <text:p text:style-name="P335">In the case of invoking a script from the command line,</text:p>
      <text:p text:style-name="Preformatted_20_Text">qdl -run <text:span text:style-name="T549">my_</text:span>script.qdl arg0 arg1 arg2</text:p>
      <text:p text:style-name="P335"><text:line-break/>The arguments <text:s/><text:span text:style-name="T549">(</text:span><text:span text:style-name="T49">e.g. </text:span><text:span text:style-name="T150">about the first call inside </text:span><text:span text:style-name="T272">my_script.qdl</text:span><text:span text:style-name="T150">) </text:span>would be <text:span text:style-name="T549">accessed as </text:span></text:p>
      <text:p text:style-name="Preformatted_20_Text"><text:s text:c="4"/><text:span text:style-name="T549">say(</text:span>script_args()<text:span text:style-name="T549">); // how many passed in?</text:span></text:p>
      <text:p text:style-name="Preformatted_20_Text">3</text:p>
      <text:p text:style-name="Preformatted_20_Text"><text:s text:c="4"/><text:span text:style-name="T549">say(</text:span>script_args(1)<text:span text:style-name="T549">); // print out the second one (indices start at zero.)</text:span></text:p>
      <text:p text:style-name="Preformatted_20_Text">arg1</text:p>
      <text:p text:style-name="P335"/>
      <text:p text:style-name="P335"><text:span text:style-name="T534">Note that if the script is invoked from the command line, then only strings will result and may have to be converted to other types, </text:span><text:span text:style-name="T46">e.g</text:span><text:span text:style-name="T534">. with the </text:span><text:span text:style-name="T254">to_number()</text:span><text:span text:style-name="T534"> call.</text:span><text:line-break/></text:p>
      <text:p text:style-name="P34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6" text:outline-level="3"><text:bookmark-start text:name="__RefHeading___Toc720_3277173355"/>script_<text:span text:style-name="T525">load</text:span><text:bookmark-end text:name="__RefHeading___Toc720_3277173355"/></text:h>
      <text:p text:style-name="P573">Description</text:p>
      <text:p text:style-name="P202">Read a script from a file and execute it in the current environment. This means that any variables it sets of functions it defines are now part of the active workspace. Caution that this will overwrite whatever you have if there is a name clash.</text:p>
      <text:p text:style-name="P334">See also <text:span text:style-name="T225">script_run(), script_args(), script_path()</text:span></text:p>
      <text:p text:style-name="P573">Usage</text:p>
      <text:p text:style-name="Preformatted_20_Text">script_load(file_name<text:span text:style-name="T526">[,arg_list]</text:span>)</text:p>
      <text:p text:style-name="P573">Arguments</text:p>
      <text:p text:style-name="Text_20_body"><text:span text:style-name="T225">file_name</text:span><text:span text:style-name="T224"> </text:span>– the fully qualified path to the file</text:p>
      <text:p text:style-name="Text_20_body"><text:span text:style-name="T252">arg_</text:span><text:span text:style-name="T251">list</text:span><text:span text:style-name="T523"> - (optional) a list of <text:s/>arguments. Note that these will be converted to strings.</text:span></text:p>
      <text:p text:style-name="P587">Output</text:p>
      <text:p text:style-name="P202">None</text:p>
      <text:p text:style-name="P573">Examples</text:p>
      <text:p text:style-name="Preformatted_20_Text">script_load('/<text:span text:style-name="T372">home/bob/qdl/math_util.qdl');</text:span></text:p>
      <text:p text:style-name="P298"/>
      <text:h text:style-name="P646" text:outline-level="3"><text:bookmark-start text:name="__RefHeading___Toc722_3277173355"/><text:soft-page-break/>script_<text:span text:style-name="T525">run</text:span><text:bookmark-end text:name="__RefHeading___Toc722_3277173355"/></text:h>
      <text:p text:style-name="P573">Description</text:p>
      <text:p text:style-name="P202">Read a script from a file and execute it in a completely new environment. The output of the file is piped to the current console. </text:p>
      <text:p text:style-name="P573">Usage</text:p>
      <text:p text:style-name="Preformatted_20_Text">script_run(file_name<text:span text:style-name="T523">[,arg_list]</text:span>)</text:p>
      <text:p text:style-name="P573">Arguments</text:p>
      <text:p text:style-name="Text_20_body"><text:span text:style-name="T225">file_name</text:span> – the fully qualified path to the file</text:p>
      <text:p text:style-name="P333"><text:span text:style-name="T225">arg_</text:span><text:span text:style-name="T251">list</text:span> - (optional) <text:span text:style-name="T526">a list of scalar </text:span>arguments. </text:p>
      <text:p text:style-name="P573">Output</text:p>
      <text:p text:style-name="P202">none</text:p>
      <text:p text:style-name="P573">Examples</text:p>
      <text:p text:style-name="Preformatted_20_Text">script_run('/home/bob/qdl/<text:span text:style-name="T373">format_reports.qdl');</text:span></text:p>
      <text:p text:style-name="Text_20_body"><text:line-break/><text:span text:style-name="T523">If the script requires command line arguments, you may simply send them along:</text:span></text:p>
      <text:p text:style-name="P502">script_run('/home/bob/qdl/<text:span text:style-name="T373">format_reports.qdl', </text:span><text:span text:style-name="T564">[</text:span><text:span text:style-name="T373">'-w', 120</text:span><text:span text:style-name="T598">]</text:span><text:span text:style-name="T373">);</text:span></text:p>
      <text:p text:style-name="Text_20_body"><text:line-break/><text:span text:style-name="T524">In this case, it is the same as invoking this script from the command line like so:</text:span></text:p>
      <text:p text:style-name="Preformatted_20_Text">qdl -run /home/bob/qdl/<text:span text:style-name="T373">format_reports.qdl -</text:span>2 120</text:p>
      <text:h text:style-name="Heading_20_2" text:outline-level="2"><text:bookmark-start text:name="__RefHeading___Toc753_3277173355"/>General functions<text:bookmark-end text:name="__RefHeading___Toc753_3277173355"/></text:h>
      <text:p text:style-name="P309">These are functions that are generally appli<text:span text:style-name="T37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1">Get constants that QDL defines</text:p>
      <text:p text:style-name="Heading">Usage</text:p>
      <text:p text:style-name="P292">sys#constants(<text:span text:style-name="T511">[name]</text:span>)</text:p>
      <text:p text:style-name="Heading">Arguments</text:p>
      <text:p text:style-name="P311">None – <text:span text:style-name="T511">a complete stem consisting all system constants</text:span></text:p>
      <text:p text:style-name="P326"><text:soft-page-break/><text:span text:style-name="T225">name</text:span> – The value associated with this property name.</text:p>
      <text:p text:style-name="Heading">Output</text:p>
      <text:p text:style-name="P311">A stem consisting of various constants described in this document.</text:p>
      <text:p text:style-name="Heading">Examples</text:p>
      <text:p text:style-name="Preformatted_20_Text"><text:s text:c="2"/>print(sys#constants(), true)</text:p>
      <text:p text:style-name="P535">{</text:p>
      <text:p text:style-name="P535"><text:s/>var_type: {</text:p>
      <text:p text:style-name="P535"><text:s text:c="2"/>boolean:1,</text:p>
      <text:p text:style-name="P535"><text:s text:c="2"/>string:3,</text:p>
      <text:p text:style-name="P535"><text:s text:c="2"/>null:0,</text:p>
      <text:p text:style-name="P535"><text:s text:c="2"/>integer:2,</text:p>
      <text:p text:style-name="P535"><text:s text:c="2"/>decimal:5,</text:p>
      <text:p text:style-name="P535"><text:s text:c="2"/>stem:4,</text:p>
      <text:p text:style-name="P535"><text:s text:c="2"/>undefined:-1</text:p>
      <text:p text:style-name="P535"><text:s/>},</text:p>
      <text:p text:style-name="P535"><text:s/>file_types: {</text:p>
      <text:p text:style-name="P535"><text:s text:c="2"/>string:-1,</text:p>
      <text:p text:style-name="P535"><text:s text:c="2"/>binary:0,</text:p>
      <text:p text:style-name="P535"><text:s text:c="2"/>stem:1</text:p>
      <text:p text:style-name="P535"><text:s/>},</text:p>
      <text:p text:style-name="P535"><text:s/>detokenize: {</text:p>
      <text:p text:style-name="P535"><text:s text:c="2"/>prepend:1,</text:p>
      <text:p text:style-name="P535"><text:s text:c="2"/>omit_dangling_delimiter:2</text:p>
      <text:p text:style-name="P535"><text:s/>},</text:p>
      <text:p text:style-name="P535"><text:s/>error_codes: {</text:p>
      <text:p text:style-name="P535"><text:s text:c="2"/>system_error:-1</text:p>
      <text:p text:style-name="P535"><text:s/>}</text:p>
      <text:p text:style-name="P535">}</text:p>
      <text:p text:style-name="P312">This consists of the types of variables that are output from the <text:span text:style-name="T13">var_type</text:span><text:span text:style-name="T9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97">Name</text:p>
          </table:table-cell>
          <table:table-cell table:style-name="sys_23_constants.A1" office:value-type="string">
            <text:p text:style-name="P597">Value</text:p>
          </table:table-cell>
          <table:table-cell table:style-name="sys_23_constants.C1" office:value-type="string">
            <text:p text:style-name="P597">Description</text:p>
          </table:table-cell>
        </table:table-row>
        <table:table-row>
          <table:table-cell table:style-name="sys_23_constants.A2" office:value-type="string">
            <text:p text:style-name="P603">var_type.boolean</text:p>
          </table:table-cell>
          <table:table-cell table:style-name="sys_23_constants.A2" office:value-type="string">
            <text:p text:style-name="P617">1</text:p>
          </table:table-cell>
          <table:table-cell table:style-name="sys_23_constants.C2" office:value-type="string">
            <text:p text:style-name="P599"/>
          </table:table-cell>
        </table:table-row>
        <table:table-row>
          <table:table-cell table:style-name="sys_23_constants.A2" office:value-type="string">
            <text:p text:style-name="P603">var_type.decimal</text:p>
          </table:table-cell>
          <table:table-cell table:style-name="sys_23_constants.A2" office:value-type="string">
            <text:p text:style-name="P617">5</text:p>
          </table:table-cell>
          <table:table-cell table:style-name="sys_23_constants.C2" office:value-type="string">
            <text:p text:style-name="Table_20_Contents"/>
          </table:table-cell>
        </table:table-row>
        <table:table-row>
          <table:table-cell table:style-name="sys_23_constants.A2" office:value-type="string">
            <text:p text:style-name="P603">var_type.integer</text:p>
          </table:table-cell>
          <table:table-cell table:style-name="sys_23_constants.A2" office:value-type="string">
            <text:p text:style-name="P617">2</text:p>
          </table:table-cell>
          <table:table-cell table:style-name="sys_23_constants.C2" office:value-type="string">
            <text:p text:style-name="Table_20_Contents"/>
          </table:table-cell>
        </table:table-row>
        <table:table-row>
          <table:table-cell table:style-name="sys_23_constants.A2" office:value-type="string">
            <text:p text:style-name="P603">var_type.null</text:p>
          </table:table-cell>
          <table:table-cell table:style-name="sys_23_constants.A2" office:value-type="string">
            <text:p text:style-name="P617">0</text:p>
          </table:table-cell>
          <table:table-cell table:style-name="sys_23_constants.C2" office:value-type="string">
            <text:p text:style-name="Table_20_Contents"/>
          </table:table-cell>
        </table:table-row>
        <table:table-row>
          <table:table-cell table:style-name="sys_23_constants.A2" office:value-type="string">
            <text:p text:style-name="P603">var_type.stem</text:p>
          </table:table-cell>
          <table:table-cell table:style-name="sys_23_constants.A2" office:value-type="string">
            <text:p text:style-name="P617">4</text:p>
          </table:table-cell>
          <table:table-cell table:style-name="sys_23_constants.C2" office:value-type="string">
            <text:p text:style-name="Table_20_Contents"/>
          </table:table-cell>
        </table:table-row>
        <table:table-row>
          <table:table-cell table:style-name="sys_23_constants.A2" office:value-type="string">
            <text:p text:style-name="P603">var_type.string</text:p>
          </table:table-cell>
          <table:table-cell table:style-name="sys_23_constants.A2" office:value-type="string">
            <text:p text:style-name="P617">3</text:p>
          </table:table-cell>
          <table:table-cell table:style-name="sys_23_constants.C2" office:value-type="string">
            <text:p text:style-name="Table_20_Contents"/>
          </table:table-cell>
        </table:table-row>
        <table:table-row>
          <table:table-cell table:style-name="sys_23_constants.A2" office:value-type="string">
            <text:p text:style-name="P603">var_type.undefined</text:p>
          </table:table-cell>
          <table:table-cell table:style-name="sys_23_constants.A2" office:value-type="string">
            <text:p text:style-name="P594">-<text:span text:style-name="T509">1</text:span></text:p>
          </table:table-cell>
          <table:table-cell table:style-name="sys_23_constants.C2" office:value-type="string">
            <text:p text:style-name="Table_20_Contents"/>
          </table:table-cell>
        </table:table-row>
        <table:table-row>
          <table:table-cell table:style-name="sys_23_constants.A2" office:value-type="string">
            <text:p text:style-name="P604">error_codes.system_error</text:p>
          </table:table-cell>
          <table:table-cell table:style-name="sys_23_constants.A2" office:value-type="string">
            <text:p text:style-name="P594">-<text:span text:style-name="T506">1</text:span></text:p>
          </table:table-cell>
          <table:table-cell table:style-name="sys_23_constants.C2" office:value-type="string">
            <text:p text:style-name="P600">Used in try – catch blocks. If there is some internal error processing then this is raised and a message set.</text:p>
          </table:table-cell>
        </table:table-row>
        <table:table-row>
          <table:table-cell table:style-name="sys_23_constants.A2" office:value-type="string">
            <text:p text:style-name="P605">file_type.binary</text:p>
          </table:table-cell>
          <table:table-cell table:style-name="sys_23_constants.A2" office:value-type="string">
            <text:p text:style-name="P602">0</text:p>
          </table:table-cell>
          <table:table-cell table:style-name="sys_23_constants.C2" office:value-type="string">
            <text:p text:style-name="P601">Return file contents as base 64 encoded byte stream</text:p>
          </table:table-cell>
        </table:table-row>
        <table:table-row>
          <table:table-cell table:style-name="sys_23_constants.A2" office:value-type="string">
            <text:p text:style-name="P605">file_type.stem</text:p>
          </table:table-cell>
          <table:table-cell table:style-name="sys_23_constants.A2" office:value-type="string">
            <text:p text:style-name="P602">1</text:p>
          </table:table-cell>
          <table:table-cell table:style-name="sys_23_constants.C2" office:value-type="string">
            <text:p text:style-name="P601">Return file contents in a stem list, one entry per line </text:p>
          </table:table-cell>
        </table:table-row>
        <text:soft-page-break/>
        <table:table-row>
          <table:table-cell table:style-name="sys_23_constants.A2" office:value-type="string">
            <text:p text:style-name="P605">file_type.string</text:p>
          </table:table-cell>
          <table:table-cell table:style-name="sys_23_constants.A2" office:value-type="string">
            <text:p text:style-name="P594">-<text:span text:style-name="T507">1</text:span></text:p>
          </table:table-cell>
          <table:table-cell table:style-name="sys_23_constants.C2" office:value-type="string">
            <text:p text:style-name="P601">Return file contents as single string</text:p>
          </table:table-cell>
        </table:table-row>
        <table:table-row>
          <table:table-cell table:style-name="sys_23_constants.A2" office:value-type="string">
            <text:p text:style-name="P611">detokenize.prepend</text:p>
          </table:table-cell>
          <table:table-cell table:style-name="sys_23_constants.A2" office:value-type="string">
            <text:p text:style-name="P619">1</text:p>
          </table:table-cell>
          <table:table-cell table:style-name="sys_23_constants.C2" office:value-type="string">
            <text:p text:style-name="P620">See the detokenize function section</text:p>
          </table:table-cell>
        </table:table-row>
        <table:table-row>
          <table:table-cell table:style-name="sys_23_constants.A2" office:value-type="string">
            <text:p text:style-name="P611">detokenize.omit_dangling_delimiter</text:p>
          </table:table-cell>
          <table:table-cell table:style-name="sys_23_constants.A2" office:value-type="string">
            <text:p text:style-name="P619">2</text:p>
          </table:table-cell>
          <table:table-cell table:style-name="sys_23_constants.C2" office:value-type="string">
            <text:p text:style-name="P620">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90">D</text:span>escription</text:p>
      <text:p text:style-name="P310">Get various bits of system information in a stem.</text:p>
      <text:p text:style-name="Heading">Usage</text:p>
      <text:p text:style-name="P291">sys#info(<text:span text:style-name="T510">[name]</text:span>)</text:p>
      <text:p text:style-name="Heading">Arguments </text:p>
      <text:p text:style-name="P310">None – <text:span text:style-name="T510">a stem consisting of all properties</text:span></text:p>
      <text:p text:style-name="P325"><text:span text:style-name="T225">name</text:span> – If a single property name is specified, that is returned or an empty string if the property is undefined.</text:p>
      <text:p text:style-name="Heading">Output</text:p>
      <text:p text:style-name="P310">A stem with various bits of system information. <text:span text:style-name="T535">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91">The major bits of this are</text:span></text:p>
      <text:list xml:id="list2704644804" text:style-name="L8">
        <text:list-item>
          <text:p text:style-name="P737"><text:soft-page-break/>qdl_version<text:span text:style-name="T95"> = information about the currently running version of QDL </text:span><text:span text:style-name="T130">and how it was built.</text:span></text:p>
        </text:list-item>
        <text:list-item>
          <text:p text:style-name="P737">user<text:span text:style-name="T95"> = information about the user, such ash their home directory</text:span></text:p>
        </text:list-item>
        <text:list-item>
          <text:p text:style-name="P737">boot<text:span text:style-name="T95"> = information the system used to boot itself. </text:span></text:p>
        </text:list-item>
        <text:list-item>
          <text:p text:style-name="P737">os<text:span text:style-name="T95"> = information about the current operating system QDL is running under and</text:span></text:p>
        </text:list-item>
        <text:list-item>
          <text:p text:style-name="P737">system<text:span text:style-name="T9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4">Not all of these may be available, depending on various combinations of hardware and systems.</text:p>
      <text:p text:style-name="P323"/>
      <table:table table:name="Table2" table:style-name="Table2">
        <table:table-column table:style-name="Table2.A"/>
        <table:table-column table:style-name="Table2.B"/>
        <table:table-row>
          <table:table-cell table:style-name="Table2.A1" office:value-type="string">
            <text:p text:style-name="P596">Name</text:p>
          </table:table-cell>
          <table:table-cell table:style-name="Table2.B1" office:value-type="string">
            <text:p text:style-name="P598">Description</text:p>
          </table:table-cell>
        </table:table-row>
        <table:table-row>
          <table:table-cell table:style-name="Table2.A2" office:value-type="string">
            <text:p text:style-name="P606">user.home_dir</text:p>
          </table:table-cell>
          <table:table-cell table:style-name="Table2.B2" office:value-type="string">
            <text:p text:style-name="P612">The home directory for the user in the ambient operation system</text:p>
          </table:table-cell>
        </table:table-row>
        <table:table-row>
          <table:table-cell table:style-name="Table2.A2" office:value-type="string">
            <text:p text:style-name="P606">user.<text:span text:style-name="T508">invocation</text:span>_dir</text:p>
          </table:table-cell>
          <table:table-cell table:style-name="Table2.B2" office:value-type="string">
            <text:p text:style-name="P612">The directory from which QDL was started. </text:p>
          </table:table-cell>
        </table:table-row>
        <table:table-row>
          <table:table-cell table:style-name="Table2.A2" office:value-type="string">
            <text:p text:style-name="P607">system.initial_memory</text:p>
          </table:table-cell>
          <table:table-cell table:style-name="Table2.B2" office:value-type="string">
            <text:p text:style-name="P613">Amount of RAM allocated to QDL at system startup. Depending on the system, more may be allocated as needed</text:p>
          </table:table-cell>
        </table:table-row>
        <table:table-row>
          <table:table-cell table:style-name="Table2.A2" office:value-type="string">
            <text:p text:style-name="P607">system.jvm_version</text:p>
          </table:table-cell>
          <table:table-cell table:style-name="Table2.B2" office:value-type="string">
            <text:p text:style-name="P613">The version of the Java virtual machine that is running QDL</text:p>
          </table:table-cell>
        </table:table-row>
        <table:table-row>
          <table:table-cell table:style-name="Table2.A2" office:value-type="string">
            <text:p text:style-name="P607">system.processors</text:p>
          </table:table-cell>
          <table:table-cell table:style-name="Table2.B2" office:value-type="string">
            <text:p text:style-name="P613">The number of CPUs that are capable of being used by QDL.</text:p>
          </table:table-cell>
        </table:table-row>
        <table:table-row>
          <table:table-cell table:style-name="Table2.A2" office:value-type="string">
            <text:p text:style-name="P608">os.architecture</text:p>
          </table:table-cell>
          <table:table-cell table:style-name="Table2.B2" office:value-type="string">
            <text:p text:style-name="P614">The architecture (underlying hardware info) for the current operating system</text:p>
          </table:table-cell>
        </table:table-row>
        <table:table-row>
          <table:table-cell table:style-name="Table2.A2" office:value-type="string">
            <text:p text:style-name="P608">os.name</text:p>
          </table:table-cell>
          <table:table-cell table:style-name="Table2.B2" office:value-type="string">
            <text:p text:style-name="P614">The name of the operating system</text:p>
          </table:table-cell>
        </table:table-row>
        <table:table-row>
          <table:table-cell table:style-name="Table2.A2" office:value-type="string">
            <text:p text:style-name="P608">os.version</text:p>
          </table:table-cell>
          <table:table-cell table:style-name="Table2.B2" office:value-type="string">
            <text:p text:style-name="P614">The current version of the operating system</text:p>
          </table:table-cell>
        </table:table-row>
        <table:table-row>
          <table:table-cell table:style-name="Table2.A2" office:value-type="string">
            <text:p text:style-name="P609">qdl_version.version</text:p>
          </table:table-cell>
          <table:table-cell table:style-name="Table2.B2" office:value-type="string">
            <text:p text:style-name="P615">The actual version of QDL you are running.</text:p>
          </table:table-cell>
        </table:table-row>
        <table:table-row>
          <table:table-cell table:style-name="Table2.A2" office:value-type="string">
            <text:p text:style-name="P609">qdl_version.created_by</text:p>
          </table:table-cell>
          <table:table-cell table:style-name="Table2.B2" office:value-type="string">
            <text:p text:style-name="P615">The user that compiled this version of QDL</text:p>
          </table:table-cell>
        </table:table-row>
        <table:table-row>
          <table:table-cell table:style-name="Table2.A2" office:value-type="string">
            <text:p text:style-name="P609">qdl_version.build_jdk</text:p>
          </table:table-cell>
          <table:table-cell table:style-name="Table2.B2" office:value-type="string">
            <text:p text:style-name="P615">The version of the JDK under which this version of QDL was compiled.</text:p>
          </table:table-cell>
        </table:table-row>
        <table:table-row>
          <table:table-cell table:style-name="Table2.A2" office:value-type="string">
            <text:p text:style-name="P609">qdl_version.build_nr</text:p>
          </table:table-cell>
          <table:table-cell table:style-name="Table2.B2" office:value-type="string">
            <text:p text:style-name="P615">The build number for this version of QDL</text:p>
          </table:table-cell>
        </table:table-row>
        <table:table-row>
          <table:table-cell table:style-name="Table2.A2" office:value-type="string">
            <text:p text:style-name="P609">qdl_version.build_time</text:p>
          </table:table-cell>
          <table:table-cell table:style-name="Table2.B2" office:value-type="string">
            <text:p text:style-name="P615">The time stamp when this version of QDL was built</text:p>
          </table:table-cell>
        </table:table-row>
        <table:table-row>
          <table:table-cell table:style-name="Table2.A2" office:value-type="string">
            <text:p text:style-name="P610">boot.qdl_home</text:p>
          </table:table-cell>
          <table:table-cell table:style-name="Table2.B2" office:value-type="string">
            <text:p text:style-name="P616">The home directory set for QDL. Any relative file operations are resolved against this</text:p>
          </table:table-cell>
        </table:table-row>
        <table:table-row>
          <table:table-cell table:style-name="Table2.A2" office:value-type="string">
            <text:p text:style-name="P610">boot.boot_script</text:p>
          </table:table-cell>
          <table:table-cell table:style-name="Table2.B2" office:value-type="string">
            <text:p text:style-name="P616">Path to any boot script that was be run on start</text:p>
          </table:table-cell>
        </table:table-row>
        <table:table-row>
          <table:table-cell table:style-name="Table2.A2" office:value-type="string">
            <text:p text:style-name="P610">boot.cfg_file</text:p>
          </table:table-cell>
          <table:table-cell table:style-name="Table2.B2" office:value-type="string">
            <text:p text:style-name="P616">The configuration file that was used</text:p>
          </table:table-cell>
        </table:table-row>
        <table:table-row>
          <table:table-cell table:style-name="Table2.A2" office:value-type="string">
            <text:p text:style-name="P610">boot_cfg.name</text:p>
          </table:table-cell>
          <table:table-cell table:style-name="Table2.B2" office:value-type="string">
            <text:p text:style-name="P616">The name of the configuration in the configuration file</text:p>
          </table:table-cell>
        </table:table-row>
        <text:soft-page-break/>
        <table:table-row>
          <table:table-cell table:style-name="Table2.A2" office:value-type="string">
            <text:p text:style-name="P610">boot.log_file</text:p>
          </table:table-cell>
          <table:table-cell table:style-name="Table2.B2" office:value-type="string">
            <text:p text:style-name="P616">The file used for logging</text:p>
          </table:table-cell>
        </table:table-row>
        <table:table-row>
          <table:table-cell table:style-name="Table2.A2" office:value-type="string">
            <text:p text:style-name="P610">boot.log_name</text:p>
          </table:table-cell>
          <table:table-cell table:style-name="Table2.B2" office:value-type="string">
            <text:p text:style-name="P616">Entries within the boot file are prefixed with this so they can be searched for.</text:p>
          </table:table-cell>
        </table:table-row>
        <table:table-row>
          <table:table-cell table:style-name="Table2.A2" office:value-type="string">
            <text:p text:style-name="P610"><text:span text:style-name="T536">boot.</text:span>server_mode_on</text:p>
          </table:table-cell>
          <table:table-cell table:style-name="Table2.B2" office:value-type="string">
            <text:p text:style-name="P618">Is this running in server mode?</text:p>
          </table:table-cell>
        </table:table-row>
      </table:table>
      <text:p text:style-name="P139"/>
      <text:h text:style-name="P690" text:outline-level="3"><text:bookmark-start text:name="__RefHeading___Toc755_3277173355"/>is_defined<text:bookmark-end text:name="__RefHeading___Toc755_3277173355"/></text:h>
      <text:p text:style-name="P574">Description</text:p>
      <text:p text:style-name="P140">A scalar-only function that will return if a given variais_definedble is defined, <text:span text:style-name="T13">i.e</text:span>., has been assigned a value.</text:p>
      <text:p text:style-name="P574">Usage</text:p>
      <text:p text:style-name="P443">is_defined(<text:span text:style-name="T13">var</text:span><text:span text:style-name="T95">)</text:span></text:p>
      <text:p text:style-name="P574">Arguments</text:p>
      <text:p text:style-name="P140"><text:span text:style-name="T225">var</text:span> is the variable. Remember that stem variables end with a period if you are addressing the entire thing.</text:p>
      <text:p text:style-name="P574">Output</text:p>
      <text:p text:style-name="P140">A boolean.</text:p>
      <text:p text:style-name="P574">Examples</text:p>
      <text:p text:style-name="P443"><text:s text:c="4"/>a := 'foo';</text:p>
      <text:p text:style-name="P443"><text:s text:c="4"/>say(is_defined(a));</text:p>
      <text:p text:style-name="P443">true</text:p>
      <text:p text:style-name="P443"/>
      <text:p text:style-name="P443"><text:s text:c="4"/>say(is_defined(b));</text:p>
      <text:p text:style-name="P443">false</text:p>
      <text:p text:style-name="P443"/>
      <text:p text:style-name="P445"><text:s text:c="4"/>b. := make_index(4);</text:p>
      <text:p text:style-name="P445"><text:s text:c="4"/>say(is_defined(b.));</text:p>
      <text:p text:style-name="P443">true</text:p>
      <text:p text:style-name="P443"/>
      <text:p text:style-name="P443"><text:s text:c="4"/>say(is_defined(b.1));</text:p>
      <text:p text:style-name="P443">true</text:p>
      <text:p text:style-name="P443"/>
      <text:p text:style-name="P443"><text:s text:c="4"/>say(is_defined(b.woof));</text:p>
      <text:p text:style-name="P443">false</text:p>
      <text:p text:style-name="P140"><text:line-break/>This last example shows that if a stem is defined, then you can use this to check the elements as well.</text:p>
      <text:h text:style-name="P691" text:outline-level="3"><text:bookmark-start text:name="__RefHeading___Toc570_3277173355"/><text:soft-page-break/>is_function<text:bookmark-end text:name="__RefHeading___Toc570_3277173355"/></text:h>
      <text:p text:style-name="P574">Description</text:p>
      <text:p text:style-name="P151">Checks if a symbol is a function.</text:p>
      <text:p text:style-name="P574">Usage</text:p>
      <text:p text:style-name="P152">is_function(<text:span text:style-name="T13">var </text:span><text:span text:style-name="T14">[, argCount]</text:span>)</text:p>
      <text:p text:style-name="P574">Arguments</text:p>
      <text:p text:style-name="P152"><text:span text:style-name="T225">var</text:span> is a string that contains the name of the function.</text:p>
      <text:p text:style-name="P153"><text:span text:style-name="T231">a</text:span><text:span text:style-name="T225">rgCount</text:span> <text:span text:style-name="T373">(</text:span>optional<text:span text:style-name="T373">) – </text:span><text:s/>This is the number of arguments that the function may accept. If you omit it than the result will reflect if there is <text:span text:style-name="T64"><text:s/>any</text:span><text:span text:style-name="T174"> such named function, regardless of argument count.</text:span></text:p>
      <text:p text:style-name="P574">Output</text:p>
      <text:p text:style-name="P152">A boolean which is <text:span text:style-name="T3">true</text:span><text:span text:style-name="T78"> if the function is defined in the current scope.</text:span></text:p>
      <text:p text:style-name="P574">Examples</text:p>
      <text:p text:style-name="P152">In this case, a function, <text:span text:style-name="T13">f</text:span><text:span text:style-name="T95"> is defined in a module called </text:span><text:span text:style-name="T13">mytest:functions</text:span><text:span text:style-name="T95"> </text:span></text:p>
      <text:p text:style-name="P443"><text:s text:c="4"/>say(is_defined('f'));</text:p>
      <text:p text:style-name="P443">false</text:p>
      <text:p text:style-name="P443"><text:s text:c="4"/>import('mytest:functions');</text:p>
      <text:p text:style-name="P443"><text:s text:c="4"/>say(is_defined('f'));</text:p>
      <text:p text:style-name="P443">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9"><text:span text:style-name="T517">G</text:span>et or list the environment variscript_pathables for the system. <text:span text:style-name="T51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6"><text:soft-page-break/>Usage</text:p>
      <text:p text:style-name="P293">os_env([arg0, arg1,… ])</text:p>
      <text:p text:style-name="Heading">Arguments</text:p>
      <text:p text:style-name="P319">No argument means to list all of the environment variables.</text:p>
      <text:p text:style-name="P319">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1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3">e.g.</text:span><text:span text:style-name="T95">, a shell script and then access them in QDL.</text:span><text:span text:style-name="T139"> </text:span></text:p>
      <text:p text:style-name="P328"><text:span text:style-name="T139">A </text:span><text:span text:style-name="T95">final note is that in server mode, all requests to get information about the system will only return an empty string. script_path</text:span></text:p>
      <text:p text:style-name="Heading">Examples</text:p>
      <text:p text:style-name="Preformatted_20_Text"><text:s text:c="4"/>os_env('<text:span text:style-name="T501">HOME</text:span>')</text:p>
      <text:p text:style-name="P468">/<text:span text:style-name="T501">home/userName</text:span></text:p>
      <text:p text:style-name="P319"/>
      <text:p text:style-name="P319">In this case, the request is for the user's home directory and that is returned.</text:p>
      <text:p text:style-name="Heading">Another example</text:p>
      <text:p text:style-name="P327">This parses the path on unix systems:</text:p>
      <text:p text:style-name="Preformatted_20_Text"><text:s text:c="2"/>tokenize(os_env('PATH'),':')</text:p>
      <text:p text:style-name="Preformatted_20_Text"><text:span text:style-name="T589">[</text:span>/usr/local/sbin,/usr/local/bin,/usr/sbin,/usr/bin,/sbin,/bin,/usr/games,/usr/local/games,/snap/bin<text:span text:style-name="T589">]</text:span></text:p>
      <text:p text:style-name="Text_20_body"><text:line-break/><text:span text:style-name="T517">So each element of the list is a path component.</text:span></text:p>
      <text:h text:style-name="P642" text:outline-level="3"><text:bookmark-start text:name="__RefHeading___Toc757_3277173355"/>remove<text:bookmark-end text:name="__RefHeading___Toc757_3277173355"/></text:h>
      <text:p text:style-name="P574">Description</text:p>
      <text:p text:style-name="P189">Remove a <text:span text:style-name="T518">variable</text:span> and its values from the symbol table. </text:p>
      <text:p text:style-name="P574">Usage</text:p>
      <text:p text:style-name="P443">remove(<text:span text:style-name="T368">var</text:span>)</text:p>
      <text:p text:style-name="P574"><text:soft-page-break/>Arguments</text:p>
      <text:p text:style-name="P189">var – a <text:span text:style-name="T518">variable </text:span>or <text:span text:style-name="T518">string (name of object) to </text:span>to be removed. <text:span text:style-name="T518">If you supply the variable, then that is removed </text:span><text:span text:style-name="T43">not </text:span><text:span text:style-name="T140"><text:s/>its value</text:span><text:span text:style-name="T518">. If you supply a string (as a constant) then that is removed.</text:span></text:p>
      <text:p text:style-name="P574">Output</text:p>
      <text:p text:style-name="P329">True if it was removed, false otherwise.</text:p>
      <text:p text:style-name="P579">Examples</text:p>
      <text:p text:style-name="P215">Here we define a stem and check is defined, then remove it.</text:p>
      <text:p text:style-name="P443"><text:s text:c="4"/>t. := indices(5);</text:p>
      <text:p text:style-name="P443"><text:s text:c="4"/>say(is_defined(t.));</text:p>
      <text:p text:style-name="P443">true</text:p>
      <text:p text:style-name="P443"/>
      <text:p text:style-name="P443"><text:s text:c="4"/>remove(t.);</text:p>
      <text:p text:style-name="P443"><text:s text:c="4"/>say(is_defined(t.));</text:p>
      <text:p text:style-name="P443">false</text:p>
      <text:p text:style-name="P443"/>
      <text:p text:style-name="P189">Here we set a variable then remove it.</text:p>
      <text:p text:style-name="P443"><text:s text:c="4"/></text:p>
      <text:p text:style-name="P443"><text:s text:c="4"/>p := 'abc';</text:p>
      <text:p text:style-name="P443"><text:s text:c="4"/>say(is_defined(p));</text:p>
      <text:p text:style-name="P443">true</text:p>
      <text:p text:style-name="P443"><text:s text:c="4"/>remove(p);</text:p>
      <text:p text:style-name="P443"><text:s text:c="4"/>say(is_defined(p));</text:p>
      <text:p text:style-name="P443">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95">the </text:span><text:span text:style-name="T13">entire</text:span><text:span text:style-name="T95"> sub-stem x. </text:span><text:span text:style-name="T111">Use with care!</text:span></text:p>
      <text:p text:style-name="Preformatted_20_Text"><text:s text:c="2"/>stem.0<text:change-start text:change-id="ct94566120635888"/>.<text:change-end text:change-id="ct94566120635888"/> := indices(3)</text:p>
      <text:p text:style-name="Preformatted_20_Text"><text:s text:c="2"/>stem.<text:span text:style-name="T560">foo</text:span>:= 5</text:p>
      <text:p text:style-name="Preformatted_20_Text"><text:s text:c="2"/>stem.</text:p>
      <text:p text:style-name="P536"><text:s text:c="4"/>[[0,1,2]]~{</text:p>
      <text:p text:style-name="P536"><text:s/>foo:5</text:p>
      <text:p text:style-name="P536">}</text:p>
      <text:p text:style-name="P536"><text:s text:c="2"/>is_defined(stem.0)</text:p>
      <text:p text:style-name="Preformatted_20_Text">true</text:p>
      <text:p text:style-name="Preformatted_20_Text"><text:s text:c="2"/>remove(stem.0)</text:p>
      <text:p text:style-name="P460">true</text:p>
      <text:p text:style-name="P459"><text:s text:c="2"/>is_defined(stem.0)</text:p>
      <text:p text:style-name="P459">false</text:p>
      <text:p text:style-name="P459"/>
      <text:p text:style-name="P459"/>
      <text:p text:style-name="P525"><text:change text:change-id="ct94566119543712"/><text:s text:c="2"/>stem.</text:p>
      <text:p text:style-name="P525">{</text:p>
      <text:p text:style-name="P525"><text:s/>foo:5</text:p>
      <text:p text:style-name="P526"><text:soft-page-break/>} <text:s/><text:change-start text:change-id="ct94566119447632"/></text:p>
      <text:p text:style-name="P526"><text:change-end text:change-id="ct94566119447632"/></text:p>
      <text:p text:style-name="Heading"><text:line-break/><text:span text:style-name="T518">Another example of passing in variables vs. a string.</text:span></text:p>
      <text:p text:style-name="P33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92" text:outline-level="3"><text:bookmark-start text:name="__RefHeading___Toc9982_1246888521"/>script_path, sys#script_path<text:bookmark-end text:name="__RefHeading___Toc9982_1246888521"/></text:h>
      <text:p text:style-name="Heading">Description</text:p>
      <text:p text:style-name="P331">Get or set the current script path. <text:span text:style-name="T521">This only affects </text:span><text:span text:style-name="T251">script_</text:span><text:span text:style-name="T250">run()</text:span><text:span text:style-name="T521"> and </text:span><text:span text:style-name="T250">script_</text:span><text:span text:style-name="T251">load</text:span><text:span text:style-name="T250">()</text:span><text:span text:style-name="T521"> </text:span>This is the set of all paths (including vfs paths) that will be checked when running scripts. <text:s/>If you run a script with an absolute path, e.g.</text:p>
      <text:p text:style-name="P57">/ <text:span text:style-name="T95">home/bob/scripts/init.qdl</text:span></text:p>
      <text:p text:style-name="P57"><text:span text:style-name="T95">Then the script is run. If the path is relative, then it will be checked against the paths in this variable. </text:span><text:span text:style-name="T142">Specifying a scheme restricts resolution to that scheme. No scheme means every path will be checked.</text:span><text:span text:style-name="T95"> </text:span></text:p>
      <text:p text:style-name="P83">So if</text:p>
      <text:p text:style-name="Preformatted_20_Text"><text:s text:c="3"/><text:span text:style-name="T519">script_path()</text:span></text:p>
      <text:p text:style-name="P501">{</text:p>
      <text:p text:style-name="P501"><text:s text:c="3"/>0=vfs#/pt/temp/,</text:p>
      <text:p text:style-name="P501"><text:s text:c="3"/><text:span text:style-name="T520">1=/usr/share/qdl</text:span></text:p>
      <text:p text:style-name="P501">}</text:p>
      <text:p text:style-name="P332"/>
      <text:p text:style-name="P332">Then here are the resolutions for paths</text:p>
      <text:list xml:id="list3480049492" text:style-name="L9">
        <text:list-item>
          <text:p text:style-name="P738">vfs#init.qdl ==&gt; vfs#/pt/temp/init.qdl</text:p>
        </text:list-item>
        <text:list-item>
          <text:p text:style-name="P738">vfs#ncsa/reset.qdl ==&gt; vfs#/pt/temp/ncsa/reset.qdl</text:p>
        </text:list-item>
        <text:list-item>
          <text:p text:style-name="P738"><text:soft-page-break/>init.qdl ==&gt; vfs#/pt/temp/init.qdl, /<text:span text:style-name="T141">usr</text:span><text:span text:style-name="T44">/</text:span><text:span text:style-name="T141">share/qdl/init.qdl</text:span></text:p>
        </text:list-item>
        <text:list-item>
          <text:p text:style-name="P739"><text:span text:style-name="T225">abc#boot.qdl ==&gt;</text:span> <text:span text:style-name="T13">none</text:span>, because abc is not a scheme here.</text:p>
        </text:list-item>
        <text:list-item>
          <text:p text:style-name="P740"><text:span text:style-name="T225">#boot.qdl ==&gt; /usr/share/qdl/boot.qdl</text:span> No scheme means to force resolution in the local file system, <text:span text:style-name="T522">which is the default. Note that if QDL is in server mode, this will fail.</text:span></text:p>
        </text:list-item>
      </text:list>
      <text:p text:style-name="P337">Finally, this can <text:span text:style-name="T527">(and should) </text:span>be set in the configuration so please consult the documentation there.</text:p>
      <text:p text:style-name="Heading">Usage</text:p>
      <text:p text:style-name="P295">script_path([string | stem.])</text:p>
      <text:p text:style-name="Heading">Arguments</text:p>
      <text:p text:style-name="P331">none - Return the current list of paths</text:p>
      <text:p text:style-name="P331"><text:span text:style-name="T225">string</text:span> - a string of paths in the form path0:path1:path2… i.e., each path is separated by a colon </text:p>
      <text:p text:style-name="P331"><text:span text:style-name="T225">stem. </text:span>- a list of paths, one per entry</text:p>
      <text:p text:style-name="Heading">Output</text:p>
      <text:p text:style-name="P331">If no argument, a stem of the current paths. Otherwise true if the path was set from the argument.</text:p>
      <text:p text:style-name="Heading">Example</text:p>
      <text:p text:style-name="P500"><text:s text:c="4"/>script_path()</text:p>
      <text:p text:style-name="P500"><text:span text:style-name="T590">[</text:span> vfs#/mysql/,</text:p>
      <text:p text:style-name="P500"><text:s/>vfs#/pt/temp/</text:p>
      <text:p text:style-name="P528">]</text:p>
      <text:p text:style-name="Text_20_body"><text:line-break/><text:span text:style-name="T519">In this case, two paths will be checked and both are in virtual file systems.</text:span></text:p>
      <text:h text:style-name="P693" text:outline-level="3">to_boolean</text:h>
      <text:p text:style-name="Heading">Description</text:p>
      <text:p text:style-name="P39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396">arg - any value, including stems. Conversion is as follows:</text:p>
      <text:p text:style-name="P398">boolean - no change</text:p>
      <text:p text:style-name="P398"><text:soft-page-break/>string - returns logical <text:span text:style-name="T13">true</text:span><text:span text:style-name="T95"> if the argument is 'true' (case sensitive)</text:span></text:p>
      <text:p text:style-name="P398"><text:span text:style-name="T95">integer - returns </text:span><text:span text:style-name="T13">true</text:span><text:span text:style-name="T95"> if and only if the value equals 1</text:span></text:p>
      <text:p text:style-name="P398"><text:span text:style-name="T95">decimal - return </text:span><text:span text:style-name="T13">true</text:span><text:span text:style-name="T95"> if and only if the integer part equals 1.</text:span></text:p>
      <text:p text:style-name="P91">stems – applied to each element.</text:p>
      <text:p text:style-name="Heading">Output</text:p>
      <text:p text:style-name="P396">A boolean value or values if applicable.</text:p>
      <text:p text:style-name="Heading">Examples</text:p>
      <text:p text:style-name="P397"><text:span text:style-name="T621">Examples of converting each type. Note that with the decimal, only the integer portion is checked and that must be equal to 1 in order to get a </text:span><text:span text:style-name="T59">true </text:span><text:span text:style-name="T16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48"><text:s text:c="2"/>to_boolean([0,1,0])</text:p>
      <text:p text:style-name="Preformatted_20_Text">[false,true,false]</text:p>
      <text:p text:style-name="Heading">Description</text:p>
      <text:p text:style-name="P338">Convert a scalar or simple stem to numbers.</text:p>
      <text:p text:style-name="Heading">Usage</text:p>
      <text:p text:style-name="P297">to_number(scalar | stem.)</text:p>
      <text:p text:style-name="Heading">Arguments</text:p>
      <text:p text:style-name="P338"><text:span text:style-name="T225">scalar</text:span> – any type is accepted. </text:p>
      <text:p text:style-name="P338"><text:span text:style-name="T225">stem.</text:span> – a stem o<text:span text:style-name="T532">f</text:span> scalars. At this point nested stems are not processed.</text:p>
      <text:p text:style-name="Heading">Output</text:p>
      <text:p text:style-name="P338">A number or stem of numbers. The types may be mixed (so integers and decimals). Note that boolean values <text:span text:style-name="T13">true</text:span> and <text:span text:style-name="T13">false</text:span> are converted to resp. 1 and 0. <text:span text:style-name="T530">Numbers are simply returned, unchanged. The value </text:span><text:span text:style-name="T253">null</text:span><text:span text:style-name="T530"> cannot be converted and if found will raise an error.</text:span></text:p>
      <text:p text:style-name="Heading"><text:soft-page-break/>Examples</text:p>
      <text:p text:style-name="P33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28">3</text:span> := 365</text:p>
      <text:p text:style-name="Text_20_body"><text:line-break/><text:span text:style-name="T529">To convert everything that is not already a number to a number:</text:span></text:p>
      <text:p text:style-name="Preformatted_20_Text"><text:s text:c="2"/>to_number(s.)</text:p>
      <text:p text:style-name="P527">[</text:p>
      <text:p text:style-name="Preformatted_20_Text"><text:s/>123,</text:p>
      <text:p text:style-name="Preformatted_20_Text"><text:s/>-3.14159,</text:p>
      <text:p text:style-name="Preformatted_20_Text"><text:s/>1,</text:p>
      <text:p text:style-name="Preformatted_20_Text"><text:s/>365</text:p>
      <text:p text:style-name="P527">]</text:p>
      <text:p text:style-name="Text_20_body"><text:line-break/><text:span text:style-name="T529">Here is a check that indeed these are numbers:</text:span></text:p>
      <text:p text:style-name="Preformatted_20_Text"><text:s text:c="2"/>5 + to_number(s.)</text:p>
      <text:p text:style-name="P527">[</text:p>
      <text:p text:style-name="Preformatted_20_Text"><text:s/>128,</text:p>
      <text:p text:style-name="Preformatted_20_Text"><text:s/>1.85841,</text:p>
      <text:p text:style-name="Preformatted_20_Text"><text:s/><text:span text:style-name="T531">6</text:span>,</text:p>
      <text:p text:style-name="Preformatted_20_Text"><text:s/>370</text:p>
      <text:p text:style-name="P527">]</text:p>
      <text:p text:style-name="Text_20_body"><text:line-break/><text:span text:style-name="T529">Just as a check, adding 5 to each element will either concatenate if a string or (in the case of s.3) add it:</text:span></text:p>
      <text:p text:style-name="Preformatted_20_Text"><text:s text:c="2"/>5 + s.</text:p>
      <text:p text:style-name="P527">[</text:p>
      <text:p text:style-name="Preformatted_20_Text"><text:s/>5123,</text:p>
      <text:p text:style-name="Preformatted_20_Text"><text:s/>5-3.14159,</text:p>
      <text:p text:style-name="Preformatted_20_Text"><text:s/>5true,</text:p>
      <text:p text:style-name="Preformatted_20_Text"><text:s/>370</text:p>
      <text:p text:style-name="P527">]</text:p>
      <text:h text:style-name="P694" text:outline-level="3"><text:bookmark-start text:name="__RefHeading___Toc9986_1246888521"/>to_string<text:bookmark-end text:name="__RefHeading___Toc9986_1246888521"/></text:h>
      <text:p text:style-name="Heading">Description</text:p>
      <text:p text:style-name="P320">Convert a variable to its string representation. <text:span text:style-name="T502">This creates the representation used by the </text:span><text:span text:style-name="T247">print</text:span><text:span text:style-name="T502"> command but does not output it to the console. It merely returns it.</text:span></text:p>
      <text:p text:style-name="Heading">Usage</text:p>
      <text:p text:style-name="P294">to_string(arg [,pretty_print])</text:p>
      <text:p text:style-name="Heading">Arguments</text:p>
      <text:p text:style-name="P320"><text:span text:style-name="T225">arg</text:span> - any variable, stem or scalar-only</text:p>
      <text:p text:style-name="P320"><text:span text:style-name="T225">pretty_print</text:span> - boolean (applies only to stems) prints in vertical format if <text:span text:style-name="T13">true</text:span>.</text:p>
      <text:p text:style-name="Heading"><text:soft-page-break/>Output</text:p>
      <text:p text:style-name="P320">A string that represents the argument. </text:p>
      <text:p text:style-name="Heading">Examples</text:p>
      <text:p text:style-name="P320">This is quite useful when printing stems. Remember that if you write </text:p>
      <text:p text:style-name="Preformatted_20_Text">'foo' + stem.</text:p>
      <text:p text:style-name="P320"><text:line-break/>The result is to concatenate every element in the stem with 'foo' which is not wanted when printing. </text:p>
      <text:p text:style-name="Preformatted_20_Text"><text:s text:c="2"/>'args = ' + to_string(indices(3))</text:p>
      <text:p text:style-name="Preformatted_20_Text">args = <text:span text:style-name="T590">[</text:span>0, 1, 2<text:span text:style-name="T590">]</text:span></text:p>
      <text:p text:style-name="Text_20_body"/>
      <text:p text:style-name="Heading">Example <text:span text:style-name="T503">print vs. to_string</text:span></text:p>
      <text:p text:style-name="P321">This will contrast the output of <text:span text:style-name="T225">print </text:span><text:span text:style-name="T13">vs.</text:span><text:span text:style-name="T95"> that of </text:span><text:span text:style-name="T281">to_string</text:span><text:span text:style-name="T95">. In the former case, the value of the argument is returned, in the latter, it is converted to a string.</text:span></text:p>
      <text:p text:style-name="Preformatted_20_Text"><text:s text:c="2"/><text:span text:style-name="T503">print(</text:span>4 + print(3 + 4)<text:span text:style-name="T503">);</text:span></text:p>
      <text:p text:style-name="Preformatted_20_Text">7</text:p>
      <text:p text:style-name="Preformatted_20_Text">11</text:p>
      <text:p text:style-name="Preformatted_20_Text"><text:s text:c="2"/><text:span text:style-name="T503">print(</text:span>4 + to_string(3 + 4)<text:span text:style-name="T503">);</text:span></text:p>
      <text:p text:style-name="Preformatted_20_Text">47</text:p>
      <text:p text:style-name="Text_20_body"/>
      <text:p text:style-name="P321">In the first case, <text:span text:style-name="T225">3 + 4</text:span> is computed and the value is printed. This is added to <text:span text:style-name="T225">4</text:span> and that value, <text:span text:style-name="T225">11</text:span> is printed. In the second case, <text:span text:style-name="T225">3 + 4</text:span> is computed and turned in to a string, <text:span text:style-name="T13">7</text:span><text:span text:style-name="T95">. That is concatenated to </text:span><text:span text:style-name="T269">4</text:span><text:span text:style-name="T95">, yielding the string </text:span><text:span text:style-name="T13">47. </text:span></text:p>
      <text:h text:style-name="P695" text:outline-level="3"><text:bookmark-start text:name="__RefHeading___Toc9988_1246888521"/>var_type<text:bookmark-end text:name="__RefHeading___Toc9988_1246888521"/></text:h>
      <text:p text:style-name="P305">Description</text:p>
      <text:p text:style-name="P306">For a given variable, return an integer that tells what the stored type is. This is very useful in, for instance, writing switch statements to process the contents of a stem whose elements are unknown.</text:p>
      <text:p text:style-name="P305">Usage</text:p>
      <text:p text:style-name="P290">var_type(arg0, arg1, arg2, ...)</text:p>
      <text:p text:style-name="P305">Arguments</text:p>
      <text:p text:style-name="P306">arg0,… Each is an expression (which also means a variable or constant). Note that a list of arguments returns a stem list whose elements are the types of the arguments.</text:p>
      <text:p text:style-name="Heading">Output</text:p>
      <text:p text:style-name="P305">The possible results are all integers and are</text:p>
      <table:table table:name="Table1" table:style-name="Table1">
        <table:table-column table:style-name="Table1.A"/>
        <table:table-column table:style-name="Table1.B"/>
        <table:table-row>
          <table:table-cell table:style-name="Table1.A1" office:value-type="string">
            <text:p text:style-name="P595">Value</text:p>
          </table:table-cell>
          <table:table-cell table:style-name="Table1.B1" office:value-type="string">
            <text:p text:style-name="P595">Variable type</text:p>
          </table:table-cell>
        </table:table-row>
        <text:soft-page-break/>
        <table:table-row>
          <table:table-cell table:style-name="Table1.A2" office:value-type="string">
            <text:p text:style-name="P594">-<text:span text:style-name="T480">1</text:span></text:p>
          </table:table-cell>
          <table:table-cell table:style-name="Table1.B2" office:value-type="string">
            <text:p text:style-name="P592"><text:span text:style-name="T481">u</text:span>ndefined <text:span text:style-name="T481">variable</text:span></text:p>
          </table:table-cell>
        </table:table-row>
        <table:table-row>
          <table:table-cell table:style-name="Table1.A2" office:value-type="string">
            <text:p text:style-name="P593">0</text:p>
          </table:table-cell>
          <table:table-cell table:style-name="Table1.B2" office:value-type="string">
            <text:p text:style-name="P592">null</text:p>
          </table:table-cell>
        </table:table-row>
        <table:table-row>
          <table:table-cell table:style-name="Table1.A2" office:value-type="string">
            <text:p text:style-name="P593">1</text:p>
          </table:table-cell>
          <table:table-cell table:style-name="Table1.B2" office:value-type="string">
            <text:p text:style-name="P592">boolean</text:p>
          </table:table-cell>
        </table:table-row>
        <table:table-row>
          <table:table-cell table:style-name="Table1.A2" office:value-type="string">
            <text:p text:style-name="P593">2</text:p>
          </table:table-cell>
          <table:table-cell table:style-name="Table1.B2" office:value-type="string">
            <text:p text:style-name="P592">long</text:p>
          </table:table-cell>
        </table:table-row>
        <table:table-row>
          <table:table-cell table:style-name="Table1.A2" office:value-type="string">
            <text:p text:style-name="P593">3</text:p>
          </table:table-cell>
          <table:table-cell table:style-name="Table1.B2" office:value-type="string">
            <text:p text:style-name="P592">string</text:p>
          </table:table-cell>
        </table:table-row>
        <table:table-row>
          <table:table-cell table:style-name="Table1.A2" office:value-type="string">
            <text:p text:style-name="P593">4</text:p>
          </table:table-cell>
          <table:table-cell table:style-name="Table1.B2" office:value-type="string">
            <text:p text:style-name="P592">stem </text:p>
          </table:table-cell>
        </table:table-row>
        <table:table-row>
          <table:table-cell table:style-name="Table1.A2" office:value-type="string">
            <text:p text:style-name="P593">5</text:p>
          </table:table-cell>
          <table:table-cell table:style-name="Table1.B2" office:value-type="string">
            <text:p text:style-name="P592">decimal</text:p>
          </table:table-cell>
        </table:table-row>
      </table:table>
      <text:p text:style-name="Text_20_body"><text:line-break/><text:span text:style-name="T492">Also, these are output from the </text:span><text:span text:style-name="T245">sys#constants()</text:span><text:span text:style-name="T492"> command and may be accessed there</text:span></text:p>
      <text:p text:style-name="Heading">Examples</text:p>
      <text:p text:style-name="P306">We will define a stem with several elements. </text:p>
      <text:p text:style-name="P490"><text:bookmark-start text:name="__DdeLink__9815_189047918"/><text:s text:c="4"/>a.0 := 42</text:p>
      <text:p text:style-name="P490"><text:s text:c="4"/>a.1. := random(3)</text:p>
      <text:p text:style-name="P490"><text:s text:c="4"/>a.2 := 'foo'</text:p>
      <text:p text:style-name="P490"><text:s text:c="4"/>a.4 := true</text:p>
      <text:p text:style-name="P490"><text:s text:c="4"/>a.5 := -34555.554345</text:p>
      <text:p text:style-name="P490"><text:s text:c="4"/>a.6 := null</text:p>
      <text:p text:style-name="Text_20_body"/>
      <text:p text:style-name="Text_20_body"><text:span text:style-name="T482">N</text:span>ote that there is no <text:span text:style-name="T225">a.3</text:span> element – it is undefined. <text:span text:style-name="T482">The entire stem can have its type checked</text:span></text:p>
      <text:p text:style-name="P491"><text:s text:c="2"/>var_type(a.)</text:p>
      <text:p text:style-name="P491">4<text:bookmark-end text:name="__DdeLink__9815_189047918"/></text:p>
      <text:p text:style-name="Text_20_body"><text:line-break/><text:span text:style-name="T483">This means it is a stem. Next, we loop through the elements and say what the type of each is. Note that the key set does not touch </text:span><text:span text:style-name="T244">a.3</text:span><text:span text:style-name="T48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2">0</text:p>
      <text:p text:style-name="Preformatted_20_Text"/>
      <text:p text:style-name="Preformatted_20_Text"><text:s text:c="2"/>var_type(a.0, a.2, a.3)</text:p>
      <text:p text:style-name="Preformatted_20_Text"><text:span text:style-name="T591">[</text:span>2, 3, -<text:span text:style-name="T483">1</text:span><text:span text:style-name="T591">]</text:span></text:p>
      <text:p text:style-name="Text_20_body"><text:line-break/><text:span text:style-name="T483">Note that the last one returns a -1, meaning that a.3 is undefined. </text:span></text:p>
      <text:p text:style-name="P307">For example, <text:span text:style-name="T484">how to use it with a switch statement:</text:span></text:p>
      <text:p text:style-name="P494"><text:s text:c="4"/>)buffer local on</text:p>
      <text:p text:style-name="P49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oft-page-break/><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84">q </text:span></text:p>
      <text:p text:style-name="P494">done</text:p>
      <text:p text:style-name="P494"><text:s text:c="4"/>)</text:p>
      <text:p text:style-name="P493">integer:42</text:p>
      <text:p text:style-name="P493">{0=-6087687479374980224, 1=-6728256611667942117, 2=5319763765663058324}</text:p>
      <text:p text:style-name="P493">string:foo</text:p>
      <text:p text:style-name="P493">boolean:true</text:p>
      <text:p text:style-name="P493">decimal:-34555.554345</text:p>
      <text:p text:style-name="P493">null <text:s text:c="2"/><text:span text:style-name="T78"><text:s/></text:span></text:p>
      <text:p text:style-name="Text_20_body"/>
      <text:p text:style-name="P313">Another example</text:p>
      <text:p text:style-name="P313">Let us say we wanted to check if the variable <text:span text:style-name="T13">foo</text:span><text:span text:style-name="T95"> is undefined. If we enter</text:span></text:p>
      <text:p text:style-name="Preformatted_20_Text"><text:s text:c="3"/>var_type('foo')</text:p>
      <text:p text:style-name="P497">3</text:p>
      <text:p text:style-name="Text_20_body"><text:line-break/><text:span text:style-name="T493">We expect -1 but get 3 back. <text:s/>The reason is that 'foo' is a string. Make sure you don't quote things. This is right:<text:line-break/></text:span></text:p>
      <text:p text:style-name="Preformatted_20_Text"><text:s text:c="3"/><text:span text:style-name="T493">var_type(foo)</text:span></text:p>
      <text:p text:style-name="Preformatted_20_Text">-<text:span text:style-name="T493">1</text:span></text:p>
      <text:p text:style-name="P3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09T09:07:34.812631589</dc:date>
    <meta:editing-duration>P75DT7H38M39S</meta:editing-duration>
    <meta:editing-cycles>493</meta:editing-cycles>
    <meta:generator>LibreOffice/6.4.6.2$Linux_X86_64 LibreOffice_project/40$Build-2</meta:generator>
    <meta:print-date>2020-01-29T17:06:18.687854046</meta:print-date>
    <meta:document-statistic meta:table-count="4" meta:image-count="0" meta:object-count="0" meta:page-count="110" meta:paragraph-count="3144" meta:word-count="21904" meta:character-count="132748" meta:non-whitespace-character-count="110716"/>
  </office:meta>
</office:document-meta>
</file>